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7.96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2.48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759cm"/>
    </style:style>
    <style:style style:name="co24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6.708cm"/>
    </style:style>
    <style:style style:name="co26" style:family="table-column">
      <style:table-column-properties fo:break-before="auto" style:column-width="2.731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4.12cm"/>
    </style:style>
    <style:style style:name="co29" style:family="table-column">
      <style:table-column-properties fo:break-before="auto" style:column-width="3.766cm"/>
    </style:style>
    <style:style style:name="co30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1.388cm"/>
    </style:style>
    <style:style style:name="co32" style:family="table-column">
      <style:table-column-properties fo:break-before="auto" style:column-width="2.041cm"/>
    </style:style>
    <style:style style:name="co33" style:family="table-column">
      <style:table-column-properties fo:break-before="auto" style:column-width="3.494cm"/>
    </style:style>
    <style:style style:name="co34" style:family="table-column">
      <style:table-column-properties fo:break-before="auto" style:column-width="1.533cm"/>
    </style:style>
    <style:style style:name="co35" style:family="table-column">
      <style:table-column-properties fo:break-before="auto" style:column-width="2.921cm"/>
    </style:style>
    <style:style style:name="co36" style:family="table-column">
      <style:table-column-properties fo:break-before="auto" style:column-width="3.875cm"/>
    </style:style>
    <style:style style:name="co37" style:family="table-column">
      <style:table-column-properties fo:break-before="auto" style:column-width="4.528cm"/>
    </style:style>
    <style:style style:name="co38" style:family="table-column">
      <style:table-column-properties fo:break-before="auto" style:column-width="1.769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1.579cm"/>
    </style:style>
    <style:style style:name="co42" style:family="table-column">
      <style:table-column-properties fo:break-before="auto" style:column-width="1.307cm"/>
    </style:style>
    <style:style style:name="co43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1.143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36cm"/>
    </style:style>
    <style:style style:name="co47" style:family="table-column">
      <style:table-column-properties fo:break-before="auto" style:column-width="2.514cm"/>
    </style:style>
    <style:style style:name="co48" style:family="table-column">
      <style:table-column-properties fo:break-before="auto" style:column-width="1.469cm"/>
    </style:style>
    <style:style style:name="co49" style:family="table-column">
      <style:table-column-properties fo:break-before="auto" style:column-width="1.552cm"/>
    </style:style>
    <style:style style:name="co50" style:family="table-column">
      <style:table-column-properties fo:break-before="auto" style:column-width="1.034cm"/>
    </style:style>
    <style:style style:name="co51" style:family="table-column">
      <style:table-column-properties fo:break-before="auto" style:column-width="1.879cm"/>
    </style:style>
    <style:style style:name="co52" style:family="table-column">
      <style:table-column-properties fo:break-before="auto" style:column-width="1.605cm"/>
    </style:style>
    <style:style style:name="co53" style:family="table-column">
      <style:table-column-properties fo:break-before="auto" style:column-width="1.752cm"/>
    </style:style>
    <style:style style:name="co54" style:family="table-column">
      <style:table-column-properties fo:break-before="auto" style:column-width="0.988cm"/>
    </style:style>
    <style:style style:name="co55" style:family="table-column">
      <style:table-column-properties fo:break-before="auto" style:column-width="1.642cm"/>
    </style:style>
    <style:style style:name="co56" style:family="table-column">
      <style:table-column-properties fo:break-before="auto" style:column-width="1.288cm"/>
    </style:style>
    <style:style style:name="co57" style:family="table-column">
      <style:table-column-properties fo:break-before="auto" style:column-width="2.15cm"/>
    </style:style>
    <style:style style:name="co58" style:family="table-column">
      <style:table-column-properties fo:break-before="auto" style:column-width="1.905cm"/>
    </style:style>
    <style:style style:name="co59" style:family="table-column">
      <style:table-column-properties fo:break-before="auto" style:column-width="1cm"/>
    </style:style>
    <style:style style:name="co60" style:family="table-column">
      <style:table-column-properties fo:break-before="auto" style:column-width="1.279cm"/>
    </style:style>
    <style:style style:name="co61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2a6099" fo:font-style="italic" style:font-style-asian="italic" style:font-style-complex="italic"/>
    </style:style>
    <style:style style:name="ce4" style:family="table-cell" style:parent-style-name="Default" style:data-style-name="N99"/>
    <style:style style:name="ce9" style:family="table-cell" style:parent-style-name="Default">
      <style:text-properties fo:color="#158466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158466" fo:font-style="italic" style:font-style-asian="italic" style:font-style-complex="italic"/>
    </style:style>
    <style:style style:name="ce4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4" style:family="table-cell" style:parent-style-name="Pivot_20_Table_20_Value" style:data-style-name="N0"/>
    <style:style style:name="ce5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7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58" style:family="table-cell" style:parent-style-name="Pivot_20_Table_20_Value" style:data-style-name="N11"/>
    <style:style style:name="ce59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60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68" style:family="table-cell" style:parent-style-name="Default">
      <style:table-cell-properties fo:border="0.99pt solid #000000"/>
    </style:style>
    <style:style style:name="ce6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1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7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4" style:family="table-cell" style:parent-style-name="Pivot_20_Table_20_Field">
      <style:table-cell-properties fo:border="0.99pt solid #000000"/>
    </style:style>
    <style:style style:name="ce7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8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7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0" style:family="table-cell" style:parent-style-name="Pivot_20_Table_20_Result" style:data-style-name="N0">
      <style:table-cell-properties fo:border-bottom="0.99pt solid #000000" fo:border-left="0.99pt solid #000000" fo:border-right="none" fo:border-top="0.99pt solid #000000"/>
    </style:style>
    <style:style style:name="ce81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82" style:family="table-cell" style:parent-style-name="Pivot_20_Table_20_Result" style:data-style-name="N0">
      <style:table-cell-properties fo:border-bottom="0.99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0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directory</text:p>
          </table:table-cell>
          <table:table-cell table:style-name="ce2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neural_network_type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rainer_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rob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rob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rob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checkpoint_frequency</text:p>
          </table:table-cell>
          <table:table-cell table:style-name="ce1"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04.0185936481" calcext:value-type="float">
            <text:p>-104,0185936481</text:p>
          </table:table-cell>
          <table:table-cell office:value-type="float" office:value="-91.2478446075091" calcext:value-type="float">
            <text:p>-91,2478446075091</text:p>
          </table:table-cell>
          <table:table-cell office:value-type="string" calcext:value-type="string">
            <text:p>2020-05-25_11-36-07</text:p>
          </table:table-cell>
          <table:table-cell table:formula="of:=HYPERLINK(&quot;data/2020-05-25_11-36-07/plot.png&quot;)" office:value-type="string" office:string-value="data/2020-05-25_11-36-07/plot.png" calcext:value-type="string">
            <text:p>data/2020-05-25_11-36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36.7329407826013" calcext:value-type="float">
            <text:p>-36,7329407826013</text:p>
          </table:table-cell>
          <table:table-cell office:value-type="float" office:value="139.813868450335" calcext:value-type="float">
            <text:p>139,813868450335</text:p>
          </table:table-cell>
          <table:table-cell office:value-type="string" calcext:value-type="string">
            <text:p>2020-05-25_19-40-59</text:p>
          </table:table-cell>
          <table:table-cell table:formula="of:=HYPERLINK(&quot;data/2020-05-25_19-40-59/plot.png&quot;)" office:value-type="string" office:string-value="data/2020-05-25_19-40-59/plot.png" calcext:value-type="string">
            <text:p>data/2020-05-25_19-40-5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7.249375960726" calcext:value-type="float">
            <text:p>107,249375960726</text:p>
          </table:table-cell>
          <table:table-cell office:value-type="float" office:value="241.297878302251" calcext:value-type="float">
            <text:p>241,297878302251</text:p>
          </table:table-cell>
          <table:table-cell office:value-type="string" calcext:value-type="string">
            <text:p>2020-05-25_12-22-27</text:p>
          </table:table-cell>
          <table:table-cell table:formula="of:=HYPERLINK(&quot;data/2020-05-25_12-22-27/plot.png&quot;)" office:value-type="string" office:string-value="data/2020-05-25_12-22-27/plot.png" calcext:value-type="string">
            <text:p>data/2020-05-25_12-22-2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243442067315" calcext:value-type="float">
            <text:p>120,243442067315</text:p>
          </table:table-cell>
          <table:table-cell office:value-type="float" office:value="246.590217148959" calcext:value-type="float">
            <text:p>246,590217148959</text:p>
          </table:table-cell>
          <table:table-cell office:value-type="string" calcext:value-type="string">
            <text:p>2020-05-24_12-52-22</text:p>
          </table:table-cell>
          <table:table-cell table:formula="of:=HYPERLINK(&quot;data/2020-05-24_12-52-22/plot.png&quot;)" office:value-type="string" office:string-value="data/2020-05-24_12-52-22/plot.png" calcext:value-type="string">
            <text:p>data/2020-05-24_12-52-2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9.503394040234" calcext:value-type="float">
            <text:p>119,503394040234</text:p>
          </table:table-cell>
          <table:table-cell office:value-type="float" office:value="279.643534940331" calcext:value-type="float">
            <text:p>279,643534940331</text:p>
          </table:table-cell>
          <table:table-cell office:value-type="string" calcext:value-type="string">
            <text:p>2020-05-25_18-21-07</text:p>
          </table:table-cell>
          <table:table-cell table:formula="of:=HYPERLINK(&quot;data/2020-05-25_18-21-07/plot.png&quot;)" office:value-type="string" office:string-value="data/2020-05-25_18-21-07/plot.png" calcext:value-type="string">
            <text:p>data/2020-05-25_18-21-0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.569367925376" calcext:value-type="float">
            <text:p>120,569367925376</text:p>
          </table:table-cell>
          <table:table-cell office:value-type="float" office:value="281.363476270753" calcext:value-type="float">
            <text:p>281,363476270753</text:p>
          </table:table-cell>
          <table:table-cell office:value-type="string" calcext:value-type="string">
            <text:p>2020-05-23_14-38-49</text:p>
          </table:table-cell>
          <table:table-cell table:formula="of:=HYPERLINK(&quot;data/2020-05-23_14-38-49/plot.png&quot;)" office:value-type="string" office:string-value="data/2020-05-23_14-38-49/plot.png" calcext:value-type="string">
            <text:p>data/2020-05-23_14-38-49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.418676581946" calcext:value-type="float">
            <text:p>125,418676581946</text:p>
          </table:table-cell>
          <table:table-cell office:value-type="float" office:value="294.9319888735" calcext:value-type="float">
            <text:p>294,9319888735</text:p>
          </table:table-cell>
          <table:table-cell office:value-type="string" calcext:value-type="string">
            <text:p>2020-05-23_16-18-53</text:p>
          </table:table-cell>
          <table:table-cell table:formula="of:=HYPERLINK(&quot;data/2020-05-23_16-18-53/plot.png&quot;)" office:value-type="string" office:string-value="data/2020-05-23_16-18-53/plot.png" calcext:value-type="string">
            <text:p>data/2020-05-23_16-18-53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2.7939249435927" calcext:value-type="float">
            <text:p>72,7939249435927</text:p>
          </table:table-cell>
          <table:table-cell office:value-type="float" office:value="313.279160364385" calcext:value-type="float">
            <text:p>313,279160364385</text:p>
          </table:table-cell>
          <table:table-cell office:value-type="string" calcext:value-type="string">
            <text:p>2020-05-26_10-51-17</text:p>
          </table:table-cell>
          <table:table-cell table:formula="of:=HYPERLINK(&quot;data/2020-05-26_10-51-17/plot.png&quot;)" office:value-type="string" office:string-value="data/2020-05-26_10-51-17/plot.png" calcext:value-type="string">
            <text:p>data/2020-05-26_10-51-17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6.586499914196" calcext:value-type="float">
            <text:p>176,586499914196</text:p>
          </table:table-cell>
          <table:table-cell office:value-type="float" office:value="313.73026953533" calcext:value-type="float">
            <text:p>313,73026953533</text:p>
          </table:table-cell>
          <table:table-cell office:value-type="string" calcext:value-type="string">
            <text:p>2020-05-23_19-02-42</text:p>
          </table:table-cell>
          <table:table-cell table:formula="of:=HYPERLINK(&quot;data/2020-05-23_19-02-42/plot.png&quot;)" office:value-type="string" office:string-value="data/2020-05-23_19-02-42/plot.png" calcext:value-type="string">
            <text:p>data/2020-05-23_19-02-42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ns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ense</text:p>
          </table:table-cell>
          <table:table-cell office:value-type="float" office:value="0.3" calcext:value-type="float">
            <text:p>0,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table:number-columns-repeated="3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3.692147536616" calcext:value-type="float">
            <text:p>203,692147536616</text:p>
          </table:table-cell>
          <table:table-cell office:value-type="float" office:value="319.557782033337" calcext:value-type="float">
            <text:p>319,557782033337</text:p>
          </table:table-cell>
          <table:table-cell office:value-type="string" calcext:value-type="string">
            <text:p>2020-05-24_10-17-35</text:p>
          </table:table-cell>
          <table:table-cell table:formula="of:=HYPERLINK(&quot;data/2020-05-24_10-17-35/plot.png&quot;)" office:value-type="string" office:string-value="data/2020-05-24_10-17-35/plot.png" calcext:value-type="string">
            <text:p>data/2020-05-24_10-17-35/plot.png</text:p>
          </table:table-cell>
          <table:table-cell office:value-type="string" calcext:value-type="string">
            <text:p>BipedalWalker-v3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random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ndom</text:p>
          </table:table-cell>
          <table:table-cell office:value-type="float" office:value="0.4" calcext:value-type="float">
            <text:p>0,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table:number-columns-repeated="3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2020-05-22_16-38-09</text:p>
          </table:table-cell>
          <table:table-cell table:formula="of:=HYPERLINK(&quot;data/2020-05-22_16-38-09/plot.png&quot;)" office:value-type="string" office:string-value="data/2020-05-22_16-38-09/plot.png" calcext:value-type="string">
            <text:p>data/2020-05-22_16-38-09/plot.png</text:p>
          </table:table-cell>
          <table:table-cell office:value-type="string" calcext:value-type="string">
            <text:p>CartPole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MA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table:number-columns-repeated="3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91.333333333333" calcext:value-type="float">
            <text:p>691,33333333333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2020-05-26_22-52-51</text:p>
          </table:table-cell>
          <table:table-cell table:formula="of:=HYPERLINK(&quot;data/2020-05-26_22-52-51/plot.png&quot;)" office:value-type="string" office:string-value="data/2020-05-26_22-52-51/plot.png" calcext:value-type="string">
            <text:p>data/2020-05-26_22-52-51/plot.png</text:p>
          </table:table-cell>
          <table:table-cell office:value-type="string" calcext:value-type="string">
            <text:p>Qbert-ram-v0</text:p>
          </table:table-cell>
          <table:table-cell office:value-type="string" calcext:value-type="string">
            <text:p>CTRNN</text:p>
          </table:table-cell>
          <table:table-cell office:value-type="float" office:value="123" calcext:value-type="float">
            <text:p>12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MA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style-name="ce4" office:value-type="boolean" office:boolean-value="true" calcext:value-type="boolean">
            <text:p>WAH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0.1" calcext:value-type="float">
            <text:p>0,1</text:p>
          </table:table-cell>
          <table:table-cell office:value-type="float" office:value="-0.1" calcext:value-type="float">
            <text:p>-0,1</text:p>
          </table:table-cell>
          <table:table-cell table:number-columns-repeated="2" table:style-name="ce4" office:value-type="boolean" office:boolean-value="true" calcext:value-type="boolean">
            <text:p>WAHR</text:p>
          </table:table-cell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string" calcext:value-type="string">
            <text:p>logarithmic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utput_2" table:style-name="ta1">
        <table:table-column table:style-name="co1" table:default-cell-style-name="Default"/>
        <table:table-column table:style-name="co3" table:default-cell-style-name="Default"/>
        <table:table-column table:style-name="co31" table:default-cell-style-name="Default"/>
        <table:table-column table:style-name="co4" table:number-columns-repeated="2" table:default-cell-style-name="Default"/>
        <table:table-column table:style-name="co32" table:default-cell-style-name="ce10"/>
        <table:table-column table:style-name="co6" table:default-cell-style-name="Default"/>
        <table:table-column table:style-name="co8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44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2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4" table:default-cell-style-name="Default"/>
        <table:table-column table:style-name="co46" table:default-cell-style-name="Default"/>
        <table:table-column table:style-name="co30" table:number-columns-repeated="18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rectory</text:p>
          </table:table-cell>
          <table:table-cell table:style-name="ce9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checkpoint_frequency</text:p>
          </table:table-cell>
          <table:table-cell table:style-name="ce1" office:value-type="string" calcext:value-type="string">
            <text:p>initial_gene_range</text:p>
          </table:table-cell>
          <table:table-cell table:style-name="ce1" office:value-type="string" calcext:value-type="string">
            <text:p>mate_indpb_1</text:p>
          </table:table-cell>
          <table:table-cell table:style-name="ce1" office:value-type="string" calcext:value-type="string">
            <text:p>mate_indpb_2</text:p>
          </table:table-cell>
          <table:table-cell table:style-name="ce1" office:value-type="string" calcext:value-type="string">
            <text:p>mutation_Gaussian_sigma_1</text:p>
          </table:table-cell>
          <table:table-cell table:style-name="ce1" office:value-type="string" calcext:value-type="string">
            <text:p>mutation_Gaussian_sigma_2</text:p>
          </table:table-cell>
          <table:table-cell table:style-name="ce1" office:value-type="string" calcext:value-type="string">
            <text:p>mutation_Gaussian_sigma_3</text:p>
          </table:table-cell>
          <table:table-cell table:style-name="ce1" office:value-type="string" calcext:value-type="string">
            <text:p>mutation_Gaussian_indpb_1</text:p>
          </table:table-cell>
          <table:table-cell table:style-name="ce1" office:value-type="string" calcext:value-type="string">
            <text:p>mutation_Gaussian_indpb_2</text:p>
          </table:table-cell>
          <table:table-cell table:style-name="ce1" office:value-type="string" calcext:value-type="string">
            <text:p>mutation_Gaussian_indpb_3</text:p>
          </table:table-cell>
          <table:table-cell table:style-name="ce1" office:value-type="string" calcext:value-type="string">
            <text:p>elitist_ratio</text:p>
          </table:table-cell>
          <table:table-cell table:style-name="ce1" office:value-type="string" calcext:value-type="string">
            <text:p>tournsize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lambda_</text:p>
          </table:table-cell>
          <table:table-cell table:style-name="ce1" office:value-type="string" calcext:value-type="string">
            <text:p>mutpb</text:p>
          </table:table-cell>
          <table:table-cell table:style-name="ce1" office:value-type="string" calcext:value-type="string">
            <text:p>include_parents_in_next_generation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reuse_env</text:p>
          </table:table-cell>
          <table:table-cell table:style-name="ce1"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29661492143" calcext:value-type="float">
            <text:p>-101,829661492143</text:p>
          </table:table-cell>
          <table:table-cell office:value-type="float" office:value="-101.806452536034" calcext:value-type="float">
            <text:p>-101,806452536034</text:p>
          </table:table-cell>
          <table:table-cell table:formula="of:=[.C2]-[.B2]" office:value-type="float" office:value="0.0232089561090021" calcext:value-type="float">
            <text:p>0,023208956109002</text:p>
          </table:table-cell>
          <table:table-cell office:value-type="string" calcext:value-type="string">
            <text:p>2020-06-05_14-04-50</text:p>
          </table:table-cell>
          <table:table-cell table:formula="of:=HYPERLINK(&quot;mu_quicktest/2020-06-05_14-04-50/plot.png&quot;)" office:value-type="string" office:string-value="mu_quicktest/2020-06-05_14-04-50/plot.png" calcext:value-type="string">
            <text:p>mu_quicktest/2020-06-05_14-04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84860009889" calcext:value-type="float">
            <text:p>-101,884860009889</text:p>
          </table:table-cell>
          <table:table-cell office:value-type="float" office:value="-101.706174017718" calcext:value-type="float">
            <text:p>-101,706174017718</text:p>
          </table:table-cell>
          <table:table-cell table:formula="of:=[.C3]-[.B3]" office:value-type="float" office:value="0.178685992170998" calcext:value-type="float">
            <text:p>0,178685992170998</text:p>
          </table:table-cell>
          <table:table-cell office:value-type="string" calcext:value-type="string">
            <text:p>2020-06-05_16-23-15</text:p>
          </table:table-cell>
          <table:table-cell table:formula="of:=HYPERLINK(&quot;mu_quicktest/2020-06-05_16-23-15/plot.png&quot;)" office:value-type="string" office:string-value="mu_quicktest/2020-06-05_16-23-15/plot.png" calcext:value-type="string">
            <text:p>mu_quicktest/2020-06-05_16-2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25899256581" calcext:value-type="float">
            <text:p>-102,25899256581</text:p>
          </table:table-cell>
          <table:table-cell office:value-type="float" office:value="-101.605886310446" calcext:value-type="float">
            <text:p>-101,605886310446</text:p>
          </table:table-cell>
          <table:table-cell table:formula="of:=[.C4]-[.B4]" office:value-type="float" office:value="0.653106255364008" calcext:value-type="float">
            <text:p>0,653106255364008</text:p>
          </table:table-cell>
          <table:table-cell office:value-type="string" calcext:value-type="string">
            <text:p>2020-06-05_13-54-52</text:p>
          </table:table-cell>
          <table:table-cell table:formula="of:=HYPERLINK(&quot;mu_quicktest/2020-06-05_13-54-52/plot.png&quot;)" office:value-type="string" office:string-value="mu_quicktest/2020-06-05_13-54-52/plot.png" calcext:value-type="string">
            <text:p>mu_quicktest/2020-06-05_13-54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340704100863" calcext:value-type="float">
            <text:p>-102,340704100863</text:p>
          </table:table-cell>
          <table:table-cell office:value-type="float" office:value="-101.547245297863" calcext:value-type="float">
            <text:p>-101,547245297863</text:p>
          </table:table-cell>
          <table:table-cell table:formula="of:=[.C5]-[.B5]" office:value-type="float" office:value="0.793458802999993" calcext:value-type="float">
            <text:p>0,793458802999993</text:p>
          </table:table-cell>
          <table:table-cell office:value-type="string" calcext:value-type="string">
            <text:p>2020-06-05_14-14-29</text:p>
          </table:table-cell>
          <table:table-cell table:formula="of:=HYPERLINK(&quot;mu_quicktest/2020-06-05_14-14-29/plot.png&quot;)" office:value-type="string" office:string-value="mu_quicktest/2020-06-05_14-14-29/plot.png" calcext:value-type="string">
            <text:p>mu_quicktest/2020-06-05_14-14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244666102725" calcext:value-type="float">
            <text:p>-102,244666102725</text:p>
          </table:table-cell>
          <table:table-cell office:value-type="float" office:value="-101.512469910195" calcext:value-type="float">
            <text:p>-101,512469910195</text:p>
          </table:table-cell>
          <table:table-cell table:formula="of:=[.C6]-[.B6]" office:value-type="float" office:value="0.732196192530012" calcext:value-type="float">
            <text:p>0,732196192530012</text:p>
          </table:table-cell>
          <table:table-cell office:value-type="string" calcext:value-type="string">
            <text:p>2020-06-05_17-42-27</text:p>
          </table:table-cell>
          <table:table-cell table:formula="of:=HYPERLINK(&quot;mu_quicktest/2020-06-05_17-42-27/plot.png&quot;)" office:value-type="string" office:string-value="mu_quicktest/2020-06-05_17-42-27/plot.png" calcext:value-type="string">
            <text:p>mu_quicktest/2020-06-05_17-42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177574049075" calcext:value-type="float">
            <text:p>-102,177574049075</text:p>
          </table:table-cell>
          <table:table-cell office:value-type="float" office:value="-101.163834659438" calcext:value-type="float">
            <text:p>-101,163834659438</text:p>
          </table:table-cell>
          <table:table-cell table:formula="of:=[.C7]-[.B7]" office:value-type="float" office:value="1.01373938963701" calcext:value-type="float">
            <text:p>1,01373938963701</text:p>
          </table:table-cell>
          <table:table-cell office:value-type="string" calcext:value-type="string">
            <text:p>2020-06-05_14-36-48</text:p>
          </table:table-cell>
          <table:table-cell table:formula="of:=HYPERLINK(&quot;mu_quicktest/2020-06-05_14-36-48/plot.png&quot;)" office:value-type="string" office:string-value="mu_quicktest/2020-06-05_14-36-48/plot.png" calcext:value-type="string">
            <text:p>mu_quicktest/2020-06-05_14-36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847116636503" calcext:value-type="float">
            <text:p>-101,847116636503</text:p>
          </table:table-cell>
          <table:table-cell office:value-type="float" office:value="-101.136208996162" calcext:value-type="float">
            <text:p>-101,136208996162</text:p>
          </table:table-cell>
          <table:table-cell table:formula="of:=[.C8]-[.B8]" office:value-type="float" office:value="0.710907640341006" calcext:value-type="float">
            <text:p>0,710907640341006</text:p>
          </table:table-cell>
          <table:table-cell office:value-type="string" calcext:value-type="string">
            <text:p>2020-06-05_14-15-48</text:p>
          </table:table-cell>
          <table:table-cell table:formula="of:=HYPERLINK(&quot;mu_quicktest/2020-06-05_14-15-48/plot.png&quot;)" office:value-type="string" office:string-value="mu_quicktest/2020-06-05_14-15-48/plot.png" calcext:value-type="string">
            <text:p>mu_quicktest/2020-06-05_14-15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036025352308" calcext:value-type="float">
            <text:p>-101,036025352308</text:p>
          </table:table-cell>
          <table:table-cell office:value-type="float" office:value="-100.953278673342" calcext:value-type="float">
            <text:p>-100,953278673342</text:p>
          </table:table-cell>
          <table:table-cell table:formula="of:=[.C9]-[.B9]" office:value-type="float" office:value="0.0827466789660036" calcext:value-type="float">
            <text:p>0,082746678966004</text:p>
          </table:table-cell>
          <table:table-cell office:value-type="string" calcext:value-type="string">
            <text:p>2020-06-05_19-25-54</text:p>
          </table:table-cell>
          <table:table-cell table:formula="of:=HYPERLINK(&quot;mu_quicktest/2020-06-05_19-25-54/plot.png&quot;)" office:value-type="string" office:string-value="mu_quicktest/2020-06-05_19-25-54/plot.png" calcext:value-type="string">
            <text:p>mu_quicktest/2020-06-05_19-25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938849798682" calcext:value-type="float">
            <text:p>-100,938849798682</text:p>
          </table:table-cell>
          <table:table-cell office:value-type="float" office:value="-100.825650444188" calcext:value-type="float">
            <text:p>-100,825650444188</text:p>
          </table:table-cell>
          <table:table-cell table:formula="of:=[.C10]-[.B10]" office:value-type="float" office:value="0.113199354494" calcext:value-type="float">
            <text:p>0,113199354494</text:p>
          </table:table-cell>
          <table:table-cell office:value-type="string" calcext:value-type="string">
            <text:p>2020-06-05_18-47-51</text:p>
          </table:table-cell>
          <table:table-cell table:formula="of:=HYPERLINK(&quot;mu_quicktest/2020-06-05_18-47-51/plot.png&quot;)" office:value-type="string" office:string-value="mu_quicktest/2020-06-05_18-47-51/plot.png" calcext:value-type="string">
            <text:p>mu_quicktest/2020-06-05_18-47-5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518836250655" calcext:value-type="float">
            <text:p>-101,518836250655</text:p>
          </table:table-cell>
          <table:table-cell office:value-type="float" office:value="-100.805807735952" calcext:value-type="float">
            <text:p>-100,805807735952</text:p>
          </table:table-cell>
          <table:table-cell table:formula="of:=[.C11]-[.B11]" office:value-type="float" office:value="0.713028514702998" calcext:value-type="float">
            <text:p>0,713028514702998</text:p>
          </table:table-cell>
          <table:table-cell office:value-type="string" calcext:value-type="string">
            <text:p>2020-06-05_18-31-53</text:p>
          </table:table-cell>
          <table:table-cell table:formula="of:=HYPERLINK(&quot;mu_quicktest/2020-06-05_18-31-53/plot.png&quot;)" office:value-type="string" office:string-value="mu_quicktest/2020-06-05_18-31-53/plot.png" calcext:value-type="string">
            <text:p>mu_quicktest/2020-06-05_18-31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25875536641" calcext:value-type="float">
            <text:p>-100,425875536641</text:p>
          </table:table-cell>
          <table:table-cell office:value-type="float" office:value="-100.370044288211" calcext:value-type="float">
            <text:p>-100,370044288211</text:p>
          </table:table-cell>
          <table:table-cell table:formula="of:=[.C12]-[.B12]" office:value-type="float" office:value="0.0558312484299961" calcext:value-type="float">
            <text:p>0,055831248429996</text:p>
          </table:table-cell>
          <table:table-cell office:value-type="string" calcext:value-type="string">
            <text:p>2020-06-05_17-02-31</text:p>
          </table:table-cell>
          <table:table-cell table:formula="of:=HYPERLINK(&quot;mu_quicktest/2020-06-05_17-02-31/plot.png&quot;)" office:value-type="string" office:string-value="mu_quicktest/2020-06-05_17-02-31/plot.png" calcext:value-type="string">
            <text:p>mu_quicktest/2020-06-05_17-02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35297347908" calcext:value-type="float">
            <text:p>-100,435297347908</text:p>
          </table:table-cell>
          <table:table-cell office:value-type="float" office:value="-100.3361620432" calcext:value-type="float">
            <text:p>-100,3361620432</text:p>
          </table:table-cell>
          <table:table-cell table:formula="of:=[.C13]-[.B13]" office:value-type="float" office:value="0.0991353047079997" calcext:value-type="float">
            <text:p>0,099135304708</text:p>
          </table:table-cell>
          <table:table-cell office:value-type="string" calcext:value-type="string">
            <text:p>2020-06-05_18-19-48</text:p>
          </table:table-cell>
          <table:table-cell table:formula="of:=HYPERLINK(&quot;mu_quicktest/2020-06-05_18-19-48/plot.png&quot;)" office:value-type="string" office:string-value="mu_quicktest/2020-06-05_18-19-48/plot.png" calcext:value-type="string">
            <text:p>mu_quicktest/2020-06-05_18-19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702621999683" calcext:value-type="float">
            <text:p>-100,702621999683</text:p>
          </table:table-cell>
          <table:table-cell office:value-type="float" office:value="-100.045230141943" calcext:value-type="float">
            <text:p>-100,045230141943</text:p>
          </table:table-cell>
          <table:table-cell table:formula="of:=[.C14]-[.B14]" office:value-type="float" office:value="0.657391857740009" calcext:value-type="float">
            <text:p>0,657391857740009</text:p>
          </table:table-cell>
          <table:table-cell office:value-type="string" calcext:value-type="string">
            <text:p>2020-06-05_14-11-03</text:p>
          </table:table-cell>
          <table:table-cell table:formula="of:=HYPERLINK(&quot;mu_quicktest/2020-06-05_14-11-03/plot.png&quot;)" office:value-type="string" office:string-value="mu_quicktest/2020-06-05_14-11-03/plot.png" calcext:value-type="string">
            <text:p>mu_quicktest/2020-06-05_14-1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413443997009" calcext:value-type="float">
            <text:p>-100,413443997009</text:p>
          </table:table-cell>
          <table:table-cell office:value-type="float" office:value="-99.7437343001988" calcext:value-type="float">
            <text:p>-99,7437343001988</text:p>
          </table:table-cell>
          <table:table-cell table:formula="of:=[.C15]-[.B15]" office:value-type="float" office:value="0.669709696810202" calcext:value-type="float">
            <text:p>0,669709696810202</text:p>
          </table:table-cell>
          <table:table-cell office:value-type="string" calcext:value-type="string">
            <text:p>2020-06-05_15-41-07</text:p>
          </table:table-cell>
          <table:table-cell table:formula="of:=HYPERLINK(&quot;mu_quicktest/2020-06-05_15-41-07/plot.png&quot;)" office:value-type="string" office:string-value="mu_quicktest/2020-06-05_15-41-07/plot.png" calcext:value-type="string">
            <text:p>mu_quicktest/2020-06-05_15-41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8618421089899" calcext:value-type="float">
            <text:p>-99,8618421089899</text:p>
          </table:table-cell>
          <table:table-cell office:value-type="float" office:value="-99.7006616186" calcext:value-type="float">
            <text:p>-99,7006616186</text:p>
          </table:table-cell>
          <table:table-cell table:formula="of:=[.C16]-[.B16]" office:value-type="float" office:value="0.16118049038991" calcext:value-type="float">
            <text:p>0,16118049038991</text:p>
          </table:table-cell>
          <table:table-cell office:value-type="string" calcext:value-type="string">
            <text:p>2020-06-05_17-44-37</text:p>
          </table:table-cell>
          <table:table-cell table:formula="of:=HYPERLINK(&quot;mu_quicktest/2020-06-05_17-44-37/plot.png&quot;)" office:value-type="string" office:string-value="mu_quicktest/2020-06-05_17-44-37/plot.png" calcext:value-type="string">
            <text:p>mu_quicktest/2020-06-05_17-44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6920130344071" calcext:value-type="float">
            <text:p>-99,6920130344071</text:p>
          </table:table-cell>
          <table:table-cell office:value-type="float" office:value="-99.5902513685535" calcext:value-type="float">
            <text:p>-99,5902513685535</text:p>
          </table:table-cell>
          <table:table-cell table:formula="of:=[.C17]-[.B17]" office:value-type="float" office:value="0.101761665853601" calcext:value-type="float">
            <text:p>0,101761665853601</text:p>
          </table:table-cell>
          <table:table-cell office:value-type="string" calcext:value-type="string">
            <text:p>2020-06-05_14-17-27</text:p>
          </table:table-cell>
          <table:table-cell table:formula="of:=HYPERLINK(&quot;mu_quicktest/2020-06-05_14-17-27/plot.png&quot;)" office:value-type="string" office:string-value="mu_quicktest/2020-06-05_14-17-27/plot.png" calcext:value-type="string">
            <text:p>mu_quicktest/2020-06-05_14-17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9640907421149" calcext:value-type="float">
            <text:p>-99,9640907421149</text:p>
          </table:table-cell>
          <table:table-cell office:value-type="float" office:value="-99.5607282728404" calcext:value-type="float">
            <text:p>-99,5607282728404</text:p>
          </table:table-cell>
          <table:table-cell table:formula="of:=[.C18]-[.B18]" office:value-type="float" office:value="0.403362469274512" calcext:value-type="float">
            <text:p>0,403362469274512</text:p>
          </table:table-cell>
          <table:table-cell office:value-type="string" calcext:value-type="string">
            <text:p>2020-06-05_14-33-32</text:p>
          </table:table-cell>
          <table:table-cell table:formula="of:=HYPERLINK(&quot;mu_quicktest/2020-06-05_14-33-32/plot.png&quot;)" office:value-type="string" office:string-value="mu_quicktest/2020-06-05_14-33-32/plot.png" calcext:value-type="string">
            <text:p>mu_quicktest/2020-06-05_14-3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888744417354" calcext:value-type="float">
            <text:p>-99,5888744417354</text:p>
          </table:table-cell>
          <table:table-cell office:value-type="float" office:value="-99.5519076743079" calcext:value-type="float">
            <text:p>-99,5519076743079</text:p>
          </table:table-cell>
          <table:table-cell table:formula="of:=[.C19]-[.B19]" office:value-type="float" office:value="0.0369667674275007" calcext:value-type="float">
            <text:p>0,036966767427501</text:p>
          </table:table-cell>
          <table:table-cell office:value-type="string" calcext:value-type="string">
            <text:p>2020-06-05_13-42-37</text:p>
          </table:table-cell>
          <table:table-cell table:formula="of:=HYPERLINK(&quot;mu_quicktest/2020-06-05_13-42-37/plot.png&quot;)" office:value-type="string" office:string-value="mu_quicktest/2020-06-05_13-42-37/plot.png" calcext:value-type="string">
            <text:p>mu_quicktest/2020-06-05_13-42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676291902364" calcext:value-type="float">
            <text:p>-99,7676291902364</text:p>
          </table:table-cell>
          <table:table-cell office:value-type="float" office:value="-99.5376929233252" calcext:value-type="float">
            <text:p>-99,5376929233252</text:p>
          </table:table-cell>
          <table:table-cell table:formula="of:=[.C20]-[.B20]" office:value-type="float" office:value="0.22993626691121" calcext:value-type="float">
            <text:p>0,22993626691121</text:p>
          </table:table-cell>
          <table:table-cell office:value-type="string" calcext:value-type="string">
            <text:p>2020-06-05_13-13-15</text:p>
          </table:table-cell>
          <table:table-cell table:formula="of:=HYPERLINK(&quot;mu_quicktest/2020-06-05_13-13-15/plot.png&quot;)" office:value-type="string" office:string-value="mu_quicktest/2020-06-05_13-13-15/plot.png" calcext:value-type="string">
            <text:p>mu_quicktest/2020-06-05_13-1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215137199084" calcext:value-type="float">
            <text:p>-101,215137199084</text:p>
          </table:table-cell>
          <table:table-cell office:value-type="float" office:value="-99.2816459218443" calcext:value-type="float">
            <text:p>-99,2816459218443</text:p>
          </table:table-cell>
          <table:table-cell table:formula="of:=[.C21]-[.B21]" office:value-type="float" office:value="1.9334912772397" calcext:value-type="float">
            <text:p>1,9334912772397</text:p>
          </table:table-cell>
          <table:table-cell office:value-type="string" calcext:value-type="string">
            <text:p>2020-06-05_18-24-15</text:p>
          </table:table-cell>
          <table:table-cell table:formula="of:=HYPERLINK(&quot;mu_quicktest/2020-06-05_18-24-15/plot.png&quot;)" office:value-type="string" office:string-value="mu_quicktest/2020-06-05_18-24-15/plot.png" calcext:value-type="string">
            <text:p>mu_quicktest/2020-06-05_18-24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178336927459" calcext:value-type="float">
            <text:p>-99,5178336927459</text:p>
          </table:table-cell>
          <table:table-cell office:value-type="float" office:value="-99.1910757385164" calcext:value-type="float">
            <text:p>-99,1910757385164</text:p>
          </table:table-cell>
          <table:table-cell table:formula="of:=[.C22]-[.B22]" office:value-type="float" office:value="0.326757954229492" calcext:value-type="float">
            <text:p>0,326757954229492</text:p>
          </table:table-cell>
          <table:table-cell office:value-type="string" calcext:value-type="string">
            <text:p>2020-06-05_16-32-34</text:p>
          </table:table-cell>
          <table:table-cell table:formula="of:=HYPERLINK(&quot;mu_quicktest/2020-06-05_16-32-34/plot.png&quot;)" office:value-type="string" office:string-value="mu_quicktest/2020-06-05_16-32-34/plot.png" calcext:value-type="string">
            <text:p>mu_quicktest/2020-06-05_16-32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886649874782" calcext:value-type="float">
            <text:p>-99,2886649874782</text:p>
          </table:table-cell>
          <table:table-cell office:value-type="float" office:value="-99.0425492226167" calcext:value-type="float">
            <text:p>-99,0425492226167</text:p>
          </table:table-cell>
          <table:table-cell table:formula="of:=[.C23]-[.B23]" office:value-type="float" office:value="0.2461157648615" calcext:value-type="float">
            <text:p>0,2461157648615</text:p>
          </table:table-cell>
          <table:table-cell office:value-type="string" calcext:value-type="string">
            <text:p>2020-06-05_18-49-18</text:p>
          </table:table-cell>
          <table:table-cell table:formula="of:=HYPERLINK(&quot;mu_quicktest/2020-06-05_18-49-18/plot.png&quot;)" office:value-type="string" office:string-value="mu_quicktest/2020-06-05_18-49-18/plot.png" calcext:value-type="string">
            <text:p>mu_quicktest/2020-06-05_18-49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022662110848" calcext:value-type="float">
            <text:p>-99,1022662110848</text:p>
          </table:table-cell>
          <table:table-cell office:value-type="float" office:value="-98.9937565481563" calcext:value-type="float">
            <text:p>-98,9937565481563</text:p>
          </table:table-cell>
          <table:table-cell table:formula="of:=[.C24]-[.B24]" office:value-type="float" office:value="0.108509662928498" calcext:value-type="float">
            <text:p>0,108509662928498</text:p>
          </table:table-cell>
          <table:table-cell office:value-type="string" calcext:value-type="string">
            <text:p>2020-06-05_17-41-52</text:p>
          </table:table-cell>
          <table:table-cell table:formula="of:=HYPERLINK(&quot;mu_quicktest/2020-06-05_17-41-52/plot.png&quot;)" office:value-type="string" office:string-value="mu_quicktest/2020-06-05_17-41-52/plot.png" calcext:value-type="string">
            <text:p>mu_quicktest/2020-06-05_17-41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3536350993704" calcext:value-type="float">
            <text:p>-99,3536350993704</text:p>
          </table:table-cell>
          <table:table-cell office:value-type="float" office:value="-98.9442377342617" calcext:value-type="float">
            <text:p>-98,9442377342617</text:p>
          </table:table-cell>
          <table:table-cell table:formula="of:=[.C25]-[.B25]" office:value-type="float" office:value="0.409397365108688" calcext:value-type="float">
            <text:p>0,409397365108688</text:p>
          </table:table-cell>
          <table:table-cell office:value-type="string" calcext:value-type="string">
            <text:p>2020-06-05_19-07-23</text:p>
          </table:table-cell>
          <table:table-cell table:formula="of:=HYPERLINK(&quot;mu_quicktest/2020-06-05_19-07-23/plot.png&quot;)" office:value-type="string" office:string-value="mu_quicktest/2020-06-05_19-07-23/plot.png" calcext:value-type="string">
            <text:p>mu_quicktest/2020-06-05_19-07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30878297207" calcext:value-type="float">
            <text:p>-99,130878297207</text:p>
          </table:table-cell>
          <table:table-cell office:value-type="float" office:value="-98.7411581717411" calcext:value-type="float">
            <text:p>-98,7411581717411</text:p>
          </table:table-cell>
          <table:table-cell table:formula="of:=[.C26]-[.B26]" office:value-type="float" office:value="0.3897201254659" calcext:value-type="float">
            <text:p>0,3897201254659</text:p>
          </table:table-cell>
          <table:table-cell office:value-type="string" calcext:value-type="string">
            <text:p>2020-06-05_16-23-41</text:p>
          </table:table-cell>
          <table:table-cell table:formula="of:=HYPERLINK(&quot;mu_quicktest/2020-06-05_16-23-41/plot.png&quot;)" office:value-type="string" office:string-value="mu_quicktest/2020-06-05_16-23-41/plot.png" calcext:value-type="string">
            <text:p>mu_quicktest/2020-06-05_16-23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7635177951021" calcext:value-type="float">
            <text:p>-98,7635177951021</text:p>
          </table:table-cell>
          <table:table-cell office:value-type="float" office:value="-98.7390049334503" calcext:value-type="float">
            <text:p>-98,7390049334503</text:p>
          </table:table-cell>
          <table:table-cell table:formula="of:=[.C27]-[.B27]" office:value-type="float" office:value="0.0245128616518002" calcext:value-type="float">
            <text:p>0,0245128616518</text:p>
          </table:table-cell>
          <table:table-cell office:value-type="string" calcext:value-type="string">
            <text:p>2020-06-05_18-06-36</text:p>
          </table:table-cell>
          <table:table-cell table:formula="of:=HYPERLINK(&quot;mu_quicktest/2020-06-05_18-06-36/plot.png&quot;)" office:value-type="string" office:string-value="mu_quicktest/2020-06-05_18-06-36/plot.png" calcext:value-type="string">
            <text:p>mu_quicktest/2020-06-05_18-0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452863858001" calcext:value-type="float">
            <text:p>-99,4452863858001</text:p>
          </table:table-cell>
          <table:table-cell office:value-type="float" office:value="-98.7100080156539" calcext:value-type="float">
            <text:p>-98,7100080156539</text:p>
          </table:table-cell>
          <table:table-cell table:formula="of:=[.C28]-[.B28]" office:value-type="float" office:value="0.735278370146204" calcext:value-type="float">
            <text:p>0,735278370146204</text:p>
          </table:table-cell>
          <table:table-cell office:value-type="string" calcext:value-type="string">
            <text:p>2020-06-05_18-06-09</text:p>
          </table:table-cell>
          <table:table-cell table:formula="of:=HYPERLINK(&quot;mu_quicktest/2020-06-05_18-06-09/plot.png&quot;)" office:value-type="string" office:string-value="mu_quicktest/2020-06-05_18-06-09/plot.png" calcext:value-type="string">
            <text:p>mu_quicktest/2020-06-05_18-06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123333915884" calcext:value-type="float">
            <text:p>-99,4123333915884</text:p>
          </table:table-cell>
          <table:table-cell office:value-type="float" office:value="-98.5870313576814" calcext:value-type="float">
            <text:p>-98,5870313576814</text:p>
          </table:table-cell>
          <table:table-cell table:formula="of:=[.C29]-[.B29]" office:value-type="float" office:value="0.825302033907008" calcext:value-type="float">
            <text:p>0,825302033907008</text:p>
          </table:table-cell>
          <table:table-cell office:value-type="string" calcext:value-type="string">
            <text:p>2020-06-05_17-19-22</text:p>
          </table:table-cell>
          <table:table-cell table:formula="of:=HYPERLINK(&quot;mu_quicktest/2020-06-05_17-19-22/plot.png&quot;)" office:value-type="string" office:string-value="mu_quicktest/2020-06-05_17-19-22/plot.png" calcext:value-type="string">
            <text:p>mu_quicktest/2020-06-05_17-19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0941266870784" calcext:value-type="float">
            <text:p>-99,0941266870784</text:p>
          </table:table-cell>
          <table:table-cell office:value-type="float" office:value="-98.5593427323038" calcext:value-type="float">
            <text:p>-98,5593427323038</text:p>
          </table:table-cell>
          <table:table-cell table:formula="of:=[.C30]-[.B30]" office:value-type="float" office:value="0.534783954774596" calcext:value-type="float">
            <text:p>0,534783954774596</text:p>
          </table:table-cell>
          <table:table-cell office:value-type="string" calcext:value-type="string">
            <text:p>2020-06-05_14-06-17</text:p>
          </table:table-cell>
          <table:table-cell table:formula="of:=HYPERLINK(&quot;mu_quicktest/2020-06-05_14-06-17/plot.png&quot;)" office:value-type="string" office:string-value="mu_quicktest/2020-06-05_14-06-17/plot.png" calcext:value-type="string">
            <text:p>mu_quicktest/2020-06-05_14-06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0.733394788488" calcext:value-type="float">
            <text:p>-100,733394788488</text:p>
          </table:table-cell>
          <table:table-cell office:value-type="float" office:value="-98.5467584471373" calcext:value-type="float">
            <text:p>-98,5467584471373</text:p>
          </table:table-cell>
          <table:table-cell table:formula="of:=[.C31]-[.B31]" office:value-type="float" office:value="2.18663634135071" calcext:value-type="float">
            <text:p>2,18663634135071</text:p>
          </table:table-cell>
          <table:table-cell office:value-type="string" calcext:value-type="string">
            <text:p>2020-06-05_17-23-32</text:p>
          </table:table-cell>
          <table:table-cell table:formula="of:=HYPERLINK(&quot;mu_quicktest/2020-06-05_17-23-32/plot.png&quot;)" office:value-type="string" office:string-value="mu_quicktest/2020-06-05_17-23-32/plot.png" calcext:value-type="string">
            <text:p>mu_quicktest/2020-06-05_17-2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5157627444145" calcext:value-type="float">
            <text:p>-98,5157627444145</text:p>
          </table:table-cell>
          <table:table-cell office:value-type="float" office:value="-98.4473345821879" calcext:value-type="float">
            <text:p>-98,4473345821879</text:p>
          </table:table-cell>
          <table:table-cell table:formula="of:=[.C32]-[.B32]" office:value-type="float" office:value="0.0684281622265956" calcext:value-type="float">
            <text:p>0,068428162226596</text:p>
          </table:table-cell>
          <table:table-cell office:value-type="string" calcext:value-type="string">
            <text:p>2020-06-05_17-13-35</text:p>
          </table:table-cell>
          <table:table-cell table:formula="of:=HYPERLINK(&quot;mu_quicktest/2020-06-05_17-13-35/plot.png&quot;)" office:value-type="string" office:string-value="mu_quicktest/2020-06-05_17-13-35/plot.png" calcext:value-type="string">
            <text:p>mu_quicktest/2020-06-05_17-13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130961447242" calcext:value-type="float">
            <text:p>-99,7130961447242</text:p>
          </table:table-cell>
          <table:table-cell office:value-type="float" office:value="-98.1276299696618" calcext:value-type="float">
            <text:p>-98,1276299696618</text:p>
          </table:table-cell>
          <table:table-cell table:formula="of:=[.C33]-[.B33]" office:value-type="float" office:value="1.58546617506241" calcext:value-type="float">
            <text:p>1,58546617506241</text:p>
          </table:table-cell>
          <table:table-cell office:value-type="string" calcext:value-type="string">
            <text:p>2020-06-05_17-29-32</text:p>
          </table:table-cell>
          <table:table-cell table:formula="of:=HYPERLINK(&quot;mu_quicktest/2020-06-05_17-29-32/plot.png&quot;)" office:value-type="string" office:string-value="mu_quicktest/2020-06-05_17-29-32/plot.png" calcext:value-type="string">
            <text:p>mu_quicktest/2020-06-05_17-29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6009056532145" calcext:value-type="float">
            <text:p>-98,6009056532145</text:p>
          </table:table-cell>
          <table:table-cell office:value-type="float" office:value="-97.958245652939" calcext:value-type="float">
            <text:p>-97,958245652939</text:p>
          </table:table-cell>
          <table:table-cell table:formula="of:=[.C34]-[.B34]" office:value-type="float" office:value="0.642660000275498" calcext:value-type="float">
            <text:p>0,642660000275498</text:p>
          </table:table-cell>
          <table:table-cell office:value-type="string" calcext:value-type="string">
            <text:p>2020-06-05_17-18-38</text:p>
          </table:table-cell>
          <table:table-cell table:formula="of:=HYPERLINK(&quot;mu_quicktest/2020-06-05_17-18-38/plot.png&quot;)" office:value-type="string" office:string-value="mu_quicktest/2020-06-05_17-18-38/plot.png" calcext:value-type="string">
            <text:p>mu_quicktest/2020-06-05_17-18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3234560699146" calcext:value-type="float">
            <text:p>-99,3234560699146</text:p>
          </table:table-cell>
          <table:table-cell office:value-type="float" office:value="-97.8516072608827" calcext:value-type="float">
            <text:p>-97,8516072608827</text:p>
          </table:table-cell>
          <table:table-cell table:formula="of:=[.C35]-[.B35]" office:value-type="float" office:value="1.4718488090319" calcext:value-type="float">
            <text:p>1,4718488090319</text:p>
          </table:table-cell>
          <table:table-cell office:value-type="string" calcext:value-type="string">
            <text:p>2020-06-05_16-26-46</text:p>
          </table:table-cell>
          <table:table-cell table:formula="of:=HYPERLINK(&quot;mu_quicktest/2020-06-05_16-26-46/plot.png&quot;)" office:value-type="string" office:string-value="mu_quicktest/2020-06-05_16-26-46/plot.png" calcext:value-type="string">
            <text:p>mu_quicktest/2020-06-05_16-26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146013261926" calcext:value-type="float">
            <text:p>-99,146013261926</text:p>
          </table:table-cell>
          <table:table-cell office:value-type="float" office:value="-97.7637785999971" calcext:value-type="float">
            <text:p>-97,7637785999971</text:p>
          </table:table-cell>
          <table:table-cell table:formula="of:=[.C36]-[.B36]" office:value-type="float" office:value="1.38223466192891" calcext:value-type="float">
            <text:p>1,38223466192891</text:p>
          </table:table-cell>
          <table:table-cell office:value-type="string" calcext:value-type="string">
            <text:p>2020-06-05_14-55-29</text:p>
          </table:table-cell>
          <table:table-cell table:formula="of:=HYPERLINK(&quot;mu_quicktest/2020-06-05_14-55-29/plot.png&quot;)" office:value-type="string" office:string-value="mu_quicktest/2020-06-05_14-55-29/plot.png" calcext:value-type="string">
            <text:p>mu_quicktest/2020-06-05_14-5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2.099831717369" calcext:value-type="float">
            <text:p>-102,099831717369</text:p>
          </table:table-cell>
          <table:table-cell office:value-type="float" office:value="-97.6759243697133" calcext:value-type="float">
            <text:p>-97,6759243697133</text:p>
          </table:table-cell>
          <table:table-cell table:formula="of:=[.C37]-[.B37]" office:value-type="float" office:value="4.4239073476557" calcext:value-type="float">
            <text:p>4,4239073476557</text:p>
          </table:table-cell>
          <table:table-cell office:value-type="string" calcext:value-type="string">
            <text:p>2020-06-05_13-41-44</text:p>
          </table:table-cell>
          <table:table-cell table:formula="of:=HYPERLINK(&quot;mu_quicktest/2020-06-05_13-41-44/plot.png&quot;)" office:value-type="string" office:string-value="mu_quicktest/2020-06-05_13-41-44/plot.png" calcext:value-type="string">
            <text:p>mu_quicktest/2020-06-05_13-41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8799109531567" calcext:value-type="float">
            <text:p>-97,8799109531567</text:p>
          </table:table-cell>
          <table:table-cell office:value-type="float" office:value="-97.5348978343675" calcext:value-type="float">
            <text:p>-97,5348978343675</text:p>
          </table:table-cell>
          <table:table-cell table:formula="of:=[.C38]-[.B38]" office:value-type="float" office:value="0.345013118789197" calcext:value-type="float">
            <text:p>0,345013118789197</text:p>
          </table:table-cell>
          <table:table-cell office:value-type="string" calcext:value-type="string">
            <text:p>2020-06-05_14-15-06</text:p>
          </table:table-cell>
          <table:table-cell table:formula="of:=HYPERLINK(&quot;mu_quicktest/2020-06-05_14-15-06/plot.png&quot;)" office:value-type="string" office:string-value="mu_quicktest/2020-06-05_14-15-06/plot.png" calcext:value-type="string">
            <text:p>mu_quicktest/2020-06-05_14-15-0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4611066332797" calcext:value-type="float">
            <text:p>-98,4611066332797</text:p>
          </table:table-cell>
          <table:table-cell office:value-type="float" office:value="-97.4550093895558" calcext:value-type="float">
            <text:p>-97,4550093895558</text:p>
          </table:table-cell>
          <table:table-cell table:formula="of:=[.C39]-[.B39]" office:value-type="float" office:value="1.0060972437239" calcext:value-type="float">
            <text:p>1,0060972437239</text:p>
          </table:table-cell>
          <table:table-cell office:value-type="string" calcext:value-type="string">
            <text:p>2020-06-05_14-54-36</text:p>
          </table:table-cell>
          <table:table-cell table:formula="of:=HYPERLINK(&quot;mu_quicktest/2020-06-05_14-54-36/plot.png&quot;)" office:value-type="string" office:string-value="mu_quicktest/2020-06-05_14-54-36/plot.png" calcext:value-type="string">
            <text:p>mu_quicktest/2020-06-05_14-54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7184754777109" calcext:value-type="float">
            <text:p>-97,7184754777109</text:p>
          </table:table-cell>
          <table:table-cell office:value-type="float" office:value="-97.3493824058239" calcext:value-type="float">
            <text:p>-97,3493824058239</text:p>
          </table:table-cell>
          <table:table-cell table:formula="of:=[.C40]-[.B40]" office:value-type="float" office:value="0.369093071886994" calcext:value-type="float">
            <text:p>0,369093071886994</text:p>
          </table:table-cell>
          <table:table-cell office:value-type="string" calcext:value-type="string">
            <text:p>2020-06-05_18-37-52</text:p>
          </table:table-cell>
          <table:table-cell table:formula="of:=HYPERLINK(&quot;mu_quicktest/2020-06-05_18-37-52/plot.png&quot;)" office:value-type="string" office:string-value="mu_quicktest/2020-06-05_18-37-52/plot.png" calcext:value-type="string">
            <text:p>mu_quicktest/2020-06-05_18-37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206254679939" calcext:value-type="float">
            <text:p>-98,0206254679939</text:p>
          </table:table-cell>
          <table:table-cell office:value-type="float" office:value="-97.3062143817788" calcext:value-type="float">
            <text:p>-97,3062143817788</text:p>
          </table:table-cell>
          <table:table-cell table:formula="of:=[.C41]-[.B41]" office:value-type="float" office:value="0.714411086215094" calcext:value-type="float">
            <text:p>0,714411086215094</text:p>
          </table:table-cell>
          <table:table-cell office:value-type="string" calcext:value-type="string">
            <text:p>2020-06-05_15-41-40</text:p>
          </table:table-cell>
          <table:table-cell table:formula="of:=HYPERLINK(&quot;mu_quicktest/2020-06-05_15-41-40/plot.png&quot;)" office:value-type="string" office:string-value="mu_quicktest/2020-06-05_15-41-40/plot.png" calcext:value-type="string">
            <text:p>mu_quicktest/2020-06-05_15-41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4205038416723" calcext:value-type="float">
            <text:p>-97,4205038416723</text:p>
          </table:table-cell>
          <table:table-cell office:value-type="float" office:value="-97.2528001227852" calcext:value-type="float">
            <text:p>-97,2528001227852</text:p>
          </table:table-cell>
          <table:table-cell table:formula="of:=[.C42]-[.B42]" office:value-type="float" office:value="0.167703718887097" calcext:value-type="float">
            <text:p>0,167703718887097</text:p>
          </table:table-cell>
          <table:table-cell office:value-type="string" calcext:value-type="string">
            <text:p>2020-06-05_15-42-47</text:p>
          </table:table-cell>
          <table:table-cell table:formula="of:=HYPERLINK(&quot;mu_quicktest/2020-06-05_15-42-47/plot.png&quot;)" office:value-type="string" office:string-value="mu_quicktest/2020-06-05_15-42-47/plot.png" calcext:value-type="string">
            <text:p>mu_quicktest/2020-06-05_15-42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379495458375" calcext:value-type="float">
            <text:p>-98,0379495458375</text:p>
          </table:table-cell>
          <table:table-cell office:value-type="float" office:value="-97.2197070925029" calcext:value-type="float">
            <text:p>-97,2197070925029</text:p>
          </table:table-cell>
          <table:table-cell table:formula="of:=[.C43]-[.B43]" office:value-type="float" office:value="0.818242453334605" calcext:value-type="float">
            <text:p>0,818242453334605</text:p>
          </table:table-cell>
          <table:table-cell office:value-type="string" calcext:value-type="string">
            <text:p>2020-06-05_18-37-02</text:p>
          </table:table-cell>
          <table:table-cell table:formula="of:=HYPERLINK(&quot;mu_quicktest/2020-06-05_18-37-02/plot.png&quot;)" office:value-type="string" office:string-value="mu_quicktest/2020-06-05_18-37-02/plot.png" calcext:value-type="string">
            <text:p>mu_quicktest/2020-06-05_18-37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9475590329791" calcext:value-type="float">
            <text:p>-97,9475590329791</text:p>
          </table:table-cell>
          <table:table-cell office:value-type="float" office:value="-97.0519417117382" calcext:value-type="float">
            <text:p>-97,0519417117382</text:p>
          </table:table-cell>
          <table:table-cell table:formula="of:=[.C44]-[.B44]" office:value-type="float" office:value="0.895617321240906" calcext:value-type="float">
            <text:p>0,895617321240906</text:p>
          </table:table-cell>
          <table:table-cell office:value-type="string" calcext:value-type="string">
            <text:p>2020-06-05_16-33-43</text:p>
          </table:table-cell>
          <table:table-cell table:formula="of:=HYPERLINK(&quot;mu_quicktest/2020-06-05_16-33-43/plot.png&quot;)" office:value-type="string" office:string-value="mu_quicktest/2020-06-05_16-33-43/plot.png" calcext:value-type="string">
            <text:p>mu_quicktest/2020-06-05_16-33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540945141062" calcext:value-type="float">
            <text:p>-99,2540945141062</text:p>
          </table:table-cell>
          <table:table-cell office:value-type="float" office:value="-96.8685025224062" calcext:value-type="float">
            <text:p>-96,8685025224062</text:p>
          </table:table-cell>
          <table:table-cell table:formula="of:=[.C45]-[.B45]" office:value-type="float" office:value="2.3855919917" calcext:value-type="float">
            <text:p>2,3855919917</text:p>
          </table:table-cell>
          <table:table-cell office:value-type="string" calcext:value-type="string">
            <text:p>2020-06-05_18-45-53</text:p>
          </table:table-cell>
          <table:table-cell table:formula="of:=HYPERLINK(&quot;mu_quicktest/2020-06-05_18-45-53/plot.png&quot;)" office:value-type="string" office:string-value="mu_quicktest/2020-06-05_18-45-53/plot.png" calcext:value-type="string">
            <text:p>mu_quicktest/2020-06-05_18-45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8912559310823" calcext:value-type="float">
            <text:p>-98,8912559310823</text:p>
          </table:table-cell>
          <table:table-cell office:value-type="float" office:value="-96.80677953255" calcext:value-type="float">
            <text:p>-96,80677953255</text:p>
          </table:table-cell>
          <table:table-cell table:formula="of:=[.C46]-[.B46]" office:value-type="float" office:value="2.0844763985323" calcext:value-type="float">
            <text:p>2,0844763985323</text:p>
          </table:table-cell>
          <table:table-cell office:value-type="string" calcext:value-type="string">
            <text:p>2020-06-05_13-53-34</text:p>
          </table:table-cell>
          <table:table-cell table:formula="of:=HYPERLINK(&quot;mu_quicktest/2020-06-05_13-53-34/plot.png&quot;)" office:value-type="string" office:string-value="mu_quicktest/2020-06-05_13-53-34/plot.png" calcext:value-type="string">
            <text:p>mu_quicktest/2020-06-05_13-53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123815624634" calcext:value-type="float">
            <text:p>-101,123815624634</text:p>
          </table:table-cell>
          <table:table-cell office:value-type="float" office:value="-96.2422288686815" calcext:value-type="float">
            <text:p>-96,2422288686815</text:p>
          </table:table-cell>
          <table:table-cell table:formula="of:=[.C47]-[.B47]" office:value-type="float" office:value="4.88158675595251" calcext:value-type="float">
            <text:p>4,88158675595251</text:p>
          </table:table-cell>
          <table:table-cell office:value-type="string" calcext:value-type="string">
            <text:p>2020-06-05_19-27-45</text:p>
          </table:table-cell>
          <table:table-cell table:formula="of:=HYPERLINK(&quot;mu_quicktest/2020-06-05_19-27-45/plot.png&quot;)" office:value-type="string" office:string-value="mu_quicktest/2020-06-05_19-27-45/plot.png" calcext:value-type="string">
            <text:p>mu_quicktest/2020-06-05_19-27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4515718873584" calcext:value-type="float">
            <text:p>-98,4515718873584</text:p>
          </table:table-cell>
          <table:table-cell office:value-type="float" office:value="-96.1577192246384" calcext:value-type="float">
            <text:p>-96,1577192246384</text:p>
          </table:table-cell>
          <table:table-cell table:formula="of:=[.C48]-[.B48]" office:value-type="float" office:value="2.29385266272" calcext:value-type="float">
            <text:p>2,29385266272</text:p>
          </table:table-cell>
          <table:table-cell office:value-type="string" calcext:value-type="string">
            <text:p>2020-06-05_15-03-20</text:p>
          </table:table-cell>
          <table:table-cell table:formula="of:=HYPERLINK(&quot;mu_quicktest/2020-06-05_15-03-20/plot.png&quot;)" office:value-type="string" office:string-value="mu_quicktest/2020-06-05_15-03-20/plot.png" calcext:value-type="string">
            <text:p>mu_quicktest/2020-06-05_15-03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3958499120419" calcext:value-type="float">
            <text:p>-98,3958499120419</text:p>
          </table:table-cell>
          <table:table-cell office:value-type="float" office:value="-96.1512798873282" calcext:value-type="float">
            <text:p>-96,1512798873282</text:p>
          </table:table-cell>
          <table:table-cell table:formula="of:=[.C49]-[.B49]" office:value-type="float" office:value="2.2445700247137" calcext:value-type="float">
            <text:p>2,2445700247137</text:p>
          </table:table-cell>
          <table:table-cell office:value-type="string" calcext:value-type="string">
            <text:p>2020-06-05_18-46-54</text:p>
          </table:table-cell>
          <table:table-cell table:formula="of:=HYPERLINK(&quot;mu_quicktest/2020-06-05_18-46-54/plot.png&quot;)" office:value-type="string" office:string-value="mu_quicktest/2020-06-05_18-46-54/plot.png" calcext:value-type="string">
            <text:p>mu_quicktest/2020-06-05_18-46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1.059815856745" calcext:value-type="float">
            <text:p>-101,059815856745</text:p>
          </table:table-cell>
          <table:table-cell office:value-type="float" office:value="-96.0894596279601" calcext:value-type="float">
            <text:p>-96,0894596279601</text:p>
          </table:table-cell>
          <table:table-cell table:formula="of:=[.C50]-[.B50]" office:value-type="float" office:value="4.97035622878491" calcext:value-type="float">
            <text:p>4,97035622878491</text:p>
          </table:table-cell>
          <table:table-cell office:value-type="string" calcext:value-type="string">
            <text:p>2020-06-05_17-41-14</text:p>
          </table:table-cell>
          <table:table-cell table:formula="of:=HYPERLINK(&quot;mu_quicktest/2020-06-05_17-41-14/plot.png&quot;)" office:value-type="string" office:string-value="mu_quicktest/2020-06-05_17-41-14/plot.png" calcext:value-type="string">
            <text:p>mu_quicktest/2020-06-05_17-41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6575630419158" calcext:value-type="float">
            <text:p>-97,6575630419158</text:p>
          </table:table-cell>
          <table:table-cell office:value-type="float" office:value="-96.0881986621718" calcext:value-type="float">
            <text:p>-96,0881986621718</text:p>
          </table:table-cell>
          <table:table-cell table:formula="of:=[.C51]-[.B51]" office:value-type="float" office:value="1.56936437974399" calcext:value-type="float">
            <text:p>1,56936437974399</text:p>
          </table:table-cell>
          <table:table-cell office:value-type="string" calcext:value-type="string">
            <text:p>2020-06-05_18-48-41</text:p>
          </table:table-cell>
          <table:table-cell table:formula="of:=HYPERLINK(&quot;mu_quicktest/2020-06-05_18-48-41/plot.png&quot;)" office:value-type="string" office:string-value="mu_quicktest/2020-06-05_18-48-41/plot.png" calcext:value-type="string">
            <text:p>mu_quicktest/2020-06-05_18-48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7743011271171" calcext:value-type="float">
            <text:p>-97,7743011271171</text:p>
          </table:table-cell>
          <table:table-cell office:value-type="float" office:value="-95.9968534043825" calcext:value-type="float">
            <text:p>-95,9968534043825</text:p>
          </table:table-cell>
          <table:table-cell table:formula="of:=[.C52]-[.B52]" office:value-type="float" office:value="1.77744772273459" calcext:value-type="float">
            <text:p>1,77744772273459</text:p>
          </table:table-cell>
          <table:table-cell office:value-type="string" calcext:value-type="string">
            <text:p>2020-06-05_14-56-16</text:p>
          </table:table-cell>
          <table:table-cell table:formula="of:=HYPERLINK(&quot;mu_quicktest/2020-06-05_14-56-16/plot.png&quot;)" office:value-type="string" office:string-value="mu_quicktest/2020-06-05_14-56-16/plot.png" calcext:value-type="string">
            <text:p>mu_quicktest/2020-06-05_14-56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0401771583002" calcext:value-type="float">
            <text:p>-98,0401771583002</text:p>
          </table:table-cell>
          <table:table-cell office:value-type="float" office:value="-95.8611961119014" calcext:value-type="float">
            <text:p>-95,8611961119014</text:p>
          </table:table-cell>
          <table:table-cell table:formula="of:=[.C53]-[.B53]" office:value-type="float" office:value="2.17898104639879" calcext:value-type="float">
            <text:p>2,17898104639879</text:p>
          </table:table-cell>
          <table:table-cell office:value-type="string" calcext:value-type="string">
            <text:p>2020-06-05_14-04-04</text:p>
          </table:table-cell>
          <table:table-cell table:formula="of:=HYPERLINK(&quot;mu_quicktest/2020-06-05_14-04-04/plot.png&quot;)" office:value-type="string" office:string-value="mu_quicktest/2020-06-05_14-04-04/plot.png" calcext:value-type="string">
            <text:p>mu_quicktest/2020-06-05_14-04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8023883374516" calcext:value-type="float">
            <text:p>-97,8023883374516</text:p>
          </table:table-cell>
          <table:table-cell office:value-type="float" office:value="-95.8064807918976" calcext:value-type="float">
            <text:p>-95,8064807918976</text:p>
          </table:table-cell>
          <table:table-cell table:formula="of:=[.C54]-[.B54]" office:value-type="float" office:value="1.995907545554" calcext:value-type="float">
            <text:p>1,995907545554</text:p>
          </table:table-cell>
          <table:table-cell office:value-type="string" calcext:value-type="string">
            <text:p>2020-06-05_14-22-12</text:p>
          </table:table-cell>
          <table:table-cell table:formula="of:=HYPERLINK(&quot;mu_quicktest/2020-06-05_14-22-12/plot.png&quot;)" office:value-type="string" office:string-value="mu_quicktest/2020-06-05_14-22-12/plot.png" calcext:value-type="string">
            <text:p>mu_quicktest/2020-06-05_14-22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0173075364723" calcext:value-type="float">
            <text:p>-99,0173075364723</text:p>
          </table:table-cell>
          <table:table-cell office:value-type="float" office:value="-95.3644830251468" calcext:value-type="float">
            <text:p>-95,3644830251468</text:p>
          </table:table-cell>
          <table:table-cell table:formula="of:=[.C55]-[.B55]" office:value-type="float" office:value="3.65282451132551" calcext:value-type="float">
            <text:p>3,65282451132551</text:p>
          </table:table-cell>
          <table:table-cell office:value-type="string" calcext:value-type="string">
            <text:p>2020-06-05_15-31-33</text:p>
          </table:table-cell>
          <table:table-cell table:formula="of:=HYPERLINK(&quot;mu_quicktest/2020-06-05_15-31-33/plot.png&quot;)" office:value-type="string" office:string-value="mu_quicktest/2020-06-05_15-31-33/plot.png" calcext:value-type="string">
            <text:p>mu_quicktest/2020-06-05_15-31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1446371180059" calcext:value-type="float">
            <text:p>-96,1446371180059</text:p>
          </table:table-cell>
          <table:table-cell office:value-type="float" office:value="-95.0693108664136" calcext:value-type="float">
            <text:p>-95,0693108664136</text:p>
          </table:table-cell>
          <table:table-cell table:formula="of:=[.C56]-[.B56]" office:value-type="float" office:value="1.0753262515923" calcext:value-type="float">
            <text:p>1,0753262515923</text:p>
          </table:table-cell>
          <table:table-cell office:value-type="string" calcext:value-type="string">
            <text:p>2020-06-05_17-55-15</text:p>
          </table:table-cell>
          <table:table-cell table:formula="of:=HYPERLINK(&quot;mu_quicktest/2020-06-05_17-55-15/plot.png&quot;)" office:value-type="string" office:string-value="mu_quicktest/2020-06-05_17-55-15/plot.png" calcext:value-type="string">
            <text:p>mu_quicktest/2020-06-05_17-5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844349473992" calcext:value-type="float">
            <text:p>-99,5844349473992</text:p>
          </table:table-cell>
          <table:table-cell office:value-type="float" office:value="-95.0190935175635" calcext:value-type="float">
            <text:p>-95,0190935175635</text:p>
          </table:table-cell>
          <table:table-cell table:formula="of:=[.C57]-[.B57]" office:value-type="float" office:value="4.5653414298357" calcext:value-type="float">
            <text:p>4,5653414298357</text:p>
          </table:table-cell>
          <table:table-cell office:value-type="string" calcext:value-type="string">
            <text:p>2020-06-05_15-52-53</text:p>
          </table:table-cell>
          <table:table-cell table:formula="of:=HYPERLINK(&quot;mu_quicktest/2020-06-05_15-52-53/plot.png&quot;)" office:value-type="string" office:string-value="mu_quicktest/2020-06-05_15-52-53/plot.png" calcext:value-type="string">
            <text:p>mu_quicktest/2020-06-05_15-52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9397829876682" calcext:value-type="float">
            <text:p>-95,9397829876682</text:p>
          </table:table-cell>
          <table:table-cell office:value-type="float" office:value="-94.7614794653506" calcext:value-type="float">
            <text:p>-94,7614794653506</text:p>
          </table:table-cell>
          <table:table-cell table:formula="of:=[.C58]-[.B58]" office:value-type="float" office:value="1.17830352231759" calcext:value-type="float">
            <text:p>1,17830352231759</text:p>
          </table:table-cell>
          <table:table-cell office:value-type="string" calcext:value-type="string">
            <text:p>2020-06-05_16-24-18</text:p>
          </table:table-cell>
          <table:table-cell table:formula="of:=HYPERLINK(&quot;mu_quicktest/2020-06-05_16-24-18/plot.png&quot;)" office:value-type="string" office:string-value="mu_quicktest/2020-06-05_16-24-18/plot.png" calcext:value-type="string">
            <text:p>mu_quicktest/2020-06-05_16-24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5459744564675" calcext:value-type="float">
            <text:p>-96,5459744564675</text:p>
          </table:table-cell>
          <table:table-cell office:value-type="float" office:value="-94.5193753425018" calcext:value-type="float">
            <text:p>-94,5193753425018</text:p>
          </table:table-cell>
          <table:table-cell table:formula="of:=[.C59]-[.B59]" office:value-type="float" office:value="2.0265991139657" calcext:value-type="float">
            <text:p>2,0265991139657</text:p>
          </table:table-cell>
          <table:table-cell office:value-type="string" calcext:value-type="string">
            <text:p>2020-06-05_17-43-05</text:p>
          </table:table-cell>
          <table:table-cell table:formula="of:=HYPERLINK(&quot;mu_quicktest/2020-06-05_17-43-05/plot.png&quot;)" office:value-type="string" office:string-value="mu_quicktest/2020-06-05_17-43-05/plot.png" calcext:value-type="string">
            <text:p>mu_quicktest/2020-06-05_17-43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2243670317691" calcext:value-type="float">
            <text:p>-98,2243670317691</text:p>
          </table:table-cell>
          <table:table-cell office:value-type="float" office:value="-94.4929951477282" calcext:value-type="float">
            <text:p>-94,4929951477282</text:p>
          </table:table-cell>
          <table:table-cell table:formula="of:=[.C60]-[.B60]" office:value-type="float" office:value="3.73137188404091" calcext:value-type="float">
            <text:p>3,73137188404091</text:p>
          </table:table-cell>
          <table:table-cell office:value-type="string" calcext:value-type="string">
            <text:p>2020-06-05_14-16-36</text:p>
          </table:table-cell>
          <table:table-cell table:formula="of:=HYPERLINK(&quot;mu_quicktest/2020-06-05_14-16-36/plot.png&quot;)" office:value-type="string" office:string-value="mu_quicktest/2020-06-05_14-16-36/plot.png" calcext:value-type="string">
            <text:p>mu_quicktest/2020-06-05_14-1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7783005893453" calcext:value-type="float">
            <text:p>-96,7783005893453</text:p>
          </table:table-cell>
          <table:table-cell office:value-type="float" office:value="-94.4060354803418" calcext:value-type="float">
            <text:p>-94,4060354803418</text:p>
          </table:table-cell>
          <table:table-cell table:formula="of:=[.C61]-[.B61]" office:value-type="float" office:value="2.37226510900351" calcext:value-type="float">
            <text:p>2,37226510900351</text:p>
          </table:table-cell>
          <table:table-cell office:value-type="string" calcext:value-type="string">
            <text:p>2020-06-05_17-30-21</text:p>
          </table:table-cell>
          <table:table-cell table:formula="of:=HYPERLINK(&quot;mu_quicktest/2020-06-05_17-30-21/plot.png&quot;)" office:value-type="string" office:string-value="mu_quicktest/2020-06-05_17-30-21/plot.png" calcext:value-type="string">
            <text:p>mu_quicktest/2020-06-05_17-3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4909263315422" calcext:value-type="float">
            <text:p>-99,4909263315422</text:p>
          </table:table-cell>
          <table:table-cell office:value-type="float" office:value="-94.2608050543954" calcext:value-type="float">
            <text:p>-94,2608050543954</text:p>
          </table:table-cell>
          <table:table-cell table:formula="of:=[.C62]-[.B62]" office:value-type="float" office:value="5.23012127714679" calcext:value-type="float">
            <text:p>5,23012127714679</text:p>
          </table:table-cell>
          <table:table-cell office:value-type="string" calcext:value-type="string">
            <text:p>2020-06-05_14-52-35</text:p>
          </table:table-cell>
          <table:table-cell table:formula="of:=HYPERLINK(&quot;mu_quicktest/2020-06-05_14-52-35/plot.png&quot;)" office:value-type="string" office:string-value="mu_quicktest/2020-06-05_14-52-35/plot.png" calcext:value-type="string">
            <text:p>mu_quicktest/2020-06-05_14-52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783836450643" calcext:value-type="float">
            <text:p>-98,783836450643</text:p>
          </table:table-cell>
          <table:table-cell office:value-type="float" office:value="-94.0179845664715" calcext:value-type="float">
            <text:p>-94,0179845664715</text:p>
          </table:table-cell>
          <table:table-cell table:formula="of:=[.C63]-[.B63]" office:value-type="float" office:value="4.7658518841715" calcext:value-type="float">
            <text:p>4,7658518841715</text:p>
          </table:table-cell>
          <table:table-cell office:value-type="string" calcext:value-type="string">
            <text:p>2020-06-05_14-05-32</text:p>
          </table:table-cell>
          <table:table-cell table:formula="of:=HYPERLINK(&quot;mu_quicktest/2020-06-05_14-05-32/plot.png&quot;)" office:value-type="string" office:string-value="mu_quicktest/2020-06-05_14-05-32/plot.png" calcext:value-type="string">
            <text:p>mu_quicktest/2020-06-05_14-0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2629417396059" calcext:value-type="float">
            <text:p>-95,2629417396059</text:p>
          </table:table-cell>
          <table:table-cell office:value-type="float" office:value="-93.19543292188" calcext:value-type="float">
            <text:p>-93,19543292188</text:p>
          </table:table-cell>
          <table:table-cell table:formula="of:=[.C64]-[.B64]" office:value-type="float" office:value="2.06750881772591" calcext:value-type="float">
            <text:p>2,06750881772591</text:p>
          </table:table-cell>
          <table:table-cell office:value-type="string" calcext:value-type="string">
            <text:p>2020-06-05_19-29-16</text:p>
          </table:table-cell>
          <table:table-cell table:formula="of:=HYPERLINK(&quot;mu_quicktest/2020-06-05_19-29-16/plot.png&quot;)" office:value-type="string" office:string-value="mu_quicktest/2020-06-05_19-29-16/plot.png" calcext:value-type="string">
            <text:p>mu_quicktest/2020-06-05_19-29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3.2650077097435" calcext:value-type="float">
            <text:p>-93,2650077097435</text:p>
          </table:table-cell>
          <table:table-cell office:value-type="float" office:value="-93.0737001785102" calcext:value-type="float">
            <text:p>-93,0737001785102</text:p>
          </table:table-cell>
          <table:table-cell table:formula="of:=[.C65]-[.B65]" office:value-type="float" office:value="0.191307531233306" calcext:value-type="float">
            <text:p>0,191307531233306</text:p>
          </table:table-cell>
          <table:table-cell office:value-type="string" calcext:value-type="string">
            <text:p>2020-06-05_14-32-38</text:p>
          </table:table-cell>
          <table:table-cell table:formula="of:=HYPERLINK(&quot;mu_quicktest/2020-06-05_14-32-38/plot.png&quot;)" office:value-type="string" office:string-value="mu_quicktest/2020-06-05_14-32-38/plot.png" calcext:value-type="string">
            <text:p>mu_quicktest/2020-06-05_14-32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609013503696" calcext:value-type="float">
            <text:p>-98,609013503696</text:p>
          </table:table-cell>
          <table:table-cell office:value-type="float" office:value="-92.9604507793596" calcext:value-type="float">
            <text:p>-92,9604507793596</text:p>
          </table:table-cell>
          <table:table-cell table:formula="of:=[.C66]-[.B66]" office:value-type="float" office:value="5.6485627243364" calcext:value-type="float">
            <text:p>5,6485627243364</text:p>
          </table:table-cell>
          <table:table-cell office:value-type="string" calcext:value-type="string">
            <text:p>2020-06-05_15-19-28</text:p>
          </table:table-cell>
          <table:table-cell table:formula="of:=HYPERLINK(&quot;mu_quicktest/2020-06-05_15-19-28/plot.png&quot;)" office:value-type="string" office:string-value="mu_quicktest/2020-06-05_15-19-28/plot.png" calcext:value-type="string">
            <text:p>mu_quicktest/2020-06-05_15-19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7.3137976919217" calcext:value-type="float">
            <text:p>-97,3137976919217</text:p>
          </table:table-cell>
          <table:table-cell office:value-type="float" office:value="-92.7277374731189" calcext:value-type="float">
            <text:p>-92,7277374731189</text:p>
          </table:table-cell>
          <table:table-cell table:formula="of:=[.C67]-[.B67]" office:value-type="float" office:value="4.5860602188028" calcext:value-type="float">
            <text:p>4,5860602188028</text:p>
          </table:table-cell>
          <table:table-cell office:value-type="string" calcext:value-type="string">
            <text:p>2020-06-05_14-23-01</text:p>
          </table:table-cell>
          <table:table-cell table:formula="of:=HYPERLINK(&quot;mu_quicktest/2020-06-05_14-23-01/plot.png&quot;)" office:value-type="string" office:string-value="mu_quicktest/2020-06-05_14-23-01/plot.png" calcext:value-type="string">
            <text:p>mu_quicktest/2020-06-05_14-23-0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4.9963014046455" calcext:value-type="float">
            <text:p>-94,9963014046455</text:p>
          </table:table-cell>
          <table:table-cell office:value-type="float" office:value="-92.5656565236138" calcext:value-type="float">
            <text:p>-92,5656565236138</text:p>
          </table:table-cell>
          <table:table-cell table:formula="of:=[.C68]-[.B68]" office:value-type="float" office:value="2.4306448810317" calcext:value-type="float">
            <text:p>2,4306448810317</text:p>
          </table:table-cell>
          <table:table-cell office:value-type="string" calcext:value-type="string">
            <text:p>2020-06-05_17-32-21</text:p>
          </table:table-cell>
          <table:table-cell table:formula="of:=HYPERLINK(&quot;mu_quicktest/2020-06-05_17-32-21/plot.png&quot;)" office:value-type="string" office:string-value="mu_quicktest/2020-06-05_17-32-21/plot.png" calcext:value-type="string">
            <text:p>mu_quicktest/2020-06-05_17-32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6.1192961541596" calcext:value-type="float">
            <text:p>-96,1192961541596</text:p>
          </table:table-cell>
          <table:table-cell office:value-type="float" office:value="-92.483426775976" calcext:value-type="float">
            <text:p>-92,483426775976</text:p>
          </table:table-cell>
          <table:table-cell table:formula="of:=[.C69]-[.B69]" office:value-type="float" office:value="3.6358693781836" calcext:value-type="float">
            <text:p>3,6358693781836</text:p>
          </table:table-cell>
          <table:table-cell office:value-type="string" calcext:value-type="string">
            <text:p>2020-06-05_14-18-16</text:p>
          </table:table-cell>
          <table:table-cell table:formula="of:=HYPERLINK(&quot;mu_quicktest/2020-06-05_14-18-16/plot.png&quot;)" office:value-type="string" office:string-value="mu_quicktest/2020-06-05_14-18-16/plot.png" calcext:value-type="string">
            <text:p>mu_quicktest/2020-06-05_14-18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4.5003397476614" calcext:value-type="float">
            <text:p>-94,5003397476614</text:p>
          </table:table-cell>
          <table:table-cell office:value-type="float" office:value="-92.1660017834985" calcext:value-type="float">
            <text:p>-92,1660017834985</text:p>
          </table:table-cell>
          <table:table-cell table:formula="of:=[.C70]-[.B70]" office:value-type="float" office:value="2.3343379641629" calcext:value-type="float">
            <text:p>2,3343379641629</text:p>
          </table:table-cell>
          <table:table-cell office:value-type="string" calcext:value-type="string">
            <text:p>2020-06-05_18-34-02</text:p>
          </table:table-cell>
          <table:table-cell table:formula="of:=HYPERLINK(&quot;mu_quicktest/2020-06-05_18-34-02/plot.png&quot;)" office:value-type="string" office:string-value="mu_quicktest/2020-06-05_18-34-02/plot.png" calcext:value-type="string">
            <text:p>mu_quicktest/2020-06-05_18-34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6213395838111" calcext:value-type="float">
            <text:p>-92,6213395838111</text:p>
          </table:table-cell>
          <table:table-cell office:value-type="float" office:value="-91.9738209894789" calcext:value-type="float">
            <text:p>-91,9738209894789</text:p>
          </table:table-cell>
          <table:table-cell table:formula="of:=[.C71]-[.B71]" office:value-type="float" office:value="0.647518594332212" calcext:value-type="float">
            <text:p>0,647518594332212</text:p>
          </table:table-cell>
          <table:table-cell office:value-type="string" calcext:value-type="string">
            <text:p>2020-06-05_18-35-04</text:p>
          </table:table-cell>
          <table:table-cell table:formula="of:=HYPERLINK(&quot;mu_quicktest/2020-06-05_18-35-04/plot.png&quot;)" office:value-type="string" office:string-value="mu_quicktest/2020-06-05_18-35-04/plot.png" calcext:value-type="string">
            <text:p>mu_quicktest/2020-06-05_18-35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8.2050625291" calcext:value-type="float">
            <text:p>-98,2050625291</text:p>
          </table:table-cell>
          <table:table-cell office:value-type="float" office:value="-91.5121741992765" calcext:value-type="float">
            <text:p>-91,5121741992765</text:p>
          </table:table-cell>
          <table:table-cell table:formula="of:=[.C72]-[.B72]" office:value-type="float" office:value="6.6928883298235" calcext:value-type="float">
            <text:p>6,6928883298235</text:p>
          </table:table-cell>
          <table:table-cell office:value-type="string" calcext:value-type="string">
            <text:p>2020-06-05_14-25-29</text:p>
          </table:table-cell>
          <table:table-cell table:formula="of:=HYPERLINK(&quot;mu_quicktest/2020-06-05_14-25-29/plot.png&quot;)" office:value-type="string" office:string-value="mu_quicktest/2020-06-05_14-25-29/plot.png" calcext:value-type="string">
            <text:p>mu_quicktest/2020-06-05_14-2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3684718545913" calcext:value-type="float">
            <text:p>-95,3684718545913</text:p>
          </table:table-cell>
          <table:table-cell office:value-type="float" office:value="-91.1605078587978" calcext:value-type="float">
            <text:p>-91,1605078587978</text:p>
          </table:table-cell>
          <table:table-cell table:formula="of:=[.C73]-[.B73]" office:value-type="float" office:value="4.20796399579351" calcext:value-type="float">
            <text:p>4,20796399579351</text:p>
          </table:table-cell>
          <table:table-cell office:value-type="string" calcext:value-type="string">
            <text:p>2020-06-05_19-17-34</text:p>
          </table:table-cell>
          <table:table-cell table:formula="of:=HYPERLINK(&quot;mu_quicktest/2020-06-05_19-17-34/plot.png&quot;)" office:value-type="string" office:string-value="mu_quicktest/2020-06-05_19-17-34/plot.png" calcext:value-type="string">
            <text:p>mu_quicktest/2020-06-05_19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4664589235943" calcext:value-type="float">
            <text:p>-91,4664589235943</text:p>
          </table:table-cell>
          <table:table-cell office:value-type="float" office:value="-91.0132881475638" calcext:value-type="float">
            <text:p>-91,0132881475638</text:p>
          </table:table-cell>
          <table:table-cell table:formula="of:=[.C74]-[.B74]" office:value-type="float" office:value="0.453170776030504" calcext:value-type="float">
            <text:p>0,453170776030504</text:p>
          </table:table-cell>
          <table:table-cell office:value-type="string" calcext:value-type="string">
            <text:p>2020-06-05_19-26-43</text:p>
          </table:table-cell>
          <table:table-cell table:formula="of:=HYPERLINK(&quot;mu_quicktest/2020-06-05_19-26-43/plot.png&quot;)" office:value-type="string" office:string-value="mu_quicktest/2020-06-05_19-26-43/plot.png" calcext:value-type="string">
            <text:p>mu_quicktest/2020-06-05_19-26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2651817271702" calcext:value-type="float">
            <text:p>-91,2651817271702</text:p>
          </table:table-cell>
          <table:table-cell office:value-type="float" office:value="-90.9187144058991" calcext:value-type="float">
            <text:p>-90,9187144058991</text:p>
          </table:table-cell>
          <table:table-cell table:formula="of:=[.C75]-[.B75]" office:value-type="float" office:value="0.346467321271106" calcext:value-type="float">
            <text:p>0,346467321271106</text:p>
          </table:table-cell>
          <table:table-cell office:value-type="string" calcext:value-type="string">
            <text:p>2020-06-05_18-30-48</text:p>
          </table:table-cell>
          <table:table-cell table:formula="of:=HYPERLINK(&quot;mu_quicktest/2020-06-05_18-30-48/plot.png&quot;)" office:value-type="string" office:string-value="mu_quicktest/2020-06-05_18-30-48/plot.png" calcext:value-type="string">
            <text:p>mu_quicktest/2020-06-05_18-30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0130017984539" calcext:value-type="float">
            <text:p>-91,0130017984539</text:p>
          </table:table-cell>
          <table:table-cell office:value-type="float" office:value="-90.6513035871166" calcext:value-type="float">
            <text:p>-90,6513035871166</text:p>
          </table:table-cell>
          <table:table-cell table:formula="of:=[.C76]-[.B76]" office:value-type="float" office:value="0.361698211337298" calcext:value-type="float">
            <text:p>0,361698211337298</text:p>
          </table:table-cell>
          <table:table-cell office:value-type="string" calcext:value-type="string">
            <text:p>2020-06-05_17-40-21</text:p>
          </table:table-cell>
          <table:table-cell table:formula="of:=HYPERLINK(&quot;mu_quicktest/2020-06-05_17-40-21/plot.png&quot;)" office:value-type="string" office:string-value="mu_quicktest/2020-06-05_17-40-21/plot.png" calcext:value-type="string">
            <text:p>mu_quicktest/2020-06-05_17-4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8155136436038" calcext:value-type="float">
            <text:p>-92,8155136436038</text:p>
          </table:table-cell>
          <table:table-cell office:value-type="float" office:value="-90.5031904522406" calcext:value-type="float">
            <text:p>-90,5031904522406</text:p>
          </table:table-cell>
          <table:table-cell table:formula="of:=[.C77]-[.B77]" office:value-type="float" office:value="2.31232319136319" calcext:value-type="float">
            <text:p>2,31232319136319</text:p>
          </table:table-cell>
          <table:table-cell office:value-type="string" calcext:value-type="string">
            <text:p>2020-06-05_14-24-39</text:p>
          </table:table-cell>
          <table:table-cell table:formula="of:=HYPERLINK(&quot;mu_quicktest/2020-06-05_14-24-39/plot.png&quot;)" office:value-type="string" office:string-value="mu_quicktest/2020-06-05_14-24-39/plot.png" calcext:value-type="string">
            <text:p>mu_quicktest/2020-06-05_14-24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724619925651" calcext:value-type="float">
            <text:p>-99,2724619925651</text:p>
          </table:table-cell>
          <table:table-cell office:value-type="float" office:value="-90.2741172406904" calcext:value-type="float">
            <text:p>-90,2741172406904</text:p>
          </table:table-cell>
          <table:table-cell table:formula="of:=[.C78]-[.B78]" office:value-type="float" office:value="8.9983447518747" calcext:value-type="float">
            <text:p>8,9983447518747</text:p>
          </table:table-cell>
          <table:table-cell office:value-type="string" calcext:value-type="string">
            <text:p>2020-06-05_17-31-26</text:p>
          </table:table-cell>
          <table:table-cell table:formula="of:=HYPERLINK(&quot;mu_quicktest/2020-06-05_17-31-26/plot.png&quot;)" office:value-type="string" office:string-value="mu_quicktest/2020-06-05_17-31-26/plot.png" calcext:value-type="string">
            <text:p>mu_quicktest/2020-06-05_17-31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1589789152191" calcext:value-type="float">
            <text:p>-91,1589789152191</text:p>
          </table:table-cell>
          <table:table-cell office:value-type="float" office:value="-90.1578853488246" calcext:value-type="float">
            <text:p>-90,1578853488246</text:p>
          </table:table-cell>
          <table:table-cell table:formula="of:=[.C79]-[.B79]" office:value-type="float" office:value="1.00109356639449" calcext:value-type="float">
            <text:p>1,00109356639449</text:p>
          </table:table-cell>
          <table:table-cell office:value-type="string" calcext:value-type="string">
            <text:p>2020-06-05_14-12-43</text:p>
          </table:table-cell>
          <table:table-cell table:formula="of:=HYPERLINK(&quot;mu_quicktest/2020-06-05_14-12-43/plot.png&quot;)" office:value-type="string" office:string-value="mu_quicktest/2020-06-05_14-12-43/plot.png" calcext:value-type="string">
            <text:p>mu_quicktest/2020-06-05_14-12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1442836199141" calcext:value-type="float">
            <text:p>-92,1442836199141</text:p>
          </table:table-cell>
          <table:table-cell office:value-type="float" office:value="-90.00136514261" calcext:value-type="float">
            <text:p>-90,00136514261</text:p>
          </table:table-cell>
          <table:table-cell table:formula="of:=[.C80]-[.B80]" office:value-type="float" office:value="2.14291847730411" calcext:value-type="float">
            <text:p>2,14291847730411</text:p>
          </table:table-cell>
          <table:table-cell office:value-type="string" calcext:value-type="string">
            <text:p>2020-06-05_18-07-13</text:p>
          </table:table-cell>
          <table:table-cell table:formula="of:=HYPERLINK(&quot;mu_quicktest/2020-06-05_18-07-13/plot.png&quot;)" office:value-type="string" office:string-value="mu_quicktest/2020-06-05_18-07-13/plot.png" calcext:value-type="string">
            <text:p>mu_quicktest/2020-06-05_18-07-1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3069131526218" calcext:value-type="float">
            <text:p>-91,3069131526218</text:p>
          </table:table-cell>
          <table:table-cell office:value-type="float" office:value="-89.3505366528875" calcext:value-type="float">
            <text:p>-89,3505366528875</text:p>
          </table:table-cell>
          <table:table-cell table:formula="of:=[.C81]-[.B81]" office:value-type="float" office:value="1.9563764997343" calcext:value-type="float">
            <text:p>1,9563764997343</text:p>
          </table:table-cell>
          <table:table-cell office:value-type="string" calcext:value-type="string">
            <text:p>2020-06-05_15-43-38</text:p>
          </table:table-cell>
          <table:table-cell table:formula="of:=HYPERLINK(&quot;mu_quicktest/2020-06-05_15-43-38/plot.png&quot;)" office:value-type="string" office:string-value="mu_quicktest/2020-06-05_15-43-38/plot.png" calcext:value-type="string">
            <text:p>mu_quicktest/2020-06-05_15-43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0662362956231" calcext:value-type="float">
            <text:p>-92,0662362956231</text:p>
          </table:table-cell>
          <table:table-cell office:value-type="float" office:value="-88.8255449656196" calcext:value-type="float">
            <text:p>-88,8255449656196</text:p>
          </table:table-cell>
          <table:table-cell table:formula="of:=[.C82]-[.B82]" office:value-type="float" office:value="3.2406913300035" calcext:value-type="float">
            <text:p>3,2406913300035</text:p>
          </table:table-cell>
          <table:table-cell office:value-type="string" calcext:value-type="string">
            <text:p>2020-06-05_16-47-55</text:p>
          </table:table-cell>
          <table:table-cell table:formula="of:=HYPERLINK(&quot;mu_quicktest/2020-06-05_16-47-55/plot.png&quot;)" office:value-type="string" office:string-value="mu_quicktest/2020-06-05_16-47-55/plot.png" calcext:value-type="string">
            <text:p>mu_quicktest/2020-06-05_16-47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4890875923215" calcext:value-type="float">
            <text:p>-88,4890875923215</text:p>
          </table:table-cell>
          <table:table-cell office:value-type="float" office:value="-88.363212109097" calcext:value-type="float">
            <text:p>-88,363212109097</text:p>
          </table:table-cell>
          <table:table-cell table:formula="of:=[.C83]-[.B83]" office:value-type="float" office:value="0.12587548322449" calcext:value-type="float">
            <text:p>0,12587548322449</text:p>
          </table:table-cell>
          <table:table-cell office:value-type="string" calcext:value-type="string">
            <text:p>2020-06-05_16-25-33</text:p>
          </table:table-cell>
          <table:table-cell table:formula="of:=HYPERLINK(&quot;mu_quicktest/2020-06-05_16-25-33/plot.png&quot;)" office:value-type="string" office:string-value="mu_quicktest/2020-06-05_16-25-33/plot.png" calcext:value-type="string">
            <text:p>mu_quicktest/2020-06-05_16-25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5010916233134" calcext:value-type="float">
            <text:p>-99,5010916233134</text:p>
          </table:table-cell>
          <table:table-cell office:value-type="float" office:value="-87.9502280021661" calcext:value-type="float">
            <text:p>-87,9502280021661</text:p>
          </table:table-cell>
          <table:table-cell table:formula="of:=[.C84]-[.B84]" office:value-type="float" office:value="11.5508636211473" calcext:value-type="float">
            <text:p>11,5508636211473</text:p>
          </table:table-cell>
          <table:table-cell office:value-type="string" calcext:value-type="string">
            <text:p>2020-06-05_16-59-49</text:p>
          </table:table-cell>
          <table:table-cell table:formula="of:=HYPERLINK(&quot;mu_quicktest/2020-06-05_16-59-49/plot.png&quot;)" office:value-type="string" office:string-value="mu_quicktest/2020-06-05_16-59-49/plot.png" calcext:value-type="string">
            <text:p>mu_quicktest/2020-06-05_16-59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3.7250898179205" calcext:value-type="float">
            <text:p>-93,7250898179205</text:p>
          </table:table-cell>
          <table:table-cell office:value-type="float" office:value="-86.0621618939868" calcext:value-type="float">
            <text:p>-86,0621618939868</text:p>
          </table:table-cell>
          <table:table-cell table:formula="of:=[.C85]-[.B85]" office:value-type="float" office:value="7.66292792393371" calcext:value-type="float">
            <text:p>7,66292792393371</text:p>
          </table:table-cell>
          <table:table-cell office:value-type="string" calcext:value-type="string">
            <text:p>2020-06-05_19-06-08</text:p>
          </table:table-cell>
          <table:table-cell table:formula="of:=HYPERLINK(&quot;mu_quicktest/2020-06-05_19-06-08/plot.png&quot;)" office:value-type="string" office:string-value="mu_quicktest/2020-06-05_19-06-08/plot.png" calcext:value-type="string">
            <text:p>mu_quicktest/2020-06-05_19-06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284358769627" calcext:value-type="float">
            <text:p>-88,284358769627</text:p>
          </table:table-cell>
          <table:table-cell office:value-type="float" office:value="-85.8152346365074" calcext:value-type="float">
            <text:p>-85,8152346365074</text:p>
          </table:table-cell>
          <table:table-cell table:formula="of:=[.C86]-[.B86]" office:value-type="float" office:value="2.46912413311961" calcext:value-type="float">
            <text:p>2,46912413311961</text:p>
          </table:table-cell>
          <table:table-cell office:value-type="string" calcext:value-type="string">
            <text:p>2020-06-05_19-04-31</text:p>
          </table:table-cell>
          <table:table-cell table:formula="of:=HYPERLINK(&quot;mu_quicktest/2020-06-05_19-04-31/plot.png&quot;)" office:value-type="string" office:string-value="mu_quicktest/2020-06-05_19-04-31/plot.png" calcext:value-type="string">
            <text:p>mu_quicktest/2020-06-05_19-04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583329750042" calcext:value-type="float">
            <text:p>-87,583329750042</text:p>
          </table:table-cell>
          <table:table-cell office:value-type="float" office:value="-83.4723755984259" calcext:value-type="float">
            <text:p>-83,4723755984259</text:p>
          </table:table-cell>
          <table:table-cell table:formula="of:=[.C87]-[.B87]" office:value-type="float" office:value="4.1109541516161" calcext:value-type="float">
            <text:p>4,1109541516161</text:p>
          </table:table-cell>
          <table:table-cell office:value-type="string" calcext:value-type="string">
            <text:p>2020-06-05_14-53-37</text:p>
          </table:table-cell>
          <table:table-cell table:formula="of:=HYPERLINK(&quot;mu_quicktest/2020-06-05_14-53-37/plot.png&quot;)" office:value-type="string" office:string-value="mu_quicktest/2020-06-05_14-53-37/plot.png" calcext:value-type="string">
            <text:p>mu_quicktest/2020-06-05_14-53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0.2433218079729" calcext:value-type="float">
            <text:p>-90,2433218079729</text:p>
          </table:table-cell>
          <table:table-cell office:value-type="float" office:value="-82.5720756061977" calcext:value-type="float">
            <text:p>-82,5720756061977</text:p>
          </table:table-cell>
          <table:table-cell table:formula="of:=[.C88]-[.B88]" office:value-type="float" office:value="7.6712462017752" calcext:value-type="float">
            <text:p>7,6712462017752</text:p>
          </table:table-cell>
          <table:table-cell office:value-type="string" calcext:value-type="string">
            <text:p>2020-06-05_18-32-52</text:p>
          </table:table-cell>
          <table:table-cell table:formula="of:=HYPERLINK(&quot;mu_quicktest/2020-06-05_18-32-52/plot.png&quot;)" office:value-type="string" office:string-value="mu_quicktest/2020-06-05_18-32-52/plot.png" calcext:value-type="string">
            <text:p>mu_quicktest/2020-06-05_18-32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4729322134194" calcext:value-type="float">
            <text:p>-95,4729322134194</text:p>
          </table:table-cell>
          <table:table-cell office:value-type="float" office:value="-80.0678345468315" calcext:value-type="float">
            <text:p>-80,0678345468315</text:p>
          </table:table-cell>
          <table:table-cell table:formula="of:=[.C89]-[.B89]" office:value-type="float" office:value="15.4050976665879" calcext:value-type="float">
            <text:p>15,4050976665879</text:p>
          </table:table-cell>
          <table:table-cell office:value-type="string" calcext:value-type="string">
            <text:p>2020-06-05_13-12-00</text:p>
          </table:table-cell>
          <table:table-cell table:formula="of:=HYPERLINK(&quot;mu_quicktest/2020-06-05_13-12-00/plot.png&quot;)" office:value-type="string" office:string-value="mu_quicktest/2020-06-05_13-12-00/plot.png" calcext:value-type="string">
            <text:p>mu_quicktest/2020-06-05_13-12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2.3427795226559" calcext:value-type="float">
            <text:p>-92,3427795226559</text:p>
          </table:table-cell>
          <table:table-cell office:value-type="float" office:value="-79.7309932068073" calcext:value-type="float">
            <text:p>-79,7309932068073</text:p>
          </table:table-cell>
          <table:table-cell table:formula="of:=[.C90]-[.B90]" office:value-type="float" office:value="12.6117863158486" calcext:value-type="float">
            <text:p>12,6117863158486</text:p>
          </table:table-cell>
          <table:table-cell office:value-type="string" calcext:value-type="string">
            <text:p>2020-06-05_17-46-14</text:p>
          </table:table-cell>
          <table:table-cell table:formula="of:=HYPERLINK(&quot;mu_quicktest/2020-06-05_17-46-14/plot.png&quot;)" office:value-type="string" office:string-value="mu_quicktest/2020-06-05_17-46-14/plot.png" calcext:value-type="string">
            <text:p>mu_quicktest/2020-06-05_17-46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9.6587847364938" calcext:value-type="float">
            <text:p>-89,6587847364938</text:p>
          </table:table-cell>
          <table:table-cell office:value-type="float" office:value="-74.2526364792041" calcext:value-type="float">
            <text:p>-74,2526364792041</text:p>
          </table:table-cell>
          <table:table-cell table:formula="of:=[.C91]-[.B91]" office:value-type="float" office:value="15.4061482572897" calcext:value-type="float">
            <text:p>15,4061482572897</text:p>
          </table:table-cell>
          <table:table-cell office:value-type="string" calcext:value-type="string">
            <text:p>2020-06-05_15-21-24</text:p>
          </table:table-cell>
          <table:table-cell table:formula="of:=HYPERLINK(&quot;mu_quicktest/2020-06-05_15-21-24/plot.png&quot;)" office:value-type="string" office:string-value="mu_quicktest/2020-06-05_15-21-24/plot.png" calcext:value-type="string">
            <text:p>mu_quicktest/2020-06-05_15-21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1856522929455" calcext:value-type="float">
            <text:p>-84,1856522929455</text:p>
          </table:table-cell>
          <table:table-cell office:value-type="float" office:value="-71.0800554037536" calcext:value-type="float">
            <text:p>-71,0800554037536</text:p>
          </table:table-cell>
          <table:table-cell table:formula="of:=[.C92]-[.B92]" office:value-type="float" office:value="13.1055968891919" calcext:value-type="float">
            <text:p>13,1055968891919</text:p>
          </table:table-cell>
          <table:table-cell office:value-type="string" calcext:value-type="string">
            <text:p>2020-06-05_13-28-34</text:p>
          </table:table-cell>
          <table:table-cell table:formula="of:=HYPERLINK(&quot;mu_quicktest/2020-06-05_13-28-34/plot.png&quot;)" office:value-type="string" office:string-value="mu_quicktest/2020-06-05_13-28-34/plot.png" calcext:value-type="string">
            <text:p>mu_quicktest/2020-06-05_13-28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.9307608395943" calcext:value-type="float">
            <text:p>-95,9307608395943</text:p>
          </table:table-cell>
          <table:table-cell office:value-type="float" office:value="-70.0538431158834" calcext:value-type="float">
            <text:p>-70,0538431158834</text:p>
          </table:table-cell>
          <table:table-cell table:formula="of:=[.C93]-[.B93]" office:value-type="float" office:value="25.8769177237109" calcext:value-type="float">
            <text:p>25,8769177237109</text:p>
          </table:table-cell>
          <table:table-cell office:value-type="string" calcext:value-type="string">
            <text:p>2020-06-05_15-20-10</text:p>
          </table:table-cell>
          <table:table-cell table:formula="of:=HYPERLINK(&quot;mu_quicktest/2020-06-05_15-20-10/plot.png&quot;)" office:value-type="string" office:string-value="mu_quicktest/2020-06-05_15-20-10/plot.png" calcext:value-type="string">
            <text:p>mu_quicktest/2020-06-05_15-20-1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1.2956625166907" calcext:value-type="float">
            <text:p>-91,2956625166907</text:p>
          </table:table-cell>
          <table:table-cell office:value-type="float" office:value="-69.9046253367669" calcext:value-type="float">
            <text:p>-69,9046253367669</text:p>
          </table:table-cell>
          <table:table-cell table:formula="of:=[.C94]-[.B94]" office:value-type="float" office:value="21.3910371799238" calcext:value-type="float">
            <text:p>21,3910371799238</text:p>
          </table:table-cell>
          <table:table-cell office:value-type="string" calcext:value-type="string">
            <text:p>2020-06-05_14-26-33</text:p>
          </table:table-cell>
          <table:table-cell table:formula="of:=HYPERLINK(&quot;mu_quicktest/2020-06-05_14-26-33/plot.png&quot;)" office:value-type="string" office:string-value="mu_quicktest/2020-06-05_14-26-33/plot.png" calcext:value-type="string">
            <text:p>mu_quicktest/2020-06-05_14-26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2357862989448" calcext:value-type="float">
            <text:p>-99,2357862989448</text:p>
          </table:table-cell>
          <table:table-cell office:value-type="float" office:value="-64.2852438626788" calcext:value-type="float">
            <text:p>-64,2852438626788</text:p>
          </table:table-cell>
          <table:table-cell table:formula="of:=[.C95]-[.B95]" office:value-type="float" office:value="34.950542436266" calcext:value-type="float">
            <text:p>34,950542436266</text:p>
          </table:table-cell>
          <table:table-cell office:value-type="string" calcext:value-type="string">
            <text:p>2020-06-05_14-11-45</text:p>
          </table:table-cell>
          <table:table-cell table:formula="of:=HYPERLINK(&quot;mu_quicktest/2020-06-05_14-11-45/plot.png&quot;)" office:value-type="string" office:string-value="mu_quicktest/2020-06-05_14-11-45/plot.png" calcext:value-type="string">
            <text:p>mu_quicktest/2020-06-05_14-11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180647764841" calcext:value-type="float">
            <text:p>-84,180647764841</text:p>
          </table:table-cell>
          <table:table-cell office:value-type="float" office:value="-62.952256323901" calcext:value-type="float">
            <text:p>-62,952256323901</text:p>
          </table:table-cell>
          <table:table-cell table:formula="of:=[.C96]-[.B96]" office:value-type="float" office:value="21.22839144094" calcext:value-type="float">
            <text:p>21,22839144094</text:p>
          </table:table-cell>
          <table:table-cell office:value-type="string" calcext:value-type="string">
            <text:p>2020-06-05_14-21-03</text:p>
          </table:table-cell>
          <table:table-cell table:formula="of:=HYPERLINK(&quot;mu_quicktest/2020-06-05_14-21-03/plot.png&quot;)" office:value-type="string" office:string-value="mu_quicktest/2020-06-05_14-21-03/plot.png" calcext:value-type="string">
            <text:p>mu_quicktest/2020-06-05_14-2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3.3333244117889" calcext:value-type="float">
            <text:p>-83,3333244117889</text:p>
          </table:table-cell>
          <table:table-cell office:value-type="float" office:value="-57.4961948995469" calcext:value-type="float">
            <text:p>-57,4961948995469</text:p>
          </table:table-cell>
          <table:table-cell table:formula="of:=[.C97]-[.B97]" office:value-type="float" office:value="25.837129512242" calcext:value-type="float">
            <text:p>25,837129512242</text:p>
          </table:table-cell>
          <table:table-cell office:value-type="string" calcext:value-type="string">
            <text:p>2020-06-05_13-10-25</text:p>
          </table:table-cell>
          <table:table-cell table:formula="of:=HYPERLINK(&quot;mu_quicktest/2020-06-05_13-10-25/plot.png&quot;)" office:value-type="string" office:string-value="mu_quicktest/2020-06-05_13-10-25/plot.png" calcext:value-type="string">
            <text:p>mu_quicktest/2020-06-05_13-10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6.9160652127836" calcext:value-type="float">
            <text:p>-76,9160652127836</text:p>
          </table:table-cell>
          <table:table-cell office:value-type="float" office:value="-52.2491671293832" calcext:value-type="float">
            <text:p>-52,2491671293832</text:p>
          </table:table-cell>
          <table:table-cell table:formula="of:=[.C98]-[.B98]" office:value-type="float" office:value="24.6668980834004" calcext:value-type="float">
            <text:p>24,6668980834004</text:p>
          </table:table-cell>
          <table:table-cell office:value-type="string" calcext:value-type="string">
            <text:p>2020-06-05_15-29-35</text:p>
          </table:table-cell>
          <table:table-cell table:formula="of:=HYPERLINK(&quot;mu_quicktest/2020-06-05_15-29-35/plot.png&quot;)" office:value-type="string" office:string-value="mu_quicktest/2020-06-05_15-29-35/plot.png" calcext:value-type="string">
            <text:p>mu_quicktest/2020-06-05_15-29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8.0878994920985" calcext:value-type="float">
            <text:p>-88,0878994920985</text:p>
          </table:table-cell>
          <table:table-cell office:value-type="float" office:value="-51.9358355960635" calcext:value-type="float">
            <text:p>-51,9358355960635</text:p>
          </table:table-cell>
          <table:table-cell table:formula="of:=[.C99]-[.B99]" office:value-type="float" office:value="36.152063896035" calcext:value-type="float">
            <text:p>36,152063896035</text:p>
          </table:table-cell>
          <table:table-cell office:value-type="string" calcext:value-type="string">
            <text:p>2020-06-05_15-54-11</text:p>
          </table:table-cell>
          <table:table-cell table:formula="of:=HYPERLINK(&quot;mu_quicktest/2020-06-05_15-54-11/plot.png&quot;)" office:value-type="string" office:string-value="mu_quicktest/2020-06-05_15-54-11/plot.png" calcext:value-type="string">
            <text:p>mu_quicktest/2020-06-05_15-54-1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9.7216303619154" calcext:value-type="float">
            <text:p>-99,7216303619154</text:p>
          </table:table-cell>
          <table:table-cell office:value-type="float" office:value="-50.1824001416049" calcext:value-type="float">
            <text:p>-50,1824001416049</text:p>
          </table:table-cell>
          <table:table-cell table:formula="of:=[.C100]-[.B100]" office:value-type="float" office:value="49.5392302203105" calcext:value-type="float">
            <text:p>49,5392302203105</text:p>
          </table:table-cell>
          <table:table-cell office:value-type="string" calcext:value-type="string">
            <text:p>2020-06-05_17-45-17</text:p>
          </table:table-cell>
          <table:table-cell table:formula="of:=HYPERLINK(&quot;mu_quicktest/2020-06-05_17-45-17/plot.png&quot;)" office:value-type="string" office:string-value="mu_quicktest/2020-06-05_17-45-17/plot.png" calcext:value-type="string">
            <text:p>mu_quicktest/2020-06-05_17-45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2883143073586" calcext:value-type="float">
            <text:p>-84,2883143073586</text:p>
          </table:table-cell>
          <table:table-cell office:value-type="float" office:value="-48.1621989753509" calcext:value-type="float">
            <text:p>-48,1621989753509</text:p>
          </table:table-cell>
          <table:table-cell table:formula="of:=[.C101]-[.B101]" office:value-type="float" office:value="36.1261153320077" calcext:value-type="float">
            <text:p>36,1261153320077</text:p>
          </table:table-cell>
          <table:table-cell office:value-type="string" calcext:value-type="string">
            <text:p>2020-06-05_17-35-03</text:p>
          </table:table-cell>
          <table:table-cell table:formula="of:=HYPERLINK(&quot;mu_quicktest/2020-06-05_17-35-03/plot.png&quot;)" office:value-type="string" office:string-value="mu_quicktest/2020-06-05_17-35-03/plot.png" calcext:value-type="string">
            <text:p>mu_quicktest/2020-06-05_17-35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8.1669433342515" calcext:value-type="float">
            <text:p>-68,1669433342515</text:p>
          </table:table-cell>
          <table:table-cell office:value-type="float" office:value="-38.2728240093934" calcext:value-type="float">
            <text:p>-38,2728240093934</text:p>
          </table:table-cell>
          <table:table-cell table:formula="of:=[.C102]-[.B102]" office:value-type="float" office:value="29.8941193248581" calcext:value-type="float">
            <text:p>29,8941193248581</text:p>
          </table:table-cell>
          <table:table-cell office:value-type="string" calcext:value-type="string">
            <text:p>2020-06-05_15-22-56</text:p>
          </table:table-cell>
          <table:table-cell table:formula="of:=HYPERLINK(&quot;mu_quicktest/2020-06-05_15-22-56/plot.png&quot;)" office:value-type="string" office:string-value="mu_quicktest/2020-06-05_15-22-56/plot.png" calcext:value-type="string">
            <text:p>mu_quicktest/2020-06-05_15-22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7249445219279" calcext:value-type="float">
            <text:p>-87,7249445219279</text:p>
          </table:table-cell>
          <table:table-cell office:value-type="float" office:value="-37.2609352452549" calcext:value-type="float">
            <text:p>-37,2609352452549</text:p>
          </table:table-cell>
          <table:table-cell table:formula="of:=[.C103]-[.B103]" office:value-type="float" office:value="50.464009276673" calcext:value-type="float">
            <text:p>50,464009276673</text:p>
          </table:table-cell>
          <table:table-cell office:value-type="string" calcext:value-type="string">
            <text:p>2020-06-05_16-58-56</text:p>
          </table:table-cell>
          <table:table-cell table:formula="of:=HYPERLINK(&quot;mu_quicktest/2020-06-05_16-58-56/plot.png&quot;)" office:value-type="string" office:string-value="mu_quicktest/2020-06-05_16-58-56/plot.png" calcext:value-type="string">
            <text:p>mu_quicktest/2020-06-05_16-58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9.8576044626369" calcext:value-type="float">
            <text:p>-39,8576044626369</text:p>
          </table:table-cell>
          <table:table-cell office:value-type="float" office:value="-36.1645609733392" calcext:value-type="float">
            <text:p>-36,1645609733392</text:p>
          </table:table-cell>
          <table:table-cell table:formula="of:=[.C104]-[.B104]" office:value-type="float" office:value="3.6930434892977" calcext:value-type="float">
            <text:p>3,6930434892977</text:p>
          </table:table-cell>
          <table:table-cell office:value-type="string" calcext:value-type="string">
            <text:p>2020-06-05_14-34-35</text:p>
          </table:table-cell>
          <table:table-cell table:formula="of:=HYPERLINK(&quot;mu_quicktest/2020-06-05_14-34-35/plot.png&quot;)" office:value-type="string" office:string-value="mu_quicktest/2020-06-05_14-34-35/plot.png" calcext:value-type="string">
            <text:p>mu_quicktest/2020-06-05_14-34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6.5006387409953" calcext:value-type="float">
            <text:p>-46,5006387409953</text:p>
          </table:table-cell>
          <table:table-cell office:value-type="float" office:value="-35.3991585173347" calcext:value-type="float">
            <text:p>-35,3991585173347</text:p>
          </table:table-cell>
          <table:table-cell table:formula="of:=[.C105]-[.B105]" office:value-type="float" office:value="11.1014802236606" calcext:value-type="float">
            <text:p>11,1014802236606</text:p>
          </table:table-cell>
          <table:table-cell office:value-type="string" calcext:value-type="string">
            <text:p>2020-06-05_18-20-28</text:p>
          </table:table-cell>
          <table:table-cell table:formula="of:=HYPERLINK(&quot;mu_quicktest/2020-06-05_18-20-28/plot.png&quot;)" office:value-type="string" office:string-value="mu_quicktest/2020-06-05_18-20-28/plot.png" calcext:value-type="string">
            <text:p>mu_quicktest/2020-06-05_18-20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7.4634634793017" calcext:value-type="float">
            <text:p>-67,4634634793017</text:p>
          </table:table-cell>
          <table:table-cell office:value-type="float" office:value="-33.2267642096611" calcext:value-type="float">
            <text:p>-33,2267642096611</text:p>
          </table:table-cell>
          <table:table-cell table:formula="of:=[.C106]-[.B106]" office:value-type="float" office:value="34.2366992696406" calcext:value-type="float">
            <text:p>34,2366992696406</text:p>
          </table:table-cell>
          <table:table-cell office:value-type="string" calcext:value-type="string">
            <text:p>2020-06-05_17-00-47</text:p>
          </table:table-cell>
          <table:table-cell table:formula="of:=HYPERLINK(&quot;mu_quicktest/2020-06-05_17-00-47/plot.png&quot;)" office:value-type="string" office:string-value="mu_quicktest/2020-06-05_17-00-47/plot.png" calcext:value-type="string">
            <text:p>mu_quicktest/2020-06-05_17-00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7.3597370846179" calcext:value-type="float">
            <text:p>-57,3597370846179</text:p>
          </table:table-cell>
          <table:table-cell office:value-type="float" office:value="-27.7932286445228" calcext:value-type="float">
            <text:p>-27,7932286445228</text:p>
          </table:table-cell>
          <table:table-cell table:formula="of:=[.C107]-[.B107]" office:value-type="float" office:value="29.5665084400951" calcext:value-type="float">
            <text:p>29,5665084400951</text:p>
          </table:table-cell>
          <table:table-cell office:value-type="string" calcext:value-type="string">
            <text:p>2020-06-05_17-05-21</text:p>
          </table:table-cell>
          <table:table-cell table:formula="of:=HYPERLINK(&quot;mu_quicktest/2020-06-05_17-05-21/plot.png&quot;)" office:value-type="string" office:string-value="mu_quicktest/2020-06-05_17-05-21/plot.png" calcext:value-type="string">
            <text:p>mu_quicktest/2020-06-05_17-05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5.166621455383" calcext:value-type="float">
            <text:p>-85,166621455383</text:p>
          </table:table-cell>
          <table:table-cell office:value-type="float" office:value="-25.6845916967223" calcext:value-type="float">
            <text:p>-25,6845916967223</text:p>
          </table:table-cell>
          <table:table-cell table:formula="of:=[.C108]-[.B108]" office:value-type="float" office:value="59.4820297586607" calcext:value-type="float">
            <text:p>59,4820297586607</text:p>
          </table:table-cell>
          <table:table-cell office:value-type="string" calcext:value-type="string">
            <text:p>2020-06-05_19-30-04</text:p>
          </table:table-cell>
          <table:table-cell table:formula="of:=HYPERLINK(&quot;mu_quicktest/2020-06-05_19-30-04/plot.png&quot;)" office:value-type="string" office:string-value="mu_quicktest/2020-06-05_19-30-04/plot.png" calcext:value-type="string">
            <text:p>mu_quicktest/2020-06-05_19-30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4.7375964454198" calcext:value-type="float">
            <text:p>-74,7375964454198</text:p>
          </table:table-cell>
          <table:table-cell office:value-type="float" office:value="-23.8900215733203" calcext:value-type="float">
            <text:p>-23,8900215733203</text:p>
          </table:table-cell>
          <table:table-cell table:formula="of:=[.C109]-[.B109]" office:value-type="float" office:value="50.8475748720995" calcext:value-type="float">
            <text:p>50,8475748720995</text:p>
          </table:table-cell>
          <table:table-cell office:value-type="string" calcext:value-type="string">
            <text:p>2020-06-05_14-19-08</text:p>
          </table:table-cell>
          <table:table-cell table:formula="of:=HYPERLINK(&quot;mu_quicktest/2020-06-05_14-19-08/plot.png&quot;)" office:value-type="string" office:string-value="mu_quicktest/2020-06-05_14-19-08/plot.png" calcext:value-type="string">
            <text:p>mu_quicktest/2020-06-05_14-19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1.9126396021299" calcext:value-type="float">
            <text:p>-51,9126396021299</text:p>
          </table:table-cell>
          <table:table-cell office:value-type="float" office:value="-23.736779713657" calcext:value-type="float">
            <text:p>-23,736779713657</text:p>
          </table:table-cell>
          <table:table-cell table:formula="of:=[.C110]-[.B110]" office:value-type="float" office:value="28.1758598884729" calcext:value-type="float">
            <text:p>28,1758598884729</text:p>
          </table:table-cell>
          <table:table-cell office:value-type="string" calcext:value-type="string">
            <text:p>2020-06-05_18-17-34</text:p>
          </table:table-cell>
          <table:table-cell table:formula="of:=HYPERLINK(&quot;mu_quicktest/2020-06-05_18-17-34/plot.png&quot;)" office:value-type="string" office:string-value="mu_quicktest/2020-06-05_18-17-34/plot.png" calcext:value-type="string">
            <text:p>mu_quicktest/2020-06-05_18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4.5424900399229" calcext:value-type="float">
            <text:p>-34,5424900399229</text:p>
          </table:table-cell>
          <table:table-cell office:value-type="float" office:value="-21.5568012001558" calcext:value-type="float">
            <text:p>-21,5568012001558</text:p>
          </table:table-cell>
          <table:table-cell table:formula="of:=[.C111]-[.B111]" office:value-type="float" office:value="12.9856888397671" calcext:value-type="float">
            <text:p>12,9856888397671</text:p>
          </table:table-cell>
          <table:table-cell office:value-type="string" calcext:value-type="string">
            <text:p>2020-06-05_17-36-15</text:p>
          </table:table-cell>
          <table:table-cell table:formula="of:=HYPERLINK(&quot;mu_quicktest/2020-06-05_17-36-15/plot.png&quot;)" office:value-type="string" office:string-value="mu_quicktest/2020-06-05_17-36-15/plot.png" calcext:value-type="string">
            <text:p>mu_quicktest/2020-06-05_17-36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8.2427998161215" calcext:value-type="float">
            <text:p>-78,2427998161215</text:p>
          </table:table-cell>
          <table:table-cell office:value-type="float" office:value="-20.5560150138159" calcext:value-type="float">
            <text:p>-20,5560150138159</text:p>
          </table:table-cell>
          <table:table-cell table:formula="of:=[.C112]-[.B112]" office:value-type="float" office:value="57.6867848023056" calcext:value-type="float">
            <text:p>57,6867848023056</text:p>
          </table:table-cell>
          <table:table-cell office:value-type="string" calcext:value-type="string">
            <text:p>2020-06-05_17-47-57</text:p>
          </table:table-cell>
          <table:table-cell table:formula="of:=HYPERLINK(&quot;mu_quicktest/2020-06-05_17-47-57/plot.png&quot;)" office:value-type="string" office:string-value="mu_quicktest/2020-06-05_17-47-57/plot.png" calcext:value-type="string">
            <text:p>mu_quicktest/2020-06-05_17-4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6.2417551213412" calcext:value-type="float">
            <text:p>-76,2417551213412</text:p>
          </table:table-cell>
          <table:table-cell office:value-type="float" office:value="-15.9058044393514" calcext:value-type="float">
            <text:p>-15,9058044393514</text:p>
          </table:table-cell>
          <table:table-cell table:formula="of:=[.C113]-[.B113]" office:value-type="float" office:value="60.3359506819898" calcext:value-type="float">
            <text:p>60,3359506819898</text:p>
          </table:table-cell>
          <table:table-cell office:value-type="string" calcext:value-type="string">
            <text:p>2020-06-05_18-36-18</text:p>
          </table:table-cell>
          <table:table-cell table:formula="of:=HYPERLINK(&quot;mu_quicktest/2020-06-05_18-36-18/plot.png&quot;)" office:value-type="string" office:string-value="mu_quicktest/2020-06-05_18-36-18/plot.png" calcext:value-type="string">
            <text:p>mu_quicktest/2020-06-05_18-36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7.3601832022062" calcext:value-type="float">
            <text:p>-37,3601832022062</text:p>
          </table:table-cell>
          <table:table-cell office:value-type="float" office:value="-14.2855865019293" calcext:value-type="float">
            <text:p>-14,2855865019293</text:p>
          </table:table-cell>
          <table:table-cell table:formula="of:=[.C114]-[.B114]" office:value-type="float" office:value="23.0745967002769" calcext:value-type="float">
            <text:p>23,0745967002769</text:p>
          </table:table-cell>
          <table:table-cell office:value-type="string" calcext:value-type="string">
            <text:p>2020-06-05_16-29-40</text:p>
          </table:table-cell>
          <table:table-cell table:formula="of:=HYPERLINK(&quot;mu_quicktest/2020-06-05_16-29-40/plot.png&quot;)" office:value-type="string" office:string-value="mu_quicktest/2020-06-05_16-29-40/plot.png" calcext:value-type="string">
            <text:p>mu_quicktest/2020-06-05_16-29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9.1533805293019" calcext:value-type="float">
            <text:p>-19,1533805293019</text:p>
          </table:table-cell>
          <table:table-cell office:value-type="float" office:value="-13.6575022946495" calcext:value-type="float">
            <text:p>-13,6575022946495</text:p>
          </table:table-cell>
          <table:table-cell table:formula="of:=[.C115]-[.B115]" office:value-type="float" office:value="5.4958782346524" calcext:value-type="float">
            <text:p>5,4958782346524</text:p>
          </table:table-cell>
          <table:table-cell office:value-type="string" calcext:value-type="string">
            <text:p>2020-06-05_18-25-09</text:p>
          </table:table-cell>
          <table:table-cell table:formula="of:=HYPERLINK(&quot;mu_quicktest/2020-06-05_18-25-09/plot.png&quot;)" office:value-type="string" office:string-value="mu_quicktest/2020-06-05_18-25-09/plot.png" calcext:value-type="string">
            <text:p>mu_quicktest/2020-06-05_18-25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1.3513839815464" calcext:value-type="float">
            <text:p>-81,3513839815464</text:p>
          </table:table-cell>
          <table:table-cell office:value-type="float" office:value="-13.229219949777" calcext:value-type="float">
            <text:p>-13,229219949777</text:p>
          </table:table-cell>
          <table:table-cell table:formula="of:=[.C116]-[.B116]" office:value-type="float" office:value="68.1221640317694" calcext:value-type="float">
            <text:p>68,1221640317694</text:p>
          </table:table-cell>
          <table:table-cell office:value-type="string" calcext:value-type="string">
            <text:p>2020-06-05_17-03-16</text:p>
          </table:table-cell>
          <table:table-cell table:formula="of:=HYPERLINK(&quot;mu_quicktest/2020-06-05_17-03-16/plot.png&quot;)" office:value-type="string" office:string-value="mu_quicktest/2020-06-05_17-03-16/plot.png" calcext:value-type="string">
            <text:p>mu_quicktest/2020-06-05_17-03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7.9168929644187" calcext:value-type="float">
            <text:p>-87,9168929644187</text:p>
          </table:table-cell>
          <table:table-cell office:value-type="float" office:value="-12.7485953028467" calcext:value-type="float">
            <text:p>-12,7485953028467</text:p>
          </table:table-cell>
          <table:table-cell table:formula="of:=[.C117]-[.B117]" office:value-type="float" office:value="75.168297661572" calcext:value-type="float">
            <text:p>75,168297661572</text:p>
          </table:table-cell>
          <table:table-cell office:value-type="string" calcext:value-type="string">
            <text:p>2020-06-05_17-33-22</text:p>
          </table:table-cell>
          <table:table-cell table:formula="of:=HYPERLINK(&quot;mu_quicktest/2020-06-05_17-33-22/plot.png&quot;)" office:value-type="string" office:string-value="mu_quicktest/2020-06-05_17-33-22/plot.png" calcext:value-type="string">
            <text:p>mu_quicktest/2020-06-05_17-33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4.728554983755" calcext:value-type="float">
            <text:p>-84,728554983755</text:p>
          </table:table-cell>
          <table:table-cell office:value-type="float" office:value="-10.495865960331" calcext:value-type="float">
            <text:p>-10,495865960331</text:p>
          </table:table-cell>
          <table:table-cell table:formula="of:=[.C118]-[.B118]" office:value-type="float" office:value="74.232689023424" calcext:value-type="float">
            <text:p>74,232689023424</text:p>
          </table:table-cell>
          <table:table-cell office:value-type="string" calcext:value-type="string">
            <text:p>2020-06-05_17-24-27</text:p>
          </table:table-cell>
          <table:table-cell table:formula="of:=HYPERLINK(&quot;mu_quicktest/2020-06-05_17-24-27/plot.png&quot;)" office:value-type="string" office:string-value="mu_quicktest/2020-06-05_17-24-27/plot.png" calcext:value-type="string">
            <text:p>mu_quicktest/2020-06-05_17-2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0.3009543764808" calcext:value-type="float">
            <text:p>-20,3009543764808</text:p>
          </table:table-cell>
          <table:table-cell office:value-type="float" office:value="-8.54620690027912" calcext:value-type="float">
            <text:p>-8,54620690027912</text:p>
          </table:table-cell>
          <table:table-cell table:formula="of:=[.C119]-[.B119]" office:value-type="float" office:value="11.7547474762017" calcext:value-type="float">
            <text:p>11,7547474762017</text:p>
          </table:table-cell>
          <table:table-cell office:value-type="string" calcext:value-type="string">
            <text:p>2020-06-05_13-43-50</text:p>
          </table:table-cell>
          <table:table-cell table:formula="of:=HYPERLINK(&quot;mu_quicktest/2020-06-05_13-43-50/plot.png&quot;)" office:value-type="string" office:string-value="mu_quicktest/2020-06-05_13-43-50/plot.png" calcext:value-type="string">
            <text:p>mu_quicktest/2020-06-05_13-43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9.9521291383385" calcext:value-type="float">
            <text:p>-89,9521291383385</text:p>
          </table:table-cell>
          <table:table-cell office:value-type="float" office:value="-6.0031508407538" calcext:value-type="float">
            <text:p>-6,0031508407538</text:p>
          </table:table-cell>
          <table:table-cell table:formula="of:=[.C120]-[.B120]" office:value-type="float" office:value="83.9489782975847" calcext:value-type="float">
            <text:p>83,9489782975847</text:p>
          </table:table-cell>
          <table:table-cell office:value-type="string" calcext:value-type="string">
            <text:p>2020-06-05_16-27-57</text:p>
          </table:table-cell>
          <table:table-cell table:formula="of:=HYPERLINK(&quot;mu_quicktest/2020-06-05_16-27-57/plot.png&quot;)" office:value-type="string" office:string-value="mu_quicktest/2020-06-05_16-27-57/plot.png" calcext:value-type="string">
            <text:p>mu_quicktest/2020-06-05_16-2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2.2931551861151" calcext:value-type="float">
            <text:p>-62,2931551861151</text:p>
          </table:table-cell>
          <table:table-cell office:value-type="float" office:value="-5.42767833149618" calcext:value-type="float">
            <text:p>-5,42767833149618</text:p>
          </table:table-cell>
          <table:table-cell table:formula="of:=[.C121]-[.B121]" office:value-type="float" office:value="56.8654768546189" calcext:value-type="float">
            <text:p>56,8654768546189</text:p>
          </table:table-cell>
          <table:table-cell office:value-type="string" calcext:value-type="string">
            <text:p>2020-06-05_15-28-02</text:p>
          </table:table-cell>
          <table:table-cell table:formula="of:=HYPERLINK(&quot;mu_quicktest/2020-06-05_15-28-02/plot.png&quot;)" office:value-type="string" office:string-value="mu_quicktest/2020-06-05_15-28-02/plot.png" calcext:value-type="string">
            <text:p>mu_quicktest/2020-06-05_15-28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7.909272986378" calcext:value-type="float">
            <text:p>-37,909272986378</text:p>
          </table:table-cell>
          <table:table-cell office:value-type="float" office:value="-5.08678554542396" calcext:value-type="float">
            <text:p>-5,08678554542396</text:p>
          </table:table-cell>
          <table:table-cell table:formula="of:=[.C122]-[.B122]" office:value-type="float" office:value="32.822487440954" calcext:value-type="float">
            <text:p>32,822487440954</text:p>
          </table:table-cell>
          <table:table-cell office:value-type="string" calcext:value-type="string">
            <text:p>2020-06-05_16-07-24</text:p>
          </table:table-cell>
          <table:table-cell table:formula="of:=HYPERLINK(&quot;mu_quicktest/2020-06-05_16-07-24/plot.png&quot;)" office:value-type="string" office:string-value="mu_quicktest/2020-06-05_16-07-24/plot.png" calcext:value-type="string">
            <text:p>mu_quicktest/2020-06-05_16-07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2.6094024006753" calcext:value-type="float">
            <text:p>-22,6094024006753</text:p>
          </table:table-cell>
          <table:table-cell office:value-type="float" office:value="-4.94908401306937" calcext:value-type="float">
            <text:p>-4,94908401306937</text:p>
          </table:table-cell>
          <table:table-cell table:formula="of:=[.C123]-[.B123]" office:value-type="float" office:value="17.6603183876059" calcext:value-type="float">
            <text:p>17,6603183876059</text:p>
          </table:table-cell>
          <table:table-cell office:value-type="string" calcext:value-type="string">
            <text:p>2020-06-05_14-07-07</text:p>
          </table:table-cell>
          <table:table-cell table:formula="of:=HYPERLINK(&quot;mu_quicktest/2020-06-05_14-07-07/plot.png&quot;)" office:value-type="string" office:string-value="mu_quicktest/2020-06-05_14-07-07/plot.png" calcext:value-type="string">
            <text:p>mu_quicktest/2020-06-05_14-07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0.2667345498228" calcext:value-type="float">
            <text:p>-20,2667345498228</text:p>
          </table:table-cell>
          <table:table-cell office:value-type="float" office:value="-2.905746318612" calcext:value-type="float">
            <text:p>-2,905746318612</text:p>
          </table:table-cell>
          <table:table-cell table:formula="of:=[.C124]-[.B124]" office:value-type="float" office:value="17.3609882312108" calcext:value-type="float">
            <text:p>17,3609882312108</text:p>
          </table:table-cell>
          <table:table-cell office:value-type="string" calcext:value-type="string">
            <text:p>2020-06-05_15-32-14</text:p>
          </table:table-cell>
          <table:table-cell table:formula="of:=HYPERLINK(&quot;mu_quicktest/2020-06-05_15-32-14/plot.png&quot;)" office:value-type="string" office:string-value="mu_quicktest/2020-06-05_15-32-14/plot.png" calcext:value-type="string">
            <text:p>mu_quicktest/2020-06-05_15-32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79680418173961" calcext:value-type="float">
            <text:p>-3,79680418173961</text:p>
          </table:table-cell>
          <table:table-cell office:value-type="float" office:value="-1.21790573088067" calcext:value-type="float">
            <text:p>-1,21790573088067</text:p>
          </table:table-cell>
          <table:table-cell table:formula="of:=[.C125]-[.B125]" office:value-type="float" office:value="2.57889845085894" calcext:value-type="float">
            <text:p>2,57889845085894</text:p>
          </table:table-cell>
          <table:table-cell office:value-type="string" calcext:value-type="string">
            <text:p>2020-06-05_18-08-17</text:p>
          </table:table-cell>
          <table:table-cell table:formula="of:=HYPERLINK(&quot;mu_quicktest/2020-06-05_18-08-17/plot.png&quot;)" office:value-type="string" office:string-value="mu_quicktest/2020-06-05_18-08-17/plot.png" calcext:value-type="string">
            <text:p>mu_quicktest/2020-06-05_18-08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0.45440033341" calcext:value-type="float">
            <text:p>-40,45440033341</text:p>
          </table:table-cell>
          <table:table-cell office:value-type="float" office:value="-0.659012356438997" calcext:value-type="float">
            <text:p>-0,659012356438997</text:p>
          </table:table-cell>
          <table:table-cell table:formula="of:=[.C126]-[.B126]" office:value-type="float" office:value="39.795387976971" calcext:value-type="float">
            <text:p>39,795387976971</text:p>
          </table:table-cell>
          <table:table-cell office:value-type="string" calcext:value-type="string">
            <text:p>2020-06-05_17-20-31</text:p>
          </table:table-cell>
          <table:table-cell table:formula="of:=HYPERLINK(&quot;mu_quicktest/2020-06-05_17-20-31/plot.png&quot;)" office:value-type="string" office:string-value="mu_quicktest/2020-06-05_17-20-31/plot.png" calcext:value-type="string">
            <text:p>mu_quicktest/2020-06-05_17-20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79608225221149" calcext:value-type="float">
            <text:p>-2,79608225221149</text:p>
          </table:table-cell>
          <table:table-cell office:value-type="float" office:value="-0.494482605349322" calcext:value-type="float">
            <text:p>-0,494482605349322</text:p>
          </table:table-cell>
          <table:table-cell table:formula="of:=[.C127]-[.B127]" office:value-type="float" office:value="2.30159964686217" calcext:value-type="float">
            <text:p>2,30159964686217</text:p>
          </table:table-cell>
          <table:table-cell office:value-type="string" calcext:value-type="string">
            <text:p>2020-06-05_13-14-00</text:p>
          </table:table-cell>
          <table:table-cell table:formula="of:=HYPERLINK(&quot;mu_quicktest/2020-06-05_13-14-00/plot.png&quot;)" office:value-type="string" office:string-value="mu_quicktest/2020-06-05_13-14-00/plot.png" calcext:value-type="string">
            <text:p>mu_quicktest/2020-06-05_13-14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7.73938569991944" calcext:value-type="float">
            <text:p>-7,73938569991944</text:p>
          </table:table-cell>
          <table:table-cell office:value-type="float" office:value="0.106521989864777" calcext:value-type="float">
            <text:p>0,106521989864777</text:p>
          </table:table-cell>
          <table:table-cell table:formula="of:=[.C128]-[.B128]" office:value-type="float" office:value="7.84590768978422" calcext:value-type="float">
            <text:p>7,84590768978422</text:p>
          </table:table-cell>
          <table:table-cell office:value-type="string" calcext:value-type="string">
            <text:p>2020-06-05_18-50-32</text:p>
          </table:table-cell>
          <table:table-cell table:formula="of:=HYPERLINK(&quot;mu_quicktest/2020-06-05_18-50-32/plot.png&quot;)" office:value-type="string" office:string-value="mu_quicktest/2020-06-05_18-50-32/plot.png" calcext:value-type="string">
            <text:p>mu_quicktest/2020-06-05_18-50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65456018670419" calcext:value-type="float">
            <text:p>-2,65456018670419</text:p>
          </table:table-cell>
          <table:table-cell office:value-type="float" office:value="3.06851930353715" calcext:value-type="float">
            <text:p>3,06851930353715</text:p>
          </table:table-cell>
          <table:table-cell table:formula="of:=[.C129]-[.B129]" office:value-type="float" office:value="5.72307949024134" calcext:value-type="float">
            <text:p>5,72307949024134</text:p>
          </table:table-cell>
          <table:table-cell office:value-type="string" calcext:value-type="string">
            <text:p>2020-06-05_14-57-42</text:p>
          </table:table-cell>
          <table:table-cell table:formula="of:=HYPERLINK(&quot;mu_quicktest/2020-06-05_14-57-42/plot.png&quot;)" office:value-type="string" office:string-value="mu_quicktest/2020-06-05_14-57-42/plot.png" calcext:value-type="string">
            <text:p>mu_quicktest/2020-06-05_14-57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4908305133314" calcext:value-type="float">
            <text:p>1,04908305133314</text:p>
          </table:table-cell>
          <table:table-cell office:value-type="float" office:value="5.17177333501779" calcext:value-type="float">
            <text:p>5,17177333501779</text:p>
          </table:table-cell>
          <table:table-cell table:formula="of:=[.C130]-[.B130]" office:value-type="float" office:value="4.12269028368465" calcext:value-type="float">
            <text:p>4,12269028368465</text:p>
          </table:table-cell>
          <table:table-cell office:value-type="string" calcext:value-type="string">
            <text:p>2020-06-05_18-38-48</text:p>
          </table:table-cell>
          <table:table-cell table:formula="of:=HYPERLINK(&quot;mu_quicktest/2020-06-05_18-38-48/plot.png&quot;)" office:value-type="string" office:string-value="mu_quicktest/2020-06-05_18-38-48/plot.png" calcext:value-type="string">
            <text:p>mu_quicktest/2020-06-05_18-38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2543096464881" calcext:value-type="float">
            <text:p>3,82543096464881</text:p>
          </table:table-cell>
          <table:table-cell office:value-type="float" office:value="7.15823773359183" calcext:value-type="float">
            <text:p>7,15823773359183</text:p>
          </table:table-cell>
          <table:table-cell table:formula="of:=[.C131]-[.B131]" office:value-type="float" office:value="3.33280676894302" calcext:value-type="float">
            <text:p>3,33280676894302</text:p>
          </table:table-cell>
          <table:table-cell office:value-type="string" calcext:value-type="string">
            <text:p>2020-06-05_13-55-32</text:p>
          </table:table-cell>
          <table:table-cell table:formula="of:=HYPERLINK(&quot;mu_quicktest/2020-06-05_13-55-32/plot.png&quot;)" office:value-type="string" office:string-value="mu_quicktest/2020-06-05_13-55-32/plot.png" calcext:value-type="string">
            <text:p>mu_quicktest/2020-06-05_13-5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08621423193329" calcext:value-type="float">
            <text:p>6,08621423193329</text:p>
          </table:table-cell>
          <table:table-cell office:value-type="float" office:value="9.65334492442865" calcext:value-type="float">
            <text:p>9,65334492442865</text:p>
          </table:table-cell>
          <table:table-cell table:formula="of:=[.C132]-[.B132]" office:value-type="float" office:value="3.56713069249536" calcext:value-type="float">
            <text:p>3,56713069249536</text:p>
          </table:table-cell>
          <table:table-cell office:value-type="string" calcext:value-type="string">
            <text:p>2020-06-05_15-04-27</text:p>
          </table:table-cell>
          <table:table-cell table:formula="of:=HYPERLINK(&quot;mu_quicktest/2020-06-05_15-04-27/plot.png&quot;)" office:value-type="string" office:string-value="mu_quicktest/2020-06-05_15-04-27/plot.png" calcext:value-type="string">
            <text:p>mu_quicktest/2020-06-05_15-0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03436289724769" calcext:value-type="float">
            <text:p>5,03436289724769</text:p>
          </table:table-cell>
          <table:table-cell office:value-type="float" office:value="10.5317320988426" calcext:value-type="float">
            <text:p>10,5317320988426</text:p>
          </table:table-cell>
          <table:table-cell table:formula="of:=[.C133]-[.B133]" office:value-type="float" office:value="5.49736920159491" calcext:value-type="float">
            <text:p>5,49736920159491</text:p>
          </table:table-cell>
          <table:table-cell office:value-type="string" calcext:value-type="string">
            <text:p>2020-06-05_15-45-07</text:p>
          </table:table-cell>
          <table:table-cell table:formula="of:=HYPERLINK(&quot;mu_quicktest/2020-06-05_15-45-07/plot.png&quot;)" office:value-type="string" office:string-value="mu_quicktest/2020-06-05_15-45-07/plot.png" calcext:value-type="string">
            <text:p>mu_quicktest/2020-06-05_15-45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0858202588557" calcext:value-type="float">
            <text:p>10,0858202588557</text:p>
          </table:table-cell>
          <table:table-cell office:value-type="float" office:value="11.1757866531807" calcext:value-type="float">
            <text:p>11,1757866531807</text:p>
          </table:table-cell>
          <table:table-cell table:formula="of:=[.C134]-[.B134]" office:value-type="float" office:value="1.089966394325" calcext:value-type="float">
            <text:p>1,089966394325</text:p>
          </table:table-cell>
          <table:table-cell office:value-type="string" calcext:value-type="string">
            <text:p>2020-06-05_17-49-21</text:p>
          </table:table-cell>
          <table:table-cell table:formula="of:=HYPERLINK(&quot;mu_quicktest/2020-06-05_17-49-21/plot.png&quot;)" office:value-type="string" office:string-value="mu_quicktest/2020-06-05_17-49-21/plot.png" calcext:value-type="string">
            <text:p>mu_quicktest/2020-06-05_17-49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7728615625375" calcext:value-type="float">
            <text:p>11,7728615625375</text:p>
          </table:table-cell>
          <table:table-cell office:value-type="float" office:value="13.7730111627523" calcext:value-type="float">
            <text:p>13,7730111627523</text:p>
          </table:table-cell>
          <table:table-cell table:formula="of:=[.C135]-[.B135]" office:value-type="float" office:value="2.0001496002148" calcext:value-type="float">
            <text:p>2,0001496002148</text:p>
          </table:table-cell>
          <table:table-cell office:value-type="string" calcext:value-type="string">
            <text:p>2020-06-05_15-56-03</text:p>
          </table:table-cell>
          <table:table-cell table:formula="of:=HYPERLINK(&quot;mu_quicktest/2020-06-05_15-56-03/plot.png&quot;)" office:value-type="string" office:string-value="mu_quicktest/2020-06-05_15-56-03/plot.png" calcext:value-type="string">
            <text:p>mu_quicktest/2020-06-05_15-56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0167018274986" calcext:value-type="float">
            <text:p>11,0167018274986</text:p>
          </table:table-cell>
          <table:table-cell office:value-type="float" office:value="15.2588577824379" calcext:value-type="float">
            <text:p>15,2588577824379</text:p>
          </table:table-cell>
          <table:table-cell table:formula="of:=[.C136]-[.B136]" office:value-type="float" office:value="4.2421559549393" calcext:value-type="float">
            <text:p>4,2421559549393</text:p>
          </table:table-cell>
          <table:table-cell office:value-type="string" calcext:value-type="string">
            <text:p>2020-06-05_19-18-40</text:p>
          </table:table-cell>
          <table:table-cell table:formula="of:=HYPERLINK(&quot;mu_quicktest/2020-06-05_19-18-40/plot.png&quot;)" office:value-type="string" office:string-value="mu_quicktest/2020-06-05_19-18-40/plot.png" calcext:value-type="string">
            <text:p>mu_quicktest/2020-06-05_19-18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651576846432" calcext:value-type="float">
            <text:p>14,651576846432</text:p>
          </table:table-cell>
          <table:table-cell office:value-type="float" office:value="17.1768651295621" calcext:value-type="float">
            <text:p>17,1768651295621</text:p>
          </table:table-cell>
          <table:table-cell table:formula="of:=[.C137]-[.B137]" office:value-type="float" office:value="2.5252882831301" calcext:value-type="float">
            <text:p>2,5252882831301</text:p>
          </table:table-cell>
          <table:table-cell office:value-type="string" calcext:value-type="string">
            <text:p>2020-06-05_14-37-40</text:p>
          </table:table-cell>
          <table:table-cell table:formula="of:=HYPERLINK(&quot;mu_quicktest/2020-06-05_14-37-40/plot.png&quot;)" office:value-type="string" office:string-value="mu_quicktest/2020-06-05_14-37-40/plot.png" calcext:value-type="string">
            <text:p>mu_quicktest/2020-06-05_14-37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49208724319664" calcext:value-type="float">
            <text:p>-1,49208724319664</text:p>
          </table:table-cell>
          <table:table-cell office:value-type="float" office:value="20.7141205926872" calcext:value-type="float">
            <text:p>20,7141205926872</text:p>
          </table:table-cell>
          <table:table-cell table:formula="of:=[.C138]-[.B138]" office:value-type="float" office:value="22.2062078358838" calcext:value-type="float">
            <text:p>22,2062078358838</text:p>
          </table:table-cell>
          <table:table-cell office:value-type="string" calcext:value-type="string">
            <text:p>2020-06-05_17-56-23</text:p>
          </table:table-cell>
          <table:table-cell table:formula="of:=HYPERLINK(&quot;mu_quicktest/2020-06-05_17-56-23/plot.png&quot;)" office:value-type="string" office:string-value="mu_quicktest/2020-06-05_17-56-23/plot.png" calcext:value-type="string">
            <text:p>mu_quicktest/2020-06-05_17-56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.19840066453767" calcext:value-type="float">
            <text:p>-1,19840066453767</text:p>
          </table:table-cell>
          <table:table-cell office:value-type="float" office:value="29.7922905715055" calcext:value-type="float">
            <text:p>29,7922905715055</text:p>
          </table:table-cell>
          <table:table-cell table:formula="of:=[.C139]-[.B139]" office:value-type="float" office:value="30.9906912360432" calcext:value-type="float">
            <text:p>30,9906912360432</text:p>
          </table:table-cell>
          <table:table-cell office:value-type="string" calcext:value-type="string">
            <text:p>2020-06-05_16-34-46</text:p>
          </table:table-cell>
          <table:table-cell table:formula="of:=HYPERLINK(&quot;mu_quicktest/2020-06-05_16-34-46/plot.png&quot;)" office:value-type="string" office:string-value="mu_quicktest/2020-06-05_16-34-46/plot.png" calcext:value-type="string">
            <text:p>mu_quicktest/2020-06-05_16-34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.7099894584843" calcext:value-type="float">
            <text:p>35,7099894584843</text:p>
          </table:table-cell>
          <table:table-cell office:value-type="float" office:value="53.0923316154666" calcext:value-type="float">
            <text:p>53,0923316154666</text:p>
          </table:table-cell>
          <table:table-cell table:formula="of:=[.C140]-[.B140]" office:value-type="float" office:value="17.3823421569823" calcext:value-type="float">
            <text:p>17,3823421569823</text:p>
          </table:table-cell>
          <table:table-cell office:value-type="string" calcext:value-type="string">
            <text:p>2020-06-05_16-48-52</text:p>
          </table:table-cell>
          <table:table-cell table:formula="of:=HYPERLINK(&quot;mu_quicktest/2020-06-05_16-48-52/plot.png&quot;)" office:value-type="string" office:string-value="mu_quicktest/2020-06-05_16-48-52/plot.png" calcext:value-type="string">
            <text:p>mu_quicktest/2020-06-05_16-4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.1468353148582" calcext:value-type="float">
            <text:p>46,1468353148582</text:p>
          </table:table-cell>
          <table:table-cell office:value-type="float" office:value="63.7801874159719" calcext:value-type="float">
            <text:p>63,7801874159719</text:p>
          </table:table-cell>
          <table:table-cell table:formula="of:=[.C141]-[.B141]" office:value-type="float" office:value="17.6333521011137" calcext:value-type="float">
            <text:p>17,6333521011137</text:p>
          </table:table-cell>
          <table:table-cell office:value-type="string" calcext:value-type="string">
            <text:p>2020-06-05_17-25-15</text:p>
          </table:table-cell>
          <table:table-cell table:formula="of:=HYPERLINK(&quot;mu_quicktest/2020-06-05_17-25-15/plot.png&quot;)" office:value-type="string" office:string-value="mu_quicktest/2020-06-05_17-25-15/plot.png" calcext:value-type="string">
            <text:p>mu_quicktest/2020-06-05_17-2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7208231006405" calcext:value-type="float">
            <text:p>32,7208231006405</text:p>
          </table:table-cell>
          <table:table-cell office:value-type="float" office:value="67.3127517087801" calcext:value-type="float">
            <text:p>67,3127517087801</text:p>
          </table:table-cell>
          <table:table-cell table:formula="of:=[.C142]-[.B142]" office:value-type="float" office:value="34.5919286081396" calcext:value-type="float">
            <text:p>34,5919286081396</text:p>
          </table:table-cell>
          <table:table-cell office:value-type="string" calcext:value-type="string">
            <text:p>2020-06-05_19-08-52</text:p>
          </table:table-cell>
          <table:table-cell table:formula="of:=HYPERLINK(&quot;mu_quicktest/2020-06-05_19-08-52/plot.png&quot;)" office:value-type="string" office:string-value="mu_quicktest/2020-06-05_19-08-52/plot.png" calcext:value-type="string">
            <text:p>mu_quicktest/2020-06-05_19-0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.6377940214951" calcext:value-type="float">
            <text:p>43,6377940214951</text:p>
          </table:table-cell>
          <table:table-cell office:value-type="float" office:value="70.7208192491802" calcext:value-type="float">
            <text:p>70,7208192491802</text:p>
          </table:table-cell>
          <table:table-cell table:formula="of:=[.C143]-[.B143]" office:value-type="float" office:value="27.0830252276851" calcext:value-type="float">
            <text:p>27,0830252276851</text:p>
          </table:table-cell>
          <table:table-cell office:value-type="string" calcext:value-type="string">
            <text:p>2020-06-05_17-14-45</text:p>
          </table:table-cell>
          <table:table-cell table:formula="of:=HYPERLINK(&quot;mu_quicktest/2020-06-05_17-14-45/plot.png&quot;)" office:value-type="string" office:string-value="mu_quicktest/2020-06-05_17-14-45/plot.png" calcext:value-type="string">
            <text:p>mu_quicktest/2020-06-05_17-14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.8885628266999" calcext:value-type="float">
            <text:p>45,8885628266999</text:p>
          </table:table-cell>
          <table:table-cell office:value-type="float" office:value="74.0533550304609" calcext:value-type="float">
            <text:p>74,0533550304609</text:p>
          </table:table-cell>
          <table:table-cell table:formula="of:=[.C144]-[.B144]" office:value-type="float" office:value="28.164792203761" calcext:value-type="float">
            <text:p>28,164792203761</text:p>
          </table:table-cell>
          <table:table-cell office:value-type="string" calcext:value-type="string">
            <text:p>2020-06-05_16-41-37</text:p>
          </table:table-cell>
          <table:table-cell table:formula="of:=HYPERLINK(&quot;mu_quicktest/2020-06-05_16-41-37/plot.png&quot;)" office:value-type="string" office:string-value="mu_quicktest/2020-06-05_16-41-37/plot.png" calcext:value-type="string">
            <text:p>mu_quicktest/2020-06-05_16-41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.2856263197604" calcext:value-type="float">
            <text:p>59,2856263197604</text:p>
          </table:table-cell>
          <table:table-cell office:value-type="float" office:value="96.0490468388081" calcext:value-type="float">
            <text:p>96,0490468388081</text:p>
          </table:table-cell>
          <table:table-cell table:formula="of:=[.C145]-[.B145]" office:value-type="float" office:value="36.7634205190477" calcext:value-type="float">
            <text:p>36,7634205190477</text:p>
          </table:table-cell>
          <table:table-cell office:value-type="string" calcext:value-type="string">
            <text:p>2020-06-05_12-24-42</text:p>
          </table:table-cell>
          <table:table-cell table:formula="of:=HYPERLINK(&quot;mu_quicktest/2020-06-05_12-24-42/plot.png&quot;)" office:value-type="string" office:string-value="mu_quicktest/2020-06-05_12-24-42/plot.png" calcext:value-type="string">
            <text:p>mu_quicktest/2020-06-05_12-24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2906498912405" calcext:value-type="float">
            <text:p>91,2906498912405</text:p>
          </table:table-cell>
          <table:table-cell office:value-type="float" office:value="125.779297166" calcext:value-type="float">
            <text:p>125,779297166</text:p>
          </table:table-cell>
          <table:table-cell table:formula="of:=[.C146]-[.B146]" office:value-type="float" office:value="34.4886472747595" calcext:value-type="float">
            <text:p>34,4886472747595</text:p>
          </table:table-cell>
          <table:table-cell office:value-type="string" calcext:value-type="string">
            <text:p>2020-06-05_14-28-27</text:p>
          </table:table-cell>
          <table:table-cell table:formula="of:=HYPERLINK(&quot;mu_quicktest/2020-06-05_14-28-27/plot.png&quot;)" office:value-type="string" office:string-value="mu_quicktest/2020-06-05_14-28-27/plot.png" calcext:value-type="string">
            <text:p>mu_quicktest/2020-06-05_14-28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8.590428621674" calcext:value-type="float">
            <text:p>148,590428621674</text:p>
          </table:table-cell>
          <table:table-cell office:value-type="float" office:value="174.051121798965" calcext:value-type="float">
            <text:p>174,051121798965</text:p>
          </table:table-cell>
          <table:table-cell table:formula="of:=[.C147]-[.B147]" office:value-type="float" office:value="25.460693177291" calcext:value-type="float">
            <text:p>25,460693177291</text:p>
          </table:table-cell>
          <table:table-cell office:value-type="string" calcext:value-type="string">
            <text:p>2020-06-05_15-34-38</text:p>
          </table:table-cell>
          <table:table-cell table:formula="of:=HYPERLINK(&quot;mu_quicktest/2020-06-05_15-34-38/plot.png&quot;)" office:value-type="string" office:string-value="mu_quicktest/2020-06-05_15-34-38/plot.png" calcext:value-type="string">
            <text:p>mu_quicktest/2020-06-05_15-34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.264396603386" calcext:value-type="float">
            <text:p>205,264396603386</text:p>
          </table:table-cell>
          <table:table-cell office:value-type="float" office:value="217.704519424746" calcext:value-type="float">
            <text:p>217,704519424746</text:p>
          </table:table-cell>
          <table:table-cell table:formula="of:=[.C148]-[.B148]" office:value-type="float" office:value="12.44012282136" calcext:value-type="float">
            <text:p>12,44012282136</text:p>
          </table:table-cell>
          <table:table-cell office:value-type="string" calcext:value-type="string">
            <text:p>2020-06-05_16-12-54</text:p>
          </table:table-cell>
          <table:table-cell table:formula="of:=HYPERLINK(&quot;mu_quicktest/2020-06-05_16-12-54/plot.png&quot;)" office:value-type="string" office:string-value="mu_quicktest/2020-06-05_16-12-54/plot.png" calcext:value-type="string">
            <text:p>mu_quicktest/2020-06-05_16-12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 table:number-rows-repeated="1048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-Tabelle_Tabelle3_1" table:style-name="ta1">
        <table:table-column table:style-name="co30" table:default-cell-style-name="ce43"/>
        <table:table-column table:style-name="co30" table:default-cell-style-name="ce48"/>
        <table:table-column table:style-name="co51" table:default-cell-style-name="ce54"/>
        <table:table-column table:style-name="co30" table:default-cell-style-name="ce58"/>
        <table:table-column table:style-name="co30" table:default-cell-style-name="ce64"/>
        <table:table-row table:style-name="ro1">
          <table:table-cell table:style-name="ce40"/>
          <table:table-cell table:style-name="ce45" office:value-type="string" calcext:value-type="string">
            <text:p>Daten</text:p>
          </table:table-cell>
          <table:table-cell table:style-name="ce51" table:number-columns-repeated="2"/>
          <table:table-cell table:style-name="ce61"/>
        </table:table-row>
        <table:table-row table:style-name="ro1">
          <table:table-cell table:style-name="ce41" office:value-type="string" calcext:value-type="string">
            <text:p>delta_t</text:p>
          </table:table-cell>
          <table:table-cell table:style-name="ce46" office:value-type="string" calcext:value-type="string">
            <text:p>Anzahl - max</text:p>
          </table:table-cell>
          <table:table-cell table:number-columns-repeated="2" table:style-name="ce52" office:value-type="string" calcext:value-type="string">
            <text:p>Median - max</text:p>
          </table:table-cell>
          <table:table-cell table:style-name="ce62" office:value-type="string" calcext:value-type="string">
            <text:p>Max - max</text:p>
          </table:table-cell>
        </table:table-row>
        <table:table-row table:style-name="ro1">
          <table:table-cell table:style-name="ce42" office:value-type="float" office:value="0.01" calcext:value-type="float">
            <text:p>0,01</text:p>
          </table:table-cell>
          <table:table-cell table:style-name="ce47" office:value-type="float" office:value="26" calcext:value-type="float">
            <text:p>26</text:p>
          </table:table-cell>
          <table:table-cell table:style-name="ce53" office:value-type="float" office:value="-93.0779418506198" calcext:value-type="float">
            <text:p>-93,0779418506198</text:p>
          </table:table-cell>
          <table:table-cell table:style-name="ce57" office:value-type="percentage" office:value="1.02374898786053" calcext:value-type="percentage">
            <text:p>102,37 %</text:p>
          </table:table-cell>
          <table:table-cell table:style-name="ce63" office:value-type="float" office:value="11.1757866531807" calcext:value-type="float">
            <text:p>11,175786653180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68" calcext:value-type="float">
            <text:p>68</text:p>
          </table:table-cell>
          <table:table-cell office:value-type="float" office:value="-90.7109524290699" calcext:value-type="float">
            <text:p>-90,7109524290699</text:p>
          </table:table-cell>
          <table:table-cell office:value-type="percentage" office:value="0.997714860156274" calcext:value-type="percentage">
            <text:p>99,77 %</text:p>
          </table:table-cell>
          <table:table-cell office:value-type="float" office:value="217.704519424746" calcext:value-type="float">
            <text:p>217,70451942474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  <table:table-cell office:value-type="float" office:value="-25.6845916967223" calcext:value-type="float">
            <text:p>-25,6845916967223</text:p>
          </table:table-cell>
          <table:table-cell office:value-type="percentage" office:value="0.282500603583719" calcext:value-type="percentage">
            <text:p>28,25 %</text:p>
          </table:table-cell>
          <table:table-cell office:value-type="float" office:value="174.051121798965" calcext:value-type="float">
            <text:p>174,051121798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float" office:value="28" calcext:value-type="float">
            <text:p>28</text:p>
          </table:table-cell>
          <table:table-cell table:style-name="ce55" office:value-type="float" office:value="-92.3967462915961" calcext:value-type="float">
            <text:p>-92,3967462915961</text:p>
          </table:table-cell>
          <table:table-cell table:style-name="ce59" office:value-type="percentage" office:value="1.01625662984079" calcext:value-type="percentage">
            <text:p>101,63 %</text:p>
          </table:table-cell>
          <table:table-cell table:style-name="ce65" office:value-type="float" office:value="74.0533550304609" calcext:value-type="float">
            <text:p>74,0533550304609</text:p>
          </table:table-cell>
        </table:table-row>
        <table:table-row table:style-name="ro1">
          <table:table-cell table:style-name="ce44" office:value-type="string" calcext:value-type="string">
            <text:p>Summe Ergebnis</text:p>
          </table:table-cell>
          <table:table-cell table:style-name="ce50" office:value-type="float" office:value="147" calcext:value-type="float">
            <text:p>147</text:p>
          </table:table-cell>
          <table:table-cell table:style-name="ce56" office:value-type="float" office:value="-90.9187144058991" calcext:value-type="float">
            <text:p>-90,9187144058991</text:p>
          </table:table-cell>
          <table:table-cell table:style-name="ce60" office:value-type="percentage" office:value="1" calcext:value-type="percentage">
            <text:p>100,00 %</text:p>
          </table:table-cell>
          <table:table-cell table:style-name="ce66" office:value-type="float" office:value="217.704519424746" calcext:value-type="float">
            <text:p>217,704519424746</text:p>
          </table:table-cell>
        </table:table-row>
      </table:table>
      <table:table table:name="Tabelle4" table:style-name="ta1">
        <office:forms form:automatic-focus="false" form:apply-design-mode="false"/>
        <table:table-column table:style-name="co59" table:default-cell-style-name="Default"/>
        <table:table-column table:style-name="co59" table:default-cell-style-name="ce1"/>
        <table:table-column table:style-name="co59" table:visibility="collapse" table:default-cell-style-name="Default"/>
        <table:table-column table:style-name="co59" table:number-columns-repeated="2" table:default-cell-style-name="Default"/>
        <table:table-column table:style-name="co59" table:default-cell-style-name="ce3"/>
        <table:table-column table:style-name="co59" table:visibility="collapse" table:number-columns-repeated="4" table:default-cell-style-name="Default"/>
        <table:table-column table:style-name="co59" table:number-columns-repeated="4" table:default-cell-style-name="Default"/>
        <table:table-column table:style-name="co60" table:default-cell-style-name="Default"/>
        <table:table-column table:style-name="co59" table:visibility="collapse" table:number-columns-repeated="2" table:default-cell-style-name="Default"/>
        <table:table-column table:style-name="co59" table:number-columns-repeated="2" table:default-cell-style-name="Default"/>
        <table:table-column table:style-name="co59" table:visibility="collapse" table:default-cell-style-name="Default"/>
        <table:table-column table:style-name="co59" table:default-cell-style-name="Default"/>
        <table:table-column table:style-name="co59" table:visibility="collapse" table:default-cell-style-name="Default"/>
        <table:table-column table:style-name="co59" table:default-cell-style-name="Default"/>
        <table:table-column table:style-name="co59" table:visibility="collapse" table:default-cell-style-name="Default"/>
        <table:table-column table:style-name="co59" table:number-columns-repeated="18" table:default-cell-style-name="Default"/>
        <table:table-column table:style-name="co59" table:visibility="collapse" table:number-columns-repeated="4" table:default-cell-style-name="Default"/>
        <table:table-column table:style-name="co59" table:number-columns-repeated="18" table:default-cell-style-name="Default"/>
        <table:table-row table:style-name="ro1">
          <table:table-cell table:style-name="ce1" office:value-type="string" calcext:value-type="string">
            <text:p>batchnum</text:p>
          </table:table-cell>
          <table:table-cell office:value-type="string" calcext:value-type="string">
            <text:p>max</text:p>
          </table:table-cell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table:style-name="ce1" office:value-type="string" calcext:value-type="string">
            <text:p>directory</text:p>
          </table:table-cell>
          <table:table-cell table:style-name="ce2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population_size</text:p>
          </table:table-cell>
          <table:table-cell table:style-name="ce1" office:value-type="string" calcext:value-type="string">
            <text:p>checkpoint_frequency</text:p>
          </table:table-cell>
          <table:table-cell table:style-name="ce1" office:value-type="string" calcext:value-type="string">
            <text:p>initial_gene_range</text:p>
          </table:table-cell>
          <table:table-cell table:style-name="ce1" office:value-type="string" calcext:value-type="string">
            <text:p>mate_indpb_1</text:p>
          </table:table-cell>
          <table:table-cell table:style-name="ce1" office:value-type="string" calcext:value-type="string">
            <text:p>mate_indpb_2</text:p>
          </table:table-cell>
          <table:table-cell table:style-name="ce1" office:value-type="string" calcext:value-type="string">
            <text:p>mutation_Gaussian_sigma_1</text:p>
          </table:table-cell>
          <table:table-cell table:style-name="ce1" office:value-type="string" calcext:value-type="string">
            <text:p>mutation_Gaussian_sigma_2</text:p>
          </table:table-cell>
          <table:table-cell table:style-name="ce1" office:value-type="string" calcext:value-type="string">
            <text:p>mutation_Gaussian_sigma_3</text:p>
          </table:table-cell>
          <table:table-cell table:style-name="ce1" office:value-type="string" calcext:value-type="string">
            <text:p>mutation_Gaussian_indpb_1</text:p>
          </table:table-cell>
          <table:table-cell table:style-name="ce1" office:value-type="string" calcext:value-type="string">
            <text:p>mutation_Gaussian_indpb_2</text:p>
          </table:table-cell>
          <table:table-cell table:style-name="ce1" office:value-type="string" calcext:value-type="string">
            <text:p>mutation_Gaussian_indpb_3</text:p>
          </table:table-cell>
          <table:table-cell table:style-name="ce1" office:value-type="string" calcext:value-type="string">
            <text:p>elitist_ratio</text:p>
          </table:table-cell>
          <table:table-cell table:style-name="ce1" office:value-type="string" calcext:value-type="string">
            <text:p>tournsize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lambda_</text:p>
          </table:table-cell>
          <table:table-cell table:style-name="ce1" office:value-type="string" calcext:value-type="string">
            <text:p>mutpb</text:p>
          </table:table-cell>
          <table:table-cell table:style-name="ce1" office:value-type="string" calcext:value-type="string">
            <text:p>include_parents_in_next_generation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reuse_env</text:p>
          </table:table-cell>
          <table:table-cell table:style-name="ce1" office:value-type="string" calcext:value-type="string">
            <text:p>mate_indpb</text:p>
          </table:table-cell>
          <table:table-cell table:style-name="ce1" table:number-columns-repeated="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806452536034" calcext:value-type="float">
            <text:p>-101,806452536034</text:p>
          </table:table-cell>
          <table:table-cell office:value-type="float" office:value="50" calcext:value-type="float">
            <text:p>50</text:p>
          </table:table-cell>
          <table:table-cell office:value-type="float" office:value="-101.829661492143" calcext:value-type="float">
            <text:p>-101,829661492143</text:p>
          </table:table-cell>
          <table:table-cell office:value-type="string" calcext:value-type="string">
            <text:p>2020-06-05_14-04-50</text:p>
          </table:table-cell>
          <table:table-cell table:formula="of:=HYPERLINK(&quot;mu_quicktest/2020-06-05_14-04-50/plot.png&quot;)" office:value-type="string" office:string-value="mu_quicktest/2020-06-05_14-04-50/plot.png" calcext:value-type="string">
            <text:p>mu_quicktest/2020-06-05_14-04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706174017718" calcext:value-type="float">
            <text:p>-101,706174017718</text:p>
          </table:table-cell>
          <table:table-cell office:value-type="float" office:value="50" calcext:value-type="float">
            <text:p>50</text:p>
          </table:table-cell>
          <table:table-cell office:value-type="float" office:value="-101.884860009889" calcext:value-type="float">
            <text:p>-101,884860009889</text:p>
          </table:table-cell>
          <table:table-cell office:value-type="string" calcext:value-type="string">
            <text:p>2020-06-05_16-23-15</text:p>
          </table:table-cell>
          <table:table-cell table:formula="of:=HYPERLINK(&quot;mu_quicktest/2020-06-05_16-23-15/plot.png&quot;)" office:value-type="string" office:string-value="mu_quicktest/2020-06-05_16-23-15/plot.png" calcext:value-type="string">
            <text:p>mu_quicktest/2020-06-05_16-2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605886310446" calcext:value-type="float">
            <text:p>-101,605886310446</text:p>
          </table:table-cell>
          <table:table-cell office:value-type="float" office:value="50" calcext:value-type="float">
            <text:p>50</text:p>
          </table:table-cell>
          <table:table-cell office:value-type="float" office:value="-102.25899256581" calcext:value-type="float">
            <text:p>-102,25899256581</text:p>
          </table:table-cell>
          <table:table-cell office:value-type="string" calcext:value-type="string">
            <text:p>2020-06-05_13-54-52</text:p>
          </table:table-cell>
          <table:table-cell table:formula="of:=HYPERLINK(&quot;mu_quicktest/2020-06-05_13-54-52/plot.png&quot;)" office:value-type="string" office:string-value="mu_quicktest/2020-06-05_13-54-52/plot.png" calcext:value-type="string">
            <text:p>mu_quicktest/2020-06-05_13-54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547245297863" calcext:value-type="float">
            <text:p>-101,547245297863</text:p>
          </table:table-cell>
          <table:table-cell office:value-type="float" office:value="50" calcext:value-type="float">
            <text:p>50</text:p>
          </table:table-cell>
          <table:table-cell office:value-type="float" office:value="-102.340704100863" calcext:value-type="float">
            <text:p>-102,340704100863</text:p>
          </table:table-cell>
          <table:table-cell office:value-type="string" calcext:value-type="string">
            <text:p>2020-06-05_14-14-29</text:p>
          </table:table-cell>
          <table:table-cell table:formula="of:=HYPERLINK(&quot;mu_quicktest/2020-06-05_14-14-29/plot.png&quot;)" office:value-type="string" office:string-value="mu_quicktest/2020-06-05_14-14-29/plot.png" calcext:value-type="string">
            <text:p>mu_quicktest/2020-06-05_14-14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512469910195" calcext:value-type="float">
            <text:p>-101,512469910195</text:p>
          </table:table-cell>
          <table:table-cell office:value-type="float" office:value="50" calcext:value-type="float">
            <text:p>50</text:p>
          </table:table-cell>
          <table:table-cell office:value-type="float" office:value="-102.244666102725" calcext:value-type="float">
            <text:p>-102,244666102725</text:p>
          </table:table-cell>
          <table:table-cell office:value-type="string" calcext:value-type="string">
            <text:p>2020-06-05_17-42-27</text:p>
          </table:table-cell>
          <table:table-cell table:formula="of:=HYPERLINK(&quot;mu_quicktest/2020-06-05_17-42-27/plot.png&quot;)" office:value-type="string" office:string-value="mu_quicktest/2020-06-05_17-42-27/plot.png" calcext:value-type="string">
            <text:p>mu_quicktest/2020-06-05_17-42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163834659438" calcext:value-type="float">
            <text:p>-101,163834659438</text:p>
          </table:table-cell>
          <table:table-cell office:value-type="float" office:value="50" calcext:value-type="float">
            <text:p>50</text:p>
          </table:table-cell>
          <table:table-cell office:value-type="float" office:value="-102.177574049075" calcext:value-type="float">
            <text:p>-102,177574049075</text:p>
          </table:table-cell>
          <table:table-cell office:value-type="string" calcext:value-type="string">
            <text:p>2020-06-05_14-36-48</text:p>
          </table:table-cell>
          <table:table-cell table:formula="of:=HYPERLINK(&quot;mu_quicktest/2020-06-05_14-36-48/plot.png&quot;)" office:value-type="string" office:string-value="mu_quicktest/2020-06-05_14-36-48/plot.png" calcext:value-type="string">
            <text:p>mu_quicktest/2020-06-05_14-36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1.136208996162" calcext:value-type="float">
            <text:p>-101,136208996162</text:p>
          </table:table-cell>
          <table:table-cell office:value-type="float" office:value="50" calcext:value-type="float">
            <text:p>50</text:p>
          </table:table-cell>
          <table:table-cell office:value-type="float" office:value="-101.847116636503" calcext:value-type="float">
            <text:p>-101,847116636503</text:p>
          </table:table-cell>
          <table:table-cell office:value-type="string" calcext:value-type="string">
            <text:p>2020-06-05_14-15-48</text:p>
          </table:table-cell>
          <table:table-cell table:formula="of:=HYPERLINK(&quot;mu_quicktest/2020-06-05_14-15-48/plot.png&quot;)" office:value-type="string" office:string-value="mu_quicktest/2020-06-05_14-15-48/plot.png" calcext:value-type="string">
            <text:p>mu_quicktest/2020-06-05_14-15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953278673342" calcext:value-type="float">
            <text:p>-100,953278673342</text:p>
          </table:table-cell>
          <table:table-cell office:value-type="float" office:value="50" calcext:value-type="float">
            <text:p>50</text:p>
          </table:table-cell>
          <table:table-cell office:value-type="float" office:value="-101.036025352308" calcext:value-type="float">
            <text:p>-101,036025352308</text:p>
          </table:table-cell>
          <table:table-cell office:value-type="string" calcext:value-type="string">
            <text:p>2020-06-05_19-25-54</text:p>
          </table:table-cell>
          <table:table-cell table:formula="of:=HYPERLINK(&quot;mu_quicktest/2020-06-05_19-25-54/plot.png&quot;)" office:value-type="string" office:string-value="mu_quicktest/2020-06-05_19-25-54/plot.png" calcext:value-type="string">
            <text:p>mu_quicktest/2020-06-05_19-25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825650444188" calcext:value-type="float">
            <text:p>-100,825650444188</text:p>
          </table:table-cell>
          <table:table-cell office:value-type="float" office:value="50" calcext:value-type="float">
            <text:p>50</text:p>
          </table:table-cell>
          <table:table-cell office:value-type="float" office:value="-100.938849798682" calcext:value-type="float">
            <text:p>-100,938849798682</text:p>
          </table:table-cell>
          <table:table-cell office:value-type="string" calcext:value-type="string">
            <text:p>2020-06-05_18-47-51</text:p>
          </table:table-cell>
          <table:table-cell table:formula="of:=HYPERLINK(&quot;mu_quicktest/2020-06-05_18-47-51/plot.png&quot;)" office:value-type="string" office:string-value="mu_quicktest/2020-06-05_18-47-51/plot.png" calcext:value-type="string">
            <text:p>mu_quicktest/2020-06-05_18-47-5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805807735952" calcext:value-type="float">
            <text:p>-100,805807735952</text:p>
          </table:table-cell>
          <table:table-cell office:value-type="float" office:value="50" calcext:value-type="float">
            <text:p>50</text:p>
          </table:table-cell>
          <table:table-cell office:value-type="float" office:value="-101.518836250655" calcext:value-type="float">
            <text:p>-101,518836250655</text:p>
          </table:table-cell>
          <table:table-cell office:value-type="string" calcext:value-type="string">
            <text:p>2020-06-05_18-31-53</text:p>
          </table:table-cell>
          <table:table-cell table:formula="of:=HYPERLINK(&quot;mu_quicktest/2020-06-05_18-31-53/plot.png&quot;)" office:value-type="string" office:string-value="mu_quicktest/2020-06-05_18-31-53/plot.png" calcext:value-type="string">
            <text:p>mu_quicktest/2020-06-05_18-31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370044288211" calcext:value-type="float">
            <text:p>-100,370044288211</text:p>
          </table:table-cell>
          <table:table-cell office:value-type="float" office:value="50" calcext:value-type="float">
            <text:p>50</text:p>
          </table:table-cell>
          <table:table-cell office:value-type="float" office:value="-100.425875536641" calcext:value-type="float">
            <text:p>-100,425875536641</text:p>
          </table:table-cell>
          <table:table-cell office:value-type="string" calcext:value-type="string">
            <text:p>2020-06-05_17-02-31</text:p>
          </table:table-cell>
          <table:table-cell table:formula="of:=HYPERLINK(&quot;mu_quicktest/2020-06-05_17-02-31/plot.png&quot;)" office:value-type="string" office:string-value="mu_quicktest/2020-06-05_17-02-31/plot.png" calcext:value-type="string">
            <text:p>mu_quicktest/2020-06-05_17-02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3361620432" calcext:value-type="float">
            <text:p>-100,3361620432</text:p>
          </table:table-cell>
          <table:table-cell office:value-type="float" office:value="50" calcext:value-type="float">
            <text:p>50</text:p>
          </table:table-cell>
          <table:table-cell office:value-type="float" office:value="-100.435297347908" calcext:value-type="float">
            <text:p>-100,435297347908</text:p>
          </table:table-cell>
          <table:table-cell office:value-type="string" calcext:value-type="string">
            <text:p>2020-06-05_18-19-48</text:p>
          </table:table-cell>
          <table:table-cell table:formula="of:=HYPERLINK(&quot;mu_quicktest/2020-06-05_18-19-48/plot.png&quot;)" office:value-type="string" office:string-value="mu_quicktest/2020-06-05_18-19-48/plot.png" calcext:value-type="string">
            <text:p>mu_quicktest/2020-06-05_18-19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0.045230141943" calcext:value-type="float">
            <text:p>-100,045230141943</text:p>
          </table:table-cell>
          <table:table-cell office:value-type="float" office:value="50" calcext:value-type="float">
            <text:p>50</text:p>
          </table:table-cell>
          <table:table-cell office:value-type="float" office:value="-100.702621999683" calcext:value-type="float">
            <text:p>-100,702621999683</text:p>
          </table:table-cell>
          <table:table-cell office:value-type="string" calcext:value-type="string">
            <text:p>2020-06-05_14-11-03</text:p>
          </table:table-cell>
          <table:table-cell table:formula="of:=HYPERLINK(&quot;mu_quicktest/2020-06-05_14-11-03/plot.png&quot;)" office:value-type="string" office:string-value="mu_quicktest/2020-06-05_14-11-03/plot.png" calcext:value-type="string">
            <text:p>mu_quicktest/2020-06-05_14-1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7437343001988" calcext:value-type="float">
            <text:p>-99,7437343001988</text:p>
          </table:table-cell>
          <table:table-cell office:value-type="float" office:value="50" calcext:value-type="float">
            <text:p>50</text:p>
          </table:table-cell>
          <table:table-cell office:value-type="float" office:value="-100.413443997009" calcext:value-type="float">
            <text:p>-100,413443997009</text:p>
          </table:table-cell>
          <table:table-cell office:value-type="string" calcext:value-type="string">
            <text:p>2020-06-05_15-41-07</text:p>
          </table:table-cell>
          <table:table-cell table:formula="of:=HYPERLINK(&quot;mu_quicktest/2020-06-05_15-41-07/plot.png&quot;)" office:value-type="string" office:string-value="mu_quicktest/2020-06-05_15-41-07/plot.png" calcext:value-type="string">
            <text:p>mu_quicktest/2020-06-05_15-41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7006616186" calcext:value-type="float">
            <text:p>-99,7006616186</text:p>
          </table:table-cell>
          <table:table-cell office:value-type="float" office:value="50" calcext:value-type="float">
            <text:p>50</text:p>
          </table:table-cell>
          <table:table-cell office:value-type="float" office:value="-99.8618421089899" calcext:value-type="float">
            <text:p>-99,8618421089899</text:p>
          </table:table-cell>
          <table:table-cell office:value-type="string" calcext:value-type="string">
            <text:p>2020-06-05_17-44-37</text:p>
          </table:table-cell>
          <table:table-cell table:formula="of:=HYPERLINK(&quot;mu_quicktest/2020-06-05_17-44-37/plot.png&quot;)" office:value-type="string" office:string-value="mu_quicktest/2020-06-05_17-44-37/plot.png" calcext:value-type="string">
            <text:p>mu_quicktest/2020-06-05_17-44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5902513685535" calcext:value-type="float">
            <text:p>-99,5902513685535</text:p>
          </table:table-cell>
          <table:table-cell office:value-type="float" office:value="50" calcext:value-type="float">
            <text:p>50</text:p>
          </table:table-cell>
          <table:table-cell office:value-type="float" office:value="-99.6920130344071" calcext:value-type="float">
            <text:p>-99,6920130344071</text:p>
          </table:table-cell>
          <table:table-cell office:value-type="string" calcext:value-type="string">
            <text:p>2020-06-05_14-17-27</text:p>
          </table:table-cell>
          <table:table-cell table:formula="of:=HYPERLINK(&quot;mu_quicktest/2020-06-05_14-17-27/plot.png&quot;)" office:value-type="string" office:string-value="mu_quicktest/2020-06-05_14-17-27/plot.png" calcext:value-type="string">
            <text:p>mu_quicktest/2020-06-05_14-17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5607282728404" calcext:value-type="float">
            <text:p>-99,5607282728404</text:p>
          </table:table-cell>
          <table:table-cell office:value-type="float" office:value="50" calcext:value-type="float">
            <text:p>50</text:p>
          </table:table-cell>
          <table:table-cell office:value-type="float" office:value="-99.9640907421149" calcext:value-type="float">
            <text:p>-99,9640907421149</text:p>
          </table:table-cell>
          <table:table-cell office:value-type="string" calcext:value-type="string">
            <text:p>2020-06-05_14-33-32</text:p>
          </table:table-cell>
          <table:table-cell table:formula="of:=HYPERLINK(&quot;mu_quicktest/2020-06-05_14-33-32/plot.png&quot;)" office:value-type="string" office:string-value="mu_quicktest/2020-06-05_14-33-32/plot.png" calcext:value-type="string">
            <text:p>mu_quicktest/2020-06-05_14-3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5519076743079" calcext:value-type="float">
            <text:p>-99,5519076743079</text:p>
          </table:table-cell>
          <table:table-cell office:value-type="float" office:value="50" calcext:value-type="float">
            <text:p>50</text:p>
          </table:table-cell>
          <table:table-cell office:value-type="float" office:value="-99.5888744417354" calcext:value-type="float">
            <text:p>-99,5888744417354</text:p>
          </table:table-cell>
          <table:table-cell office:value-type="string" calcext:value-type="string">
            <text:p>2020-06-05_13-42-37</text:p>
          </table:table-cell>
          <table:table-cell table:formula="of:=HYPERLINK(&quot;mu_quicktest/2020-06-05_13-42-37/plot.png&quot;)" office:value-type="string" office:string-value="mu_quicktest/2020-06-05_13-42-37/plot.png" calcext:value-type="string">
            <text:p>mu_quicktest/2020-06-05_13-42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5376929233252" calcext:value-type="float">
            <text:p>-99,5376929233252</text:p>
          </table:table-cell>
          <table:table-cell office:value-type="float" office:value="50" calcext:value-type="float">
            <text:p>50</text:p>
          </table:table-cell>
          <table:table-cell office:value-type="float" office:value="-99.7676291902364" calcext:value-type="float">
            <text:p>-99,7676291902364</text:p>
          </table:table-cell>
          <table:table-cell office:value-type="string" calcext:value-type="string">
            <text:p>2020-06-05_13-13-15</text:p>
          </table:table-cell>
          <table:table-cell table:formula="of:=HYPERLINK(&quot;mu_quicktest/2020-06-05_13-13-15/plot.png&quot;)" office:value-type="string" office:string-value="mu_quicktest/2020-06-05_13-13-15/plot.png" calcext:value-type="string">
            <text:p>mu_quicktest/2020-06-05_13-13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2816459218443" calcext:value-type="float">
            <text:p>-99,2816459218443</text:p>
          </table:table-cell>
          <table:table-cell office:value-type="float" office:value="50" calcext:value-type="float">
            <text:p>50</text:p>
          </table:table-cell>
          <table:table-cell office:value-type="float" office:value="-101.215137199084" calcext:value-type="float">
            <text:p>-101,215137199084</text:p>
          </table:table-cell>
          <table:table-cell office:value-type="string" calcext:value-type="string">
            <text:p>2020-06-05_18-24-15</text:p>
          </table:table-cell>
          <table:table-cell table:formula="of:=HYPERLINK(&quot;mu_quicktest/2020-06-05_18-24-15/plot.png&quot;)" office:value-type="string" office:string-value="mu_quicktest/2020-06-05_18-24-15/plot.png" calcext:value-type="string">
            <text:p>mu_quicktest/2020-06-05_18-24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1910757385164" calcext:value-type="float">
            <text:p>-99,1910757385164</text:p>
          </table:table-cell>
          <table:table-cell office:value-type="float" office:value="50" calcext:value-type="float">
            <text:p>50</text:p>
          </table:table-cell>
          <table:table-cell office:value-type="float" office:value="-99.5178336927459" calcext:value-type="float">
            <text:p>-99,5178336927459</text:p>
          </table:table-cell>
          <table:table-cell office:value-type="string" calcext:value-type="string">
            <text:p>2020-06-05_16-32-34</text:p>
          </table:table-cell>
          <table:table-cell table:formula="of:=HYPERLINK(&quot;mu_quicktest/2020-06-05_16-32-34/plot.png&quot;)" office:value-type="string" office:string-value="mu_quicktest/2020-06-05_16-32-34/plot.png" calcext:value-type="string">
            <text:p>mu_quicktest/2020-06-05_16-32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9.0425492226167" calcext:value-type="float">
            <text:p>-99,0425492226167</text:p>
          </table:table-cell>
          <table:table-cell office:value-type="float" office:value="50" calcext:value-type="float">
            <text:p>50</text:p>
          </table:table-cell>
          <table:table-cell office:value-type="float" office:value="-99.2886649874782" calcext:value-type="float">
            <text:p>-99,2886649874782</text:p>
          </table:table-cell>
          <table:table-cell office:value-type="string" calcext:value-type="string">
            <text:p>2020-06-05_18-49-18</text:p>
          </table:table-cell>
          <table:table-cell table:formula="of:=HYPERLINK(&quot;mu_quicktest/2020-06-05_18-49-18/plot.png&quot;)" office:value-type="string" office:string-value="mu_quicktest/2020-06-05_18-49-18/plot.png" calcext:value-type="string">
            <text:p>mu_quicktest/2020-06-05_18-49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9937565481563" calcext:value-type="float">
            <text:p>-98,9937565481563</text:p>
          </table:table-cell>
          <table:table-cell office:value-type="float" office:value="50" calcext:value-type="float">
            <text:p>50</text:p>
          </table:table-cell>
          <table:table-cell office:value-type="float" office:value="-99.1022662110848" calcext:value-type="float">
            <text:p>-99,1022662110848</text:p>
          </table:table-cell>
          <table:table-cell office:value-type="string" calcext:value-type="string">
            <text:p>2020-06-05_17-41-52</text:p>
          </table:table-cell>
          <table:table-cell table:formula="of:=HYPERLINK(&quot;mu_quicktest/2020-06-05_17-41-52/plot.png&quot;)" office:value-type="string" office:string-value="mu_quicktest/2020-06-05_17-41-52/plot.png" calcext:value-type="string">
            <text:p>mu_quicktest/2020-06-05_17-41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9442377342617" calcext:value-type="float">
            <text:p>-98,9442377342617</text:p>
          </table:table-cell>
          <table:table-cell office:value-type="float" office:value="50" calcext:value-type="float">
            <text:p>50</text:p>
          </table:table-cell>
          <table:table-cell office:value-type="float" office:value="-99.3536350993704" calcext:value-type="float">
            <text:p>-99,3536350993704</text:p>
          </table:table-cell>
          <table:table-cell office:value-type="string" calcext:value-type="string">
            <text:p>2020-06-05_19-07-23</text:p>
          </table:table-cell>
          <table:table-cell table:formula="of:=HYPERLINK(&quot;mu_quicktest/2020-06-05_19-07-23/plot.png&quot;)" office:value-type="string" office:string-value="mu_quicktest/2020-06-05_19-07-23/plot.png" calcext:value-type="string">
            <text:p>mu_quicktest/2020-06-05_19-07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7411581717411" calcext:value-type="float">
            <text:p>-98,7411581717411</text:p>
          </table:table-cell>
          <table:table-cell office:value-type="float" office:value="50" calcext:value-type="float">
            <text:p>50</text:p>
          </table:table-cell>
          <table:table-cell office:value-type="float" office:value="-99.130878297207" calcext:value-type="float">
            <text:p>-99,130878297207</text:p>
          </table:table-cell>
          <table:table-cell office:value-type="string" calcext:value-type="string">
            <text:p>2020-06-05_16-23-41</text:p>
          </table:table-cell>
          <table:table-cell table:formula="of:=HYPERLINK(&quot;mu_quicktest/2020-06-05_16-23-41/plot.png&quot;)" office:value-type="string" office:string-value="mu_quicktest/2020-06-05_16-23-41/plot.png" calcext:value-type="string">
            <text:p>mu_quicktest/2020-06-05_16-23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7390049334503" calcext:value-type="float">
            <text:p>-98,7390049334503</text:p>
          </table:table-cell>
          <table:table-cell office:value-type="float" office:value="50" calcext:value-type="float">
            <text:p>50</text:p>
          </table:table-cell>
          <table:table-cell office:value-type="float" office:value="-98.7635177951021" calcext:value-type="float">
            <text:p>-98,7635177951021</text:p>
          </table:table-cell>
          <table:table-cell office:value-type="string" calcext:value-type="string">
            <text:p>2020-06-05_18-06-36</text:p>
          </table:table-cell>
          <table:table-cell table:formula="of:=HYPERLINK(&quot;mu_quicktest/2020-06-05_18-06-36/plot.png&quot;)" office:value-type="string" office:string-value="mu_quicktest/2020-06-05_18-06-36/plot.png" calcext:value-type="string">
            <text:p>mu_quicktest/2020-06-05_18-0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7100080156539" calcext:value-type="float">
            <text:p>-98,7100080156539</text:p>
          </table:table-cell>
          <table:table-cell office:value-type="float" office:value="50" calcext:value-type="float">
            <text:p>50</text:p>
          </table:table-cell>
          <table:table-cell office:value-type="float" office:value="-99.4452863858001" calcext:value-type="float">
            <text:p>-99,4452863858001</text:p>
          </table:table-cell>
          <table:table-cell office:value-type="string" calcext:value-type="string">
            <text:p>2020-06-05_18-06-09</text:p>
          </table:table-cell>
          <table:table-cell table:formula="of:=HYPERLINK(&quot;mu_quicktest/2020-06-05_18-06-09/plot.png&quot;)" office:value-type="string" office:string-value="mu_quicktest/2020-06-05_18-06-09/plot.png" calcext:value-type="string">
            <text:p>mu_quicktest/2020-06-05_18-06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5870313576814" calcext:value-type="float">
            <text:p>-98,5870313576814</text:p>
          </table:table-cell>
          <table:table-cell office:value-type="float" office:value="50" calcext:value-type="float">
            <text:p>50</text:p>
          </table:table-cell>
          <table:table-cell office:value-type="float" office:value="-99.4123333915884" calcext:value-type="float">
            <text:p>-99,4123333915884</text:p>
          </table:table-cell>
          <table:table-cell office:value-type="string" calcext:value-type="string">
            <text:p>2020-06-05_17-19-22</text:p>
          </table:table-cell>
          <table:table-cell table:formula="of:=HYPERLINK(&quot;mu_quicktest/2020-06-05_17-19-22/plot.png&quot;)" office:value-type="string" office:string-value="mu_quicktest/2020-06-05_17-19-22/plot.png" calcext:value-type="string">
            <text:p>mu_quicktest/2020-06-05_17-19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5593427323038" calcext:value-type="float">
            <text:p>-98,5593427323038</text:p>
          </table:table-cell>
          <table:table-cell office:value-type="float" office:value="50" calcext:value-type="float">
            <text:p>50</text:p>
          </table:table-cell>
          <table:table-cell office:value-type="float" office:value="-99.0941266870784" calcext:value-type="float">
            <text:p>-99,0941266870784</text:p>
          </table:table-cell>
          <table:table-cell office:value-type="string" calcext:value-type="string">
            <text:p>2020-06-05_14-06-17</text:p>
          </table:table-cell>
          <table:table-cell table:formula="of:=HYPERLINK(&quot;mu_quicktest/2020-06-05_14-06-17/plot.png&quot;)" office:value-type="string" office:string-value="mu_quicktest/2020-06-05_14-06-17/plot.png" calcext:value-type="string">
            <text:p>mu_quicktest/2020-06-05_14-06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5467584471373" calcext:value-type="float">
            <text:p>-98,5467584471373</text:p>
          </table:table-cell>
          <table:table-cell office:value-type="float" office:value="50" calcext:value-type="float">
            <text:p>50</text:p>
          </table:table-cell>
          <table:table-cell office:value-type="float" office:value="-100.733394788488" calcext:value-type="float">
            <text:p>-100,733394788488</text:p>
          </table:table-cell>
          <table:table-cell office:value-type="string" calcext:value-type="string">
            <text:p>2020-06-05_17-23-32</text:p>
          </table:table-cell>
          <table:table-cell table:formula="of:=HYPERLINK(&quot;mu_quicktest/2020-06-05_17-23-32/plot.png&quot;)" office:value-type="string" office:string-value="mu_quicktest/2020-06-05_17-23-32/plot.png" calcext:value-type="string">
            <text:p>mu_quicktest/2020-06-05_17-23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4473345821879" calcext:value-type="float">
            <text:p>-98,4473345821879</text:p>
          </table:table-cell>
          <table:table-cell office:value-type="float" office:value="50" calcext:value-type="float">
            <text:p>50</text:p>
          </table:table-cell>
          <table:table-cell office:value-type="float" office:value="-98.5157627444145" calcext:value-type="float">
            <text:p>-98,5157627444145</text:p>
          </table:table-cell>
          <table:table-cell office:value-type="string" calcext:value-type="string">
            <text:p>2020-06-05_17-13-35</text:p>
          </table:table-cell>
          <table:table-cell table:formula="of:=HYPERLINK(&quot;mu_quicktest/2020-06-05_17-13-35/plot.png&quot;)" office:value-type="string" office:string-value="mu_quicktest/2020-06-05_17-13-35/plot.png" calcext:value-type="string">
            <text:p>mu_quicktest/2020-06-05_17-13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8.1276299696618" calcext:value-type="float">
            <text:p>-98,1276299696618</text:p>
          </table:table-cell>
          <table:table-cell office:value-type="float" office:value="50" calcext:value-type="float">
            <text:p>50</text:p>
          </table:table-cell>
          <table:table-cell office:value-type="float" office:value="-99.7130961447242" calcext:value-type="float">
            <text:p>-99,7130961447242</text:p>
          </table:table-cell>
          <table:table-cell office:value-type="string" calcext:value-type="string">
            <text:p>2020-06-05_17-29-32</text:p>
          </table:table-cell>
          <table:table-cell table:formula="of:=HYPERLINK(&quot;mu_quicktest/2020-06-05_17-29-32/plot.png&quot;)" office:value-type="string" office:string-value="mu_quicktest/2020-06-05_17-29-32/plot.png" calcext:value-type="string">
            <text:p>mu_quicktest/2020-06-05_17-29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958245652939" calcext:value-type="float">
            <text:p>-97,958245652939</text:p>
          </table:table-cell>
          <table:table-cell office:value-type="float" office:value="50" calcext:value-type="float">
            <text:p>50</text:p>
          </table:table-cell>
          <table:table-cell office:value-type="float" office:value="-98.6009056532145" calcext:value-type="float">
            <text:p>-98,6009056532145</text:p>
          </table:table-cell>
          <table:table-cell office:value-type="string" calcext:value-type="string">
            <text:p>2020-06-05_17-18-38</text:p>
          </table:table-cell>
          <table:table-cell table:formula="of:=HYPERLINK(&quot;mu_quicktest/2020-06-05_17-18-38/plot.png&quot;)" office:value-type="string" office:string-value="mu_quicktest/2020-06-05_17-18-38/plot.png" calcext:value-type="string">
            <text:p>mu_quicktest/2020-06-05_17-18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8516072608827" calcext:value-type="float">
            <text:p>-97,8516072608827</text:p>
          </table:table-cell>
          <table:table-cell office:value-type="float" office:value="50" calcext:value-type="float">
            <text:p>50</text:p>
          </table:table-cell>
          <table:table-cell office:value-type="float" office:value="-99.3234560699146" calcext:value-type="float">
            <text:p>-99,3234560699146</text:p>
          </table:table-cell>
          <table:table-cell office:value-type="string" calcext:value-type="string">
            <text:p>2020-06-05_16-26-46</text:p>
          </table:table-cell>
          <table:table-cell table:formula="of:=HYPERLINK(&quot;mu_quicktest/2020-06-05_16-26-46/plot.png&quot;)" office:value-type="string" office:string-value="mu_quicktest/2020-06-05_16-26-46/plot.png" calcext:value-type="string">
            <text:p>mu_quicktest/2020-06-05_16-26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7637785999971" calcext:value-type="float">
            <text:p>-97,7637785999971</text:p>
          </table:table-cell>
          <table:table-cell office:value-type="float" office:value="50" calcext:value-type="float">
            <text:p>50</text:p>
          </table:table-cell>
          <table:table-cell office:value-type="float" office:value="-99.146013261926" calcext:value-type="float">
            <text:p>-99,146013261926</text:p>
          </table:table-cell>
          <table:table-cell office:value-type="string" calcext:value-type="string">
            <text:p>2020-06-05_14-55-29</text:p>
          </table:table-cell>
          <table:table-cell table:formula="of:=HYPERLINK(&quot;mu_quicktest/2020-06-05_14-55-29/plot.png&quot;)" office:value-type="string" office:string-value="mu_quicktest/2020-06-05_14-55-29/plot.png" calcext:value-type="string">
            <text:p>mu_quicktest/2020-06-05_14-5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6759243697133" calcext:value-type="float">
            <text:p>-97,6759243697133</text:p>
          </table:table-cell>
          <table:table-cell office:value-type="float" office:value="50" calcext:value-type="float">
            <text:p>50</text:p>
          </table:table-cell>
          <table:table-cell office:value-type="float" office:value="-102.099831717369" calcext:value-type="float">
            <text:p>-102,099831717369</text:p>
          </table:table-cell>
          <table:table-cell office:value-type="string" calcext:value-type="string">
            <text:p>2020-06-05_13-41-44</text:p>
          </table:table-cell>
          <table:table-cell table:formula="of:=HYPERLINK(&quot;mu_quicktest/2020-06-05_13-41-44/plot.png&quot;)" office:value-type="string" office:string-value="mu_quicktest/2020-06-05_13-41-44/plot.png" calcext:value-type="string">
            <text:p>mu_quicktest/2020-06-05_13-41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5348978343675" calcext:value-type="float">
            <text:p>-97,5348978343675</text:p>
          </table:table-cell>
          <table:table-cell office:value-type="float" office:value="50" calcext:value-type="float">
            <text:p>50</text:p>
          </table:table-cell>
          <table:table-cell office:value-type="float" office:value="-97.8799109531567" calcext:value-type="float">
            <text:p>-97,8799109531567</text:p>
          </table:table-cell>
          <table:table-cell office:value-type="string" calcext:value-type="string">
            <text:p>2020-06-05_14-15-06</text:p>
          </table:table-cell>
          <table:table-cell table:formula="of:=HYPERLINK(&quot;mu_quicktest/2020-06-05_14-15-06/plot.png&quot;)" office:value-type="string" office:string-value="mu_quicktest/2020-06-05_14-15-06/plot.png" calcext:value-type="string">
            <text:p>mu_quicktest/2020-06-05_14-15-0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4550093895558" calcext:value-type="float">
            <text:p>-97,4550093895558</text:p>
          </table:table-cell>
          <table:table-cell office:value-type="float" office:value="50" calcext:value-type="float">
            <text:p>50</text:p>
          </table:table-cell>
          <table:table-cell office:value-type="float" office:value="-98.4611066332797" calcext:value-type="float">
            <text:p>-98,4611066332797</text:p>
          </table:table-cell>
          <table:table-cell office:value-type="string" calcext:value-type="string">
            <text:p>2020-06-05_14-54-36</text:p>
          </table:table-cell>
          <table:table-cell table:formula="of:=HYPERLINK(&quot;mu_quicktest/2020-06-05_14-54-36/plot.png&quot;)" office:value-type="string" office:string-value="mu_quicktest/2020-06-05_14-54-36/plot.png" calcext:value-type="string">
            <text:p>mu_quicktest/2020-06-05_14-54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3493824058239" calcext:value-type="float">
            <text:p>-97,3493824058239</text:p>
          </table:table-cell>
          <table:table-cell office:value-type="float" office:value="50" calcext:value-type="float">
            <text:p>50</text:p>
          </table:table-cell>
          <table:table-cell office:value-type="float" office:value="-97.7184754777109" calcext:value-type="float">
            <text:p>-97,7184754777109</text:p>
          </table:table-cell>
          <table:table-cell office:value-type="string" calcext:value-type="string">
            <text:p>2020-06-05_18-37-52</text:p>
          </table:table-cell>
          <table:table-cell table:formula="of:=HYPERLINK(&quot;mu_quicktest/2020-06-05_18-37-52/plot.png&quot;)" office:value-type="string" office:string-value="mu_quicktest/2020-06-05_18-37-52/plot.png" calcext:value-type="string">
            <text:p>mu_quicktest/2020-06-05_18-37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3062143817788" calcext:value-type="float">
            <text:p>-97,3062143817788</text:p>
          </table:table-cell>
          <table:table-cell office:value-type="float" office:value="50" calcext:value-type="float">
            <text:p>50</text:p>
          </table:table-cell>
          <table:table-cell office:value-type="float" office:value="-98.0206254679939" calcext:value-type="float">
            <text:p>-98,0206254679939</text:p>
          </table:table-cell>
          <table:table-cell office:value-type="string" calcext:value-type="string">
            <text:p>2020-06-05_15-41-40</text:p>
          </table:table-cell>
          <table:table-cell table:formula="of:=HYPERLINK(&quot;mu_quicktest/2020-06-05_15-41-40/plot.png&quot;)" office:value-type="string" office:string-value="mu_quicktest/2020-06-05_15-41-40/plot.png" calcext:value-type="string">
            <text:p>mu_quicktest/2020-06-05_15-41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2528001227852" calcext:value-type="float">
            <text:p>-97,2528001227852</text:p>
          </table:table-cell>
          <table:table-cell office:value-type="float" office:value="50" calcext:value-type="float">
            <text:p>50</text:p>
          </table:table-cell>
          <table:table-cell office:value-type="float" office:value="-97.4205038416723" calcext:value-type="float">
            <text:p>-97,4205038416723</text:p>
          </table:table-cell>
          <table:table-cell office:value-type="string" calcext:value-type="string">
            <text:p>2020-06-05_15-42-47</text:p>
          </table:table-cell>
          <table:table-cell table:formula="of:=HYPERLINK(&quot;mu_quicktest/2020-06-05_15-42-47/plot.png&quot;)" office:value-type="string" office:string-value="mu_quicktest/2020-06-05_15-42-47/plot.png" calcext:value-type="string">
            <text:p>mu_quicktest/2020-06-05_15-42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2197070925029" calcext:value-type="float">
            <text:p>-97,2197070925029</text:p>
          </table:table-cell>
          <table:table-cell office:value-type="float" office:value="50" calcext:value-type="float">
            <text:p>50</text:p>
          </table:table-cell>
          <table:table-cell office:value-type="float" office:value="-98.0379495458375" calcext:value-type="float">
            <text:p>-98,0379495458375</text:p>
          </table:table-cell>
          <table:table-cell office:value-type="string" calcext:value-type="string">
            <text:p>2020-06-05_18-37-02</text:p>
          </table:table-cell>
          <table:table-cell table:formula="of:=HYPERLINK(&quot;mu_quicktest/2020-06-05_18-37-02/plot.png&quot;)" office:value-type="string" office:string-value="mu_quicktest/2020-06-05_18-37-02/plot.png" calcext:value-type="string">
            <text:p>mu_quicktest/2020-06-05_18-37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7.0519417117382" calcext:value-type="float">
            <text:p>-97,0519417117382</text:p>
          </table:table-cell>
          <table:table-cell office:value-type="float" office:value="50" calcext:value-type="float">
            <text:p>50</text:p>
          </table:table-cell>
          <table:table-cell office:value-type="float" office:value="-97.9475590329791" calcext:value-type="float">
            <text:p>-97,9475590329791</text:p>
          </table:table-cell>
          <table:table-cell office:value-type="string" calcext:value-type="string">
            <text:p>2020-06-05_16-33-43</text:p>
          </table:table-cell>
          <table:table-cell table:formula="of:=HYPERLINK(&quot;mu_quicktest/2020-06-05_16-33-43/plot.png&quot;)" office:value-type="string" office:string-value="mu_quicktest/2020-06-05_16-33-43/plot.png" calcext:value-type="string">
            <text:p>mu_quicktest/2020-06-05_16-33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8685025224062" calcext:value-type="float">
            <text:p>-96,8685025224062</text:p>
          </table:table-cell>
          <table:table-cell office:value-type="float" office:value="50" calcext:value-type="float">
            <text:p>50</text:p>
          </table:table-cell>
          <table:table-cell office:value-type="float" office:value="-99.2540945141062" calcext:value-type="float">
            <text:p>-99,2540945141062</text:p>
          </table:table-cell>
          <table:table-cell office:value-type="string" calcext:value-type="string">
            <text:p>2020-06-05_18-45-53</text:p>
          </table:table-cell>
          <table:table-cell table:formula="of:=HYPERLINK(&quot;mu_quicktest/2020-06-05_18-45-53/plot.png&quot;)" office:value-type="string" office:string-value="mu_quicktest/2020-06-05_18-45-53/plot.png" calcext:value-type="string">
            <text:p>mu_quicktest/2020-06-05_18-45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80677953255" calcext:value-type="float">
            <text:p>-96,80677953255</text:p>
          </table:table-cell>
          <table:table-cell office:value-type="float" office:value="50" calcext:value-type="float">
            <text:p>50</text:p>
          </table:table-cell>
          <table:table-cell office:value-type="float" office:value="-98.8912559310823" calcext:value-type="float">
            <text:p>-98,8912559310823</text:p>
          </table:table-cell>
          <table:table-cell office:value-type="string" calcext:value-type="string">
            <text:p>2020-06-05_13-53-34</text:p>
          </table:table-cell>
          <table:table-cell table:formula="of:=HYPERLINK(&quot;mu_quicktest/2020-06-05_13-53-34/plot.png&quot;)" office:value-type="string" office:string-value="mu_quicktest/2020-06-05_13-53-34/plot.png" calcext:value-type="string">
            <text:p>mu_quicktest/2020-06-05_13-53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2422288686815" calcext:value-type="float">
            <text:p>-96,2422288686815</text:p>
          </table:table-cell>
          <table:table-cell office:value-type="float" office:value="50" calcext:value-type="float">
            <text:p>50</text:p>
          </table:table-cell>
          <table:table-cell office:value-type="float" office:value="-101.123815624634" calcext:value-type="float">
            <text:p>-101,123815624634</text:p>
          </table:table-cell>
          <table:table-cell office:value-type="string" calcext:value-type="string">
            <text:p>2020-06-05_19-27-45</text:p>
          </table:table-cell>
          <table:table-cell table:formula="of:=HYPERLINK(&quot;mu_quicktest/2020-06-05_19-27-45/plot.png&quot;)" office:value-type="string" office:string-value="mu_quicktest/2020-06-05_19-27-45/plot.png" calcext:value-type="string">
            <text:p>mu_quicktest/2020-06-05_19-27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1577192246384" calcext:value-type="float">
            <text:p>-96,1577192246384</text:p>
          </table:table-cell>
          <table:table-cell office:value-type="float" office:value="50" calcext:value-type="float">
            <text:p>50</text:p>
          </table:table-cell>
          <table:table-cell office:value-type="float" office:value="-98.4515718873584" calcext:value-type="float">
            <text:p>-98,4515718873584</text:p>
          </table:table-cell>
          <table:table-cell office:value-type="string" calcext:value-type="string">
            <text:p>2020-06-05_15-03-20</text:p>
          </table:table-cell>
          <table:table-cell table:formula="of:=HYPERLINK(&quot;mu_quicktest/2020-06-05_15-03-20/plot.png&quot;)" office:value-type="string" office:string-value="mu_quicktest/2020-06-05_15-03-20/plot.png" calcext:value-type="string">
            <text:p>mu_quicktest/2020-06-05_15-03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1512798873282" calcext:value-type="float">
            <text:p>-96,1512798873282</text:p>
          </table:table-cell>
          <table:table-cell office:value-type="float" office:value="50" calcext:value-type="float">
            <text:p>50</text:p>
          </table:table-cell>
          <table:table-cell office:value-type="float" office:value="-98.3958499120419" calcext:value-type="float">
            <text:p>-98,3958499120419</text:p>
          </table:table-cell>
          <table:table-cell office:value-type="string" calcext:value-type="string">
            <text:p>2020-06-05_18-46-54</text:p>
          </table:table-cell>
          <table:table-cell table:formula="of:=HYPERLINK(&quot;mu_quicktest/2020-06-05_18-46-54/plot.png&quot;)" office:value-type="string" office:string-value="mu_quicktest/2020-06-05_18-46-54/plot.png" calcext:value-type="string">
            <text:p>mu_quicktest/2020-06-05_18-46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0894596279601" calcext:value-type="float">
            <text:p>-96,0894596279601</text:p>
          </table:table-cell>
          <table:table-cell office:value-type="float" office:value="50" calcext:value-type="float">
            <text:p>50</text:p>
          </table:table-cell>
          <table:table-cell office:value-type="float" office:value="-101.059815856745" calcext:value-type="float">
            <text:p>-101,059815856745</text:p>
          </table:table-cell>
          <table:table-cell office:value-type="string" calcext:value-type="string">
            <text:p>2020-06-05_17-41-14</text:p>
          </table:table-cell>
          <table:table-cell table:formula="of:=HYPERLINK(&quot;mu_quicktest/2020-06-05_17-41-14/plot.png&quot;)" office:value-type="string" office:string-value="mu_quicktest/2020-06-05_17-41-14/plot.png" calcext:value-type="string">
            <text:p>mu_quicktest/2020-06-05_17-41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6.0881986621718" calcext:value-type="float">
            <text:p>-96,0881986621718</text:p>
          </table:table-cell>
          <table:table-cell office:value-type="float" office:value="50" calcext:value-type="float">
            <text:p>50</text:p>
          </table:table-cell>
          <table:table-cell office:value-type="float" office:value="-97.6575630419158" calcext:value-type="float">
            <text:p>-97,6575630419158</text:p>
          </table:table-cell>
          <table:table-cell office:value-type="string" calcext:value-type="string">
            <text:p>2020-06-05_18-48-41</text:p>
          </table:table-cell>
          <table:table-cell table:formula="of:=HYPERLINK(&quot;mu_quicktest/2020-06-05_18-48-41/plot.png&quot;)" office:value-type="string" office:string-value="mu_quicktest/2020-06-05_18-48-41/plot.png" calcext:value-type="string">
            <text:p>mu_quicktest/2020-06-05_18-48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9968534043825" calcext:value-type="float">
            <text:p>-95,9968534043825</text:p>
          </table:table-cell>
          <table:table-cell office:value-type="float" office:value="50" calcext:value-type="float">
            <text:p>50</text:p>
          </table:table-cell>
          <table:table-cell office:value-type="float" office:value="-97.7743011271171" calcext:value-type="float">
            <text:p>-97,7743011271171</text:p>
          </table:table-cell>
          <table:table-cell office:value-type="string" calcext:value-type="string">
            <text:p>2020-06-05_14-56-16</text:p>
          </table:table-cell>
          <table:table-cell table:formula="of:=HYPERLINK(&quot;mu_quicktest/2020-06-05_14-56-16/plot.png&quot;)" office:value-type="string" office:string-value="mu_quicktest/2020-06-05_14-56-16/plot.png" calcext:value-type="string">
            <text:p>mu_quicktest/2020-06-05_14-56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8611961119014" calcext:value-type="float">
            <text:p>-95,8611961119014</text:p>
          </table:table-cell>
          <table:table-cell office:value-type="float" office:value="50" calcext:value-type="float">
            <text:p>50</text:p>
          </table:table-cell>
          <table:table-cell office:value-type="float" office:value="-98.0401771583002" calcext:value-type="float">
            <text:p>-98,0401771583002</text:p>
          </table:table-cell>
          <table:table-cell office:value-type="string" calcext:value-type="string">
            <text:p>2020-06-05_14-04-04</text:p>
          </table:table-cell>
          <table:table-cell table:formula="of:=HYPERLINK(&quot;mu_quicktest/2020-06-05_14-04-04/plot.png&quot;)" office:value-type="string" office:string-value="mu_quicktest/2020-06-05_14-04-04/plot.png" calcext:value-type="string">
            <text:p>mu_quicktest/2020-06-05_14-04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8064807918976" calcext:value-type="float">
            <text:p>-95,8064807918976</text:p>
          </table:table-cell>
          <table:table-cell office:value-type="float" office:value="50" calcext:value-type="float">
            <text:p>50</text:p>
          </table:table-cell>
          <table:table-cell office:value-type="float" office:value="-97.8023883374516" calcext:value-type="float">
            <text:p>-97,8023883374516</text:p>
          </table:table-cell>
          <table:table-cell office:value-type="string" calcext:value-type="string">
            <text:p>2020-06-05_14-22-12</text:p>
          </table:table-cell>
          <table:table-cell table:formula="of:=HYPERLINK(&quot;mu_quicktest/2020-06-05_14-22-12/plot.png&quot;)" office:value-type="string" office:string-value="mu_quicktest/2020-06-05_14-22-12/plot.png" calcext:value-type="string">
            <text:p>mu_quicktest/2020-06-05_14-22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3644830251468" calcext:value-type="float">
            <text:p>-95,3644830251468</text:p>
          </table:table-cell>
          <table:table-cell office:value-type="float" office:value="50" calcext:value-type="float">
            <text:p>50</text:p>
          </table:table-cell>
          <table:table-cell office:value-type="float" office:value="-99.0173075364723" calcext:value-type="float">
            <text:p>-99,0173075364723</text:p>
          </table:table-cell>
          <table:table-cell office:value-type="string" calcext:value-type="string">
            <text:p>2020-06-05_15-31-33</text:p>
          </table:table-cell>
          <table:table-cell table:formula="of:=HYPERLINK(&quot;mu_quicktest/2020-06-05_15-31-33/plot.png&quot;)" office:value-type="string" office:string-value="mu_quicktest/2020-06-05_15-31-33/plot.png" calcext:value-type="string">
            <text:p>mu_quicktest/2020-06-05_15-31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0693108664136" calcext:value-type="float">
            <text:p>-95,0693108664136</text:p>
          </table:table-cell>
          <table:table-cell office:value-type="float" office:value="50" calcext:value-type="float">
            <text:p>50</text:p>
          </table:table-cell>
          <table:table-cell office:value-type="float" office:value="-96.1446371180059" calcext:value-type="float">
            <text:p>-96,1446371180059</text:p>
          </table:table-cell>
          <table:table-cell office:value-type="string" calcext:value-type="string">
            <text:p>2020-06-05_17-55-15</text:p>
          </table:table-cell>
          <table:table-cell table:formula="of:=HYPERLINK(&quot;mu_quicktest/2020-06-05_17-55-15/plot.png&quot;)" office:value-type="string" office:string-value="mu_quicktest/2020-06-05_17-55-15/plot.png" calcext:value-type="string">
            <text:p>mu_quicktest/2020-06-05_17-5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5.0190935175635" calcext:value-type="float">
            <text:p>-95,0190935175635</text:p>
          </table:table-cell>
          <table:table-cell office:value-type="float" office:value="50" calcext:value-type="float">
            <text:p>50</text:p>
          </table:table-cell>
          <table:table-cell office:value-type="float" office:value="-99.5844349473992" calcext:value-type="float">
            <text:p>-99,5844349473992</text:p>
          </table:table-cell>
          <table:table-cell office:value-type="string" calcext:value-type="string">
            <text:p>2020-06-05_15-52-53</text:p>
          </table:table-cell>
          <table:table-cell table:formula="of:=HYPERLINK(&quot;mu_quicktest/2020-06-05_15-52-53/plot.png&quot;)" office:value-type="string" office:string-value="mu_quicktest/2020-06-05_15-52-53/plot.png" calcext:value-type="string">
            <text:p>mu_quicktest/2020-06-05_15-52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7614794653506" calcext:value-type="float">
            <text:p>-94,7614794653506</text:p>
          </table:table-cell>
          <table:table-cell office:value-type="float" office:value="50" calcext:value-type="float">
            <text:p>50</text:p>
          </table:table-cell>
          <table:table-cell office:value-type="float" office:value="-95.9397829876682" calcext:value-type="float">
            <text:p>-95,9397829876682</text:p>
          </table:table-cell>
          <table:table-cell office:value-type="string" calcext:value-type="string">
            <text:p>2020-06-05_16-24-18</text:p>
          </table:table-cell>
          <table:table-cell table:formula="of:=HYPERLINK(&quot;mu_quicktest/2020-06-05_16-24-18/plot.png&quot;)" office:value-type="string" office:string-value="mu_quicktest/2020-06-05_16-24-18/plot.png" calcext:value-type="string">
            <text:p>mu_quicktest/2020-06-05_16-24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5193753425018" calcext:value-type="float">
            <text:p>-94,5193753425018</text:p>
          </table:table-cell>
          <table:table-cell office:value-type="float" office:value="50" calcext:value-type="float">
            <text:p>50</text:p>
          </table:table-cell>
          <table:table-cell office:value-type="float" office:value="-96.5459744564675" calcext:value-type="float">
            <text:p>-96,5459744564675</text:p>
          </table:table-cell>
          <table:table-cell office:value-type="string" calcext:value-type="string">
            <text:p>2020-06-05_17-43-05</text:p>
          </table:table-cell>
          <table:table-cell table:formula="of:=HYPERLINK(&quot;mu_quicktest/2020-06-05_17-43-05/plot.png&quot;)" office:value-type="string" office:string-value="mu_quicktest/2020-06-05_17-43-05/plot.png" calcext:value-type="string">
            <text:p>mu_quicktest/2020-06-05_17-43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4929951477282" calcext:value-type="float">
            <text:p>-94,4929951477282</text:p>
          </table:table-cell>
          <table:table-cell office:value-type="float" office:value="50" calcext:value-type="float">
            <text:p>50</text:p>
          </table:table-cell>
          <table:table-cell office:value-type="float" office:value="-98.2243670317691" calcext:value-type="float">
            <text:p>-98,2243670317691</text:p>
          </table:table-cell>
          <table:table-cell office:value-type="string" calcext:value-type="string">
            <text:p>2020-06-05_14-16-36</text:p>
          </table:table-cell>
          <table:table-cell table:formula="of:=HYPERLINK(&quot;mu_quicktest/2020-06-05_14-16-36/plot.png&quot;)" office:value-type="string" office:string-value="mu_quicktest/2020-06-05_14-16-36/plot.png" calcext:value-type="string">
            <text:p>mu_quicktest/2020-06-05_14-1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4060354803418" calcext:value-type="float">
            <text:p>-94,4060354803418</text:p>
          </table:table-cell>
          <table:table-cell office:value-type="float" office:value="50" calcext:value-type="float">
            <text:p>50</text:p>
          </table:table-cell>
          <table:table-cell office:value-type="float" office:value="-96.7783005893453" calcext:value-type="float">
            <text:p>-96,7783005893453</text:p>
          </table:table-cell>
          <table:table-cell office:value-type="string" calcext:value-type="string">
            <text:p>2020-06-05_17-30-21</text:p>
          </table:table-cell>
          <table:table-cell table:formula="of:=HYPERLINK(&quot;mu_quicktest/2020-06-05_17-30-21/plot.png&quot;)" office:value-type="string" office:string-value="mu_quicktest/2020-06-05_17-30-21/plot.png" calcext:value-type="string">
            <text:p>mu_quicktest/2020-06-05_17-3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2608050543954" calcext:value-type="float">
            <text:p>-94,2608050543954</text:p>
          </table:table-cell>
          <table:table-cell office:value-type="float" office:value="50" calcext:value-type="float">
            <text:p>50</text:p>
          </table:table-cell>
          <table:table-cell office:value-type="float" office:value="-99.4909263315422" calcext:value-type="float">
            <text:p>-99,4909263315422</text:p>
          </table:table-cell>
          <table:table-cell office:value-type="string" calcext:value-type="string">
            <text:p>2020-06-05_14-52-35</text:p>
          </table:table-cell>
          <table:table-cell table:formula="of:=HYPERLINK(&quot;mu_quicktest/2020-06-05_14-52-35/plot.png&quot;)" office:value-type="string" office:string-value="mu_quicktest/2020-06-05_14-52-35/plot.png" calcext:value-type="string">
            <text:p>mu_quicktest/2020-06-05_14-52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4.0179845664715" calcext:value-type="float">
            <text:p>-94,0179845664715</text:p>
          </table:table-cell>
          <table:table-cell office:value-type="float" office:value="50" calcext:value-type="float">
            <text:p>50</text:p>
          </table:table-cell>
          <table:table-cell office:value-type="float" office:value="-98.783836450643" calcext:value-type="float">
            <text:p>-98,783836450643</text:p>
          </table:table-cell>
          <table:table-cell office:value-type="string" calcext:value-type="string">
            <text:p>2020-06-05_14-05-32</text:p>
          </table:table-cell>
          <table:table-cell table:formula="of:=HYPERLINK(&quot;mu_quicktest/2020-06-05_14-05-32/plot.png&quot;)" office:value-type="string" office:string-value="mu_quicktest/2020-06-05_14-05-32/plot.png" calcext:value-type="string">
            <text:p>mu_quicktest/2020-06-05_14-0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3.19543292188" calcext:value-type="float">
            <text:p>-93,19543292188</text:p>
          </table:table-cell>
          <table:table-cell office:value-type="float" office:value="50" calcext:value-type="float">
            <text:p>50</text:p>
          </table:table-cell>
          <table:table-cell office:value-type="float" office:value="-95.2629417396059" calcext:value-type="float">
            <text:p>-95,2629417396059</text:p>
          </table:table-cell>
          <table:table-cell office:value-type="string" calcext:value-type="string">
            <text:p>2020-06-05_19-29-16</text:p>
          </table:table-cell>
          <table:table-cell table:formula="of:=HYPERLINK(&quot;mu_quicktest/2020-06-05_19-29-16/plot.png&quot;)" office:value-type="string" office:string-value="mu_quicktest/2020-06-05_19-29-16/plot.png" calcext:value-type="string">
            <text:p>mu_quicktest/2020-06-05_19-29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3.0737001785102" calcext:value-type="float">
            <text:p>-93,0737001785102</text:p>
          </table:table-cell>
          <table:table-cell office:value-type="float" office:value="50" calcext:value-type="float">
            <text:p>50</text:p>
          </table:table-cell>
          <table:table-cell office:value-type="float" office:value="-93.2650077097435" calcext:value-type="float">
            <text:p>-93,2650077097435</text:p>
          </table:table-cell>
          <table:table-cell office:value-type="string" calcext:value-type="string">
            <text:p>2020-06-05_14-32-38</text:p>
          </table:table-cell>
          <table:table-cell table:formula="of:=HYPERLINK(&quot;mu_quicktest/2020-06-05_14-32-38/plot.png&quot;)" office:value-type="string" office:string-value="mu_quicktest/2020-06-05_14-32-38/plot.png" calcext:value-type="string">
            <text:p>mu_quicktest/2020-06-05_14-32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2.9604507793596" calcext:value-type="float">
            <text:p>-92,9604507793596</text:p>
          </table:table-cell>
          <table:table-cell office:value-type="float" office:value="50" calcext:value-type="float">
            <text:p>50</text:p>
          </table:table-cell>
          <table:table-cell office:value-type="float" office:value="-98.609013503696" calcext:value-type="float">
            <text:p>-98,609013503696</text:p>
          </table:table-cell>
          <table:table-cell office:value-type="string" calcext:value-type="string">
            <text:p>2020-06-05_15-19-28</text:p>
          </table:table-cell>
          <table:table-cell table:formula="of:=HYPERLINK(&quot;mu_quicktest/2020-06-05_15-19-28/plot.png&quot;)" office:value-type="string" office:string-value="mu_quicktest/2020-06-05_15-19-28/plot.png" calcext:value-type="string">
            <text:p>mu_quicktest/2020-06-05_15-19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2.7277374731189" calcext:value-type="float">
            <text:p>-92,7277374731189</text:p>
          </table:table-cell>
          <table:table-cell office:value-type="float" office:value="50" calcext:value-type="float">
            <text:p>50</text:p>
          </table:table-cell>
          <table:table-cell office:value-type="float" office:value="-97.3137976919217" calcext:value-type="float">
            <text:p>-97,3137976919217</text:p>
          </table:table-cell>
          <table:table-cell office:value-type="string" calcext:value-type="string">
            <text:p>2020-06-05_14-23-01</text:p>
          </table:table-cell>
          <table:table-cell table:formula="of:=HYPERLINK(&quot;mu_quicktest/2020-06-05_14-23-01/plot.png&quot;)" office:value-type="string" office:string-value="mu_quicktest/2020-06-05_14-23-01/plot.png" calcext:value-type="string">
            <text:p>mu_quicktest/2020-06-05_14-23-0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2.5656565236138" calcext:value-type="float">
            <text:p>-92,5656565236138</text:p>
          </table:table-cell>
          <table:table-cell office:value-type="float" office:value="50" calcext:value-type="float">
            <text:p>50</text:p>
          </table:table-cell>
          <table:table-cell office:value-type="float" office:value="-94.9963014046455" calcext:value-type="float">
            <text:p>-94,9963014046455</text:p>
          </table:table-cell>
          <table:table-cell office:value-type="string" calcext:value-type="string">
            <text:p>2020-06-05_17-32-21</text:p>
          </table:table-cell>
          <table:table-cell table:formula="of:=HYPERLINK(&quot;mu_quicktest/2020-06-05_17-32-21/plot.png&quot;)" office:value-type="string" office:string-value="mu_quicktest/2020-06-05_17-32-21/plot.png" calcext:value-type="string">
            <text:p>mu_quicktest/2020-06-05_17-32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2.483426775976" calcext:value-type="float">
            <text:p>-92,483426775976</text:p>
          </table:table-cell>
          <table:table-cell office:value-type="float" office:value="50" calcext:value-type="float">
            <text:p>50</text:p>
          </table:table-cell>
          <table:table-cell office:value-type="float" office:value="-96.1192961541596" calcext:value-type="float">
            <text:p>-96,1192961541596</text:p>
          </table:table-cell>
          <table:table-cell office:value-type="string" calcext:value-type="string">
            <text:p>2020-06-05_14-18-16</text:p>
          </table:table-cell>
          <table:table-cell table:formula="of:=HYPERLINK(&quot;mu_quicktest/2020-06-05_14-18-16/plot.png&quot;)" office:value-type="string" office:string-value="mu_quicktest/2020-06-05_14-18-16/plot.png" calcext:value-type="string">
            <text:p>mu_quicktest/2020-06-05_14-18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2.1660017834985" calcext:value-type="float">
            <text:p>-92,1660017834985</text:p>
          </table:table-cell>
          <table:table-cell office:value-type="float" office:value="50" calcext:value-type="float">
            <text:p>50</text:p>
          </table:table-cell>
          <table:table-cell office:value-type="float" office:value="-94.5003397476614" calcext:value-type="float">
            <text:p>-94,5003397476614</text:p>
          </table:table-cell>
          <table:table-cell office:value-type="string" calcext:value-type="string">
            <text:p>2020-06-05_18-34-02</text:p>
          </table:table-cell>
          <table:table-cell table:formula="of:=HYPERLINK(&quot;mu_quicktest/2020-06-05_18-34-02/plot.png&quot;)" office:value-type="string" office:string-value="mu_quicktest/2020-06-05_18-34-02/plot.png" calcext:value-type="string">
            <text:p>mu_quicktest/2020-06-05_18-34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1.9738209894789" calcext:value-type="float">
            <text:p>-91,9738209894789</text:p>
          </table:table-cell>
          <table:table-cell office:value-type="float" office:value="50" calcext:value-type="float">
            <text:p>50</text:p>
          </table:table-cell>
          <table:table-cell office:value-type="float" office:value="-92.6213395838111" calcext:value-type="float">
            <text:p>-92,6213395838111</text:p>
          </table:table-cell>
          <table:table-cell office:value-type="string" calcext:value-type="string">
            <text:p>2020-06-05_18-35-04</text:p>
          </table:table-cell>
          <table:table-cell table:formula="of:=HYPERLINK(&quot;mu_quicktest/2020-06-05_18-35-04/plot.png&quot;)" office:value-type="string" office:string-value="mu_quicktest/2020-06-05_18-35-04/plot.png" calcext:value-type="string">
            <text:p>mu_quicktest/2020-06-05_18-35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1.5121741992765" calcext:value-type="float">
            <text:p>-91,5121741992765</text:p>
          </table:table-cell>
          <table:table-cell office:value-type="float" office:value="50" calcext:value-type="float">
            <text:p>50</text:p>
          </table:table-cell>
          <table:table-cell office:value-type="float" office:value="-98.2050625291" calcext:value-type="float">
            <text:p>-98,2050625291</text:p>
          </table:table-cell>
          <table:table-cell office:value-type="string" calcext:value-type="string">
            <text:p>2020-06-05_14-25-29</text:p>
          </table:table-cell>
          <table:table-cell table:formula="of:=HYPERLINK(&quot;mu_quicktest/2020-06-05_14-25-29/plot.png&quot;)" office:value-type="string" office:string-value="mu_quicktest/2020-06-05_14-25-29/plot.png" calcext:value-type="string">
            <text:p>mu_quicktest/2020-06-05_14-25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1.1605078587978" calcext:value-type="float">
            <text:p>-91,1605078587978</text:p>
          </table:table-cell>
          <table:table-cell office:value-type="float" office:value="50" calcext:value-type="float">
            <text:p>50</text:p>
          </table:table-cell>
          <table:table-cell office:value-type="float" office:value="-95.3684718545913" calcext:value-type="float">
            <text:p>-95,3684718545913</text:p>
          </table:table-cell>
          <table:table-cell office:value-type="string" calcext:value-type="string">
            <text:p>2020-06-05_19-17-34</text:p>
          </table:table-cell>
          <table:table-cell table:formula="of:=HYPERLINK(&quot;mu_quicktest/2020-06-05_19-17-34/plot.png&quot;)" office:value-type="string" office:string-value="mu_quicktest/2020-06-05_19-17-34/plot.png" calcext:value-type="string">
            <text:p>mu_quicktest/2020-06-05_19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1.0132881475638" calcext:value-type="float">
            <text:p>-91,0132881475638</text:p>
          </table:table-cell>
          <table:table-cell office:value-type="float" office:value="50" calcext:value-type="float">
            <text:p>50</text:p>
          </table:table-cell>
          <table:table-cell office:value-type="float" office:value="-91.4664589235943" calcext:value-type="float">
            <text:p>-91,4664589235943</text:p>
          </table:table-cell>
          <table:table-cell office:value-type="string" calcext:value-type="string">
            <text:p>2020-06-05_19-26-43</text:p>
          </table:table-cell>
          <table:table-cell table:formula="of:=HYPERLINK(&quot;mu_quicktest/2020-06-05_19-26-43/plot.png&quot;)" office:value-type="string" office:string-value="mu_quicktest/2020-06-05_19-26-43/plot.png" calcext:value-type="string">
            <text:p>mu_quicktest/2020-06-05_19-26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9187144058991" calcext:value-type="float">
            <text:p>-90,9187144058991</text:p>
          </table:table-cell>
          <table:table-cell office:value-type="float" office:value="50" calcext:value-type="float">
            <text:p>50</text:p>
          </table:table-cell>
          <table:table-cell office:value-type="float" office:value="-91.2651817271702" calcext:value-type="float">
            <text:p>-91,2651817271702</text:p>
          </table:table-cell>
          <table:table-cell office:value-type="string" calcext:value-type="string">
            <text:p>2020-06-05_18-30-48</text:p>
          </table:table-cell>
          <table:table-cell table:formula="of:=HYPERLINK(&quot;mu_quicktest/2020-06-05_18-30-48/plot.png&quot;)" office:value-type="string" office:string-value="mu_quicktest/2020-06-05_18-30-48/plot.png" calcext:value-type="string">
            <text:p>mu_quicktest/2020-06-05_18-30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6513035871166" calcext:value-type="float">
            <text:p>-90,6513035871166</text:p>
          </table:table-cell>
          <table:table-cell office:value-type="float" office:value="50" calcext:value-type="float">
            <text:p>50</text:p>
          </table:table-cell>
          <table:table-cell office:value-type="float" office:value="-91.0130017984539" calcext:value-type="float">
            <text:p>-91,0130017984539</text:p>
          </table:table-cell>
          <table:table-cell office:value-type="string" calcext:value-type="string">
            <text:p>2020-06-05_17-40-21</text:p>
          </table:table-cell>
          <table:table-cell table:formula="of:=HYPERLINK(&quot;mu_quicktest/2020-06-05_17-40-21/plot.png&quot;)" office:value-type="string" office:string-value="mu_quicktest/2020-06-05_17-40-21/plot.png" calcext:value-type="string">
            <text:p>mu_quicktest/2020-06-05_17-40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5031904522406" calcext:value-type="float">
            <text:p>-90,5031904522406</text:p>
          </table:table-cell>
          <table:table-cell office:value-type="float" office:value="50" calcext:value-type="float">
            <text:p>50</text:p>
          </table:table-cell>
          <table:table-cell office:value-type="float" office:value="-92.8155136436038" calcext:value-type="float">
            <text:p>-92,8155136436038</text:p>
          </table:table-cell>
          <table:table-cell office:value-type="string" calcext:value-type="string">
            <text:p>2020-06-05_14-24-39</text:p>
          </table:table-cell>
          <table:table-cell table:formula="of:=HYPERLINK(&quot;mu_quicktest/2020-06-05_14-24-39/plot.png&quot;)" office:value-type="string" office:string-value="mu_quicktest/2020-06-05_14-24-39/plot.png" calcext:value-type="string">
            <text:p>mu_quicktest/2020-06-05_14-24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2741172406904" calcext:value-type="float">
            <text:p>-90,2741172406904</text:p>
          </table:table-cell>
          <table:table-cell office:value-type="float" office:value="50" calcext:value-type="float">
            <text:p>50</text:p>
          </table:table-cell>
          <table:table-cell office:value-type="float" office:value="-99.2724619925651" calcext:value-type="float">
            <text:p>-99,2724619925651</text:p>
          </table:table-cell>
          <table:table-cell office:value-type="string" calcext:value-type="string">
            <text:p>2020-06-05_17-31-26</text:p>
          </table:table-cell>
          <table:table-cell table:formula="of:=HYPERLINK(&quot;mu_quicktest/2020-06-05_17-31-26/plot.png&quot;)" office:value-type="string" office:string-value="mu_quicktest/2020-06-05_17-31-26/plot.png" calcext:value-type="string">
            <text:p>mu_quicktest/2020-06-05_17-31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1578853488246" calcext:value-type="float">
            <text:p>-90,1578853488246</text:p>
          </table:table-cell>
          <table:table-cell office:value-type="float" office:value="50" calcext:value-type="float">
            <text:p>50</text:p>
          </table:table-cell>
          <table:table-cell office:value-type="float" office:value="-91.1589789152191" calcext:value-type="float">
            <text:p>-91,1589789152191</text:p>
          </table:table-cell>
          <table:table-cell office:value-type="string" calcext:value-type="string">
            <text:p>2020-06-05_14-12-43</text:p>
          </table:table-cell>
          <table:table-cell table:formula="of:=HYPERLINK(&quot;mu_quicktest/2020-06-05_14-12-43/plot.png&quot;)" office:value-type="string" office:string-value="mu_quicktest/2020-06-05_14-12-43/plot.png" calcext:value-type="string">
            <text:p>mu_quicktest/2020-06-05_14-12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90.00136514261" calcext:value-type="float">
            <text:p>-90,00136514261</text:p>
          </table:table-cell>
          <table:table-cell office:value-type="float" office:value="50" calcext:value-type="float">
            <text:p>50</text:p>
          </table:table-cell>
          <table:table-cell office:value-type="float" office:value="-92.1442836199141" calcext:value-type="float">
            <text:p>-92,1442836199141</text:p>
          </table:table-cell>
          <table:table-cell office:value-type="string" calcext:value-type="string">
            <text:p>2020-06-05_18-07-13</text:p>
          </table:table-cell>
          <table:table-cell table:formula="of:=HYPERLINK(&quot;mu_quicktest/2020-06-05_18-07-13/plot.png&quot;)" office:value-type="string" office:string-value="mu_quicktest/2020-06-05_18-07-13/plot.png" calcext:value-type="string">
            <text:p>mu_quicktest/2020-06-05_18-07-1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9.3505366528875" calcext:value-type="float">
            <text:p>-89,3505366528875</text:p>
          </table:table-cell>
          <table:table-cell office:value-type="float" office:value="50" calcext:value-type="float">
            <text:p>50</text:p>
          </table:table-cell>
          <table:table-cell office:value-type="float" office:value="-91.3069131526218" calcext:value-type="float">
            <text:p>-91,3069131526218</text:p>
          </table:table-cell>
          <table:table-cell office:value-type="string" calcext:value-type="string">
            <text:p>2020-06-05_15-43-38</text:p>
          </table:table-cell>
          <table:table-cell table:formula="of:=HYPERLINK(&quot;mu_quicktest/2020-06-05_15-43-38/plot.png&quot;)" office:value-type="string" office:string-value="mu_quicktest/2020-06-05_15-43-38/plot.png" calcext:value-type="string">
            <text:p>mu_quicktest/2020-06-05_15-43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8.8255449656196" calcext:value-type="float">
            <text:p>-88,8255449656196</text:p>
          </table:table-cell>
          <table:table-cell office:value-type="float" office:value="50" calcext:value-type="float">
            <text:p>50</text:p>
          </table:table-cell>
          <table:table-cell office:value-type="float" office:value="-92.0662362956231" calcext:value-type="float">
            <text:p>-92,0662362956231</text:p>
          </table:table-cell>
          <table:table-cell office:value-type="string" calcext:value-type="string">
            <text:p>2020-06-05_16-47-55</text:p>
          </table:table-cell>
          <table:table-cell table:formula="of:=HYPERLINK(&quot;mu_quicktest/2020-06-05_16-47-55/plot.png&quot;)" office:value-type="string" office:string-value="mu_quicktest/2020-06-05_16-47-55/plot.png" calcext:value-type="string">
            <text:p>mu_quicktest/2020-06-05_16-47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8.363212109097" calcext:value-type="float">
            <text:p>-88,363212109097</text:p>
          </table:table-cell>
          <table:table-cell office:value-type="float" office:value="50" calcext:value-type="float">
            <text:p>50</text:p>
          </table:table-cell>
          <table:table-cell office:value-type="float" office:value="-88.4890875923215" calcext:value-type="float">
            <text:p>-88,4890875923215</text:p>
          </table:table-cell>
          <table:table-cell office:value-type="string" calcext:value-type="string">
            <text:p>2020-06-05_16-25-33</text:p>
          </table:table-cell>
          <table:table-cell table:formula="of:=HYPERLINK(&quot;mu_quicktest/2020-06-05_16-25-33/plot.png&quot;)" office:value-type="string" office:string-value="mu_quicktest/2020-06-05_16-25-33/plot.png" calcext:value-type="string">
            <text:p>mu_quicktest/2020-06-05_16-25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7.9502280021661" calcext:value-type="float">
            <text:p>-87,9502280021661</text:p>
          </table:table-cell>
          <table:table-cell office:value-type="float" office:value="50" calcext:value-type="float">
            <text:p>50</text:p>
          </table:table-cell>
          <table:table-cell office:value-type="float" office:value="-99.5010916233134" calcext:value-type="float">
            <text:p>-99,5010916233134</text:p>
          </table:table-cell>
          <table:table-cell office:value-type="string" calcext:value-type="string">
            <text:p>2020-06-05_16-59-49</text:p>
          </table:table-cell>
          <table:table-cell table:formula="of:=HYPERLINK(&quot;mu_quicktest/2020-06-05_16-59-49/plot.png&quot;)" office:value-type="string" office:string-value="mu_quicktest/2020-06-05_16-59-49/plot.png" calcext:value-type="string">
            <text:p>mu_quicktest/2020-06-05_16-59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6.0621618939868" calcext:value-type="float">
            <text:p>-86,0621618939868</text:p>
          </table:table-cell>
          <table:table-cell office:value-type="float" office:value="50" calcext:value-type="float">
            <text:p>50</text:p>
          </table:table-cell>
          <table:table-cell office:value-type="float" office:value="-93.7250898179205" calcext:value-type="float">
            <text:p>-93,7250898179205</text:p>
          </table:table-cell>
          <table:table-cell office:value-type="string" calcext:value-type="string">
            <text:p>2020-06-05_19-06-08</text:p>
          </table:table-cell>
          <table:table-cell table:formula="of:=HYPERLINK(&quot;mu_quicktest/2020-06-05_19-06-08/plot.png&quot;)" office:value-type="string" office:string-value="mu_quicktest/2020-06-05_19-06-08/plot.png" calcext:value-type="string">
            <text:p>mu_quicktest/2020-06-05_19-06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5.8152346365074" calcext:value-type="float">
            <text:p>-85,8152346365074</text:p>
          </table:table-cell>
          <table:table-cell office:value-type="float" office:value="50" calcext:value-type="float">
            <text:p>50</text:p>
          </table:table-cell>
          <table:table-cell office:value-type="float" office:value="-88.284358769627" calcext:value-type="float">
            <text:p>-88,284358769627</text:p>
          </table:table-cell>
          <table:table-cell office:value-type="string" calcext:value-type="string">
            <text:p>2020-06-05_19-04-31</text:p>
          </table:table-cell>
          <table:table-cell table:formula="of:=HYPERLINK(&quot;mu_quicktest/2020-06-05_19-04-31/plot.png&quot;)" office:value-type="string" office:string-value="mu_quicktest/2020-06-05_19-04-31/plot.png" calcext:value-type="string">
            <text:p>mu_quicktest/2020-06-05_19-04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3.4723755984259" calcext:value-type="float">
            <text:p>-83,4723755984259</text:p>
          </table:table-cell>
          <table:table-cell office:value-type="float" office:value="50" calcext:value-type="float">
            <text:p>50</text:p>
          </table:table-cell>
          <table:table-cell office:value-type="float" office:value="-87.583329750042" calcext:value-type="float">
            <text:p>-87,583329750042</text:p>
          </table:table-cell>
          <table:table-cell office:value-type="string" calcext:value-type="string">
            <text:p>2020-06-05_14-53-37</text:p>
          </table:table-cell>
          <table:table-cell table:formula="of:=HYPERLINK(&quot;mu_quicktest/2020-06-05_14-53-37/plot.png&quot;)" office:value-type="string" office:string-value="mu_quicktest/2020-06-05_14-53-37/plot.png" calcext:value-type="string">
            <text:p>mu_quicktest/2020-06-05_14-53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2.5720756061977" calcext:value-type="float">
            <text:p>-82,5720756061977</text:p>
          </table:table-cell>
          <table:table-cell office:value-type="float" office:value="50" calcext:value-type="float">
            <text:p>50</text:p>
          </table:table-cell>
          <table:table-cell office:value-type="float" office:value="-90.2433218079729" calcext:value-type="float">
            <text:p>-90,2433218079729</text:p>
          </table:table-cell>
          <table:table-cell office:value-type="string" calcext:value-type="string">
            <text:p>2020-06-05_18-32-52</text:p>
          </table:table-cell>
          <table:table-cell table:formula="of:=HYPERLINK(&quot;mu_quicktest/2020-06-05_18-32-52/plot.png&quot;)" office:value-type="string" office:string-value="mu_quicktest/2020-06-05_18-32-52/plot.png" calcext:value-type="string">
            <text:p>mu_quicktest/2020-06-05_18-32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0.0678345468315" calcext:value-type="float">
            <text:p>-80,0678345468315</text:p>
          </table:table-cell>
          <table:table-cell office:value-type="float" office:value="50" calcext:value-type="float">
            <text:p>50</text:p>
          </table:table-cell>
          <table:table-cell office:value-type="float" office:value="-95.4729322134194" calcext:value-type="float">
            <text:p>-95,4729322134194</text:p>
          </table:table-cell>
          <table:table-cell office:value-type="string" calcext:value-type="string">
            <text:p>2020-06-05_13-12-00</text:p>
          </table:table-cell>
          <table:table-cell table:formula="of:=HYPERLINK(&quot;mu_quicktest/2020-06-05_13-12-00/plot.png&quot;)" office:value-type="string" office:string-value="mu_quicktest/2020-06-05_13-12-00/plot.png" calcext:value-type="string">
            <text:p>mu_quicktest/2020-06-05_13-12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79.7309932068073" calcext:value-type="float">
            <text:p>-79,7309932068073</text:p>
          </table:table-cell>
          <table:table-cell office:value-type="float" office:value="50" calcext:value-type="float">
            <text:p>50</text:p>
          </table:table-cell>
          <table:table-cell office:value-type="float" office:value="-92.3427795226559" calcext:value-type="float">
            <text:p>-92,3427795226559</text:p>
          </table:table-cell>
          <table:table-cell office:value-type="string" calcext:value-type="string">
            <text:p>2020-06-05_17-46-14</text:p>
          </table:table-cell>
          <table:table-cell table:formula="of:=HYPERLINK(&quot;mu_quicktest/2020-06-05_17-46-14/plot.png&quot;)" office:value-type="string" office:string-value="mu_quicktest/2020-06-05_17-46-14/plot.png" calcext:value-type="string">
            <text:p>mu_quicktest/2020-06-05_17-46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74.2526364792041" calcext:value-type="float">
            <text:p>-74,2526364792041</text:p>
          </table:table-cell>
          <table:table-cell office:value-type="float" office:value="50" calcext:value-type="float">
            <text:p>50</text:p>
          </table:table-cell>
          <table:table-cell office:value-type="float" office:value="-89.6587847364938" calcext:value-type="float">
            <text:p>-89,6587847364938</text:p>
          </table:table-cell>
          <table:table-cell office:value-type="string" calcext:value-type="string">
            <text:p>2020-06-05_15-21-24</text:p>
          </table:table-cell>
          <table:table-cell table:formula="of:=HYPERLINK(&quot;mu_quicktest/2020-06-05_15-21-24/plot.png&quot;)" office:value-type="string" office:string-value="mu_quicktest/2020-06-05_15-21-24/plot.png" calcext:value-type="string">
            <text:p>mu_quicktest/2020-06-05_15-21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71.0800554037536" calcext:value-type="float">
            <text:p>-71,0800554037536</text:p>
          </table:table-cell>
          <table:table-cell office:value-type="float" office:value="50" calcext:value-type="float">
            <text:p>50</text:p>
          </table:table-cell>
          <table:table-cell office:value-type="float" office:value="-84.1856522929455" calcext:value-type="float">
            <text:p>-84,1856522929455</text:p>
          </table:table-cell>
          <table:table-cell office:value-type="string" calcext:value-type="string">
            <text:p>2020-06-05_13-28-34</text:p>
          </table:table-cell>
          <table:table-cell table:formula="of:=HYPERLINK(&quot;mu_quicktest/2020-06-05_13-28-34/plot.png&quot;)" office:value-type="string" office:string-value="mu_quicktest/2020-06-05_13-28-34/plot.png" calcext:value-type="string">
            <text:p>mu_quicktest/2020-06-05_13-28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70.0538431158834" calcext:value-type="float">
            <text:p>-70,0538431158834</text:p>
          </table:table-cell>
          <table:table-cell office:value-type="float" office:value="50" calcext:value-type="float">
            <text:p>50</text:p>
          </table:table-cell>
          <table:table-cell office:value-type="float" office:value="-95.9307608395943" calcext:value-type="float">
            <text:p>-95,9307608395943</text:p>
          </table:table-cell>
          <table:table-cell office:value-type="string" calcext:value-type="string">
            <text:p>2020-06-05_15-20-10</text:p>
          </table:table-cell>
          <table:table-cell table:formula="of:=HYPERLINK(&quot;mu_quicktest/2020-06-05_15-20-10/plot.png&quot;)" office:value-type="string" office:string-value="mu_quicktest/2020-06-05_15-20-10/plot.png" calcext:value-type="string">
            <text:p>mu_quicktest/2020-06-05_15-20-1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69.9046253367669" calcext:value-type="float">
            <text:p>-69,9046253367669</text:p>
          </table:table-cell>
          <table:table-cell office:value-type="float" office:value="50" calcext:value-type="float">
            <text:p>50</text:p>
          </table:table-cell>
          <table:table-cell office:value-type="float" office:value="-91.2956625166907" calcext:value-type="float">
            <text:p>-91,2956625166907</text:p>
          </table:table-cell>
          <table:table-cell office:value-type="string" calcext:value-type="string">
            <text:p>2020-06-05_14-26-33</text:p>
          </table:table-cell>
          <table:table-cell table:formula="of:=HYPERLINK(&quot;mu_quicktest/2020-06-05_14-26-33/plot.png&quot;)" office:value-type="string" office:string-value="mu_quicktest/2020-06-05_14-26-33/plot.png" calcext:value-type="string">
            <text:p>mu_quicktest/2020-06-05_14-26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64.2852438626788" calcext:value-type="float">
            <text:p>-64,2852438626788</text:p>
          </table:table-cell>
          <table:table-cell office:value-type="float" office:value="50" calcext:value-type="float">
            <text:p>50</text:p>
          </table:table-cell>
          <table:table-cell office:value-type="float" office:value="-99.2357862989448" calcext:value-type="float">
            <text:p>-99,2357862989448</text:p>
          </table:table-cell>
          <table:table-cell office:value-type="string" calcext:value-type="string">
            <text:p>2020-06-05_14-11-45</text:p>
          </table:table-cell>
          <table:table-cell table:formula="of:=HYPERLINK(&quot;mu_quicktest/2020-06-05_14-11-45/plot.png&quot;)" office:value-type="string" office:string-value="mu_quicktest/2020-06-05_14-11-45/plot.png" calcext:value-type="string">
            <text:p>mu_quicktest/2020-06-05_14-11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62.952256323901" calcext:value-type="float">
            <text:p>-62,952256323901</text:p>
          </table:table-cell>
          <table:table-cell office:value-type="float" office:value="50" calcext:value-type="float">
            <text:p>50</text:p>
          </table:table-cell>
          <table:table-cell office:value-type="float" office:value="-84.180647764841" calcext:value-type="float">
            <text:p>-84,180647764841</text:p>
          </table:table-cell>
          <table:table-cell office:value-type="string" calcext:value-type="string">
            <text:p>2020-06-05_14-21-03</text:p>
          </table:table-cell>
          <table:table-cell table:formula="of:=HYPERLINK(&quot;mu_quicktest/2020-06-05_14-21-03/plot.png&quot;)" office:value-type="string" office:string-value="mu_quicktest/2020-06-05_14-21-03/plot.png" calcext:value-type="string">
            <text:p>mu_quicktest/2020-06-05_14-21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7.4961948995469" calcext:value-type="float">
            <text:p>-57,4961948995469</text:p>
          </table:table-cell>
          <table:table-cell office:value-type="float" office:value="50" calcext:value-type="float">
            <text:p>50</text:p>
          </table:table-cell>
          <table:table-cell office:value-type="float" office:value="-83.3333244117889" calcext:value-type="float">
            <text:p>-83,3333244117889</text:p>
          </table:table-cell>
          <table:table-cell office:value-type="string" calcext:value-type="string">
            <text:p>2020-06-05_13-10-25</text:p>
          </table:table-cell>
          <table:table-cell table:formula="of:=HYPERLINK(&quot;mu_quicktest/2020-06-05_13-10-25/plot.png&quot;)" office:value-type="string" office:string-value="mu_quicktest/2020-06-05_13-10-25/plot.png" calcext:value-type="string">
            <text:p>mu_quicktest/2020-06-05_13-10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2.2491671293832" calcext:value-type="float">
            <text:p>-52,2491671293832</text:p>
          </table:table-cell>
          <table:table-cell office:value-type="float" office:value="50" calcext:value-type="float">
            <text:p>50</text:p>
          </table:table-cell>
          <table:table-cell office:value-type="float" office:value="-76.9160652127836" calcext:value-type="float">
            <text:p>-76,9160652127836</text:p>
          </table:table-cell>
          <table:table-cell office:value-type="string" calcext:value-type="string">
            <text:p>2020-06-05_15-29-35</text:p>
          </table:table-cell>
          <table:table-cell table:formula="of:=HYPERLINK(&quot;mu_quicktest/2020-06-05_15-29-35/plot.png&quot;)" office:value-type="string" office:string-value="mu_quicktest/2020-06-05_15-29-35/plot.png" calcext:value-type="string">
            <text:p>mu_quicktest/2020-06-05_15-29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1.9358355960635" calcext:value-type="float">
            <text:p>-51,9358355960635</text:p>
          </table:table-cell>
          <table:table-cell office:value-type="float" office:value="50" calcext:value-type="float">
            <text:p>50</text:p>
          </table:table-cell>
          <table:table-cell office:value-type="float" office:value="-88.0878994920985" calcext:value-type="float">
            <text:p>-88,0878994920985</text:p>
          </table:table-cell>
          <table:table-cell office:value-type="string" calcext:value-type="string">
            <text:p>2020-06-05_15-54-11</text:p>
          </table:table-cell>
          <table:table-cell table:formula="of:=HYPERLINK(&quot;mu_quicktest/2020-06-05_15-54-11/plot.png&quot;)" office:value-type="string" office:string-value="mu_quicktest/2020-06-05_15-54-11/plot.png" calcext:value-type="string">
            <text:p>mu_quicktest/2020-06-05_15-54-1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0.1824001416049" calcext:value-type="float">
            <text:p>-50,1824001416049</text:p>
          </table:table-cell>
          <table:table-cell office:value-type="float" office:value="50" calcext:value-type="float">
            <text:p>50</text:p>
          </table:table-cell>
          <table:table-cell office:value-type="float" office:value="-99.7216303619154" calcext:value-type="float">
            <text:p>-99,7216303619154</text:p>
          </table:table-cell>
          <table:table-cell office:value-type="string" calcext:value-type="string">
            <text:p>2020-06-05_17-45-17</text:p>
          </table:table-cell>
          <table:table-cell table:formula="of:=HYPERLINK(&quot;mu_quicktest/2020-06-05_17-45-17/plot.png&quot;)" office:value-type="string" office:string-value="mu_quicktest/2020-06-05_17-45-17/plot.png" calcext:value-type="string">
            <text:p>mu_quicktest/2020-06-05_17-45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48.1621989753509" calcext:value-type="float">
            <text:p>-48,1621989753509</text:p>
          </table:table-cell>
          <table:table-cell office:value-type="float" office:value="50" calcext:value-type="float">
            <text:p>50</text:p>
          </table:table-cell>
          <table:table-cell office:value-type="float" office:value="-84.2883143073586" calcext:value-type="float">
            <text:p>-84,2883143073586</text:p>
          </table:table-cell>
          <table:table-cell office:value-type="string" calcext:value-type="string">
            <text:p>2020-06-05_17-35-03</text:p>
          </table:table-cell>
          <table:table-cell table:formula="of:=HYPERLINK(&quot;mu_quicktest/2020-06-05_17-35-03/plot.png&quot;)" office:value-type="string" office:string-value="mu_quicktest/2020-06-05_17-35-03/plot.png" calcext:value-type="string">
            <text:p>mu_quicktest/2020-06-05_17-35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8.2728240093934" calcext:value-type="float">
            <text:p>-38,2728240093934</text:p>
          </table:table-cell>
          <table:table-cell office:value-type="float" office:value="50" calcext:value-type="float">
            <text:p>50</text:p>
          </table:table-cell>
          <table:table-cell office:value-type="float" office:value="-68.1669433342515" calcext:value-type="float">
            <text:p>-68,1669433342515</text:p>
          </table:table-cell>
          <table:table-cell office:value-type="string" calcext:value-type="string">
            <text:p>2020-06-05_15-22-56</text:p>
          </table:table-cell>
          <table:table-cell table:formula="of:=HYPERLINK(&quot;mu_quicktest/2020-06-05_15-22-56/plot.png&quot;)" office:value-type="string" office:string-value="mu_quicktest/2020-06-05_15-22-56/plot.png" calcext:value-type="string">
            <text:p>mu_quicktest/2020-06-05_15-22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7.2609352452549" calcext:value-type="float">
            <text:p>-37,2609352452549</text:p>
          </table:table-cell>
          <table:table-cell office:value-type="float" office:value="50" calcext:value-type="float">
            <text:p>50</text:p>
          </table:table-cell>
          <table:table-cell office:value-type="float" office:value="-87.7249445219279" calcext:value-type="float">
            <text:p>-87,7249445219279</text:p>
          </table:table-cell>
          <table:table-cell office:value-type="string" calcext:value-type="string">
            <text:p>2020-06-05_16-58-56</text:p>
          </table:table-cell>
          <table:table-cell table:formula="of:=HYPERLINK(&quot;mu_quicktest/2020-06-05_16-58-56/plot.png&quot;)" office:value-type="string" office:string-value="mu_quicktest/2020-06-05_16-58-56/plot.png" calcext:value-type="string">
            <text:p>mu_quicktest/2020-06-05_16-58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6.1645609733392" calcext:value-type="float">
            <text:p>-36,1645609733392</text:p>
          </table:table-cell>
          <table:table-cell office:value-type="float" office:value="50" calcext:value-type="float">
            <text:p>50</text:p>
          </table:table-cell>
          <table:table-cell office:value-type="float" office:value="-39.8576044626369" calcext:value-type="float">
            <text:p>-39,8576044626369</text:p>
          </table:table-cell>
          <table:table-cell office:value-type="string" calcext:value-type="string">
            <text:p>2020-06-05_14-34-35</text:p>
          </table:table-cell>
          <table:table-cell table:formula="of:=HYPERLINK(&quot;mu_quicktest/2020-06-05_14-34-35/plot.png&quot;)" office:value-type="string" office:string-value="mu_quicktest/2020-06-05_14-34-35/plot.png" calcext:value-type="string">
            <text:p>mu_quicktest/2020-06-05_14-34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5.3991585173347" calcext:value-type="float">
            <text:p>-35,3991585173347</text:p>
          </table:table-cell>
          <table:table-cell office:value-type="float" office:value="50" calcext:value-type="float">
            <text:p>50</text:p>
          </table:table-cell>
          <table:table-cell office:value-type="float" office:value="-46.5006387409953" calcext:value-type="float">
            <text:p>-46,5006387409953</text:p>
          </table:table-cell>
          <table:table-cell office:value-type="string" calcext:value-type="string">
            <text:p>2020-06-05_18-20-28</text:p>
          </table:table-cell>
          <table:table-cell table:formula="of:=HYPERLINK(&quot;mu_quicktest/2020-06-05_18-20-28/plot.png&quot;)" office:value-type="string" office:string-value="mu_quicktest/2020-06-05_18-20-28/plot.png" calcext:value-type="string">
            <text:p>mu_quicktest/2020-06-05_18-20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33.2267642096611" calcext:value-type="float">
            <text:p>-33,2267642096611</text:p>
          </table:table-cell>
          <table:table-cell office:value-type="float" office:value="50" calcext:value-type="float">
            <text:p>50</text:p>
          </table:table-cell>
          <table:table-cell office:value-type="float" office:value="-67.4634634793017" calcext:value-type="float">
            <text:p>-67,4634634793017</text:p>
          </table:table-cell>
          <table:table-cell office:value-type="string" calcext:value-type="string">
            <text:p>2020-06-05_17-00-47</text:p>
          </table:table-cell>
          <table:table-cell table:formula="of:=HYPERLINK(&quot;mu_quicktest/2020-06-05_17-00-47/plot.png&quot;)" office:value-type="string" office:string-value="mu_quicktest/2020-06-05_17-00-47/plot.png" calcext:value-type="string">
            <text:p>mu_quicktest/2020-06-05_17-00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7.7932286445228" calcext:value-type="float">
            <text:p>-27,7932286445228</text:p>
          </table:table-cell>
          <table:table-cell office:value-type="float" office:value="50" calcext:value-type="float">
            <text:p>50</text:p>
          </table:table-cell>
          <table:table-cell office:value-type="float" office:value="-57.3597370846179" calcext:value-type="float">
            <text:p>-57,3597370846179</text:p>
          </table:table-cell>
          <table:table-cell office:value-type="string" calcext:value-type="string">
            <text:p>2020-06-05_17-05-21</text:p>
          </table:table-cell>
          <table:table-cell table:formula="of:=HYPERLINK(&quot;mu_quicktest/2020-06-05_17-05-21/plot.png&quot;)" office:value-type="string" office:string-value="mu_quicktest/2020-06-05_17-05-21/plot.png" calcext:value-type="string">
            <text:p>mu_quicktest/2020-06-05_17-05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5.6845916967223" calcext:value-type="float">
            <text:p>-25,6845916967223</text:p>
          </table:table-cell>
          <table:table-cell office:value-type="float" office:value="50" calcext:value-type="float">
            <text:p>50</text:p>
          </table:table-cell>
          <table:table-cell office:value-type="float" office:value="-85.166621455383" calcext:value-type="float">
            <text:p>-85,166621455383</text:p>
          </table:table-cell>
          <table:table-cell office:value-type="string" calcext:value-type="string">
            <text:p>2020-06-05_19-30-04</text:p>
          </table:table-cell>
          <table:table-cell table:formula="of:=HYPERLINK(&quot;mu_quicktest/2020-06-05_19-30-04/plot.png&quot;)" office:value-type="string" office:string-value="mu_quicktest/2020-06-05_19-30-04/plot.png" calcext:value-type="string">
            <text:p>mu_quicktest/2020-06-05_19-30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3.8900215733203" calcext:value-type="float">
            <text:p>-23,8900215733203</text:p>
          </table:table-cell>
          <table:table-cell office:value-type="float" office:value="50" calcext:value-type="float">
            <text:p>50</text:p>
          </table:table-cell>
          <table:table-cell office:value-type="float" office:value="-74.7375964454198" calcext:value-type="float">
            <text:p>-74,7375964454198</text:p>
          </table:table-cell>
          <table:table-cell office:value-type="string" calcext:value-type="string">
            <text:p>2020-06-05_14-19-08</text:p>
          </table:table-cell>
          <table:table-cell table:formula="of:=HYPERLINK(&quot;mu_quicktest/2020-06-05_14-19-08/plot.png&quot;)" office:value-type="string" office:string-value="mu_quicktest/2020-06-05_14-19-08/plot.png" calcext:value-type="string">
            <text:p>mu_quicktest/2020-06-05_14-19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3.736779713657" calcext:value-type="float">
            <text:p>-23,736779713657</text:p>
          </table:table-cell>
          <table:table-cell office:value-type="float" office:value="50" calcext:value-type="float">
            <text:p>50</text:p>
          </table:table-cell>
          <table:table-cell office:value-type="float" office:value="-51.9126396021299" calcext:value-type="float">
            <text:p>-51,9126396021299</text:p>
          </table:table-cell>
          <table:table-cell office:value-type="string" calcext:value-type="string">
            <text:p>2020-06-05_18-17-34</text:p>
          </table:table-cell>
          <table:table-cell table:formula="of:=HYPERLINK(&quot;mu_quicktest/2020-06-05_18-17-34/plot.png&quot;)" office:value-type="string" office:string-value="mu_quicktest/2020-06-05_18-17-34/plot.png" calcext:value-type="string">
            <text:p>mu_quicktest/2020-06-05_18-1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1.5568012001558" calcext:value-type="float">
            <text:p>-21,5568012001558</text:p>
          </table:table-cell>
          <table:table-cell office:value-type="float" office:value="50" calcext:value-type="float">
            <text:p>50</text:p>
          </table:table-cell>
          <table:table-cell office:value-type="float" office:value="-34.5424900399229" calcext:value-type="float">
            <text:p>-34,5424900399229</text:p>
          </table:table-cell>
          <table:table-cell office:value-type="string" calcext:value-type="string">
            <text:p>2020-06-05_17-36-15</text:p>
          </table:table-cell>
          <table:table-cell table:formula="of:=HYPERLINK(&quot;mu_quicktest/2020-06-05_17-36-15/plot.png&quot;)" office:value-type="string" office:string-value="mu_quicktest/2020-06-05_17-36-15/plot.png" calcext:value-type="string">
            <text:p>mu_quicktest/2020-06-05_17-36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0.5560150138159" calcext:value-type="float">
            <text:p>-20,5560150138159</text:p>
          </table:table-cell>
          <table:table-cell office:value-type="float" office:value="50" calcext:value-type="float">
            <text:p>50</text:p>
          </table:table-cell>
          <table:table-cell office:value-type="float" office:value="-78.2427998161215" calcext:value-type="float">
            <text:p>-78,2427998161215</text:p>
          </table:table-cell>
          <table:table-cell office:value-type="string" calcext:value-type="string">
            <text:p>2020-06-05_17-47-57</text:p>
          </table:table-cell>
          <table:table-cell table:formula="of:=HYPERLINK(&quot;mu_quicktest/2020-06-05_17-47-57/plot.png&quot;)" office:value-type="string" office:string-value="mu_quicktest/2020-06-05_17-47-57/plot.png" calcext:value-type="string">
            <text:p>mu_quicktest/2020-06-05_17-4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5.9058044393514" calcext:value-type="float">
            <text:p>-15,9058044393514</text:p>
          </table:table-cell>
          <table:table-cell office:value-type="float" office:value="50" calcext:value-type="float">
            <text:p>50</text:p>
          </table:table-cell>
          <table:table-cell office:value-type="float" office:value="-76.2417551213412" calcext:value-type="float">
            <text:p>-76,2417551213412</text:p>
          </table:table-cell>
          <table:table-cell office:value-type="string" calcext:value-type="string">
            <text:p>2020-06-05_18-36-18</text:p>
          </table:table-cell>
          <table:table-cell table:formula="of:=HYPERLINK(&quot;mu_quicktest/2020-06-05_18-36-18/plot.png&quot;)" office:value-type="string" office:string-value="mu_quicktest/2020-06-05_18-36-18/plot.png" calcext:value-type="string">
            <text:p>mu_quicktest/2020-06-05_18-36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4.2855865019293" calcext:value-type="float">
            <text:p>-14,2855865019293</text:p>
          </table:table-cell>
          <table:table-cell office:value-type="float" office:value="50" calcext:value-type="float">
            <text:p>50</text:p>
          </table:table-cell>
          <table:table-cell office:value-type="float" office:value="-37.3601832022062" calcext:value-type="float">
            <text:p>-37,3601832022062</text:p>
          </table:table-cell>
          <table:table-cell office:value-type="string" calcext:value-type="string">
            <text:p>2020-06-05_16-29-40</text:p>
          </table:table-cell>
          <table:table-cell table:formula="of:=HYPERLINK(&quot;mu_quicktest/2020-06-05_16-29-40/plot.png&quot;)" office:value-type="string" office:string-value="mu_quicktest/2020-06-05_16-29-40/plot.png" calcext:value-type="string">
            <text:p>mu_quicktest/2020-06-05_16-29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3.6575022946495" calcext:value-type="float">
            <text:p>-13,6575022946495</text:p>
          </table:table-cell>
          <table:table-cell office:value-type="float" office:value="50" calcext:value-type="float">
            <text:p>50</text:p>
          </table:table-cell>
          <table:table-cell office:value-type="float" office:value="-19.1533805293019" calcext:value-type="float">
            <text:p>-19,1533805293019</text:p>
          </table:table-cell>
          <table:table-cell office:value-type="string" calcext:value-type="string">
            <text:p>2020-06-05_18-25-09</text:p>
          </table:table-cell>
          <table:table-cell table:formula="of:=HYPERLINK(&quot;mu_quicktest/2020-06-05_18-25-09/plot.png&quot;)" office:value-type="string" office:string-value="mu_quicktest/2020-06-05_18-25-09/plot.png" calcext:value-type="string">
            <text:p>mu_quicktest/2020-06-05_18-25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3.229219949777" calcext:value-type="float">
            <text:p>-13,229219949777</text:p>
          </table:table-cell>
          <table:table-cell office:value-type="float" office:value="50" calcext:value-type="float">
            <text:p>50</text:p>
          </table:table-cell>
          <table:table-cell office:value-type="float" office:value="-81.3513839815464" calcext:value-type="float">
            <text:p>-81,3513839815464</text:p>
          </table:table-cell>
          <table:table-cell office:value-type="string" calcext:value-type="string">
            <text:p>2020-06-05_17-03-16</text:p>
          </table:table-cell>
          <table:table-cell table:formula="of:=HYPERLINK(&quot;mu_quicktest/2020-06-05_17-03-16/plot.png&quot;)" office:value-type="string" office:string-value="mu_quicktest/2020-06-05_17-03-16/plot.png" calcext:value-type="string">
            <text:p>mu_quicktest/2020-06-05_17-03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95" calcext:value-type="float">
            <text:p>0,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2.7485953028467" calcext:value-type="float">
            <text:p>-12,7485953028467</text:p>
          </table:table-cell>
          <table:table-cell office:value-type="float" office:value="50" calcext:value-type="float">
            <text:p>50</text:p>
          </table:table-cell>
          <table:table-cell office:value-type="float" office:value="-87.9168929644187" calcext:value-type="float">
            <text:p>-87,9168929644187</text:p>
          </table:table-cell>
          <table:table-cell office:value-type="string" calcext:value-type="string">
            <text:p>2020-06-05_17-33-22</text:p>
          </table:table-cell>
          <table:table-cell table:formula="of:=HYPERLINK(&quot;mu_quicktest/2020-06-05_17-33-22/plot.png&quot;)" office:value-type="string" office:string-value="mu_quicktest/2020-06-05_17-33-22/plot.png" calcext:value-type="string">
            <text:p>mu_quicktest/2020-06-05_17-33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0.495865960331" calcext:value-type="float">
            <text:p>-10,495865960331</text:p>
          </table:table-cell>
          <table:table-cell office:value-type="float" office:value="50" calcext:value-type="float">
            <text:p>50</text:p>
          </table:table-cell>
          <table:table-cell office:value-type="float" office:value="-84.728554983755" calcext:value-type="float">
            <text:p>-84,728554983755</text:p>
          </table:table-cell>
          <table:table-cell office:value-type="string" calcext:value-type="string">
            <text:p>2020-06-05_17-24-27</text:p>
          </table:table-cell>
          <table:table-cell table:formula="of:=HYPERLINK(&quot;mu_quicktest/2020-06-05_17-24-27/plot.png&quot;)" office:value-type="string" office:string-value="mu_quicktest/2020-06-05_17-24-27/plot.png" calcext:value-type="string">
            <text:p>mu_quicktest/2020-06-05_17-2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8.54620690027912" calcext:value-type="float">
            <text:p>-8,54620690027912</text:p>
          </table:table-cell>
          <table:table-cell office:value-type="float" office:value="50" calcext:value-type="float">
            <text:p>50</text:p>
          </table:table-cell>
          <table:table-cell office:value-type="float" office:value="-20.3009543764808" calcext:value-type="float">
            <text:p>-20,3009543764808</text:p>
          </table:table-cell>
          <table:table-cell office:value-type="string" calcext:value-type="string">
            <text:p>2020-06-05_13-43-50</text:p>
          </table:table-cell>
          <table:table-cell table:formula="of:=HYPERLINK(&quot;mu_quicktest/2020-06-05_13-43-50/plot.png&quot;)" office:value-type="string" office:string-value="mu_quicktest/2020-06-05_13-43-50/plot.png" calcext:value-type="string">
            <text:p>mu_quicktest/2020-06-05_13-43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6.0031508407538" calcext:value-type="float">
            <text:p>-6,0031508407538</text:p>
          </table:table-cell>
          <table:table-cell office:value-type="float" office:value="50" calcext:value-type="float">
            <text:p>50</text:p>
          </table:table-cell>
          <table:table-cell office:value-type="float" office:value="-89.9521291383385" calcext:value-type="float">
            <text:p>-89,9521291383385</text:p>
          </table:table-cell>
          <table:table-cell office:value-type="string" calcext:value-type="string">
            <text:p>2020-06-05_16-27-57</text:p>
          </table:table-cell>
          <table:table-cell table:formula="of:=HYPERLINK(&quot;mu_quicktest/2020-06-05_16-27-57/plot.png&quot;)" office:value-type="string" office:string-value="mu_quicktest/2020-06-05_16-27-57/plot.png" calcext:value-type="string">
            <text:p>mu_quicktest/2020-06-05_16-2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.42767833149618" calcext:value-type="float">
            <text:p>-5,42767833149618</text:p>
          </table:table-cell>
          <table:table-cell office:value-type="float" office:value="50" calcext:value-type="float">
            <text:p>50</text:p>
          </table:table-cell>
          <table:table-cell office:value-type="float" office:value="-62.2931551861151" calcext:value-type="float">
            <text:p>-62,2931551861151</text:p>
          </table:table-cell>
          <table:table-cell office:value-type="string" calcext:value-type="string">
            <text:p>2020-06-05_15-28-02</text:p>
          </table:table-cell>
          <table:table-cell table:formula="of:=HYPERLINK(&quot;mu_quicktest/2020-06-05_15-28-02/plot.png&quot;)" office:value-type="string" office:string-value="mu_quicktest/2020-06-05_15-28-02/plot.png" calcext:value-type="string">
            <text:p>mu_quicktest/2020-06-05_15-28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5.08678554542396" calcext:value-type="float">
            <text:p>-5,08678554542396</text:p>
          </table:table-cell>
          <table:table-cell office:value-type="float" office:value="50" calcext:value-type="float">
            <text:p>50</text:p>
          </table:table-cell>
          <table:table-cell office:value-type="float" office:value="-37.909272986378" calcext:value-type="float">
            <text:p>-37,909272986378</text:p>
          </table:table-cell>
          <table:table-cell office:value-type="string" calcext:value-type="string">
            <text:p>2020-06-05_16-07-24</text:p>
          </table:table-cell>
          <table:table-cell table:formula="of:=HYPERLINK(&quot;mu_quicktest/2020-06-05_16-07-24/plot.png&quot;)" office:value-type="string" office:string-value="mu_quicktest/2020-06-05_16-07-24/plot.png" calcext:value-type="string">
            <text:p>mu_quicktest/2020-06-05_16-07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4.94908401306937" calcext:value-type="float">
            <text:p>-4,94908401306937</text:p>
          </table:table-cell>
          <table:table-cell office:value-type="float" office:value="50" calcext:value-type="float">
            <text:p>50</text:p>
          </table:table-cell>
          <table:table-cell office:value-type="float" office:value="-22.6094024006753" calcext:value-type="float">
            <text:p>-22,6094024006753</text:p>
          </table:table-cell>
          <table:table-cell office:value-type="string" calcext:value-type="string">
            <text:p>2020-06-05_14-07-07</text:p>
          </table:table-cell>
          <table:table-cell table:formula="of:=HYPERLINK(&quot;mu_quicktest/2020-06-05_14-07-07/plot.png&quot;)" office:value-type="string" office:string-value="mu_quicktest/2020-06-05_14-07-07/plot.png" calcext:value-type="string">
            <text:p>mu_quicktest/2020-06-05_14-07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2.905746318612" calcext:value-type="float">
            <text:p>-2,905746318612</text:p>
          </table:table-cell>
          <table:table-cell office:value-type="float" office:value="50" calcext:value-type="float">
            <text:p>50</text:p>
          </table:table-cell>
          <table:table-cell office:value-type="float" office:value="-20.2667345498228" calcext:value-type="float">
            <text:p>-20,2667345498228</text:p>
          </table:table-cell>
          <table:table-cell office:value-type="string" calcext:value-type="string">
            <text:p>2020-06-05_15-32-14</text:p>
          </table:table-cell>
          <table:table-cell table:formula="of:=HYPERLINK(&quot;mu_quicktest/2020-06-05_15-32-14/plot.png&quot;)" office:value-type="string" office:string-value="mu_quicktest/2020-06-05_15-32-14/plot.png" calcext:value-type="string">
            <text:p>mu_quicktest/2020-06-05_15-32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.21790573088067" calcext:value-type="float">
            <text:p>-1,21790573088067</text:p>
          </table:table-cell>
          <table:table-cell office:value-type="float" office:value="50" calcext:value-type="float">
            <text:p>50</text:p>
          </table:table-cell>
          <table:table-cell office:value-type="float" office:value="-3.79680418173961" calcext:value-type="float">
            <text:p>-3,79680418173961</text:p>
          </table:table-cell>
          <table:table-cell office:value-type="string" calcext:value-type="string">
            <text:p>2020-06-05_18-08-17</text:p>
          </table:table-cell>
          <table:table-cell table:formula="of:=HYPERLINK(&quot;mu_quicktest/2020-06-05_18-08-17/plot.png&quot;)" office:value-type="string" office:string-value="mu_quicktest/2020-06-05_18-08-17/plot.png" calcext:value-type="string">
            <text:p>mu_quicktest/2020-06-05_18-08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0.659012356438997" calcext:value-type="float">
            <text:p>-0,659012356438997</text:p>
          </table:table-cell>
          <table:table-cell office:value-type="float" office:value="50" calcext:value-type="float">
            <text:p>50</text:p>
          </table:table-cell>
          <table:table-cell office:value-type="float" office:value="-40.45440033341" calcext:value-type="float">
            <text:p>-40,45440033341</text:p>
          </table:table-cell>
          <table:table-cell office:value-type="string" calcext:value-type="string">
            <text:p>2020-06-05_17-20-31</text:p>
          </table:table-cell>
          <table:table-cell table:formula="of:=HYPERLINK(&quot;mu_quicktest/2020-06-05_17-20-31/plot.png&quot;)" office:value-type="string" office:string-value="mu_quicktest/2020-06-05_17-20-31/plot.png" calcext:value-type="string">
            <text:p>mu_quicktest/2020-06-05_17-20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0.494482605349322" calcext:value-type="float">
            <text:p>-0,494482605349322</text:p>
          </table:table-cell>
          <table:table-cell office:value-type="float" office:value="50" calcext:value-type="float">
            <text:p>50</text:p>
          </table:table-cell>
          <table:table-cell office:value-type="float" office:value="-2.79608225221149" calcext:value-type="float">
            <text:p>-2,79608225221149</text:p>
          </table:table-cell>
          <table:table-cell office:value-type="string" calcext:value-type="string">
            <text:p>2020-06-05_13-14-00</text:p>
          </table:table-cell>
          <table:table-cell table:formula="of:=HYPERLINK(&quot;mu_quicktest/2020-06-05_13-14-00/plot.png&quot;)" office:value-type="string" office:string-value="mu_quicktest/2020-06-05_13-14-00/plot.png" calcext:value-type="string">
            <text:p>mu_quicktest/2020-06-05_13-14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106521989864777" calcext:value-type="float">
            <text:p>0,106521989864777</text:p>
          </table:table-cell>
          <table:table-cell office:value-type="float" office:value="50" calcext:value-type="float">
            <text:p>50</text:p>
          </table:table-cell>
          <table:table-cell office:value-type="float" office:value="-7.73938569991944" calcext:value-type="float">
            <text:p>-7,73938569991944</text:p>
          </table:table-cell>
          <table:table-cell office:value-type="string" calcext:value-type="string">
            <text:p>2020-06-05_18-50-32</text:p>
          </table:table-cell>
          <table:table-cell table:formula="of:=HYPERLINK(&quot;mu_quicktest/2020-06-05_18-50-32/plot.png&quot;)" office:value-type="string" office:string-value="mu_quicktest/2020-06-05_18-50-32/plot.png" calcext:value-type="string">
            <text:p>mu_quicktest/2020-06-05_18-50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.06851930353715" calcext:value-type="float">
            <text:p>3,06851930353715</text:p>
          </table:table-cell>
          <table:table-cell office:value-type="float" office:value="50" calcext:value-type="float">
            <text:p>50</text:p>
          </table:table-cell>
          <table:table-cell office:value-type="float" office:value="-2.65456018670419" calcext:value-type="float">
            <text:p>-2,65456018670419</text:p>
          </table:table-cell>
          <table:table-cell office:value-type="string" calcext:value-type="string">
            <text:p>2020-06-05_14-57-42</text:p>
          </table:table-cell>
          <table:table-cell table:formula="of:=HYPERLINK(&quot;mu_quicktest/2020-06-05_14-57-42/plot.png&quot;)" office:value-type="string" office:string-value="mu_quicktest/2020-06-05_14-57-42/plot.png" calcext:value-type="string">
            <text:p>mu_quicktest/2020-06-05_14-57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17177333501779" calcext:value-type="float">
            <text:p>5,17177333501779</text:p>
          </table:table-cell>
          <table:table-cell office:value-type="float" office:value="50" calcext:value-type="float">
            <text:p>50</text:p>
          </table:table-cell>
          <table:table-cell office:value-type="float" office:value="1.04908305133314" calcext:value-type="float">
            <text:p>1,04908305133314</text:p>
          </table:table-cell>
          <table:table-cell office:value-type="string" calcext:value-type="string">
            <text:p>2020-06-05_18-38-48</text:p>
          </table:table-cell>
          <table:table-cell table:formula="of:=HYPERLINK(&quot;mu_quicktest/2020-06-05_18-38-48/plot.png&quot;)" office:value-type="string" office:string-value="mu_quicktest/2020-06-05_18-38-48/plot.png" calcext:value-type="string">
            <text:p>mu_quicktest/2020-06-05_18-38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.15823773359183" calcext:value-type="float">
            <text:p>7,15823773359183</text:p>
          </table:table-cell>
          <table:table-cell office:value-type="float" office:value="50" calcext:value-type="float">
            <text:p>50</text:p>
          </table:table-cell>
          <table:table-cell office:value-type="float" office:value="3.82543096464881" calcext:value-type="float">
            <text:p>3,82543096464881</text:p>
          </table:table-cell>
          <table:table-cell office:value-type="string" calcext:value-type="string">
            <text:p>2020-06-05_13-55-32</text:p>
          </table:table-cell>
          <table:table-cell table:formula="of:=HYPERLINK(&quot;mu_quicktest/2020-06-05_13-55-32/plot.png&quot;)" office:value-type="string" office:string-value="mu_quicktest/2020-06-05_13-55-32/plot.png" calcext:value-type="string">
            <text:p>mu_quicktest/2020-06-05_13-55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.65334492442865" calcext:value-type="float">
            <text:p>9,65334492442865</text:p>
          </table:table-cell>
          <table:table-cell office:value-type="float" office:value="50" calcext:value-type="float">
            <text:p>50</text:p>
          </table:table-cell>
          <table:table-cell office:value-type="float" office:value="6.08621423193329" calcext:value-type="float">
            <text:p>6,08621423193329</text:p>
          </table:table-cell>
          <table:table-cell office:value-type="string" calcext:value-type="string">
            <text:p>2020-06-05_15-04-27</text:p>
          </table:table-cell>
          <table:table-cell table:formula="of:=HYPERLINK(&quot;mu_quicktest/2020-06-05_15-04-27/plot.png&quot;)" office:value-type="string" office:string-value="mu_quicktest/2020-06-05_15-04-27/plot.png" calcext:value-type="string">
            <text:p>mu_quicktest/2020-06-05_15-04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.5317320988426" calcext:value-type="float">
            <text:p>10,5317320988426</text:p>
          </table:table-cell>
          <table:table-cell office:value-type="float" office:value="50" calcext:value-type="float">
            <text:p>50</text:p>
          </table:table-cell>
          <table:table-cell office:value-type="float" office:value="5.03436289724769" calcext:value-type="float">
            <text:p>5,03436289724769</text:p>
          </table:table-cell>
          <table:table-cell office:value-type="string" calcext:value-type="string">
            <text:p>2020-06-05_15-45-07</text:p>
          </table:table-cell>
          <table:table-cell table:formula="of:=HYPERLINK(&quot;mu_quicktest/2020-06-05_15-45-07/plot.png&quot;)" office:value-type="string" office:string-value="mu_quicktest/2020-06-05_15-45-07/plot.png" calcext:value-type="string">
            <text:p>mu_quicktest/2020-06-05_15-45-0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.1757866531807" calcext:value-type="float">
            <text:p>11,1757866531807</text:p>
          </table:table-cell>
          <table:table-cell office:value-type="float" office:value="50" calcext:value-type="float">
            <text:p>50</text:p>
          </table:table-cell>
          <table:table-cell office:value-type="float" office:value="10.0858202588557" calcext:value-type="float">
            <text:p>10,0858202588557</text:p>
          </table:table-cell>
          <table:table-cell office:value-type="string" calcext:value-type="string">
            <text:p>2020-06-05_17-49-21</text:p>
          </table:table-cell>
          <table:table-cell table:formula="of:=HYPERLINK(&quot;mu_quicktest/2020-06-05_17-49-21/plot.png&quot;)" office:value-type="string" office:string-value="mu_quicktest/2020-06-05_17-49-21/plot.png" calcext:value-type="string">
            <text:p>mu_quicktest/2020-06-05_17-49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.7730111627523" calcext:value-type="float">
            <text:p>13,7730111627523</text:p>
          </table:table-cell>
          <table:table-cell office:value-type="float" office:value="50" calcext:value-type="float">
            <text:p>50</text:p>
          </table:table-cell>
          <table:table-cell office:value-type="float" office:value="11.7728615625375" calcext:value-type="float">
            <text:p>11,7728615625375</text:p>
          </table:table-cell>
          <table:table-cell office:value-type="string" calcext:value-type="string">
            <text:p>2020-06-05_15-56-03</text:p>
          </table:table-cell>
          <table:table-cell table:formula="of:=HYPERLINK(&quot;mu_quicktest/2020-06-05_15-56-03/plot.png&quot;)" office:value-type="string" office:string-value="mu_quicktest/2020-06-05_15-56-03/plot.png" calcext:value-type="string">
            <text:p>mu_quicktest/2020-06-05_15-56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.2588577824379" calcext:value-type="float">
            <text:p>15,2588577824379</text:p>
          </table:table-cell>
          <table:table-cell office:value-type="float" office:value="50" calcext:value-type="float">
            <text:p>50</text:p>
          </table:table-cell>
          <table:table-cell office:value-type="float" office:value="11.0167018274986" calcext:value-type="float">
            <text:p>11,0167018274986</text:p>
          </table:table-cell>
          <table:table-cell office:value-type="string" calcext:value-type="string">
            <text:p>2020-06-05_19-18-40</text:p>
          </table:table-cell>
          <table:table-cell table:formula="of:=HYPERLINK(&quot;mu_quicktest/2020-06-05_19-18-40/plot.png&quot;)" office:value-type="string" office:string-value="mu_quicktest/2020-06-05_19-18-40/plot.png" calcext:value-type="string">
            <text:p>mu_quicktest/2020-06-05_19-18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.1768651295621" calcext:value-type="float">
            <text:p>17,1768651295621</text:p>
          </table:table-cell>
          <table:table-cell office:value-type="float" office:value="50" calcext:value-type="float">
            <text:p>50</text:p>
          </table:table-cell>
          <table:table-cell office:value-type="float" office:value="14.651576846432" calcext:value-type="float">
            <text:p>14,651576846432</text:p>
          </table:table-cell>
          <table:table-cell office:value-type="string" calcext:value-type="string">
            <text:p>2020-06-05_14-37-40</text:p>
          </table:table-cell>
          <table:table-cell table:formula="of:=HYPERLINK(&quot;mu_quicktest/2020-06-05_14-37-40/plot.png&quot;)" office:value-type="string" office:string-value="mu_quicktest/2020-06-05_14-37-40/plot.png" calcext:value-type="string">
            <text:p>mu_quicktest/2020-06-05_14-37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.7141205926872" calcext:value-type="float">
            <text:p>20,7141205926872</text:p>
          </table:table-cell>
          <table:table-cell office:value-type="float" office:value="50" calcext:value-type="float">
            <text:p>50</text:p>
          </table:table-cell>
          <table:table-cell office:value-type="float" office:value="-1.49208724319664" calcext:value-type="float">
            <text:p>-1,49208724319664</text:p>
          </table:table-cell>
          <table:table-cell office:value-type="string" calcext:value-type="string">
            <text:p>2020-06-05_17-56-23</text:p>
          </table:table-cell>
          <table:table-cell table:formula="of:=HYPERLINK(&quot;mu_quicktest/2020-06-05_17-56-23/plot.png&quot;)" office:value-type="string" office:string-value="mu_quicktest/2020-06-05_17-56-23/plot.png" calcext:value-type="string">
            <text:p>mu_quicktest/2020-06-05_17-56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.7922905715055" calcext:value-type="float">
            <text:p>29,7922905715055</text:p>
          </table:table-cell>
          <table:table-cell office:value-type="float" office:value="50" calcext:value-type="float">
            <text:p>50</text:p>
          </table:table-cell>
          <table:table-cell office:value-type="float" office:value="-1.19840066453767" calcext:value-type="float">
            <text:p>-1,19840066453767</text:p>
          </table:table-cell>
          <table:table-cell office:value-type="string" calcext:value-type="string">
            <text:p>2020-06-05_16-34-46</text:p>
          </table:table-cell>
          <table:table-cell table:formula="of:=HYPERLINK(&quot;mu_quicktest/2020-06-05_16-34-46/plot.png&quot;)" office:value-type="string" office:string-value="mu_quicktest/2020-06-05_16-34-46/plot.png" calcext:value-type="string">
            <text:p>mu_quicktest/2020-06-05_16-34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3.0923316154666" calcext:value-type="float">
            <text:p>53,0923316154666</text:p>
          </table:table-cell>
          <table:table-cell office:value-type="float" office:value="50" calcext:value-type="float">
            <text:p>50</text:p>
          </table:table-cell>
          <table:table-cell office:value-type="float" office:value="35.7099894584843" calcext:value-type="float">
            <text:p>35,7099894584843</text:p>
          </table:table-cell>
          <table:table-cell office:value-type="string" calcext:value-type="string">
            <text:p>2020-06-05_16-48-52</text:p>
          </table:table-cell>
          <table:table-cell table:formula="of:=HYPERLINK(&quot;mu_quicktest/2020-06-05_16-48-52/plot.png&quot;)" office:value-type="string" office:string-value="mu_quicktest/2020-06-05_16-48-52/plot.png" calcext:value-type="string">
            <text:p>mu_quicktest/2020-06-05_16-4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3.7801874159719" calcext:value-type="float">
            <text:p>63,7801874159719</text:p>
          </table:table-cell>
          <table:table-cell office:value-type="float" office:value="50" calcext:value-type="float">
            <text:p>50</text:p>
          </table:table-cell>
          <table:table-cell office:value-type="float" office:value="46.1468353148582" calcext:value-type="float">
            <text:p>46,1468353148582</text:p>
          </table:table-cell>
          <table:table-cell office:value-type="string" calcext:value-type="string">
            <text:p>2020-06-05_17-25-15</text:p>
          </table:table-cell>
          <table:table-cell table:formula="of:=HYPERLINK(&quot;mu_quicktest/2020-06-05_17-25-15/plot.png&quot;)" office:value-type="string" office:string-value="mu_quicktest/2020-06-05_17-25-15/plot.png" calcext:value-type="string">
            <text:p>mu_quicktest/2020-06-05_17-2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7.3127517087801" calcext:value-type="float">
            <text:p>67,3127517087801</text:p>
          </table:table-cell>
          <table:table-cell office:value-type="float" office:value="50" calcext:value-type="float">
            <text:p>50</text:p>
          </table:table-cell>
          <table:table-cell office:value-type="float" office:value="32.7208231006405" calcext:value-type="float">
            <text:p>32,7208231006405</text:p>
          </table:table-cell>
          <table:table-cell office:value-type="string" calcext:value-type="string">
            <text:p>2020-06-05_19-08-52</text:p>
          </table:table-cell>
          <table:table-cell table:formula="of:=HYPERLINK(&quot;mu_quicktest/2020-06-05_19-08-52/plot.png&quot;)" office:value-type="string" office:string-value="mu_quicktest/2020-06-05_19-08-52/plot.png" calcext:value-type="string">
            <text:p>mu_quicktest/2020-06-05_19-08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0.7208192491802" calcext:value-type="float">
            <text:p>70,7208192491802</text:p>
          </table:table-cell>
          <table:table-cell office:value-type="float" office:value="50" calcext:value-type="float">
            <text:p>50</text:p>
          </table:table-cell>
          <table:table-cell office:value-type="float" office:value="43.6377940214951" calcext:value-type="float">
            <text:p>43,6377940214951</text:p>
          </table:table-cell>
          <table:table-cell office:value-type="string" calcext:value-type="string">
            <text:p>2020-06-05_17-14-45</text:p>
          </table:table-cell>
          <table:table-cell table:formula="of:=HYPERLINK(&quot;mu_quicktest/2020-06-05_17-14-45/plot.png&quot;)" office:value-type="string" office:string-value="mu_quicktest/2020-06-05_17-14-45/plot.png" calcext:value-type="string">
            <text:p>mu_quicktest/2020-06-05_17-14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4.0533550304609" calcext:value-type="float">
            <text:p>74,0533550304609</text:p>
          </table:table-cell>
          <table:table-cell office:value-type="float" office:value="50" calcext:value-type="float">
            <text:p>50</text:p>
          </table:table-cell>
          <table:table-cell office:value-type="float" office:value="45.8885628266999" calcext:value-type="float">
            <text:p>45,8885628266999</text:p>
          </table:table-cell>
          <table:table-cell office:value-type="string" calcext:value-type="string">
            <text:p>2020-06-05_16-41-37</text:p>
          </table:table-cell>
          <table:table-cell table:formula="of:=HYPERLINK(&quot;mu_quicktest/2020-06-05_16-41-37/plot.png&quot;)" office:value-type="string" office:string-value="mu_quicktest/2020-06-05_16-41-37/plot.png" calcext:value-type="string">
            <text:p>mu_quicktest/2020-06-05_16-41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6.0490468388081" calcext:value-type="float">
            <text:p>96,0490468388081</text:p>
          </table:table-cell>
          <table:table-cell office:value-type="float" office:value="50" calcext:value-type="float">
            <text:p>50</text:p>
          </table:table-cell>
          <table:table-cell office:value-type="float" office:value="59.2856263197604" calcext:value-type="float">
            <text:p>59,2856263197604</text:p>
          </table:table-cell>
          <table:table-cell office:value-type="string" calcext:value-type="string">
            <text:p>2020-06-05_12-24-42</text:p>
          </table:table-cell>
          <table:table-cell table:formula="of:=HYPERLINK(&quot;mu_quicktest/2020-06-05_12-24-42/plot.png&quot;)" office:value-type="string" office:string-value="mu_quicktest/2020-06-05_12-24-42/plot.png" calcext:value-type="string">
            <text:p>mu_quicktest/2020-06-05_12-24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5.779297166" calcext:value-type="float">
            <text:p>125,779297166</text:p>
          </table:table-cell>
          <table:table-cell office:value-type="float" office:value="50" calcext:value-type="float">
            <text:p>50</text:p>
          </table:table-cell>
          <table:table-cell office:value-type="float" office:value="91.2906498912405" calcext:value-type="float">
            <text:p>91,2906498912405</text:p>
          </table:table-cell>
          <table:table-cell office:value-type="string" calcext:value-type="string">
            <text:p>2020-06-05_14-28-27</text:p>
          </table:table-cell>
          <table:table-cell table:formula="of:=HYPERLINK(&quot;mu_quicktest/2020-06-05_14-28-27/plot.png&quot;)" office:value-type="string" office:string-value="mu_quicktest/2020-06-05_14-28-27/plot.png" calcext:value-type="string">
            <text:p>mu_quicktest/2020-06-05_14-28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4.051121798965" calcext:value-type="float">
            <text:p>174,051121798965</text:p>
          </table:table-cell>
          <table:table-cell office:value-type="float" office:value="50" calcext:value-type="float">
            <text:p>50</text:p>
          </table:table-cell>
          <table:table-cell office:value-type="float" office:value="148.590428621674" calcext:value-type="float">
            <text:p>148,590428621674</text:p>
          </table:table-cell>
          <table:table-cell office:value-type="string" calcext:value-type="string">
            <text:p>2020-06-05_15-34-38</text:p>
          </table:table-cell>
          <table:table-cell table:formula="of:=HYPERLINK(&quot;mu_quicktest/2020-06-05_15-34-38/plot.png&quot;)" office:value-type="string" office:string-value="mu_quicktest/2020-06-05_15-34-38/plot.png" calcext:value-type="string">
            <text:p>mu_quicktest/2020-06-05_15-34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7.704519424746" calcext:value-type="float">
            <text:p>217,704519424746</text:p>
          </table:table-cell>
          <table:table-cell office:value-type="float" office:value="50" calcext:value-type="float">
            <text:p>50</text:p>
          </table:table-cell>
          <table:table-cell office:value-type="float" office:value="205.264396603386" calcext:value-type="float">
            <text:p>205,264396603386</text:p>
          </table:table-cell>
          <table:table-cell office:value-type="string" calcext:value-type="string">
            <text:p>2020-06-05_16-12-54</text:p>
          </table:table-cell>
          <table:table-cell table:formula="of:=HYPERLINK(&quot;mu_quicktest/2020-06-05_16-12-54/plot.png&quot;)" office:value-type="string" office:string-value="mu_quicktest/2020-06-05_16-12-54/plot.png" calcext:value-type="string">
            <text:p>mu_quicktest/2020-06-05_16-12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0.9" calcext:value-type="float">
            <text:p>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7.5882068539765" calcext:value-type="float">
            <text:p>-97,5882068539765</text:p>
          </table:table-cell>
          <table:table-cell office:value-type="float" office:value="50" calcext:value-type="float">
            <text:p>50</text:p>
          </table:table-cell>
          <table:table-cell office:value-type="float" office:value="-98.4265632570331" calcext:value-type="float">
            <text:p>-98,4265632570331</text:p>
          </table:table-cell>
          <table:table-cell office:value-type="string" calcext:value-type="string">
            <text:p>2020-06-06_16-04-39</text:p>
          </table:table-cell>
          <table:table-cell table:formula="of:=HYPERLINK(&quot;mu_quicktest/2020-06-06_16-04-39/plot.png&quot;)" office:value-type="string" office:string-value="mu_quicktest/2020-06-06_16-04-39/plot.png" calcext:value-type="string">
            <text:p>mu_quicktest/2020-06-06_16-04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6.308762268254" calcext:value-type="float">
            <text:p>-96,308762268254</text:p>
          </table:table-cell>
          <table:table-cell office:value-type="float" office:value="50" calcext:value-type="float">
            <text:p>50</text:p>
          </table:table-cell>
          <table:table-cell office:value-type="float" office:value="-97.4560352619756" calcext:value-type="float">
            <text:p>-97,4560352619756</text:p>
          </table:table-cell>
          <table:table-cell office:value-type="string" calcext:value-type="string">
            <text:p>2020-06-06_15-41-02</text:p>
          </table:table-cell>
          <table:table-cell table:formula="of:=HYPERLINK(&quot;mu_quicktest/2020-06-06_15-41-02/plot.png&quot;)" office:value-type="string" office:string-value="mu_quicktest/2020-06-06_15-41-02/plot.png" calcext:value-type="string">
            <text:p>mu_quicktest/2020-06-06_15-41-0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3.3362045088998" calcext:value-type="float">
            <text:p>-93,3362045088998</text:p>
          </table:table-cell>
          <table:table-cell office:value-type="float" office:value="50" calcext:value-type="float">
            <text:p>50</text:p>
          </table:table-cell>
          <table:table-cell office:value-type="float" office:value="-97.9566427663254" calcext:value-type="float">
            <text:p>-97,9566427663254</text:p>
          </table:table-cell>
          <table:table-cell office:value-type="string" calcext:value-type="string">
            <text:p>2020-06-06_12-37-46</text:p>
          </table:table-cell>
          <table:table-cell table:formula="of:=HYPERLINK(&quot;mu_quicktest/2020-06-06_12-37-46/plot.png&quot;)" office:value-type="string" office:string-value="mu_quicktest/2020-06-06_12-37-46/plot.png" calcext:value-type="string">
            <text:p>mu_quicktest/2020-06-06_12-37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1.4540202919076" calcext:value-type="float">
            <text:p>-91,4540202919076</text:p>
          </table:table-cell>
          <table:table-cell office:value-type="float" office:value="50" calcext:value-type="float">
            <text:p>50</text:p>
          </table:table-cell>
          <table:table-cell office:value-type="float" office:value="-97.7814437669778" calcext:value-type="float">
            <text:p>-97,7814437669778</text:p>
          </table:table-cell>
          <table:table-cell office:value-type="string" calcext:value-type="string">
            <text:p>2020-06-06_12-14-01</text:p>
          </table:table-cell>
          <table:table-cell table:formula="of:=HYPERLINK(&quot;mu_quicktest/2020-06-06_12-14-01/plot.png&quot;)" office:value-type="string" office:string-value="mu_quicktest/2020-06-06_12-14-01/plot.png" calcext:value-type="string">
            <text:p>mu_quicktest/2020-06-06_12-14-0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90.8330812484298" calcext:value-type="float">
            <text:p>-90,8330812484298</text:p>
          </table:table-cell>
          <table:table-cell office:value-type="float" office:value="50" calcext:value-type="float">
            <text:p>50</text:p>
          </table:table-cell>
          <table:table-cell office:value-type="float" office:value="-95.0249647378058" calcext:value-type="float">
            <text:p>-95,0249647378058</text:p>
          </table:table-cell>
          <table:table-cell office:value-type="string" calcext:value-type="string">
            <text:p>2020-06-06_16-03-19</text:p>
          </table:table-cell>
          <table:table-cell table:formula="of:=HYPERLINK(&quot;mu_quicktest/2020-06-06_16-03-19/plot.png&quot;)" office:value-type="string" office:string-value="mu_quicktest/2020-06-06_16-03-19/plot.png" calcext:value-type="string">
            <text:p>mu_quicktest/2020-06-06_16-03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9.0816322542027" calcext:value-type="float">
            <text:p>-89,0816322542027</text:p>
          </table:table-cell>
          <table:table-cell office:value-type="float" office:value="50" calcext:value-type="float">
            <text:p>50</text:p>
          </table:table-cell>
          <table:table-cell office:value-type="float" office:value="-94.1346924861821" calcext:value-type="float">
            <text:p>-94,1346924861821</text:p>
          </table:table-cell>
          <table:table-cell office:value-type="string" calcext:value-type="string">
            <text:p>2020-06-06_19-19-37</text:p>
          </table:table-cell>
          <table:table-cell table:formula="of:=HYPERLINK(&quot;mu_quicktest/2020-06-06_19-19-37/plot.png&quot;)" office:value-type="string" office:string-value="mu_quicktest/2020-06-06_19-19-37/plot.png" calcext:value-type="string">
            <text:p>mu_quicktest/2020-06-06_19-19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6.7191523294897" calcext:value-type="float">
            <text:p>-86,7191523294897</text:p>
          </table:table-cell>
          <table:table-cell office:value-type="float" office:value="50" calcext:value-type="float">
            <text:p>50</text:p>
          </table:table-cell>
          <table:table-cell office:value-type="float" office:value="-95.8000738738511" calcext:value-type="float">
            <text:p>-95,8000738738511</text:p>
          </table:table-cell>
          <table:table-cell office:value-type="string" calcext:value-type="string">
            <text:p>2020-06-06_11-58-33</text:p>
          </table:table-cell>
          <table:table-cell table:formula="of:=HYPERLINK(&quot;mu_quicktest/2020-06-06_11-58-33/plot.png&quot;)" office:value-type="string" office:string-value="mu_quicktest/2020-06-06_11-58-33/plot.png" calcext:value-type="string">
            <text:p>mu_quicktest/2020-06-06_11-58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6.1616334762007" calcext:value-type="float">
            <text:p>-86,1616334762007</text:p>
          </table:table-cell>
          <table:table-cell office:value-type="float" office:value="50" calcext:value-type="float">
            <text:p>50</text:p>
          </table:table-cell>
          <table:table-cell office:value-type="float" office:value="-99.868085879869" calcext:value-type="float">
            <text:p>-99,868085879869</text:p>
          </table:table-cell>
          <table:table-cell office:value-type="string" calcext:value-type="string">
            <text:p>2020-06-06_18-46-42</text:p>
          </table:table-cell>
          <table:table-cell table:formula="of:=HYPERLINK(&quot;mu_quicktest/2020-06-06_18-46-42/plot.png&quot;)" office:value-type="string" office:string-value="mu_quicktest/2020-06-06_18-46-42/plot.png" calcext:value-type="string">
            <text:p>mu_quicktest/2020-06-06_18-46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5.919023536304" calcext:value-type="float">
            <text:p>-85,919023536304</text:p>
          </table:table-cell>
          <table:table-cell office:value-type="float" office:value="50" calcext:value-type="float">
            <text:p>50</text:p>
          </table:table-cell>
          <table:table-cell office:value-type="float" office:value="-92.5293462149916" calcext:value-type="float">
            <text:p>-92,5293462149916</text:p>
          </table:table-cell>
          <table:table-cell office:value-type="string" calcext:value-type="string">
            <text:p>2020-06-06_16-16-36</text:p>
          </table:table-cell>
          <table:table-cell table:formula="of:=HYPERLINK(&quot;mu_quicktest/2020-06-06_16-16-36/plot.png&quot;)" office:value-type="string" office:string-value="mu_quicktest/2020-06-06_16-16-36/plot.png" calcext:value-type="string">
            <text:p>mu_quicktest/2020-06-06_16-16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2.5135469011114" calcext:value-type="float">
            <text:p>-82,5135469011114</text:p>
          </table:table-cell>
          <table:table-cell office:value-type="float" office:value="50" calcext:value-type="float">
            <text:p>50</text:p>
          </table:table-cell>
          <table:table-cell office:value-type="float" office:value="-92.3294015063524" calcext:value-type="float">
            <text:p>-92,3294015063524</text:p>
          </table:table-cell>
          <table:table-cell office:value-type="string" calcext:value-type="string">
            <text:p>2020-06-06_12-09-36</text:p>
          </table:table-cell>
          <table:table-cell table:formula="of:=HYPERLINK(&quot;mu_quicktest/2020-06-06_12-09-36/plot.png&quot;)" office:value-type="string" office:string-value="mu_quicktest/2020-06-06_12-09-36/plot.png" calcext:value-type="string">
            <text:p>mu_quicktest/2020-06-06_12-09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1.7193239350964" calcext:value-type="float">
            <text:p>-81,7193239350964</text:p>
          </table:table-cell>
          <table:table-cell office:value-type="float" office:value="50" calcext:value-type="float">
            <text:p>50</text:p>
          </table:table-cell>
          <table:table-cell office:value-type="float" office:value="-95.9500039666481" calcext:value-type="float">
            <text:p>-95,9500039666481</text:p>
          </table:table-cell>
          <table:table-cell office:value-type="string" calcext:value-type="string">
            <text:p>2020-06-06_16-05-48</text:p>
          </table:table-cell>
          <table:table-cell table:formula="of:=HYPERLINK(&quot;mu_quicktest/2020-06-06_16-05-48/plot.png&quot;)" office:value-type="string" office:string-value="mu_quicktest/2020-06-06_16-05-48/plot.png" calcext:value-type="string">
            <text:p>mu_quicktest/2020-06-06_16-05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72.3950155212313" calcext:value-type="float">
            <text:p>-72,3950155212313</text:p>
          </table:table-cell>
          <table:table-cell office:value-type="float" office:value="50" calcext:value-type="float">
            <text:p>50</text:p>
          </table:table-cell>
          <table:table-cell office:value-type="float" office:value="-91.5517318881534" calcext:value-type="float">
            <text:p>-91,5517318881534</text:p>
          </table:table-cell>
          <table:table-cell office:value-type="string" calcext:value-type="string">
            <text:p>2020-06-06_19-20-55</text:p>
          </table:table-cell>
          <table:table-cell table:formula="of:=HYPERLINK(&quot;mu_quicktest/2020-06-06_19-20-55/plot.png&quot;)" office:value-type="string" office:string-value="mu_quicktest/2020-06-06_19-20-55/plot.png" calcext:value-type="string">
            <text:p>mu_quicktest/2020-06-06_19-20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65.755194439634" calcext:value-type="float">
            <text:p>-65,755194439634</text:p>
          </table:table-cell>
          <table:table-cell office:value-type="float" office:value="50" calcext:value-type="float">
            <text:p>50</text:p>
          </table:table-cell>
          <table:table-cell office:value-type="float" office:value="-90.3797141149898" calcext:value-type="float">
            <text:p>-90,3797141149898</text:p>
          </table:table-cell>
          <table:table-cell office:value-type="string" calcext:value-type="string">
            <text:p>2020-06-06_19-02-49</text:p>
          </table:table-cell>
          <table:table-cell table:formula="of:=HYPERLINK(&quot;mu_quicktest/2020-06-06_19-02-49/plot.png&quot;)" office:value-type="string" office:string-value="mu_quicktest/2020-06-06_19-02-49/plot.png" calcext:value-type="string">
            <text:p>mu_quicktest/2020-06-06_19-02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62.4215316960931" calcext:value-type="float">
            <text:p>-62,4215316960931</text:p>
          </table:table-cell>
          <table:table-cell office:value-type="float" office:value="50" calcext:value-type="float">
            <text:p>50</text:p>
          </table:table-cell>
          <table:table-cell office:value-type="float" office:value="-83.405891178693" calcext:value-type="float">
            <text:p>-83,405891178693</text:p>
          </table:table-cell>
          <table:table-cell office:value-type="string" calcext:value-type="string">
            <text:p>2020-06-06_15-44-03</text:p>
          </table:table-cell>
          <table:table-cell table:formula="of:=HYPERLINK(&quot;mu_quicktest/2020-06-06_15-44-03/plot.png&quot;)" office:value-type="string" office:string-value="mu_quicktest/2020-06-06_15-44-03/plot.png" calcext:value-type="string">
            <text:p>mu_quicktest/2020-06-06_15-44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52.1703139631298" calcext:value-type="float">
            <text:p>-52,1703139631298</text:p>
          </table:table-cell>
          <table:table-cell office:value-type="float" office:value="50" calcext:value-type="float">
            <text:p>50</text:p>
          </table:table-cell>
          <table:table-cell office:value-type="float" office:value="-96.0358898844966" calcext:value-type="float">
            <text:p>-96,0358898844966</text:p>
          </table:table-cell>
          <table:table-cell office:value-type="string" calcext:value-type="string">
            <text:p>2020-06-06_19-45-03</text:p>
          </table:table-cell>
          <table:table-cell table:formula="of:=HYPERLINK(&quot;mu_quicktest/2020-06-06_19-45-03/plot.png&quot;)" office:value-type="string" office:string-value="mu_quicktest/2020-06-06_19-45-03/plot.png" calcext:value-type="string">
            <text:p>mu_quicktest/2020-06-06_19-45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50.1718718081847" calcext:value-type="float">
            <text:p>-50,1718718081847</text:p>
          </table:table-cell>
          <table:table-cell office:value-type="float" office:value="50" calcext:value-type="float">
            <text:p>50</text:p>
          </table:table-cell>
          <table:table-cell office:value-type="float" office:value="-61.6298509037855" calcext:value-type="float">
            <text:p>-61,6298509037855</text:p>
          </table:table-cell>
          <table:table-cell office:value-type="string" calcext:value-type="string">
            <text:p>2020-06-06_12-24-25</text:p>
          </table:table-cell>
          <table:table-cell table:formula="of:=HYPERLINK(&quot;mu_quicktest/2020-06-06_12-24-25/plot.png&quot;)" office:value-type="string" office:string-value="mu_quicktest/2020-06-06_12-24-25/plot.png" calcext:value-type="string">
            <text:p>mu_quicktest/2020-06-06_12-24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1.6635372888107" calcext:value-type="float">
            <text:p>-41,6635372888107</text:p>
          </table:table-cell>
          <table:table-cell office:value-type="float" office:value="50" calcext:value-type="float">
            <text:p>50</text:p>
          </table:table-cell>
          <table:table-cell office:value-type="float" office:value="-94.3058589223883" calcext:value-type="float">
            <text:p>-94,3058589223883</text:p>
          </table:table-cell>
          <table:table-cell office:value-type="string" calcext:value-type="string">
            <text:p>2020-06-06_18-09-59</text:p>
          </table:table-cell>
          <table:table-cell table:formula="of:=HYPERLINK(&quot;mu_quicktest/2020-06-06_18-09-59/plot.png&quot;)" office:value-type="string" office:string-value="mu_quicktest/2020-06-06_18-09-59/plot.png" calcext:value-type="string">
            <text:p>mu_quicktest/2020-06-06_18-09-5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1.6398892096317" calcext:value-type="float">
            <text:p>-41,6398892096317</text:p>
          </table:table-cell>
          <table:table-cell office:value-type="float" office:value="50" calcext:value-type="float">
            <text:p>50</text:p>
          </table:table-cell>
          <table:table-cell office:value-type="float" office:value="-87.2999093832583" calcext:value-type="float">
            <text:p>-87,2999093832583</text:p>
          </table:table-cell>
          <table:table-cell office:value-type="string" calcext:value-type="string">
            <text:p>2020-06-06_14-38-20</text:p>
          </table:table-cell>
          <table:table-cell table:formula="of:=HYPERLINK(&quot;mu_quicktest/2020-06-06_14-38-20/plot.png&quot;)" office:value-type="string" office:string-value="mu_quicktest/2020-06-06_14-38-20/plot.png" calcext:value-type="string">
            <text:p>mu_quicktest/2020-06-06_14-38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0.248105621528" calcext:value-type="float">
            <text:p>-40,248105621528</text:p>
          </table:table-cell>
          <table:table-cell office:value-type="float" office:value="50" calcext:value-type="float">
            <text:p>50</text:p>
          </table:table-cell>
          <table:table-cell office:value-type="float" office:value="-72.6033045259965" calcext:value-type="float">
            <text:p>-72,6033045259965</text:p>
          </table:table-cell>
          <table:table-cell office:value-type="string" calcext:value-type="string">
            <text:p>2020-06-06_15-42-38</text:p>
          </table:table-cell>
          <table:table-cell table:formula="of:=HYPERLINK(&quot;mu_quicktest/2020-06-06_15-42-38/plot.png&quot;)" office:value-type="string" office:string-value="mu_quicktest/2020-06-06_15-42-38/plot.png" calcext:value-type="string">
            <text:p>mu_quicktest/2020-06-06_15-42-3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32.0533685499132" calcext:value-type="float">
            <text:p>-32,0533685499132</text:p>
          </table:table-cell>
          <table:table-cell office:value-type="float" office:value="50" calcext:value-type="float">
            <text:p>50</text:p>
          </table:table-cell>
          <table:table-cell office:value-type="float" office:value="-47.9940179743447" calcext:value-type="float">
            <text:p>-47,9940179743447</text:p>
          </table:table-cell>
          <table:table-cell office:value-type="string" calcext:value-type="string">
            <text:p>2020-06-06_17-07-32</text:p>
          </table:table-cell>
          <table:table-cell table:formula="of:=HYPERLINK(&quot;mu_quicktest/2020-06-06_17-07-32/plot.png&quot;)" office:value-type="string" office:string-value="mu_quicktest/2020-06-06_17-07-32/plot.png" calcext:value-type="string">
            <text:p>mu_quicktest/2020-06-06_17-07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8.7700012417915" calcext:value-type="float">
            <text:p>-28,7700012417915</text:p>
          </table:table-cell>
          <table:table-cell office:value-type="float" office:value="50" calcext:value-type="float">
            <text:p>50</text:p>
          </table:table-cell>
          <table:table-cell office:value-type="float" office:value="-88.0209479200931" calcext:value-type="float">
            <text:p>-88,0209479200931</text:p>
          </table:table-cell>
          <table:table-cell office:value-type="string" calcext:value-type="string">
            <text:p>2020-06-06_16-15-05</text:p>
          </table:table-cell>
          <table:table-cell table:formula="of:=HYPERLINK(&quot;mu_quicktest/2020-06-06_16-15-05/plot.png&quot;)" office:value-type="string" office:string-value="mu_quicktest/2020-06-06_16-15-05/plot.png" calcext:value-type="string">
            <text:p>mu_quicktest/2020-06-06_16-15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6.9664216431138" calcext:value-type="float">
            <text:p>-26,9664216431138</text:p>
          </table:table-cell>
          <table:table-cell office:value-type="float" office:value="50" calcext:value-type="float">
            <text:p>50</text:p>
          </table:table-cell>
          <table:table-cell office:value-type="float" office:value="-85.9287424880728" calcext:value-type="float">
            <text:p>-85,9287424880728</text:p>
          </table:table-cell>
          <table:table-cell office:value-type="string" calcext:value-type="string">
            <text:p>2020-06-06_16-19-24</text:p>
          </table:table-cell>
          <table:table-cell table:formula="of:=HYPERLINK(&quot;mu_quicktest/2020-06-06_16-19-24/plot.png&quot;)" office:value-type="string" office:string-value="mu_quicktest/2020-06-06_16-19-24/plot.png" calcext:value-type="string">
            <text:p>mu_quicktest/2020-06-06_16-19-2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6.2423602248605" calcext:value-type="float">
            <text:p>-26,2423602248605</text:p>
          </table:table-cell>
          <table:table-cell office:value-type="float" office:value="50" calcext:value-type="float">
            <text:p>50</text:p>
          </table:table-cell>
          <table:table-cell office:value-type="float" office:value="-41.884895107962" calcext:value-type="float">
            <text:p>-41,884895107962</text:p>
          </table:table-cell>
          <table:table-cell office:value-type="string" calcext:value-type="string">
            <text:p>2020-06-06_16-57-22</text:p>
          </table:table-cell>
          <table:table-cell table:formula="of:=HYPERLINK(&quot;mu_quicktest/2020-06-06_16-57-22/plot.png&quot;)" office:value-type="string" office:string-value="mu_quicktest/2020-06-06_16-57-22/plot.png" calcext:value-type="string">
            <text:p>mu_quicktest/2020-06-06_16-57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2.9100642824662" calcext:value-type="float">
            <text:p>-22,9100642824662</text:p>
          </table:table-cell>
          <table:table-cell office:value-type="float" office:value="50" calcext:value-type="float">
            <text:p>50</text:p>
          </table:table-cell>
          <table:table-cell office:value-type="float" office:value="-35.2460411077672" calcext:value-type="float">
            <text:p>-35,2460411077672</text:p>
          </table:table-cell>
          <table:table-cell office:value-type="string" calcext:value-type="string">
            <text:p>2020-06-06_18-47-46</text:p>
          </table:table-cell>
          <table:table-cell table:formula="of:=HYPERLINK(&quot;mu_quicktest/2020-06-06_18-47-46/plot.png&quot;)" office:value-type="string" office:string-value="mu_quicktest/2020-06-06_18-47-46/plot.png" calcext:value-type="string">
            <text:p>mu_quicktest/2020-06-06_18-47-4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2.0691328650656" calcext:value-type="float">
            <text:p>-22,0691328650656</text:p>
          </table:table-cell>
          <table:table-cell office:value-type="float" office:value="50" calcext:value-type="float">
            <text:p>50</text:p>
          </table:table-cell>
          <table:table-cell office:value-type="float" office:value="-96.1990829200605" calcext:value-type="float">
            <text:p>-96,1990829200605</text:p>
          </table:table-cell>
          <table:table-cell office:value-type="string" calcext:value-type="string">
            <text:p>2020-06-06_12-12-35</text:p>
          </table:table-cell>
          <table:table-cell table:formula="of:=HYPERLINK(&quot;mu_quicktest/2020-06-06_12-12-35/plot.png&quot;)" office:value-type="string" office:string-value="mu_quicktest/2020-06-06_12-12-35/plot.png" calcext:value-type="string">
            <text:p>mu_quicktest/2020-06-06_12-12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4.8071710377407" calcext:value-type="float">
            <text:p>-14,8071710377407</text:p>
          </table:table-cell>
          <table:table-cell office:value-type="float" office:value="50" calcext:value-type="float">
            <text:p>50</text:p>
          </table:table-cell>
          <table:table-cell office:value-type="float" office:value="-85.9938746467947" calcext:value-type="float">
            <text:p>-85,9938746467947</text:p>
          </table:table-cell>
          <table:table-cell office:value-type="string" calcext:value-type="string">
            <text:p>2020-06-06_12-10-44</text:p>
          </table:table-cell>
          <table:table-cell table:formula="of:=HYPERLINK(&quot;mu_quicktest/2020-06-06_12-10-44/plot.png&quot;)" office:value-type="string" office:string-value="mu_quicktest/2020-06-06_12-10-44/plot.png" calcext:value-type="string">
            <text:p>mu_quicktest/2020-06-06_12-10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4.7724626275834" calcext:value-type="float">
            <text:p>-14,7724626275834</text:p>
          </table:table-cell>
          <table:table-cell office:value-type="float" office:value="50" calcext:value-type="float">
            <text:p>50</text:p>
          </table:table-cell>
          <table:table-cell office:value-type="float" office:value="-90.3647714359596" calcext:value-type="float">
            <text:p>-90,3647714359596</text:p>
          </table:table-cell>
          <table:table-cell office:value-type="string" calcext:value-type="string">
            <text:p>2020-06-06_16-18-05</text:p>
          </table:table-cell>
          <table:table-cell table:formula="of:=HYPERLINK(&quot;mu_quicktest/2020-06-06_16-18-05/plot.png&quot;)" office:value-type="string" office:string-value="mu_quicktest/2020-06-06_16-18-05/plot.png" calcext:value-type="string">
            <text:p>mu_quicktest/2020-06-06_16-18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3.8730398314184" calcext:value-type="float">
            <text:p>-13,8730398314184</text:p>
          </table:table-cell>
          <table:table-cell office:value-type="float" office:value="50" calcext:value-type="float">
            <text:p>50</text:p>
          </table:table-cell>
          <table:table-cell office:value-type="float" office:value="-60.5240975453078" calcext:value-type="float">
            <text:p>-60,5240975453078</text:p>
          </table:table-cell>
          <table:table-cell office:value-type="string" calcext:value-type="string">
            <text:p>2020-06-06_16-20-48</text:p>
          </table:table-cell>
          <table:table-cell table:formula="of:=HYPERLINK(&quot;mu_quicktest/2020-06-06_16-20-48/plot.png&quot;)" office:value-type="string" office:string-value="mu_quicktest/2020-06-06_16-20-48/plot.png" calcext:value-type="string">
            <text:p>mu_quicktest/2020-06-06_16-20-4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3.4177230327571" calcext:value-type="float">
            <text:p>-13,4177230327571</text:p>
          </table:table-cell>
          <table:table-cell office:value-type="float" office:value="50" calcext:value-type="float">
            <text:p>50</text:p>
          </table:table-cell>
          <table:table-cell office:value-type="float" office:value="-87.2278240203783" calcext:value-type="float">
            <text:p>-87,2278240203783</text:p>
          </table:table-cell>
          <table:table-cell office:value-type="string" calcext:value-type="string">
            <text:p>2020-06-06_18-56-23</text:p>
          </table:table-cell>
          <table:table-cell table:formula="of:=HYPERLINK(&quot;mu_quicktest/2020-06-06_18-56-23/plot.png&quot;)" office:value-type="string" office:string-value="mu_quicktest/2020-06-06_18-56-23/plot.png" calcext:value-type="string">
            <text:p>mu_quicktest/2020-06-06_18-56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3.3459963270508" calcext:value-type="float">
            <text:p>-13,3459963270508</text:p>
          </table:table-cell>
          <table:table-cell office:value-type="float" office:value="50" calcext:value-type="float">
            <text:p>50</text:p>
          </table:table-cell>
          <table:table-cell office:value-type="float" office:value="-54.0796815858324" calcext:value-type="float">
            <text:p>-54,0796815858324</text:p>
          </table:table-cell>
          <table:table-cell office:value-type="string" calcext:value-type="string">
            <text:p>2020-06-06_18-21-10</text:p>
          </table:table-cell>
          <table:table-cell table:formula="of:=HYPERLINK(&quot;mu_quicktest/2020-06-06_18-21-10/plot.png&quot;)" office:value-type="string" office:string-value="mu_quicktest/2020-06-06_18-21-10/plot.png" calcext:value-type="string">
            <text:p>mu_quicktest/2020-06-06_18-21-1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3.2050680836925" calcext:value-type="float">
            <text:p>-13,2050680836925</text:p>
          </table:table-cell>
          <table:table-cell office:value-type="float" office:value="50" calcext:value-type="float">
            <text:p>50</text:p>
          </table:table-cell>
          <table:table-cell office:value-type="float" office:value="-39.9392956669743" calcext:value-type="float">
            <text:p>-39,9392956669743</text:p>
          </table:table-cell>
          <table:table-cell office:value-type="string" calcext:value-type="string">
            <text:p>2020-06-06_18-31-27</text:p>
          </table:table-cell>
          <table:table-cell table:formula="of:=HYPERLINK(&quot;mu_quicktest/2020-06-06_18-31-27/plot.png&quot;)" office:value-type="string" office:string-value="mu_quicktest/2020-06-06_18-31-27/plot.png" calcext:value-type="string">
            <text:p>mu_quicktest/2020-06-06_18-31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2.2130697453879" calcext:value-type="float">
            <text:p>-12,2130697453879</text:p>
          </table:table-cell>
          <table:table-cell office:value-type="float" office:value="50" calcext:value-type="float">
            <text:p>50</text:p>
          </table:table-cell>
          <table:table-cell office:value-type="float" office:value="-22.8310649634109" calcext:value-type="float">
            <text:p>-22,8310649634109</text:p>
          </table:table-cell>
          <table:table-cell office:value-type="string" calcext:value-type="string">
            <text:p>2020-06-06_19-04-16</text:p>
          </table:table-cell>
          <table:table-cell table:formula="of:=HYPERLINK(&quot;mu_quicktest/2020-06-06_19-04-16/plot.png&quot;)" office:value-type="string" office:string-value="mu_quicktest/2020-06-06_19-04-16/plot.png" calcext:value-type="string">
            <text:p>mu_quicktest/2020-06-06_19-04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1.3293015746359" calcext:value-type="float">
            <text:p>-11,3293015746359</text:p>
          </table:table-cell>
          <table:table-cell office:value-type="float" office:value="50" calcext:value-type="float">
            <text:p>50</text:p>
          </table:table-cell>
          <table:table-cell office:value-type="float" office:value="-20.1302099606588" calcext:value-type="float">
            <text:p>-20,1302099606588</text:p>
          </table:table-cell>
          <table:table-cell office:value-type="string" calcext:value-type="string">
            <text:p>2020-06-06_15-54-16</text:p>
          </table:table-cell>
          <table:table-cell table:formula="of:=HYPERLINK(&quot;mu_quicktest/2020-06-06_15-54-16/plot.png&quot;)" office:value-type="string" office:string-value="mu_quicktest/2020-06-06_15-54-16/plot.png" calcext:value-type="string">
            <text:p>mu_quicktest/2020-06-06_15-54-1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11.022207478423" calcext:value-type="float">
            <text:p>-11,022207478423</text:p>
          </table:table-cell>
          <table:table-cell office:value-type="float" office:value="50" calcext:value-type="float">
            <text:p>50</text:p>
          </table:table-cell>
          <table:table-cell office:value-type="float" office:value="-16.41451017068" calcext:value-type="float">
            <text:p>-16,41451017068</text:p>
          </table:table-cell>
          <table:table-cell office:value-type="string" calcext:value-type="string">
            <text:p>2020-06-06_16-46-14</text:p>
          </table:table-cell>
          <table:table-cell table:formula="of:=HYPERLINK(&quot;mu_quicktest/2020-06-06_16-46-14/plot.png&quot;)" office:value-type="string" office:string-value="mu_quicktest/2020-06-06_16-46-14/plot.png" calcext:value-type="string">
            <text:p>mu_quicktest/2020-06-06_16-46-1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8.70789167911252" calcext:value-type="float">
            <text:p>-8,70789167911252</text:p>
          </table:table-cell>
          <table:table-cell office:value-type="float" office:value="50" calcext:value-type="float">
            <text:p>50</text:p>
          </table:table-cell>
          <table:table-cell office:value-type="float" office:value="-84.3392669135953" calcext:value-type="float">
            <text:p>-84,3392669135953</text:p>
          </table:table-cell>
          <table:table-cell office:value-type="string" calcext:value-type="string">
            <text:p>2020-06-06_19-01-09</text:p>
          </table:table-cell>
          <table:table-cell table:formula="of:=HYPERLINK(&quot;mu_quicktest/2020-06-06_19-01-09/plot.png&quot;)" office:value-type="string" office:string-value="mu_quicktest/2020-06-06_19-01-09/plot.png" calcext:value-type="string">
            <text:p>mu_quicktest/2020-06-06_19-01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7.41077928634356" calcext:value-type="float">
            <text:p>-7,41077928634356</text:p>
          </table:table-cell>
          <table:table-cell office:value-type="float" office:value="50" calcext:value-type="float">
            <text:p>50</text:p>
          </table:table-cell>
          <table:table-cell office:value-type="float" office:value="-22.3596029197892" calcext:value-type="float">
            <text:p>-22,3596029197892</text:p>
          </table:table-cell>
          <table:table-cell office:value-type="string" calcext:value-type="string">
            <text:p>2020-06-06_11-59-47</text:p>
          </table:table-cell>
          <table:table-cell table:formula="of:=HYPERLINK(&quot;mu_quicktest/2020-06-06_11-59-47/plot.png&quot;)" office:value-type="string" office:string-value="mu_quicktest/2020-06-06_11-59-47/plot.png" calcext:value-type="string">
            <text:p>mu_quicktest/2020-06-06_11-59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7.26340570467234" calcext:value-type="float">
            <text:p>-7,26340570467234</text:p>
          </table:table-cell>
          <table:table-cell office:value-type="float" office:value="50" calcext:value-type="float">
            <text:p>50</text:p>
          </table:table-cell>
          <table:table-cell office:value-type="float" office:value="-9.12007522683763" calcext:value-type="float">
            <text:p>-9,12007522683763</text:p>
          </table:table-cell>
          <table:table-cell office:value-type="string" calcext:value-type="string">
            <text:p>2020-06-06_18-11-18</text:p>
          </table:table-cell>
          <table:table-cell table:formula="of:=HYPERLINK(&quot;mu_quicktest/2020-06-06_18-11-18/plot.png&quot;)" office:value-type="string" office:string-value="mu_quicktest/2020-06-06_18-11-18/plot.png" calcext:value-type="string">
            <text:p>mu_quicktest/2020-06-06_18-11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.91907145709396" calcext:value-type="float">
            <text:p>-4,91907145709396</text:p>
          </table:table-cell>
          <table:table-cell office:value-type="float" office:value="50" calcext:value-type="float">
            <text:p>50</text:p>
          </table:table-cell>
          <table:table-cell office:value-type="float" office:value="-58.8899589234285" calcext:value-type="float">
            <text:p>-58,8899589234285</text:p>
          </table:table-cell>
          <table:table-cell office:value-type="string" calcext:value-type="string">
            <text:p>2020-06-06_15-46-22</text:p>
          </table:table-cell>
          <table:table-cell table:formula="of:=HYPERLINK(&quot;mu_quicktest/2020-06-06_15-46-22/plot.png&quot;)" office:value-type="string" office:string-value="mu_quicktest/2020-06-06_15-46-22/plot.png" calcext:value-type="string">
            <text:p>mu_quicktest/2020-06-06_15-46-2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4.63972501483004" calcext:value-type="float">
            <text:p>-4,63972501483004</text:p>
          </table:table-cell>
          <table:table-cell office:value-type="float" office:value="50" calcext:value-type="float">
            <text:p>50</text:p>
          </table:table-cell>
          <table:table-cell office:value-type="float" office:value="-88.4322349009931" calcext:value-type="float">
            <text:p>-88,4322349009931</text:p>
          </table:table-cell>
          <table:table-cell office:value-type="string" calcext:value-type="string">
            <text:p>2020-06-06_14-40-06</text:p>
          </table:table-cell>
          <table:table-cell table:formula="of:=HYPERLINK(&quot;mu_quicktest/2020-06-06_14-40-06/plot.png&quot;)" office:value-type="string" office:string-value="mu_quicktest/2020-06-06_14-40-06/plot.png" calcext:value-type="string">
            <text:p>mu_quicktest/2020-06-06_14-40-0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.82094996544266" calcext:value-type="float">
            <text:p>-2,82094996544266</text:p>
          </table:table-cell>
          <table:table-cell office:value-type="float" office:value="50" calcext:value-type="float">
            <text:p>50</text:p>
          </table:table-cell>
          <table:table-cell office:value-type="float" office:value="-87.2741574754599" calcext:value-type="float">
            <text:p>-87,2741574754599</text:p>
          </table:table-cell>
          <table:table-cell office:value-type="string" calcext:value-type="string">
            <text:p>2020-06-06_18-22-57</text:p>
          </table:table-cell>
          <table:table-cell table:formula="of:=HYPERLINK(&quot;mu_quicktest/2020-06-06_18-22-57/plot.png&quot;)" office:value-type="string" office:string-value="mu_quicktest/2020-06-06_18-22-57/plot.png" calcext:value-type="string">
            <text:p>mu_quicktest/2020-06-06_18-22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.62571252658649" calcext:value-type="float">
            <text:p>-2,62571252658649</text:p>
          </table:table-cell>
          <table:table-cell office:value-type="float" office:value="50" calcext:value-type="float">
            <text:p>50</text:p>
          </table:table-cell>
          <table:table-cell office:value-type="float" office:value="-87.3446895648311" calcext:value-type="float">
            <text:p>-87,3446895648311</text:p>
          </table:table-cell>
          <table:table-cell office:value-type="string" calcext:value-type="string">
            <text:p>2020-06-06_14-36-47</text:p>
          </table:table-cell>
          <table:table-cell table:formula="of:=HYPERLINK(&quot;mu_quicktest/2020-06-06_14-36-47/plot.png&quot;)" office:value-type="string" office:string-value="mu_quicktest/2020-06-06_14-36-47/plot.png" calcext:value-type="string">
            <text:p>mu_quicktest/2020-06-06_14-36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813691540799778" calcext:value-type="float">
            <text:p>-0,813691540799778</text:p>
          </table:table-cell>
          <table:table-cell office:value-type="float" office:value="50" calcext:value-type="float">
            <text:p>50</text:p>
          </table:table-cell>
          <table:table-cell office:value-type="float" office:value="-2.51411373373382" calcext:value-type="float">
            <text:p>-2,51411373373382</text:p>
          </table:table-cell>
          <table:table-cell office:value-type="string" calcext:value-type="string">
            <text:p>2020-06-06_13-50-54</text:p>
          </table:table-cell>
          <table:table-cell table:formula="of:=HYPERLINK(&quot;mu_quicktest/2020-06-06_13-50-54/plot.png&quot;)" office:value-type="string" office:string-value="mu_quicktest/2020-06-06_13-50-54/plot.png" calcext:value-type="string">
            <text:p>mu_quicktest/2020-06-06_13-50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63726236146749" calcext:value-type="float">
            <text:p>1,63726236146749</text:p>
          </table:table-cell>
          <table:table-cell office:value-type="float" office:value="50" calcext:value-type="float">
            <text:p>50</text:p>
          </table:table-cell>
          <table:table-cell office:value-type="float" office:value="-14.0323167999751" calcext:value-type="float">
            <text:p>-14,0323167999751</text:p>
          </table:table-cell>
          <table:table-cell office:value-type="string" calcext:value-type="string">
            <text:p>2020-06-06_19-39-44</text:p>
          </table:table-cell>
          <table:table-cell table:formula="of:=HYPERLINK(&quot;mu_quicktest/2020-06-06_19-39-44/plot.png&quot;)" office:value-type="string" office:string-value="mu_quicktest/2020-06-06_19-39-44/plot.png" calcext:value-type="string">
            <text:p>mu_quicktest/2020-06-06_19-39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.5665800267306" calcext:value-type="float">
            <text:p>2,5665800267306</text:p>
          </table:table-cell>
          <table:table-cell office:value-type="float" office:value="50" calcext:value-type="float">
            <text:p>50</text:p>
          </table:table-cell>
          <table:table-cell office:value-type="float" office:value="-2.90203161962722" calcext:value-type="float">
            <text:p>-2,90203161962722</text:p>
          </table:table-cell>
          <table:table-cell office:value-type="string" calcext:value-type="string">
            <text:p>2020-06-06_13-59-54</text:p>
          </table:table-cell>
          <table:table-cell table:formula="of:=HYPERLINK(&quot;mu_quicktest/2020-06-06_13-59-54/plot.png&quot;)" office:value-type="string" office:string-value="mu_quicktest/2020-06-06_13-59-54/plot.png" calcext:value-type="string">
            <text:p>mu_quicktest/2020-06-06_13-59-5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01336850949159" calcext:value-type="float">
            <text:p>3,01336850949159</text:p>
          </table:table-cell>
          <table:table-cell office:value-type="float" office:value="50" calcext:value-type="float">
            <text:p>50</text:p>
          </table:table-cell>
          <table:table-cell office:value-type="float" office:value="-28.1762015936777" calcext:value-type="float">
            <text:p>-28,1762015936777</text:p>
          </table:table-cell>
          <table:table-cell office:value-type="string" calcext:value-type="string">
            <text:p>2020-06-06_18-36-30</text:p>
          </table:table-cell>
          <table:table-cell table:formula="of:=HYPERLINK(&quot;mu_quicktest/2020-06-06_18-36-30/plot.png&quot;)" office:value-type="string" office:string-value="mu_quicktest/2020-06-06_18-36-30/plot.png" calcext:value-type="string">
            <text:p>mu_quicktest/2020-06-06_18-36-3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724197094185" calcext:value-type="float">
            <text:p>3,724197094185</text:p>
          </table:table-cell>
          <table:table-cell office:value-type="float" office:value="50" calcext:value-type="float">
            <text:p>50</text:p>
          </table:table-cell>
          <table:table-cell office:value-type="float" office:value="-88.9577766386251" calcext:value-type="float">
            <text:p>-88,9577766386251</text:p>
          </table:table-cell>
          <table:table-cell office:value-type="string" calcext:value-type="string">
            <text:p>2020-06-06_16-28-31</text:p>
          </table:table-cell>
          <table:table-cell table:formula="of:=HYPERLINK(&quot;mu_quicktest/2020-06-06_16-28-31/plot.png&quot;)" office:value-type="string" office:string-value="mu_quicktest/2020-06-06_16-28-31/plot.png" calcext:value-type="string">
            <text:p>mu_quicktest/2020-06-06_16-28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.82542104660155" calcext:value-type="float">
            <text:p>3,82542104660155</text:p>
          </table:table-cell>
          <table:table-cell office:value-type="float" office:value="50" calcext:value-type="float">
            <text:p>50</text:p>
          </table:table-cell>
          <table:table-cell office:value-type="float" office:value="-6.11357450598296" calcext:value-type="float">
            <text:p>-6,11357450598296</text:p>
          </table:table-cell>
          <table:table-cell office:value-type="string" calcext:value-type="string">
            <text:p>2020-06-06_18-25-15</text:p>
          </table:table-cell>
          <table:table-cell table:formula="of:=HYPERLINK(&quot;mu_quicktest/2020-06-06_18-25-15/plot.png&quot;)" office:value-type="string" office:string-value="mu_quicktest/2020-06-06_18-25-15/plot.png" calcext:value-type="string">
            <text:p>mu_quicktest/2020-06-06_18-25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.10197145538321" calcext:value-type="float">
            <text:p>5,10197145538321</text:p>
          </table:table-cell>
          <table:table-cell office:value-type="float" office:value="50" calcext:value-type="float">
            <text:p>50</text:p>
          </table:table-cell>
          <table:table-cell office:value-type="float" office:value="3.92423407276376" calcext:value-type="float">
            <text:p>3,92423407276376</text:p>
          </table:table-cell>
          <table:table-cell office:value-type="string" calcext:value-type="string">
            <text:p>2020-06-06_12-28-39</text:p>
          </table:table-cell>
          <table:table-cell table:formula="of:=HYPERLINK(&quot;mu_quicktest/2020-06-06_12-28-39/plot.png&quot;)" office:value-type="string" office:string-value="mu_quicktest/2020-06-06_12-28-39/plot.png" calcext:value-type="string">
            <text:p>mu_quicktest/2020-06-06_12-28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.25257274778776" calcext:value-type="float">
            <text:p>6,25257274778776</text:p>
          </table:table-cell>
          <table:table-cell office:value-type="float" office:value="50" calcext:value-type="float">
            <text:p>50</text:p>
          </table:table-cell>
          <table:table-cell office:value-type="float" office:value="-45.9482382386489" calcext:value-type="float">
            <text:p>-45,9482382386489</text:p>
          </table:table-cell>
          <table:table-cell office:value-type="string" calcext:value-type="string">
            <text:p>2020-06-06_14-31-00</text:p>
          </table:table-cell>
          <table:table-cell table:formula="of:=HYPERLINK(&quot;mu_quicktest/2020-06-06_14-31-00/plot.png&quot;)" office:value-type="string" office:string-value="mu_quicktest/2020-06-06_14-31-00/plot.png" calcext:value-type="string">
            <text:p>mu_quicktest/2020-06-06_14-31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9.9350710061278" calcext:value-type="float">
            <text:p>19,9350710061278</text:p>
          </table:table-cell>
          <table:table-cell office:value-type="float" office:value="50" calcext:value-type="float">
            <text:p>50</text:p>
          </table:table-cell>
          <table:table-cell office:value-type="float" office:value="-2.26363536023483" calcext:value-type="float">
            <text:p>-2,26363536023483</text:p>
          </table:table-cell>
          <table:table-cell office:value-type="string" calcext:value-type="string">
            <text:p>2020-06-06_19-50-23</text:p>
          </table:table-cell>
          <table:table-cell table:formula="of:=HYPERLINK(&quot;mu_quicktest/2020-06-06_19-50-23/plot.png&quot;)" office:value-type="string" office:string-value="mu_quicktest/2020-06-06_19-50-23/plot.png" calcext:value-type="string">
            <text:p>mu_quicktest/2020-06-06_19-50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.5614588225108" calcext:value-type="float">
            <text:p>22,5614588225108</text:p>
          </table:table-cell>
          <table:table-cell office:value-type="float" office:value="50" calcext:value-type="float">
            <text:p>50</text:p>
          </table:table-cell>
          <table:table-cell office:value-type="float" office:value="-79.6181861033872" calcext:value-type="float">
            <text:p>-79,6181861033872</text:p>
          </table:table-cell>
          <table:table-cell office:value-type="string" calcext:value-type="string">
            <text:p>2020-06-06_19-32-27</text:p>
          </table:table-cell>
          <table:table-cell table:formula="of:=HYPERLINK(&quot;mu_quicktest/2020-06-06_19-32-27/plot.png&quot;)" office:value-type="string" office:string-value="mu_quicktest/2020-06-06_19-32-27/plot.png" calcext:value-type="string">
            <text:p>mu_quicktest/2020-06-06_19-32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3.1485719109946" calcext:value-type="float">
            <text:p>23,1485719109946</text:p>
          </table:table-cell>
          <table:table-cell office:value-type="float" office:value="50" calcext:value-type="float">
            <text:p>50</text:p>
          </table:table-cell>
          <table:table-cell office:value-type="float" office:value="-32.7681242793785" calcext:value-type="float">
            <text:p>-32,7681242793785</text:p>
          </table:table-cell>
          <table:table-cell office:value-type="string" calcext:value-type="string">
            <text:p>2020-06-06_18-06-42</text:p>
          </table:table-cell>
          <table:table-cell table:formula="of:=HYPERLINK(&quot;mu_quicktest/2020-06-06_18-06-42/plot.png&quot;)" office:value-type="string" office:string-value="mu_quicktest/2020-06-06_18-06-42/plot.png" calcext:value-type="string">
            <text:p>mu_quicktest/2020-06-06_18-06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2.9135079210357" calcext:value-type="float">
            <text:p>42,9135079210357</text:p>
          </table:table-cell>
          <table:table-cell office:value-type="float" office:value="50" calcext:value-type="float">
            <text:p>50</text:p>
          </table:table-cell>
          <table:table-cell office:value-type="float" office:value="31.6141435431621" calcext:value-type="float">
            <text:p>31,6141435431621</text:p>
          </table:table-cell>
          <table:table-cell office:value-type="string" calcext:value-type="string">
            <text:p>2020-06-06_16-07-18</text:p>
          </table:table-cell>
          <table:table-cell table:formula="of:=HYPERLINK(&quot;mu_quicktest/2020-06-06_16-07-18/plot.png&quot;)" office:value-type="string" office:string-value="mu_quicktest/2020-06-06_16-07-18/plot.png" calcext:value-type="string">
            <text:p>mu_quicktest/2020-06-06_16-07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4.0539047642872" calcext:value-type="float">
            <text:p>44,0539047642872</text:p>
          </table:table-cell>
          <table:table-cell office:value-type="float" office:value="50" calcext:value-type="float">
            <text:p>50</text:p>
          </table:table-cell>
          <table:table-cell office:value-type="float" office:value="15.8781722022964" calcext:value-type="float">
            <text:p>15,8781722022964</text:p>
          </table:table-cell>
          <table:table-cell office:value-type="string" calcext:value-type="string">
            <text:p>2020-06-06_19-12-08</text:p>
          </table:table-cell>
          <table:table-cell table:formula="of:=HYPERLINK(&quot;mu_quicktest/2020-06-06_19-12-08/plot.png&quot;)" office:value-type="string" office:string-value="mu_quicktest/2020-06-06_19-12-08/plot.png" calcext:value-type="string">
            <text:p>mu_quicktest/2020-06-06_19-12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8.592392821841" calcext:value-type="float">
            <text:p>78,592392821841</text:p>
          </table:table-cell>
          <table:table-cell office:value-type="float" office:value="50" calcext:value-type="float">
            <text:p>50</text:p>
          </table:table-cell>
          <table:table-cell office:value-type="float" office:value="9.16000230084178" calcext:value-type="float">
            <text:p>9,16000230084178</text:p>
          </table:table-cell>
          <table:table-cell office:value-type="string" calcext:value-type="string">
            <text:p>2020-06-06_19-34-55</text:p>
          </table:table-cell>
          <table:table-cell table:formula="of:=HYPERLINK(&quot;mu_quicktest/2020-06-06_19-34-55/plot.png&quot;)" office:value-type="string" office:string-value="mu_quicktest/2020-06-06_19-34-55/plot.png" calcext:value-type="string">
            <text:p>mu_quicktest/2020-06-06_19-34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0.7088695383686" calcext:value-type="float">
            <text:p>80,7088695383686</text:p>
          </table:table-cell>
          <table:table-cell office:value-type="float" office:value="50" calcext:value-type="float">
            <text:p>50</text:p>
          </table:table-cell>
          <table:table-cell office:value-type="float" office:value="50.0199748071632" calcext:value-type="float">
            <text:p>50,0199748071632</text:p>
          </table:table-cell>
          <table:table-cell office:value-type="string" calcext:value-type="string">
            <text:p>2020-06-06_19-46-19</text:p>
          </table:table-cell>
          <table:table-cell table:formula="of:=HYPERLINK(&quot;mu_quicktest/2020-06-06_19-46-19/plot.png&quot;)" office:value-type="string" office:string-value="mu_quicktest/2020-06-06_19-46-19/plot.png" calcext:value-type="string">
            <text:p>mu_quicktest/2020-06-06_19-46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2.4808807681763" calcext:value-type="float">
            <text:p>82,4808807681763</text:p>
          </table:table-cell>
          <table:table-cell office:value-type="float" office:value="50" calcext:value-type="float">
            <text:p>50</text:p>
          </table:table-cell>
          <table:table-cell office:value-type="float" office:value="66.16031662082" calcext:value-type="float">
            <text:p>66,16031662082</text:p>
          </table:table-cell>
          <table:table-cell office:value-type="string" calcext:value-type="string">
            <text:p>2020-06-06_11-48-56</text:p>
          </table:table-cell>
          <table:table-cell table:formula="of:=HYPERLINK(&quot;mu_quicktest/2020-06-06_11-48-56/plot.png&quot;)" office:value-type="string" office:string-value="mu_quicktest/2020-06-06_11-48-56/plot.png" calcext:value-type="string">
            <text:p>mu_quicktest/2020-06-06_11-48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3.369128930672" calcext:value-type="float">
            <text:p>83,369128930672</text:p>
          </table:table-cell>
          <table:table-cell office:value-type="float" office:value="50" calcext:value-type="float">
            <text:p>50</text:p>
          </table:table-cell>
          <table:table-cell office:value-type="float" office:value="11.4925469409047" calcext:value-type="float">
            <text:p>11,4925469409047</text:p>
          </table:table-cell>
          <table:table-cell office:value-type="string" calcext:value-type="string">
            <text:p>2020-06-06_17-54-40</text:p>
          </table:table-cell>
          <table:table-cell table:formula="of:=HYPERLINK(&quot;mu_quicktest/2020-06-06_17-54-40/plot.png&quot;)" office:value-type="string" office:string-value="mu_quicktest/2020-06-06_17-54-40/plot.png" calcext:value-type="string">
            <text:p>mu_quicktest/2020-06-06_17-54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9.5301034696134" calcext:value-type="float">
            <text:p>99,5301034696134</text:p>
          </table:table-cell>
          <table:table-cell office:value-type="float" office:value="50" calcext:value-type="float">
            <text:p>50</text:p>
          </table:table-cell>
          <table:table-cell office:value-type="float" office:value="49.8814573341977" calcext:value-type="float">
            <text:p>49,8814573341977</text:p>
          </table:table-cell>
          <table:table-cell office:value-type="string" calcext:value-type="string">
            <text:p>2020-06-06_19-22-26</text:p>
          </table:table-cell>
          <table:table-cell table:formula="of:=HYPERLINK(&quot;mu_quicktest/2020-06-06_19-22-26/plot.png&quot;)" office:value-type="string" office:string-value="mu_quicktest/2020-06-06_19-22-26/plot.png" calcext:value-type="string">
            <text:p>mu_quicktest/2020-06-06_19-22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4.094528963901" calcext:value-type="float">
            <text:p>104,094528963901</text:p>
          </table:table-cell>
          <table:table-cell office:value-type="float" office:value="50" calcext:value-type="float">
            <text:p>50</text:p>
          </table:table-cell>
          <table:table-cell office:value-type="float" office:value="77.0529970240449" calcext:value-type="float">
            <text:p>77,0529970240449</text:p>
          </table:table-cell>
          <table:table-cell office:value-type="string" calcext:value-type="string">
            <text:p>2020-06-06_16-35-03</text:p>
          </table:table-cell>
          <table:table-cell table:formula="of:=HYPERLINK(&quot;mu_quicktest/2020-06-06_16-35-03/plot.png&quot;)" office:value-type="string" office:string-value="mu_quicktest/2020-06-06_16-35-03/plot.png" calcext:value-type="string">
            <text:p>mu_quicktest/2020-06-06_16-35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1.380939750644" calcext:value-type="float">
            <text:p>121,380939750644</text:p>
          </table:table-cell>
          <table:table-cell office:value-type="float" office:value="50" calcext:value-type="float">
            <text:p>50</text:p>
          </table:table-cell>
          <table:table-cell office:value-type="float" office:value="-14.2196015891679" calcext:value-type="float">
            <text:p>-14,2196015891679</text:p>
          </table:table-cell>
          <table:table-cell office:value-type="string" calcext:value-type="string">
            <text:p>2020-06-06_14-09-19</text:p>
          </table:table-cell>
          <table:table-cell table:formula="of:=HYPERLINK(&quot;mu_quicktest/2020-06-06_14-09-19/plot.png&quot;)" office:value-type="string" office:string-value="mu_quicktest/2020-06-06_14-09-19/plot.png" calcext:value-type="string">
            <text:p>mu_quicktest/2020-06-06_14-09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.34128091271" calcext:value-type="float">
            <text:p>138,34128091271</text:p>
          </table:table-cell>
          <table:table-cell office:value-type="float" office:value="50" calcext:value-type="float">
            <text:p>50</text:p>
          </table:table-cell>
          <table:table-cell office:value-type="float" office:value="-33.684510540776" calcext:value-type="float">
            <text:p>-33,684510540776</text:p>
          </table:table-cell>
          <table:table-cell office:value-type="string" calcext:value-type="string">
            <text:p>2020-06-06_18-57-59</text:p>
          </table:table-cell>
          <table:table-cell table:formula="of:=HYPERLINK(&quot;mu_quicktest/2020-06-06_18-57-59/plot.png&quot;)" office:value-type="string" office:string-value="mu_quicktest/2020-06-06_18-57-59/plot.png" calcext:value-type="string">
            <text:p>mu_quicktest/2020-06-06_18-57-5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3.289573311072" calcext:value-type="float">
            <text:p>143,289573311072</text:p>
          </table:table-cell>
          <table:table-cell office:value-type="float" office:value="50" calcext:value-type="float">
            <text:p>50</text:p>
          </table:table-cell>
          <table:table-cell office:value-type="float" office:value="89.0572393117856" calcext:value-type="float">
            <text:p>89,0572393117856</text:p>
          </table:table-cell>
          <table:table-cell office:value-type="string" calcext:value-type="string">
            <text:p>2020-06-06_16-30-17</text:p>
          </table:table-cell>
          <table:table-cell table:formula="of:=HYPERLINK(&quot;mu_quicktest/2020-06-06_16-30-17/plot.png&quot;)" office:value-type="string" office:string-value="mu_quicktest/2020-06-06_16-30-17/plot.png" calcext:value-type="string">
            <text:p>mu_quicktest/2020-06-06_16-30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69.850770295845" calcext:value-type="float">
            <text:p>169,850770295845</text:p>
          </table:table-cell>
          <table:table-cell office:value-type="float" office:value="50" calcext:value-type="float">
            <text:p>50</text:p>
          </table:table-cell>
          <table:table-cell office:value-type="float" office:value="144.299072411594" calcext:value-type="float">
            <text:p>144,299072411594</text:p>
          </table:table-cell>
          <table:table-cell office:value-type="string" calcext:value-type="string">
            <text:p>2020-06-06_14-17-51</text:p>
          </table:table-cell>
          <table:table-cell table:formula="of:=HYPERLINK(&quot;mu_quicktest/2020-06-06_14-17-51/plot.png&quot;)" office:value-type="string" office:string-value="mu_quicktest/2020-06-06_14-17-51/plot.png" calcext:value-type="string">
            <text:p>mu_quicktest/2020-06-06_14-17-5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71.791423382128" calcext:value-type="float">
            <text:p>171,791423382128</text:p>
          </table:table-cell>
          <table:table-cell office:value-type="float" office:value="50" calcext:value-type="float">
            <text:p>50</text:p>
          </table:table-cell>
          <table:table-cell office:value-type="float" office:value="-5.56651371631208" calcext:value-type="float">
            <text:p>-5,56651371631208</text:p>
          </table:table-cell>
          <table:table-cell office:value-type="string" calcext:value-type="string">
            <text:p>2020-06-06_12-15-12</text:p>
          </table:table-cell>
          <table:table-cell table:formula="of:=HYPERLINK(&quot;mu_quicktest/2020-06-06_12-15-12/plot.png&quot;)" office:value-type="string" office:string-value="mu_quicktest/2020-06-06_12-15-12/plot.png" calcext:value-type="string">
            <text:p>mu_quicktest/2020-06-06_12-15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00.769207462672" calcext:value-type="float">
            <text:p>-100,769207462672</text:p>
          </table:table-cell>
          <table:table-cell office:value-type="float" office:value="50" calcext:value-type="float">
            <text:p>50</text:p>
          </table:table-cell>
          <table:table-cell office:value-type="float" office:value="-101.146764130106" calcext:value-type="float">
            <text:p>-101,146764130106</text:p>
          </table:table-cell>
          <table:table-cell office:value-type="string" calcext:value-type="string">
            <text:p>2020-06-07_20-57-31</text:p>
          </table:table-cell>
          <table:table-cell table:formula="of:=HYPERLINK(&quot;mu_quicktest/2020-06-07_20-57-31/plot.png&quot;)" office:value-type="string" office:string-value="mu_quicktest/2020-06-07_20-57-31/plot.png" calcext:value-type="string">
            <text:p>mu_quicktest/2020-06-07_20-57-3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00.148901018727" calcext:value-type="float">
            <text:p>-100,148901018727</text:p>
          </table:table-cell>
          <table:table-cell office:value-type="float" office:value="50" calcext:value-type="float">
            <text:p>50</text:p>
          </table:table-cell>
          <table:table-cell office:value-type="float" office:value="-100.388254137361" calcext:value-type="float">
            <text:p>-100,388254137361</text:p>
          </table:table-cell>
          <table:table-cell office:value-type="string" calcext:value-type="string">
            <text:p>2020-06-07_20-48-55</text:p>
          </table:table-cell>
          <table:table-cell table:formula="of:=HYPERLINK(&quot;mu_quicktest/2020-06-07_20-48-55/plot.png&quot;)" office:value-type="string" office:string-value="mu_quicktest/2020-06-07_20-48-55/plot.png" calcext:value-type="string">
            <text:p>mu_quicktest/2020-06-07_20-48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9.5800787467423" calcext:value-type="float">
            <text:p>-99,5800787467423</text:p>
          </table:table-cell>
          <table:table-cell office:value-type="float" office:value="50" calcext:value-type="float">
            <text:p>50</text:p>
          </table:table-cell>
          <table:table-cell office:value-type="float" office:value="-101.412201639769" calcext:value-type="float">
            <text:p>-101,412201639769</text:p>
          </table:table-cell>
          <table:table-cell office:value-type="string" calcext:value-type="string">
            <text:p>2020-06-07_22-09-27</text:p>
          </table:table-cell>
          <table:table-cell table:formula="of:=HYPERLINK(&quot;mu_quicktest/2020-06-07_22-09-27/plot.png&quot;)" office:value-type="string" office:string-value="mu_quicktest/2020-06-07_22-09-27/plot.png" calcext:value-type="string">
            <text:p>mu_quicktest/2020-06-07_22-09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9.5403411012983" calcext:value-type="float">
            <text:p>-99,5403411012983</text:p>
          </table:table-cell>
          <table:table-cell office:value-type="float" office:value="50" calcext:value-type="float">
            <text:p>50</text:p>
          </table:table-cell>
          <table:table-cell office:value-type="float" office:value="-101.259231725916" calcext:value-type="float">
            <text:p>-101,259231725916</text:p>
          </table:table-cell>
          <table:table-cell office:value-type="string" calcext:value-type="string">
            <text:p>2020-06-07_22-05-20</text:p>
          </table:table-cell>
          <table:table-cell table:formula="of:=HYPERLINK(&quot;mu_quicktest/2020-06-07_22-05-20/plot.png&quot;)" office:value-type="string" office:string-value="mu_quicktest/2020-06-07_22-05-20/plot.png" calcext:value-type="string">
            <text:p>mu_quicktest/2020-06-07_22-05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9.237760173669" calcext:value-type="float">
            <text:p>-99,237760173669</text:p>
          </table:table-cell>
          <table:table-cell office:value-type="float" office:value="50" calcext:value-type="float">
            <text:p>50</text:p>
          </table:table-cell>
          <table:table-cell office:value-type="float" office:value="-100.935671059161" calcext:value-type="float">
            <text:p>-100,935671059161</text:p>
          </table:table-cell>
          <table:table-cell office:value-type="string" calcext:value-type="string">
            <text:p>2020-06-07_20-51-18</text:p>
          </table:table-cell>
          <table:table-cell table:formula="of:=HYPERLINK(&quot;mu_quicktest/2020-06-07_20-51-18/plot.png&quot;)" office:value-type="string" office:string-value="mu_quicktest/2020-06-07_20-51-18/plot.png" calcext:value-type="string">
            <text:p>mu_quicktest/2020-06-07_20-51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8.9454592570042" calcext:value-type="float">
            <text:p>-98,9454592570042</text:p>
          </table:table-cell>
          <table:table-cell office:value-type="float" office:value="50" calcext:value-type="float">
            <text:p>50</text:p>
          </table:table-cell>
          <table:table-cell office:value-type="float" office:value="-99.3052208646401" calcext:value-type="float">
            <text:p>-99,3052208646401</text:p>
          </table:table-cell>
          <table:table-cell office:value-type="string" calcext:value-type="string">
            <text:p>2020-06-07_20-56-42</text:p>
          </table:table-cell>
          <table:table-cell table:formula="of:=HYPERLINK(&quot;mu_quicktest/2020-06-07_20-56-42/plot.png&quot;)" office:value-type="string" office:string-value="mu_quicktest/2020-06-07_20-56-42/plot.png" calcext:value-type="string">
            <text:p>mu_quicktest/2020-06-07_20-56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8.6507028060917" calcext:value-type="float">
            <text:p>-98,6507028060917</text:p>
          </table:table-cell>
          <table:table-cell office:value-type="float" office:value="50" calcext:value-type="float">
            <text:p>50</text:p>
          </table:table-cell>
          <table:table-cell office:value-type="float" office:value="-98.8436506361023" calcext:value-type="float">
            <text:p>-98,8436506361023</text:p>
          </table:table-cell>
          <table:table-cell office:value-type="string" calcext:value-type="string">
            <text:p>2020-06-07_20-55-41</text:p>
          </table:table-cell>
          <table:table-cell table:formula="of:=HYPERLINK(&quot;mu_quicktest/2020-06-07_20-55-41/plot.png&quot;)" office:value-type="string" office:string-value="mu_quicktest/2020-06-07_20-55-41/plot.png" calcext:value-type="string">
            <text:p>mu_quicktest/2020-06-07_20-55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7.305015429957" calcext:value-type="float">
            <text:p>-97,305015429957</text:p>
          </table:table-cell>
          <table:table-cell office:value-type="float" office:value="50" calcext:value-type="float">
            <text:p>50</text:p>
          </table:table-cell>
          <table:table-cell office:value-type="float" office:value="-100.156061602288" calcext:value-type="float">
            <text:p>-100,156061602288</text:p>
          </table:table-cell>
          <table:table-cell office:value-type="string" calcext:value-type="string">
            <text:p>2020-06-07_21-31-05</text:p>
          </table:table-cell>
          <table:table-cell table:formula="of:=HYPERLINK(&quot;mu_quicktest/2020-06-07_21-31-05/plot.png&quot;)" office:value-type="string" office:string-value="mu_quicktest/2020-06-07_21-31-05/plot.png" calcext:value-type="string">
            <text:p>mu_quicktest/2020-06-07_21-31-0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7.2441671911392" calcext:value-type="float">
            <text:p>-97,2441671911392</text:p>
          </table:table-cell>
          <table:table-cell office:value-type="float" office:value="50" calcext:value-type="float">
            <text:p>50</text:p>
          </table:table-cell>
          <table:table-cell office:value-type="float" office:value="-98.5956684414578" calcext:value-type="float">
            <text:p>-98,5956684414578</text:p>
          </table:table-cell>
          <table:table-cell office:value-type="string" calcext:value-type="string">
            <text:p>2020-06-07_20-52-21</text:p>
          </table:table-cell>
          <table:table-cell table:formula="of:=HYPERLINK(&quot;mu_quicktest/2020-06-07_20-52-21/plot.png&quot;)" office:value-type="string" office:string-value="mu_quicktest/2020-06-07_20-52-21/plot.png" calcext:value-type="string">
            <text:p>mu_quicktest/2020-06-07_20-52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6.6350992969442" calcext:value-type="float">
            <text:p>-96,6350992969442</text:p>
          </table:table-cell>
          <table:table-cell office:value-type="float" office:value="50" calcext:value-type="float">
            <text:p>50</text:p>
          </table:table-cell>
          <table:table-cell office:value-type="float" office:value="-99.1677620507888" calcext:value-type="float">
            <text:p>-99,1677620507888</text:p>
          </table:table-cell>
          <table:table-cell office:value-type="string" calcext:value-type="string">
            <text:p>2020-06-07_21-45-11</text:p>
          </table:table-cell>
          <table:table-cell table:formula="of:=HYPERLINK(&quot;mu_quicktest/2020-06-07_21-45-11/plot.png&quot;)" office:value-type="string" office:string-value="mu_quicktest/2020-06-07_21-45-11/plot.png" calcext:value-type="string">
            <text:p>mu_quicktest/2020-06-07_21-45-1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6.5491089238225" calcext:value-type="float">
            <text:p>-96,5491089238225</text:p>
          </table:table-cell>
          <table:table-cell office:value-type="float" office:value="50" calcext:value-type="float">
            <text:p>50</text:p>
          </table:table-cell>
          <table:table-cell office:value-type="float" office:value="-97.1451065437812" calcext:value-type="float">
            <text:p>-97,1451065437812</text:p>
          </table:table-cell>
          <table:table-cell office:value-type="string" calcext:value-type="string">
            <text:p>2020-06-07_17-58-40</text:p>
          </table:table-cell>
          <table:table-cell table:formula="of:=HYPERLINK(&quot;mu_quicktest/2020-06-07_17-58-40/plot.png&quot;)" office:value-type="string" office:string-value="mu_quicktest/2020-06-07_17-58-40/plot.png" calcext:value-type="string">
            <text:p>mu_quicktest/2020-06-07_17-58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6.1231145303157" calcext:value-type="float">
            <text:p>-96,1231145303157</text:p>
          </table:table-cell>
          <table:table-cell office:value-type="float" office:value="50" calcext:value-type="float">
            <text:p>50</text:p>
          </table:table-cell>
          <table:table-cell office:value-type="float" office:value="-98.6118732694311" calcext:value-type="float">
            <text:p>-98,6118732694311</text:p>
          </table:table-cell>
          <table:table-cell office:value-type="string" calcext:value-type="string">
            <text:p>2020-06-07_22-31-12</text:p>
          </table:table-cell>
          <table:table-cell table:formula="of:=HYPERLINK(&quot;mu_quicktest/2020-06-07_22-31-12/plot.png&quot;)" office:value-type="string" office:string-value="mu_quicktest/2020-06-07_22-31-12/plot.png" calcext:value-type="string">
            <text:p>mu_quicktest/2020-06-07_22-31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5.1966699818952" calcext:value-type="float">
            <text:p>-95,1966699818952</text:p>
          </table:table-cell>
          <table:table-cell office:value-type="float" office:value="50" calcext:value-type="float">
            <text:p>50</text:p>
          </table:table-cell>
          <table:table-cell office:value-type="float" office:value="-101.676471897632" calcext:value-type="float">
            <text:p>-101,676471897632</text:p>
          </table:table-cell>
          <table:table-cell office:value-type="string" calcext:value-type="string">
            <text:p>2020-06-07_20-54-42</text:p>
          </table:table-cell>
          <table:table-cell table:formula="of:=HYPERLINK(&quot;mu_quicktest/2020-06-07_20-54-42/plot.png&quot;)" office:value-type="string" office:string-value="mu_quicktest/2020-06-07_20-54-42/plot.png" calcext:value-type="string">
            <text:p>mu_quicktest/2020-06-07_20-54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4.9211894716029" calcext:value-type="float">
            <text:p>-94,9211894716029</text:p>
          </table:table-cell>
          <table:table-cell office:value-type="float" office:value="50" calcext:value-type="float">
            <text:p>50</text:p>
          </table:table-cell>
          <table:table-cell office:value-type="float" office:value="-96.0198782462116" calcext:value-type="float">
            <text:p>-96,0198782462116</text:p>
          </table:table-cell>
          <table:table-cell office:value-type="string" calcext:value-type="string">
            <text:p>2020-06-07_23-03-20</text:p>
          </table:table-cell>
          <table:table-cell table:formula="of:=HYPERLINK(&quot;mu_quicktest/2020-06-07_23-03-20/plot.png&quot;)" office:value-type="string" office:string-value="mu_quicktest/2020-06-07_23-03-20/plot.png" calcext:value-type="string">
            <text:p>mu_quicktest/2020-06-07_23-03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4.2661590755256" calcext:value-type="float">
            <text:p>-94,2661590755256</text:p>
          </table:table-cell>
          <table:table-cell office:value-type="float" office:value="50" calcext:value-type="float">
            <text:p>50</text:p>
          </table:table-cell>
          <table:table-cell office:value-type="float" office:value="-96.5850120245448" calcext:value-type="float">
            <text:p>-96,5850120245448</text:p>
          </table:table-cell>
          <table:table-cell office:value-type="string" calcext:value-type="string">
            <text:p>2020-06-07_21-16-12</text:p>
          </table:table-cell>
          <table:table-cell table:formula="of:=HYPERLINK(&quot;mu_quicktest/2020-06-07_21-16-12/plot.png&quot;)" office:value-type="string" office:string-value="mu_quicktest/2020-06-07_21-16-12/plot.png" calcext:value-type="string">
            <text:p>mu_quicktest/2020-06-07_21-16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3.8068692894868" calcext:value-type="float">
            <text:p>-93,8068692894868</text:p>
          </table:table-cell>
          <table:table-cell office:value-type="float" office:value="50" calcext:value-type="float">
            <text:p>50</text:p>
          </table:table-cell>
          <table:table-cell office:value-type="float" office:value="-101.728970837751" calcext:value-type="float">
            <text:p>-101,728970837751</text:p>
          </table:table-cell>
          <table:table-cell office:value-type="string" calcext:value-type="string">
            <text:p>2020-06-07_18-01-25</text:p>
          </table:table-cell>
          <table:table-cell table:formula="of:=HYPERLINK(&quot;mu_quicktest/2020-06-07_18-01-25/plot.png&quot;)" office:value-type="string" office:string-value="mu_quicktest/2020-06-07_18-01-25/plot.png" calcext:value-type="string">
            <text:p>mu_quicktest/2020-06-07_18-01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3.7623591666133" calcext:value-type="float">
            <text:p>-93,7623591666133</text:p>
          </table:table-cell>
          <table:table-cell office:value-type="float" office:value="50" calcext:value-type="float">
            <text:p>50</text:p>
          </table:table-cell>
          <table:table-cell office:value-type="float" office:value="-94.8293574745371" calcext:value-type="float">
            <text:p>-94,8293574745371</text:p>
          </table:table-cell>
          <table:table-cell office:value-type="string" calcext:value-type="string">
            <text:p>2020-06-07_18-25-19</text:p>
          </table:table-cell>
          <table:table-cell table:formula="of:=HYPERLINK(&quot;mu_quicktest/2020-06-07_18-25-19/plot.png&quot;)" office:value-type="string" office:string-value="mu_quicktest/2020-06-07_18-25-19/plot.png" calcext:value-type="string">
            <text:p>mu_quicktest/2020-06-07_18-25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3.5645252931902" calcext:value-type="float">
            <text:p>-93,5645252931902</text:p>
          </table:table-cell>
          <table:table-cell office:value-type="float" office:value="50" calcext:value-type="float">
            <text:p>50</text:p>
          </table:table-cell>
          <table:table-cell office:value-type="float" office:value="-99.2604618417675" calcext:value-type="float">
            <text:p>-99,2604618417675</text:p>
          </table:table-cell>
          <table:table-cell office:value-type="string" calcext:value-type="string">
            <text:p>2020-06-07_23-02-17</text:p>
          </table:table-cell>
          <table:table-cell table:formula="of:=HYPERLINK(&quot;mu_quicktest/2020-06-07_23-02-17/plot.png&quot;)" office:value-type="string" office:string-value="mu_quicktest/2020-06-07_23-02-17/plot.png" calcext:value-type="string">
            <text:p>mu_quicktest/2020-06-07_23-02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2.6611866985063" calcext:value-type="float">
            <text:p>-92,6611866985063</text:p>
          </table:table-cell>
          <table:table-cell office:value-type="float" office:value="50" calcext:value-type="float">
            <text:p>50</text:p>
          </table:table-cell>
          <table:table-cell office:value-type="float" office:value="-92.8286682689036" calcext:value-type="float">
            <text:p>-92,8286682689036</text:p>
          </table:table-cell>
          <table:table-cell office:value-type="string" calcext:value-type="string">
            <text:p>2020-06-07_21-32-26</text:p>
          </table:table-cell>
          <table:table-cell table:formula="of:=HYPERLINK(&quot;mu_quicktest/2020-06-07_21-32-26/plot.png&quot;)" office:value-type="string" office:string-value="mu_quicktest/2020-06-07_21-32-26/plot.png" calcext:value-type="string">
            <text:p>mu_quicktest/2020-06-07_21-32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01" calcext:value-type="float">
            <text:p>0,0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2.6223968425045" calcext:value-type="float">
            <text:p>-92,6223968425045</text:p>
          </table:table-cell>
          <table:table-cell office:value-type="float" office:value="50" calcext:value-type="float">
            <text:p>50</text:p>
          </table:table-cell>
          <table:table-cell office:value-type="float" office:value="-100.48835652284" calcext:value-type="float">
            <text:p>-100,48835652284</text:p>
          </table:table-cell>
          <table:table-cell office:value-type="string" calcext:value-type="string">
            <text:p>2020-06-07_18-49-40</text:p>
          </table:table-cell>
          <table:table-cell table:formula="of:=HYPERLINK(&quot;mu_quicktest/2020-06-07_18-49-40/plot.png&quot;)" office:value-type="string" office:string-value="mu_quicktest/2020-06-07_18-49-40/plot.png" calcext:value-type="string">
            <text:p>mu_quicktest/2020-06-07_18-49-4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2.4736549113169" calcext:value-type="float">
            <text:p>-92,4736549113169</text:p>
          </table:table-cell>
          <table:table-cell office:value-type="float" office:value="50" calcext:value-type="float">
            <text:p>50</text:p>
          </table:table-cell>
          <table:table-cell office:value-type="float" office:value="-99.4578208394539" calcext:value-type="float">
            <text:p>-99,4578208394539</text:p>
          </table:table-cell>
          <table:table-cell office:value-type="string" calcext:value-type="string">
            <text:p>2020-06-07_23-16-43</text:p>
          </table:table-cell>
          <table:table-cell table:formula="of:=HYPERLINK(&quot;mu_quicktest/2020-06-07_23-16-43/plot.png&quot;)" office:value-type="string" office:string-value="mu_quicktest/2020-06-07_23-16-43/plot.png" calcext:value-type="string">
            <text:p>mu_quicktest/2020-06-07_23-16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1.8234980862826" calcext:value-type="float">
            <text:p>-91,8234980862826</text:p>
          </table:table-cell>
          <table:table-cell office:value-type="float" office:value="50" calcext:value-type="float">
            <text:p>50</text:p>
          </table:table-cell>
          <table:table-cell office:value-type="float" office:value="-92.181729325324" calcext:value-type="float">
            <text:p>-92,181729325324</text:p>
          </table:table-cell>
          <table:table-cell office:value-type="string" calcext:value-type="string">
            <text:p>2020-06-07_18-40-33</text:p>
          </table:table-cell>
          <table:table-cell table:formula="of:=HYPERLINK(&quot;mu_quicktest/2020-06-07_18-40-33/plot.png&quot;)" office:value-type="string" office:string-value="mu_quicktest/2020-06-07_18-40-33/plot.png" calcext:value-type="string">
            <text:p>mu_quicktest/2020-06-07_18-40-3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1.6265801127791" calcext:value-type="float">
            <text:p>-91,6265801127791</text:p>
          </table:table-cell>
          <table:table-cell office:value-type="float" office:value="50" calcext:value-type="float">
            <text:p>50</text:p>
          </table:table-cell>
          <table:table-cell office:value-type="float" office:value="-91.9145485608797" calcext:value-type="float">
            <text:p>-91,9145485608797</text:p>
          </table:table-cell>
          <table:table-cell office:value-type="string" calcext:value-type="string">
            <text:p>2020-06-07_22-23-26</text:p>
          </table:table-cell>
          <table:table-cell table:formula="of:=HYPERLINK(&quot;mu_quicktest/2020-06-07_22-23-26/plot.png&quot;)" office:value-type="string" office:string-value="mu_quicktest/2020-06-07_22-23-26/plot.png" calcext:value-type="string">
            <text:p>mu_quicktest/2020-06-07_22-23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1.5480170229163" calcext:value-type="float">
            <text:p>-91,5480170229163</text:p>
          </table:table-cell>
          <table:table-cell office:value-type="float" office:value="50" calcext:value-type="float">
            <text:p>50</text:p>
          </table:table-cell>
          <table:table-cell office:value-type="float" office:value="-91.766522486371" calcext:value-type="float">
            <text:p>-91,766522486371</text:p>
          </table:table-cell>
          <table:table-cell office:value-type="string" calcext:value-type="string">
            <text:p>2020-06-07_20-58-32</text:p>
          </table:table-cell>
          <table:table-cell table:formula="of:=HYPERLINK(&quot;mu_quicktest/2020-06-07_20-58-32/plot.png&quot;)" office:value-type="string" office:string-value="mu_quicktest/2020-06-07_20-58-32/plot.png" calcext:value-type="string">
            <text:p>mu_quicktest/2020-06-07_20-58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1.1168181166612" calcext:value-type="float">
            <text:p>-91,1168181166612</text:p>
          </table:table-cell>
          <table:table-cell office:value-type="float" office:value="50" calcext:value-type="float">
            <text:p>50</text:p>
          </table:table-cell>
          <table:table-cell office:value-type="float" office:value="-91.3360468198288" calcext:value-type="float">
            <text:p>-91,3360468198288</text:p>
          </table:table-cell>
          <table:table-cell office:value-type="string" calcext:value-type="string">
            <text:p>2020-06-07_22-46-00</text:p>
          </table:table-cell>
          <table:table-cell table:formula="of:=HYPERLINK(&quot;mu_quicktest/2020-06-07_22-46-00/plot.png&quot;)" office:value-type="string" office:string-value="mu_quicktest/2020-06-07_22-46-00/plot.png" calcext:value-type="string">
            <text:p>mu_quicktest/2020-06-07_22-46-0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0.9746596799933" calcext:value-type="float">
            <text:p>-90,9746596799933</text:p>
          </table:table-cell>
          <table:table-cell office:value-type="float" office:value="50" calcext:value-type="float">
            <text:p>50</text:p>
          </table:table-cell>
          <table:table-cell office:value-type="float" office:value="-91.2301799109276" calcext:value-type="float">
            <text:p>-91,2301799109276</text:p>
          </table:table-cell>
          <table:table-cell office:value-type="string" calcext:value-type="string">
            <text:p>2020-06-07_22-52-25</text:p>
          </table:table-cell>
          <table:table-cell table:formula="of:=HYPERLINK(&quot;mu_quicktest/2020-06-07_22-52-25/plot.png&quot;)" office:value-type="string" office:string-value="mu_quicktest/2020-06-07_22-52-25/plot.png" calcext:value-type="string">
            <text:p>mu_quicktest/2020-06-07_22-52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0.9404004057808" calcext:value-type="float">
            <text:p>-90,9404004057808</text:p>
          </table:table-cell>
          <table:table-cell office:value-type="float" office:value="50" calcext:value-type="float">
            <text:p>50</text:p>
          </table:table-cell>
          <table:table-cell office:value-type="float" office:value="-91.0281442645332" calcext:value-type="float">
            <text:p>-91,0281442645332</text:p>
          </table:table-cell>
          <table:table-cell office:value-type="string" calcext:value-type="string">
            <text:p>2020-06-07_20-49-49</text:p>
          </table:table-cell>
          <table:table-cell table:formula="of:=HYPERLINK(&quot;mu_quicktest/2020-06-07_20-49-49/plot.png&quot;)" office:value-type="string" office:string-value="mu_quicktest/2020-06-07_20-49-49/plot.png" calcext:value-type="string">
            <text:p>mu_quicktest/2020-06-07_20-49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0.9400143177187" calcext:value-type="float">
            <text:p>-90,9400143177187</text:p>
          </table:table-cell>
          <table:table-cell office:value-type="float" office:value="50" calcext:value-type="float">
            <text:p>50</text:p>
          </table:table-cell>
          <table:table-cell office:value-type="float" office:value="-91.1783526809113" calcext:value-type="float">
            <text:p>-91,1783526809113</text:p>
          </table:table-cell>
          <table:table-cell office:value-type="string" calcext:value-type="string">
            <text:p>2020-06-07_21-35-23</text:p>
          </table:table-cell>
          <table:table-cell table:formula="of:=HYPERLINK(&quot;mu_quicktest/2020-06-07_21-35-23/plot.png&quot;)" office:value-type="string" office:string-value="mu_quicktest/2020-06-07_21-35-23/plot.png" calcext:value-type="string">
            <text:p>mu_quicktest/2020-06-07_21-35-2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0.8771744771859" calcext:value-type="float">
            <text:p>-90,8771744771859</text:p>
          </table:table-cell>
          <table:table-cell office:value-type="float" office:value="50" calcext:value-type="float">
            <text:p>50</text:p>
          </table:table-cell>
          <table:table-cell office:value-type="float" office:value="-90.9650842374943" calcext:value-type="float">
            <text:p>-90,9650842374943</text:p>
          </table:table-cell>
          <table:table-cell office:value-type="string" calcext:value-type="string">
            <text:p>2020-06-07_20-24-52</text:p>
          </table:table-cell>
          <table:table-cell table:formula="of:=HYPERLINK(&quot;mu_quicktest/2020-06-07_20-24-52/plot.png&quot;)" office:value-type="string" office:string-value="mu_quicktest/2020-06-07_20-24-52/plot.png" calcext:value-type="string">
            <text:p>mu_quicktest/2020-06-07_20-24-5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0.2499397942123" calcext:value-type="float">
            <text:p>-90,2499397942123</text:p>
          </table:table-cell>
          <table:table-cell office:value-type="float" office:value="50" calcext:value-type="float">
            <text:p>50</text:p>
          </table:table-cell>
          <table:table-cell office:value-type="float" office:value="-92.8504190044112" calcext:value-type="float">
            <text:p>-92,8504190044112</text:p>
          </table:table-cell>
          <table:table-cell office:value-type="string" calcext:value-type="string">
            <text:p>2020-06-07_20-53-25</text:p>
          </table:table-cell>
          <table:table-cell table:formula="of:=HYPERLINK(&quot;mu_quicktest/2020-06-07_20-53-25/plot.png&quot;)" office:value-type="string" office:string-value="mu_quicktest/2020-06-07_20-53-25/plot.png" calcext:value-type="string">
            <text:p>mu_quicktest/2020-06-07_20-53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9.6989428414938" calcext:value-type="float">
            <text:p>-89,6989428414938</text:p>
          </table:table-cell>
          <table:table-cell office:value-type="float" office:value="50" calcext:value-type="float">
            <text:p>50</text:p>
          </table:table-cell>
          <table:table-cell office:value-type="float" office:value="-98.1010684431388" calcext:value-type="float">
            <text:p>-98,1010684431388</text:p>
          </table:table-cell>
          <table:table-cell office:value-type="string" calcext:value-type="string">
            <text:p>2020-06-07_18-50-42</text:p>
          </table:table-cell>
          <table:table-cell table:formula="of:=HYPERLINK(&quot;mu_quicktest/2020-06-07_18-50-42/plot.png&quot;)" office:value-type="string" office:string-value="mu_quicktest/2020-06-07_18-50-42/plot.png" calcext:value-type="string">
            <text:p>mu_quicktest/2020-06-07_18-50-4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9.2967822745223" calcext:value-type="float">
            <text:p>-89,2967822745223</text:p>
          </table:table-cell>
          <table:table-cell office:value-type="float" office:value="50" calcext:value-type="float">
            <text:p>50</text:p>
          </table:table-cell>
          <table:table-cell office:value-type="float" office:value="-89.4887195313423" calcext:value-type="float">
            <text:p>-89,4887195313423</text:p>
          </table:table-cell>
          <table:table-cell office:value-type="string" calcext:value-type="string">
            <text:p>2020-06-07_17-59-26</text:p>
          </table:table-cell>
          <table:table-cell table:formula="of:=HYPERLINK(&quot;mu_quicktest/2020-06-07_17-59-26/plot.png&quot;)" office:value-type="string" office:string-value="mu_quicktest/2020-06-07_17-59-26/plot.png" calcext:value-type="string">
            <text:p>mu_quicktest/2020-06-07_17-59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8.5735510799534" calcext:value-type="float">
            <text:p>-88,5735510799534</text:p>
          </table:table-cell>
          <table:table-cell office:value-type="float" office:value="50" calcext:value-type="float">
            <text:p>50</text:p>
          </table:table-cell>
          <table:table-cell office:value-type="float" office:value="-98.9815093613179" calcext:value-type="float">
            <text:p>-98,9815093613179</text:p>
          </table:table-cell>
          <table:table-cell office:value-type="string" calcext:value-type="string">
            <text:p>2020-06-07_20-46-32</text:p>
          </table:table-cell>
          <table:table-cell table:formula="of:=HYPERLINK(&quot;mu_quicktest/2020-06-07_20-46-32/plot.png&quot;)" office:value-type="string" office:string-value="mu_quicktest/2020-06-07_20-46-32/plot.png" calcext:value-type="string">
            <text:p>mu_quicktest/2020-06-07_20-46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7.7863575971363" calcext:value-type="float">
            <text:p>-87,7863575971363</text:p>
          </table:table-cell>
          <table:table-cell office:value-type="float" office:value="50" calcext:value-type="float">
            <text:p>50</text:p>
          </table:table-cell>
          <table:table-cell office:value-type="float" office:value="-95.2109368172745" calcext:value-type="float">
            <text:p>-95,2109368172745</text:p>
          </table:table-cell>
          <table:table-cell office:value-type="string" calcext:value-type="string">
            <text:p>2020-06-07_23-06-58</text:p>
          </table:table-cell>
          <table:table-cell table:formula="of:=HYPERLINK(&quot;mu_quicktest/2020-06-07_23-06-58/plot.png&quot;)" office:value-type="string" office:string-value="mu_quicktest/2020-06-07_23-06-58/plot.png" calcext:value-type="string">
            <text:p>mu_quicktest/2020-06-07_23-06-5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6.6618413308183" calcext:value-type="float">
            <text:p>-86,6618413308183</text:p>
          </table:table-cell>
          <table:table-cell office:value-type="float" office:value="50" calcext:value-type="float">
            <text:p>50</text:p>
          </table:table-cell>
          <table:table-cell office:value-type="float" office:value="-92.148411381695" calcext:value-type="float">
            <text:p>-92,148411381695</text:p>
          </table:table-cell>
          <table:table-cell office:value-type="string" calcext:value-type="string">
            <text:p>2020-06-07_20-47-39</text:p>
          </table:table-cell>
          <table:table-cell table:formula="of:=HYPERLINK(&quot;mu_quicktest/2020-06-07_20-47-39/plot.png&quot;)" office:value-type="string" office:string-value="mu_quicktest/2020-06-07_20-47-39/plot.png" calcext:value-type="string">
            <text:p>mu_quicktest/2020-06-07_20-47-3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6.5575011085785" calcext:value-type="float">
            <text:p>-86,5575011085785</text:p>
          </table:table-cell>
          <table:table-cell office:value-type="float" office:value="50" calcext:value-type="float">
            <text:p>50</text:p>
          </table:table-cell>
          <table:table-cell office:value-type="float" office:value="-91.1708139900782" calcext:value-type="float">
            <text:p>-91,1708139900782</text:p>
          </table:table-cell>
          <table:table-cell office:value-type="string" calcext:value-type="string">
            <text:p>2020-06-07_21-51-47</text:p>
          </table:table-cell>
          <table:table-cell table:formula="of:=HYPERLINK(&quot;mu_quicktest/2020-06-07_21-51-47/plot.png&quot;)" office:value-type="string" office:string-value="mu_quicktest/2020-06-07_21-51-47/plot.png" calcext:value-type="string">
            <text:p>mu_quicktest/2020-06-07_21-51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4.2557952402397" calcext:value-type="float">
            <text:p>-84,2557952402397</text:p>
          </table:table-cell>
          <table:table-cell office:value-type="float" office:value="50" calcext:value-type="float">
            <text:p>50</text:p>
          </table:table-cell>
          <table:table-cell office:value-type="float" office:value="-93.3446672262903" calcext:value-type="float">
            <text:p>-93,3446672262903</text:p>
          </table:table-cell>
          <table:table-cell office:value-type="string" calcext:value-type="string">
            <text:p>2020-06-07_22-06-21</text:p>
          </table:table-cell>
          <table:table-cell table:formula="of:=HYPERLINK(&quot;mu_quicktest/2020-06-07_22-06-21/plot.png&quot;)" office:value-type="string" office:string-value="mu_quicktest/2020-06-07_22-06-21/plot.png" calcext:value-type="string">
            <text:p>mu_quicktest/2020-06-07_22-06-2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1.0047451816055" calcext:value-type="float">
            <text:p>-81,0047451816055</text:p>
          </table:table-cell>
          <table:table-cell office:value-type="float" office:value="50" calcext:value-type="float">
            <text:p>50</text:p>
          </table:table-cell>
          <table:table-cell office:value-type="float" office:value="-97.0837130879849" calcext:value-type="float">
            <text:p>-97,0837130879849</text:p>
          </table:table-cell>
          <table:table-cell office:value-type="string" calcext:value-type="string">
            <text:p>2020-06-07_19-06-28</text:p>
          </table:table-cell>
          <table:table-cell table:formula="of:=HYPERLINK(&quot;mu_quicktest/2020-06-07_19-06-28/plot.png&quot;)" office:value-type="string" office:string-value="mu_quicktest/2020-06-07_19-06-28/plot.png" calcext:value-type="string">
            <text:p>mu_quicktest/2020-06-07_19-06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0.9201615961254" calcext:value-type="float">
            <text:p>-80,9201615961254</text:p>
          </table:table-cell>
          <table:table-cell office:value-type="float" office:value="50" calcext:value-type="float">
            <text:p>50</text:p>
          </table:table-cell>
          <table:table-cell office:value-type="float" office:value="-96.9751092687841" calcext:value-type="float">
            <text:p>-96,9751092687841</text:p>
          </table:table-cell>
          <table:table-cell office:value-type="string" calcext:value-type="string">
            <text:p>2020-06-07_23-38-15</text:p>
          </table:table-cell>
          <table:table-cell table:formula="of:=HYPERLINK(&quot;mu_quicktest/2020-06-07_23-38-15/plot.png&quot;)" office:value-type="string" office:string-value="mu_quicktest/2020-06-07_23-38-15/plot.png" calcext:value-type="string">
            <text:p>mu_quicktest/2020-06-07_23-38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68.308847359534" calcext:value-type="float">
            <text:p>-68,308847359534</text:p>
          </table:table-cell>
          <table:table-cell office:value-type="float" office:value="50" calcext:value-type="float">
            <text:p>50</text:p>
          </table:table-cell>
          <table:table-cell office:value-type="float" office:value="-92.4397202769318" calcext:value-type="float">
            <text:p>-92,4397202769318</text:p>
          </table:table-cell>
          <table:table-cell office:value-type="string" calcext:value-type="string">
            <text:p>2020-06-07_22-44-32</text:p>
          </table:table-cell>
          <table:table-cell table:formula="of:=HYPERLINK(&quot;mu_quicktest/2020-06-07_22-44-32/plot.png&quot;)" office:value-type="string" office:string-value="mu_quicktest/2020-06-07_22-44-32/plot.png" calcext:value-type="string">
            <text:p>mu_quicktest/2020-06-07_22-44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65.5471270255552" calcext:value-type="float">
            <text:p>-65,5471270255552</text:p>
          </table:table-cell>
          <table:table-cell office:value-type="float" office:value="50" calcext:value-type="float">
            <text:p>50</text:p>
          </table:table-cell>
          <table:table-cell office:value-type="float" office:value="-98.4222054844043" calcext:value-type="float">
            <text:p>-98,4222054844043</text:p>
          </table:table-cell>
          <table:table-cell office:value-type="string" calcext:value-type="string">
            <text:p>2020-06-07_17-48-32</text:p>
          </table:table-cell>
          <table:table-cell table:formula="of:=HYPERLINK(&quot;mu_quicktest/2020-06-07_17-48-32/plot.png&quot;)" office:value-type="string" office:string-value="mu_quicktest/2020-06-07_17-48-32/plot.png" calcext:value-type="string">
            <text:p>mu_quicktest/2020-06-07_17-48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57.5040223997801" calcext:value-type="float">
            <text:p>-57,5040223997801</text:p>
          </table:table-cell>
          <table:table-cell office:value-type="float" office:value="50" calcext:value-type="float">
            <text:p>50</text:p>
          </table:table-cell>
          <table:table-cell office:value-type="float" office:value="-82.2567223987484" calcext:value-type="float">
            <text:p>-82,2567223987484</text:p>
          </table:table-cell>
          <table:table-cell office:value-type="string" calcext:value-type="string">
            <text:p>2020-06-07_19-05-06</text:p>
          </table:table-cell>
          <table:table-cell table:formula="of:=HYPERLINK(&quot;mu_quicktest/2020-06-07_19-05-06/plot.png&quot;)" office:value-type="string" office:string-value="mu_quicktest/2020-06-07_19-05-06/plot.png" calcext:value-type="string">
            <text:p>mu_quicktest/2020-06-07_19-05-0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57.0299821718934" calcext:value-type="float">
            <text:p>-57,0299821718934</text:p>
          </table:table-cell>
          <table:table-cell office:value-type="float" office:value="50" calcext:value-type="float">
            <text:p>50</text:p>
          </table:table-cell>
          <table:table-cell office:value-type="float" office:value="-69.4336942893556" calcext:value-type="float">
            <text:p>-69,4336942893556</text:p>
          </table:table-cell>
          <table:table-cell office:value-type="string" calcext:value-type="string">
            <text:p>2020-06-07_18-18-43</text:p>
          </table:table-cell>
          <table:table-cell table:formula="of:=HYPERLINK(&quot;mu_quicktest/2020-06-07_18-18-43/plot.png&quot;)" office:value-type="string" office:string-value="mu_quicktest/2020-06-07_18-18-43/plot.png" calcext:value-type="string">
            <text:p>mu_quicktest/2020-06-07_18-18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8.1731389177504" calcext:value-type="float">
            <text:p>-48,1731389177504</text:p>
          </table:table-cell>
          <table:table-cell office:value-type="float" office:value="50" calcext:value-type="float">
            <text:p>50</text:p>
          </table:table-cell>
          <table:table-cell office:value-type="float" office:value="-90.5482709904134" calcext:value-type="float">
            <text:p>-90,5482709904134</text:p>
          </table:table-cell>
          <table:table-cell office:value-type="string" calcext:value-type="string">
            <text:p>2020-06-07_18-59-03</text:p>
          </table:table-cell>
          <table:table-cell table:formula="of:=HYPERLINK(&quot;mu_quicktest/2020-06-07_18-59-03/plot.png&quot;)" office:value-type="string" office:string-value="mu_quicktest/2020-06-07_18-59-03/plot.png" calcext:value-type="string">
            <text:p>mu_quicktest/2020-06-07_18-59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7.126953282896" calcext:value-type="float">
            <text:p>-47,126953282896</text:p>
          </table:table-cell>
          <table:table-cell office:value-type="float" office:value="50" calcext:value-type="float">
            <text:p>50</text:p>
          </table:table-cell>
          <table:table-cell office:value-type="float" office:value="-49.3397664610436" calcext:value-type="float">
            <text:p>-49,3397664610436</text:p>
          </table:table-cell>
          <table:table-cell office:value-type="string" calcext:value-type="string">
            <text:p>2020-06-07_21-37-15</text:p>
          </table:table-cell>
          <table:table-cell table:formula="of:=HYPERLINK(&quot;mu_quicktest/2020-06-07_21-37-15/plot.png&quot;)" office:value-type="string" office:string-value="mu_quicktest/2020-06-07_21-37-15/plot.png" calcext:value-type="string">
            <text:p>mu_quicktest/2020-06-07_21-37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6.8132551563644" calcext:value-type="float">
            <text:p>-46,8132551563644</text:p>
          </table:table-cell>
          <table:table-cell office:value-type="float" office:value="50" calcext:value-type="float">
            <text:p>50</text:p>
          </table:table-cell>
          <table:table-cell office:value-type="float" office:value="-77.16896023521" calcext:value-type="float">
            <text:p>-77,16896023521</text:p>
          </table:table-cell>
          <table:table-cell office:value-type="string" calcext:value-type="string">
            <text:p>2020-06-07_20-26-47</text:p>
          </table:table-cell>
          <table:table-cell table:formula="of:=HYPERLINK(&quot;mu_quicktest/2020-06-07_20-26-47/plot.png&quot;)" office:value-type="string" office:string-value="mu_quicktest/2020-06-07_20-26-47/plot.png" calcext:value-type="string">
            <text:p>mu_quicktest/2020-06-07_20-26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4.0637073463246" calcext:value-type="float">
            <text:p>-44,0637073463246</text:p>
          </table:table-cell>
          <table:table-cell office:value-type="float" office:value="50" calcext:value-type="float">
            <text:p>50</text:p>
          </table:table-cell>
          <table:table-cell office:value-type="float" office:value="-85.4156471692916" calcext:value-type="float">
            <text:p>-85,4156471692916</text:p>
          </table:table-cell>
          <table:table-cell office:value-type="string" calcext:value-type="string">
            <text:p>2020-06-07_18-06-30</text:p>
          </table:table-cell>
          <table:table-cell table:formula="of:=HYPERLINK(&quot;mu_quicktest/2020-06-07_18-06-30/plot.png&quot;)" office:value-type="string" office:string-value="mu_quicktest/2020-06-07_18-06-30/plot.png" calcext:value-type="string">
            <text:p>mu_quicktest/2020-06-07_18-06-3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3.3624885537281" calcext:value-type="float">
            <text:p>-43,3624885537281</text:p>
          </table:table-cell>
          <table:table-cell office:value-type="float" office:value="50" calcext:value-type="float">
            <text:p>50</text:p>
          </table:table-cell>
          <table:table-cell office:value-type="float" office:value="-80.6095463142233" calcext:value-type="float">
            <text:p>-80,6095463142233</text:p>
          </table:table-cell>
          <table:table-cell office:value-type="string" calcext:value-type="string">
            <text:p>2020-06-07_22-07-43</text:p>
          </table:table-cell>
          <table:table-cell table:formula="of:=HYPERLINK(&quot;mu_quicktest/2020-06-07_22-07-43/plot.png&quot;)" office:value-type="string" office:string-value="mu_quicktest/2020-06-07_22-07-43/plot.png" calcext:value-type="string">
            <text:p>mu_quicktest/2020-06-07_22-07-4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35.4562877816706" calcext:value-type="float">
            <text:p>-35,4562877816706</text:p>
          </table:table-cell>
          <table:table-cell office:value-type="float" office:value="50" calcext:value-type="float">
            <text:p>50</text:p>
          </table:table-cell>
          <table:table-cell office:value-type="float" office:value="-91.788591393111" calcext:value-type="float">
            <text:p>-91,788591393111</text:p>
          </table:table-cell>
          <table:table-cell office:value-type="string" calcext:value-type="string">
            <text:p>2020-06-07_21-33-50</text:p>
          </table:table-cell>
          <table:table-cell table:formula="of:=HYPERLINK(&quot;mu_quicktest/2020-06-07_21-33-50/plot.png&quot;)" office:value-type="string" office:string-value="mu_quicktest/2020-06-07_21-33-50/plot.png" calcext:value-type="string">
            <text:p>mu_quicktest/2020-06-07_21-33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5.2697343122765" calcext:value-type="float">
            <text:p>-25,2697343122765</text:p>
          </table:table-cell>
          <table:table-cell office:value-type="float" office:value="50" calcext:value-type="float">
            <text:p>50</text:p>
          </table:table-cell>
          <table:table-cell office:value-type="float" office:value="-54.3672711936506" calcext:value-type="float">
            <text:p>-54,3672711936506</text:p>
          </table:table-cell>
          <table:table-cell office:value-type="string" calcext:value-type="string">
            <text:p>2020-06-07_19-20-04</text:p>
          </table:table-cell>
          <table:table-cell table:formula="of:=HYPERLINK(&quot;mu_quicktest/2020-06-07_19-20-04/plot.png&quot;)" office:value-type="string" office:string-value="mu_quicktest/2020-06-07_19-20-04/plot.png" calcext:value-type="string">
            <text:p>mu_quicktest/2020-06-07_19-20-0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3.7842504345105" calcext:value-type="float">
            <text:p>-23,7842504345105</text:p>
          </table:table-cell>
          <table:table-cell office:value-type="float" office:value="50" calcext:value-type="float">
            <text:p>50</text:p>
          </table:table-cell>
          <table:table-cell office:value-type="float" office:value="-25.079808108811" calcext:value-type="float">
            <text:p>-25,079808108811</text:p>
          </table:table-cell>
          <table:table-cell office:value-type="string" calcext:value-type="string">
            <text:p>2020-06-07_20-15-28</text:p>
          </table:table-cell>
          <table:table-cell table:formula="of:=HYPERLINK(&quot;mu_quicktest/2020-06-07_20-15-28/plot.png&quot;)" office:value-type="string" office:string-value="mu_quicktest/2020-06-07_20-15-28/plot.png" calcext:value-type="string">
            <text:p>mu_quicktest/2020-06-07_20-15-2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3.6750281050711" calcext:value-type="float">
            <text:p>-23,6750281050711</text:p>
          </table:table-cell>
          <table:table-cell office:value-type="float" office:value="50" calcext:value-type="float">
            <text:p>50</text:p>
          </table:table-cell>
          <table:table-cell office:value-type="float" office:value="-67.9510976781527" calcext:value-type="float">
            <text:p>-67,9510976781527</text:p>
          </table:table-cell>
          <table:table-cell office:value-type="string" calcext:value-type="string">
            <text:p>2020-06-07_21-24-19</text:p>
          </table:table-cell>
          <table:table-cell table:formula="of:=HYPERLINK(&quot;mu_quicktest/2020-06-07_21-24-19/plot.png&quot;)" office:value-type="string" office:string-value="mu_quicktest/2020-06-07_21-24-19/plot.png" calcext:value-type="string">
            <text:p>mu_quicktest/2020-06-07_21-24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2.8080401702706" calcext:value-type="float">
            <text:p>-22,8080401702706</text:p>
          </table:table-cell>
          <table:table-cell office:value-type="float" office:value="50" calcext:value-type="float">
            <text:p>50</text:p>
          </table:table-cell>
          <table:table-cell office:value-type="float" office:value="-55.8592491530727" calcext:value-type="float">
            <text:p>-55,8592491530727</text:p>
          </table:table-cell>
          <table:table-cell office:value-type="string" calcext:value-type="string">
            <text:p>2020-06-07_23-17-53</text:p>
          </table:table-cell>
          <table:table-cell table:formula="of:=HYPERLINK(&quot;mu_quicktest/2020-06-07_23-17-53/plot.png&quot;)" office:value-type="string" office:string-value="mu_quicktest/2020-06-07_23-17-53/plot.png" calcext:value-type="string">
            <text:p>mu_quicktest/2020-06-07_23-17-5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0.5448318812881" calcext:value-type="float">
            <text:p>-20,5448318812881</text:p>
          </table:table-cell>
          <table:table-cell office:value-type="float" office:value="50" calcext:value-type="float">
            <text:p>50</text:p>
          </table:table-cell>
          <table:table-cell office:value-type="float" office:value="-86.194819896776" calcext:value-type="float">
            <text:p>-86,194819896776</text:p>
          </table:table-cell>
          <table:table-cell office:value-type="string" calcext:value-type="string">
            <text:p>2020-06-07_20-13-41</text:p>
          </table:table-cell>
          <table:table-cell table:formula="of:=HYPERLINK(&quot;mu_quicktest/2020-06-07_20-13-41/plot.png&quot;)" office:value-type="string" office:string-value="mu_quicktest/2020-06-07_20-13-41/plot.png" calcext:value-type="string">
            <text:p>mu_quicktest/2020-06-07_20-13-4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6.73287441202" calcext:value-type="float">
            <text:p>-16,73287441202</text:p>
          </table:table-cell>
          <table:table-cell office:value-type="float" office:value="50" calcext:value-type="float">
            <text:p>50</text:p>
          </table:table-cell>
          <table:table-cell office:value-type="float" office:value="-84.8381155549124" calcext:value-type="float">
            <text:p>-84,8381155549124</text:p>
          </table:table-cell>
          <table:table-cell office:value-type="string" calcext:value-type="string">
            <text:p>2020-06-07_21-14-50</text:p>
          </table:table-cell>
          <table:table-cell table:formula="of:=HYPERLINK(&quot;mu_quicktest/2020-06-07_21-14-50/plot.png&quot;)" office:value-type="string" office:string-value="mu_quicktest/2020-06-07_21-14-50/plot.png" calcext:value-type="string">
            <text:p>mu_quicktest/2020-06-07_21-14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5.9008171969369" calcext:value-type="float">
            <text:p>-15,9008171969369</text:p>
          </table:table-cell>
          <table:table-cell office:value-type="float" office:value="50" calcext:value-type="float">
            <text:p>50</text:p>
          </table:table-cell>
          <table:table-cell office:value-type="float" office:value="-23.438841872561" calcext:value-type="float">
            <text:p>-23,438841872561</text:p>
          </table:table-cell>
          <table:table-cell office:value-type="string" calcext:value-type="string">
            <text:p>2020-06-07_23-26-47</text:p>
          </table:table-cell>
          <table:table-cell table:formula="of:=HYPERLINK(&quot;mu_quicktest/2020-06-07_23-26-47/plot.png&quot;)" office:value-type="string" office:string-value="mu_quicktest/2020-06-07_23-26-47/plot.png" calcext:value-type="string">
            <text:p>mu_quicktest/2020-06-07_23-26-4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4.6924311762182" calcext:value-type="float">
            <text:p>-14,6924311762182</text:p>
          </table:table-cell>
          <table:table-cell office:value-type="float" office:value="50" calcext:value-type="float">
            <text:p>50</text:p>
          </table:table-cell>
          <table:table-cell office:value-type="float" office:value="-87.3129628207104" calcext:value-type="float">
            <text:p>-87,3129628207104</text:p>
          </table:table-cell>
          <table:table-cell office:value-type="string" calcext:value-type="string">
            <text:p>2020-06-07_21-13-17</text:p>
          </table:table-cell>
          <table:table-cell table:formula="of:=HYPERLINK(&quot;mu_quicktest/2020-06-07_21-13-17/plot.png&quot;)" office:value-type="string" office:string-value="mu_quicktest/2020-06-07_21-13-17/plot.png" calcext:value-type="string">
            <text:p>mu_quicktest/2020-06-07_21-13-1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4.379365268579" calcext:value-type="float">
            <text:p>-14,379365268579</text:p>
          </table:table-cell>
          <table:table-cell office:value-type="float" office:value="50" calcext:value-type="float">
            <text:p>50</text:p>
          </table:table-cell>
          <table:table-cell office:value-type="float" office:value="-72.9873708884973" calcext:value-type="float">
            <text:p>-72,9873708884973</text:p>
          </table:table-cell>
          <table:table-cell office:value-type="string" calcext:value-type="string">
            <text:p>2020-06-07_23-04-19</text:p>
          </table:table-cell>
          <table:table-cell table:formula="of:=HYPERLINK(&quot;mu_quicktest/2020-06-07_23-04-19/plot.png&quot;)" office:value-type="string" office:string-value="mu_quicktest/2020-06-07_23-04-19/plot.png" calcext:value-type="string">
            <text:p>mu_quicktest/2020-06-07_23-04-1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2.9614901276453" calcext:value-type="float">
            <text:p>-12,9614901276453</text:p>
          </table:table-cell>
          <table:table-cell office:value-type="float" office:value="50" calcext:value-type="float">
            <text:p>50</text:p>
          </table:table-cell>
          <table:table-cell office:value-type="float" office:value="-89.5702149199824" calcext:value-type="float">
            <text:p>-89,5702149199824</text:p>
          </table:table-cell>
          <table:table-cell office:value-type="string" calcext:value-type="string">
            <text:p>2020-06-07_19-41-50</text:p>
          </table:table-cell>
          <table:table-cell table:formula="of:=HYPERLINK(&quot;mu_quicktest/2020-06-07_19-41-50/plot.png&quot;)" office:value-type="string" office:string-value="mu_quicktest/2020-06-07_19-41-50/plot.png" calcext:value-type="string">
            <text:p>mu_quicktest/2020-06-07_19-41-5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.71734506916057" calcext:value-type="float">
            <text:p>-9,71734506916057</text:p>
          </table:table-cell>
          <table:table-cell office:value-type="float" office:value="50" calcext:value-type="float">
            <text:p>50</text:p>
          </table:table-cell>
          <table:table-cell office:value-type="float" office:value="-94.4675381565447" calcext:value-type="float">
            <text:p>-94,4675381565447</text:p>
          </table:table-cell>
          <table:table-cell office:value-type="string" calcext:value-type="string">
            <text:p>2020-06-07_17-50-09</text:p>
          </table:table-cell>
          <table:table-cell table:formula="of:=HYPERLINK(&quot;mu_quicktest/2020-06-07_17-50-09/plot.png&quot;)" office:value-type="string" office:string-value="mu_quicktest/2020-06-07_17-50-09/plot.png" calcext:value-type="string">
            <text:p>mu_quicktest/2020-06-07_17-50-0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9.18297121220293" calcext:value-type="float">
            <text:p>-9,18297121220293</text:p>
          </table:table-cell>
          <table:table-cell office:value-type="float" office:value="50" calcext:value-type="float">
            <text:p>50</text:p>
          </table:table-cell>
          <table:table-cell office:value-type="float" office:value="-79.0750855218376" calcext:value-type="float">
            <text:p>-79,0750855218376</text:p>
          </table:table-cell>
          <table:table-cell office:value-type="string" calcext:value-type="string">
            <text:p>2020-06-07_18-38-44</text:p>
          </table:table-cell>
          <table:table-cell table:formula="of:=HYPERLINK(&quot;mu_quicktest/2020-06-07_18-38-44/plot.png&quot;)" office:value-type="string" office:string-value="mu_quicktest/2020-06-07_18-38-44/plot.png" calcext:value-type="string">
            <text:p>mu_quicktest/2020-06-07_18-38-4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.74057665046367" calcext:value-type="float">
            <text:p>-8,74057665046367</text:p>
          </table:table-cell>
          <table:table-cell office:value-type="float" office:value="50" calcext:value-type="float">
            <text:p>50</text:p>
          </table:table-cell>
          <table:table-cell office:value-type="float" office:value="-44.2310073315768" calcext:value-type="float">
            <text:p>-44,2310073315768</text:p>
          </table:table-cell>
          <table:table-cell office:value-type="string" calcext:value-type="string">
            <text:p>2020-06-07_18-51-45</text:p>
          </table:table-cell>
          <table:table-cell table:formula="of:=HYPERLINK(&quot;mu_quicktest/2020-06-07_18-51-45/plot.png&quot;)" office:value-type="string" office:string-value="mu_quicktest/2020-06-07_18-51-45/plot.png" calcext:value-type="string">
            <text:p>mu_quicktest/2020-06-07_18-51-4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8.10890295524299" calcext:value-type="float">
            <text:p>-8,10890295524299</text:p>
          </table:table-cell>
          <table:table-cell office:value-type="float" office:value="50" calcext:value-type="float">
            <text:p>50</text:p>
          </table:table-cell>
          <table:table-cell office:value-type="float" office:value="-14.8654121096305" calcext:value-type="float">
            <text:p>-14,8654121096305</text:p>
          </table:table-cell>
          <table:table-cell office:value-type="string" calcext:value-type="string">
            <text:p>2020-06-07_21-46-10</text:p>
          </table:table-cell>
          <table:table-cell table:formula="of:=HYPERLINK(&quot;mu_quicktest/2020-06-07_21-46-10/plot.png&quot;)" office:value-type="string" office:string-value="mu_quicktest/2020-06-07_21-46-10/plot.png" calcext:value-type="string">
            <text:p>mu_quicktest/2020-06-07_21-46-1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5.31398133183481" calcext:value-type="float">
            <text:p>-5,31398133183481</text:p>
          </table:table-cell>
          <table:table-cell office:value-type="float" office:value="50" calcext:value-type="float">
            <text:p>50</text:p>
          </table:table-cell>
          <table:table-cell office:value-type="float" office:value="-13.5213032491904" calcext:value-type="float">
            <text:p>-13,5213032491904</text:p>
          </table:table-cell>
          <table:table-cell office:value-type="string" calcext:value-type="string">
            <text:p>2020-06-07_22-32-12</text:p>
          </table:table-cell>
          <table:table-cell table:formula="of:=HYPERLINK(&quot;mu_quicktest/2020-06-07_22-32-12/plot.png&quot;)" office:value-type="string" office:string-value="mu_quicktest/2020-06-07_22-32-12/plot.png" calcext:value-type="string">
            <text:p>mu_quicktest/2020-06-07_22-32-1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4.49780002077046" calcext:value-type="float">
            <text:p>-4,49780002077046</text:p>
          </table:table-cell>
          <table:table-cell office:value-type="float" office:value="50" calcext:value-type="float">
            <text:p>50</text:p>
          </table:table-cell>
          <table:table-cell office:value-type="float" office:value="-39.4995647040253" calcext:value-type="float">
            <text:p>-39,4995647040253</text:p>
          </table:table-cell>
          <table:table-cell office:value-type="string" calcext:value-type="string">
            <text:p>2020-06-07_22-47-34</text:p>
          </table:table-cell>
          <table:table-cell table:formula="of:=HYPERLINK(&quot;mu_quicktest/2020-06-07_22-47-34/plot.png&quot;)" office:value-type="string" office:string-value="mu_quicktest/2020-06-07_22-47-34/plot.png" calcext:value-type="string">
            <text:p>mu_quicktest/2020-06-07_22-47-34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3.30886208906265" calcext:value-type="float">
            <text:p>-3,30886208906265</text:p>
          </table:table-cell>
          <table:table-cell office:value-type="float" office:value="50" calcext:value-type="float">
            <text:p>50</text:p>
          </table:table-cell>
          <table:table-cell office:value-type="float" office:value="-5.34729084672786" calcext:value-type="float">
            <text:p>-5,34729084672786</text:p>
          </table:table-cell>
          <table:table-cell office:value-type="string" calcext:value-type="string">
            <text:p>2020-06-07_21-17-20</text:p>
          </table:table-cell>
          <table:table-cell table:formula="of:=HYPERLINK(&quot;mu_quicktest/2020-06-07_21-17-20/plot.png&quot;)" office:value-type="string" office:string-value="mu_quicktest/2020-06-07_21-17-20/plot.png" calcext:value-type="string">
            <text:p>mu_quicktest/2020-06-07_21-17-20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2.74442177307864" calcext:value-type="float">
            <text:p>-2,74442177307864</text:p>
          </table:table-cell>
          <table:table-cell office:value-type="float" office:value="50" calcext:value-type="float">
            <text:p>50</text:p>
          </table:table-cell>
          <table:table-cell office:value-type="float" office:value="-58.8584720413552" calcext:value-type="float">
            <text:p>-58,8584720413552</text:p>
          </table:table-cell>
          <table:table-cell office:value-type="string" calcext:value-type="string">
            <text:p>2020-06-07_22-21-08</text:p>
          </table:table-cell>
          <table:table-cell table:formula="of:=HYPERLINK(&quot;mu_quicktest/2020-06-07_22-21-08/plot.png&quot;)" office:value-type="string" office:string-value="mu_quicktest/2020-06-07_22-21-08/plot.png" calcext:value-type="string">
            <text:p>mu_quicktest/2020-06-07_22-21-0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.94862143436287" calcext:value-type="float">
            <text:p>1,94862143436287</text:p>
          </table:table-cell>
          <table:table-cell office:value-type="float" office:value="50" calcext:value-type="float">
            <text:p>50</text:p>
          </table:table-cell>
          <table:table-cell office:value-type="float" office:value="0.257347879388873" calcext:value-type="float">
            <text:p>0,257347879388873</text:p>
          </table:table-cell>
          <table:table-cell office:value-type="string" calcext:value-type="string">
            <text:p>2020-06-07_23-08-32</text:p>
          </table:table-cell>
          <table:table-cell table:formula="of:=HYPERLINK(&quot;mu_quicktest/2020-06-07_23-08-32/plot.png&quot;)" office:value-type="string" office:string-value="mu_quicktest/2020-06-07_23-08-32/plot.png" calcext:value-type="string">
            <text:p>mu_quicktest/2020-06-07_23-08-32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.17233446507499" calcext:value-type="float">
            <text:p>2,17233446507499</text:p>
          </table:table-cell>
          <table:table-cell office:value-type="float" office:value="50" calcext:value-type="float">
            <text:p>50</text:p>
          </table:table-cell>
          <table:table-cell office:value-type="float" office:value="1.10137978840809" calcext:value-type="float">
            <text:p>1,10137978840809</text:p>
          </table:table-cell>
          <table:table-cell office:value-type="string" calcext:value-type="string">
            <text:p>2020-06-07_21-52-56</text:p>
          </table:table-cell>
          <table:table-cell table:formula="of:=HYPERLINK(&quot;mu_quicktest/2020-06-07_21-52-56/plot.png&quot;)" office:value-type="string" office:string-value="mu_quicktest/2020-06-07_21-52-56/plot.png" calcext:value-type="string">
            <text:p>mu_quicktest/2020-06-07_21-52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.91767108707112" calcext:value-type="float">
            <text:p>3,91767108707112</text:p>
          </table:table-cell>
          <table:table-cell office:value-type="float" office:value="50" calcext:value-type="float">
            <text:p>50</text:p>
          </table:table-cell>
          <table:table-cell office:value-type="float" office:value="3.04493150468672" calcext:value-type="float">
            <text:p>3,04493150468672</text:p>
          </table:table-cell>
          <table:table-cell office:value-type="string" calcext:value-type="string">
            <text:p>2020-06-07_19-27-27</text:p>
          </table:table-cell>
          <table:table-cell table:formula="of:=HYPERLINK(&quot;mu_quicktest/2020-06-07_19-27-27/plot.png&quot;)" office:value-type="string" office:string-value="mu_quicktest/2020-06-07_19-27-27/plot.png" calcext:value-type="string">
            <text:p>mu_quicktest/2020-06-07_19-27-2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39412188563335" calcext:value-type="float">
            <text:p>4,39412188563335</text:p>
          </table:table-cell>
          <table:table-cell office:value-type="float" office:value="50" calcext:value-type="float">
            <text:p>50</text:p>
          </table:table-cell>
          <table:table-cell office:value-type="float" office:value="3.39347057685194" calcext:value-type="float">
            <text:p>3,39347057685194</text:p>
          </table:table-cell>
          <table:table-cell office:value-type="string" calcext:value-type="string">
            <text:p>2020-06-07_22-24-55</text:p>
          </table:table-cell>
          <table:table-cell table:formula="of:=HYPERLINK(&quot;mu_quicktest/2020-06-07_22-24-55/plot.png&quot;)" office:value-type="string" office:string-value="mu_quicktest/2020-06-07_22-24-55/plot.png" calcext:value-type="string">
            <text:p>mu_quicktest/2020-06-07_22-24-5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40248569339243" calcext:value-type="float">
            <text:p>4,40248569339243</text:p>
          </table:table-cell>
          <table:table-cell office:value-type="float" office:value="50" calcext:value-type="float">
            <text:p>50</text:p>
          </table:table-cell>
          <table:table-cell office:value-type="float" office:value="-0.0109770807161961" calcext:value-type="float">
            <text:p>-0,010977080716196</text:p>
          </table:table-cell>
          <table:table-cell office:value-type="string" calcext:value-type="string">
            <text:p>2020-06-07_20-40-15</text:p>
          </table:table-cell>
          <table:table-cell table:formula="of:=HYPERLINK(&quot;mu_quicktest/2020-06-07_20-40-15/plot.png&quot;)" office:value-type="string" office:string-value="mu_quicktest/2020-06-07_20-40-15/plot.png" calcext:value-type="string">
            <text:p>mu_quicktest/2020-06-07_20-40-1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.56221833612831" calcext:value-type="float">
            <text:p>4,56221833612831</text:p>
          </table:table-cell>
          <table:table-cell office:value-type="float" office:value="50" calcext:value-type="float">
            <text:p>50</text:p>
          </table:table-cell>
          <table:table-cell office:value-type="float" office:value="-4.00233571653086" calcext:value-type="float">
            <text:p>-4,00233571653086</text:p>
          </table:table-cell>
          <table:table-cell office:value-type="string" calcext:value-type="string">
            <text:p>2020-06-07_18-07-57</text:p>
          </table:table-cell>
          <table:table-cell table:formula="of:=HYPERLINK(&quot;mu_quicktest/2020-06-07_18-07-57/plot.png&quot;)" office:value-type="string" office:string-value="mu_quicktest/2020-06-07_18-07-57/plot.png" calcext:value-type="string">
            <text:p>mu_quicktest/2020-06-07_18-07-5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00921979686901" calcext:value-type="float">
            <text:p>5,00921979686901</text:p>
          </table:table-cell>
          <table:table-cell office:value-type="float" office:value="50" calcext:value-type="float">
            <text:p>50</text:p>
          </table:table-cell>
          <table:table-cell office:value-type="float" office:value="1.75547156311966" calcext:value-type="float">
            <text:p>1,75547156311966</text:p>
          </table:table-cell>
          <table:table-cell office:value-type="string" calcext:value-type="string">
            <text:p>2020-06-07_18-41-56</text:p>
          </table:table-cell>
          <table:table-cell table:formula="of:=HYPERLINK(&quot;mu_quicktest/2020-06-07_18-41-56/plot.png&quot;)" office:value-type="string" office:string-value="mu_quicktest/2020-06-07_18-41-56/plot.png" calcext:value-type="string">
            <text:p>mu_quicktest/2020-06-07_18-41-5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051525688304" calcext:value-type="float">
            <text:p>5,051525688304</text:p>
          </table:table-cell>
          <table:table-cell office:value-type="float" office:value="50" calcext:value-type="float">
            <text:p>50</text:p>
          </table:table-cell>
          <table:table-cell office:value-type="float" office:value="-5.34144055345797" calcext:value-type="float">
            <text:p>-5,34144055345797</text:p>
          </table:table-cell>
          <table:table-cell office:value-type="string" calcext:value-type="string">
            <text:p>2020-06-07_17-51-49</text:p>
          </table:table-cell>
          <table:table-cell table:formula="of:=HYPERLINK(&quot;mu_quicktest/2020-06-07_17-51-49/plot.png&quot;)" office:value-type="string" office:string-value="mu_quicktest/2020-06-07_17-51-49/plot.png" calcext:value-type="string">
            <text:p>mu_quicktest/2020-06-07_17-51-4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64296544845492" calcext:value-type="float">
            <text:p>5,64296544845492</text:p>
          </table:table-cell>
          <table:table-cell office:value-type="float" office:value="50" calcext:value-type="float">
            <text:p>50</text:p>
          </table:table-cell>
          <table:table-cell office:value-type="float" office:value="-81.3925716941403" calcext:value-type="float">
            <text:p>-81,3925716941403</text:p>
          </table:table-cell>
          <table:table-cell office:value-type="string" calcext:value-type="string">
            <text:p>2020-06-07_18-02-25</text:p>
          </table:table-cell>
          <table:table-cell table:formula="of:=HYPERLINK(&quot;mu_quicktest/2020-06-07_18-02-25/plot.png&quot;)" office:value-type="string" office:string-value="mu_quicktest/2020-06-07_18-02-25/plot.png" calcext:value-type="string">
            <text:p>mu_quicktest/2020-06-07_18-02-2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.68566372493493" calcext:value-type="float">
            <text:p>5,68566372493493</text:p>
          </table:table-cell>
          <table:table-cell office:value-type="float" office:value="50" calcext:value-type="float">
            <text:p>50</text:p>
          </table:table-cell>
          <table:table-cell office:value-type="float" office:value="2.95588317214021" calcext:value-type="float">
            <text:p>2,95588317214021</text:p>
          </table:table-cell>
          <table:table-cell office:value-type="string" calcext:value-type="string">
            <text:p>2020-06-07_18-26-35</text:p>
          </table:table-cell>
          <table:table-cell table:formula="of:=HYPERLINK(&quot;mu_quicktest/2020-06-07_18-26-35/plot.png&quot;)" office:value-type="string" office:string-value="mu_quicktest/2020-06-07_18-26-35/plot.png" calcext:value-type="string">
            <text:p>mu_quicktest/2020-06-07_18-26-35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.09711608477231" calcext:value-type="float">
            <text:p>9,09711608477231</text:p>
          </table:table-cell>
          <table:table-cell office:value-type="float" office:value="50" calcext:value-type="float">
            <text:p>50</text:p>
          </table:table-cell>
          <table:table-cell office:value-type="float" office:value="7.67007367120235" calcext:value-type="float">
            <text:p>7,67007367120235</text:p>
          </table:table-cell>
          <table:table-cell office:value-type="string" calcext:value-type="string">
            <text:p>2020-06-07_19-44-03</text:p>
          </table:table-cell>
          <table:table-cell table:formula="of:=HYPERLINK(&quot;mu_quicktest/2020-06-07_19-44-03/plot.png&quot;)" office:value-type="string" office:string-value="mu_quicktest/2020-06-07_19-44-03/plot.png" calcext:value-type="string">
            <text:p>mu_quicktest/2020-06-07_19-44-03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.4144084717162" calcext:value-type="float">
            <text:p>10,4144084717162</text:p>
          </table:table-cell>
          <table:table-cell office:value-type="float" office:value="50" calcext:value-type="float">
            <text:p>50</text:p>
          </table:table-cell>
          <table:table-cell office:value-type="float" office:value="9.08219165134872" calcext:value-type="float">
            <text:p>9,08219165134872</text:p>
          </table:table-cell>
          <table:table-cell office:value-type="string" calcext:value-type="string">
            <text:p>2020-06-07_19-07-37</text:p>
          </table:table-cell>
          <table:table-cell table:formula="of:=HYPERLINK(&quot;mu_quicktest/2020-06-07_19-07-37/plot.png&quot;)" office:value-type="string" office:string-value="mu_quicktest/2020-06-07_19-07-37/plot.png" calcext:value-type="string">
            <text:p>mu_quicktest/2020-06-07_19-07-37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.5393908326473" calcext:value-type="float">
            <text:p>17,5393908326473</text:p>
          </table:table-cell>
          <table:table-cell office:value-type="float" office:value="50" calcext:value-type="float">
            <text:p>50</text:p>
          </table:table-cell>
          <table:table-cell office:value-type="float" office:value="-18.3502393317445" calcext:value-type="float">
            <text:p>-18,3502393317445</text:p>
          </table:table-cell>
          <table:table-cell office:value-type="string" calcext:value-type="string">
            <text:p>2020-06-07_22-54-01</text:p>
          </table:table-cell>
          <table:table-cell table:formula="of:=HYPERLINK(&quot;mu_quicktest/2020-06-07_22-54-01/plot.png&quot;)" office:value-type="string" office:string-value="mu_quicktest/2020-06-07_22-54-01/plot.png" calcext:value-type="string">
            <text:p>mu_quicktest/2020-06-07_22-54-01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.1615833196456" calcext:value-type="float">
            <text:p>23,1615833196456</text:p>
          </table:table-cell>
          <table:table-cell office:value-type="float" office:value="50" calcext:value-type="float">
            <text:p>50</text:p>
          </table:table-cell>
          <table:table-cell office:value-type="float" office:value="6.19721829211697" calcext:value-type="float">
            <text:p>6,19721829211697</text:p>
          </table:table-cell>
          <table:table-cell office:value-type="string" calcext:value-type="string">
            <text:p>2020-06-07_21-00-18</text:p>
          </table:table-cell>
          <table:table-cell table:formula="of:=HYPERLINK(&quot;mu_quicktest/2020-06-07_21-00-18/plot.png&quot;)" office:value-type="string" office:string-value="mu_quicktest/2020-06-07_21-00-18/plot.png" calcext:value-type="string">
            <text:p>mu_quicktest/2020-06-07_21-00-18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6.673865804089" calcext:value-type="float">
            <text:p>106,673865804089</text:p>
          </table:table-cell>
          <table:table-cell office:value-type="float" office:value="50" calcext:value-type="float">
            <text:p>50</text:p>
          </table:table-cell>
          <table:table-cell office:value-type="float" office:value="94.2285019555198" calcext:value-type="float">
            <text:p>94,2285019555198</text:p>
          </table:table-cell>
          <table:table-cell office:value-type="string" calcext:value-type="string">
            <text:p>2020-06-07_19-59-29</text:p>
          </table:table-cell>
          <table:table-cell table:formula="of:=HYPERLINK(&quot;mu_quicktest/2020-06-07_19-59-29/plot.png&quot;)" office:value-type="string" office:string-value="mu_quicktest/2020-06-07_19-59-29/plot.png" calcext:value-type="string">
            <text:p>mu_quicktest/2020-06-07_19-59-29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4.118577869686" calcext:value-type="float">
            <text:p>214,118577869686</text:p>
          </table:table-cell>
          <table:table-cell office:value-type="float" office:value="50" calcext:value-type="float">
            <text:p>50</text:p>
          </table:table-cell>
          <table:table-cell office:value-type="float" office:value="3.1264398870583" calcext:value-type="float">
            <text:p>3,1264398870583</text:p>
          </table:table-cell>
          <table:table-cell office:value-type="string" calcext:value-type="string">
            <text:p>2020-06-07_19-01-26</text:p>
          </table:table-cell>
          <table:table-cell table:formula="of:=HYPERLINK(&quot;mu_quicktest/2020-06-07_19-01-26/plot.png&quot;)" office:value-type="string" office:string-value="mu_quicktest/2020-06-07_19-01-26/plot.png" calcext:value-type="string">
            <text:p>mu_quicktest/2020-06-07_19-01-2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23.671766901745" calcext:value-type="float">
            <text:p>223,671766901745</text:p>
          </table:table-cell>
          <table:table-cell office:value-type="float" office:value="50" calcext:value-type="float">
            <text:p>50</text:p>
          </table:table-cell>
          <table:table-cell office:value-type="float" office:value="192.023876927266" calcext:value-type="float">
            <text:p>192,023876927266</text:p>
          </table:table-cell>
          <table:table-cell office:value-type="string" calcext:value-type="string">
            <text:p>2020-06-07_22-10-36</text:p>
          </table:table-cell>
          <table:table-cell table:formula="of:=HYPERLINK(&quot;mu_quicktest/2020-06-07_22-10-36/plot.png&quot;)" office:value-type="string" office:string-value="mu_quicktest/2020-06-07_22-10-36/plot.png" calcext:value-type="string">
            <text:p>mu_quicktest/2020-06-07_22-10-36/plot.png</text:p>
          </table:table-cell>
          <table:table-cell office:value-type="string" calcext:value-type="string">
            <text:p>BipedalWalker-v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logarithmic</text:p>
          </table:table-cell>
          <table:table-cell office:value-type="float" office:value="1.5" calcext:value-type="float">
            <text:p>1,5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table:number-columns-repeated="17"/>
        </table:table-row>
        <table:table-row table:style-name="ro1" table:number-rows-repeated="10482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-Tabelle_Tabelle4_1" table:style-name="ta1">
        <office:forms form:automatic-focus="false" form:apply-design-mode="false"/>
        <table:table-column table:style-name="co61" table:default-cell-style-name="ce43"/>
        <table:table-column table:style-name="co30" table:default-cell-style-name="ce68"/>
        <table:table-column table:style-name="co30" table:number-columns-repeated="3" table:default-cell-style-name="Default"/>
        <table:table-row table:style-name="ro1">
          <table:table-cell table:style-name="Pivot_20_Table_20_Field" office:value-type="string" calcext:value-type="string">
            <text:p>batchnum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0"/>
          <table:table-cell table:style-name="ce45" office:value-type="string" calcext:value-type="string">
            <text:p>Daten</text:p>
          </table:table-cell>
          <table:table-cell table:style-name="ce51" table:number-columns-repeated="2"/>
          <table:table-cell table:style-name="ce61"/>
        </table:table-row>
        <table:table-row table:style-name="ro1">
          <table:table-cell table:style-name="ce41" office:value-type="string" calcext:value-type="string">
            <text:p>mutpb</text:p>
          </table:table-cell>
          <table:table-cell table:style-name="ce46" office:value-type="string" calcext:value-type="string">
            <text:p>Anzahl - max</text:p>
          </table:table-cell>
          <table:table-cell table:style-name="ce52" office:value-type="string" calcext:value-type="string">
            <text:p>Min - max</text:p>
          </table:table-cell>
          <table:table-cell table:style-name="ce52" office:value-type="string" calcext:value-type="string">
            <text:p>Median - max</text:p>
          </table:table-cell>
          <table:table-cell table:style-name="ce62" office:value-type="string" calcext:value-type="string">
            <text:p>Max - max</text:p>
          </table:table-cell>
        </table:table-row>
        <table:table-row table:style-name="ro1">
          <table:table-cell table:style-name="ce42" office:value-type="float" office:value="0.5" calcext:value-type="float">
            <text:p>0,5</text:p>
          </table:table-cell>
          <table:table-cell table:style-name="ce47" office:value-type="float" office:value="23" calcext:value-type="float">
            <text:p>23</text:p>
          </table:table-cell>
          <table:table-cell table:style-name="ce53" office:value-type="float" office:value="-100.148901018727" calcext:value-type="float">
            <text:p>-100,148901018727</text:p>
          </table:table-cell>
          <table:table-cell table:style-name="ce53" office:value-type="float" office:value="-48.1731389177504" calcext:value-type="float">
            <text:p>-48,1731389177504</text:p>
          </table:table-cell>
          <table:table-cell table:style-name="ce63" office:value-type="float" office:value="9.09711608477231" calcext:value-type="float">
            <text:p>9,09711608477231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style-name="ce48" office:value-type="float" office:value="36" calcext:value-type="float">
            <text:p>36</text:p>
          </table:table-cell>
          <table:table-cell table:style-name="ce54" office:value-type="float" office:value="-100.769207462672" calcext:value-type="float">
            <text:p>-100,769207462672</text:p>
          </table:table-cell>
          <table:table-cell table:style-name="ce54" office:value-type="float" office:value="-57.717900321215" calcext:value-type="float">
            <text:p>-57,717900321215</text:p>
          </table:table-cell>
          <table:table-cell table:style-name="ce64" office:value-type="float" office:value="223.671766901745" calcext:value-type="float">
            <text:p>223,67176690174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style-name="ce49" office:value-type="float" office:value="25" calcext:value-type="float">
            <text:p>25</text:p>
          </table:table-cell>
          <table:table-cell table:style-name="ce55" office:value-type="float" office:value="-99.237760173669" calcext:value-type="float">
            <text:p>-99,237760173669</text:p>
          </table:table-cell>
          <table:table-cell table:style-name="ce55" office:value-type="float" office:value="-65.5471270255552" calcext:value-type="float">
            <text:p>-65,5471270255552</text:p>
          </table:table-cell>
          <table:table-cell table:style-name="ce65" office:value-type="float" office:value="214.118577869686" calcext:value-type="float">
            <text:p>214,118577869686</text:p>
          </table:table-cell>
        </table:table-row>
        <table:table-row table:style-name="ro1">
          <table:table-cell table:style-name="ce44" office:value-type="string" calcext:value-type="string">
            <text:p>Summe Ergebnis</text:p>
          </table:table-cell>
          <table:table-cell table:style-name="ce50" office:value-type="float" office:value="84" calcext:value-type="float">
            <text:p>84</text:p>
          </table:table-cell>
          <table:table-cell table:style-name="ce56" office:value-type="float" office:value="-100.769207462672" calcext:value-type="float">
            <text:p>-100,769207462672</text:p>
          </table:table-cell>
          <table:table-cell table:style-name="ce56" office:value-type="float" office:value="-57.2670022858368" calcext:value-type="float">
            <text:p>-57,2670022858368</text:p>
          </table:table-cell>
          <table:table-cell table:style-name="ce66" office:value-type="float" office:value="223.671766901745" calcext:value-type="float">
            <text:p>223,671766901745</text:p>
          </table:table-cell>
        </table:table-row>
      </table:table>
      <table:table table:name="Tabelle6" table:style-name="ta1">
        <office:forms form:automatic-focus="false" form:apply-design-mode="false"/>
        <table:table-column table:style-name="co59" table:number-columns-repeated="3" table:default-cell-style-name="Default"/>
        <table:table-column table:style-name="co59" table:default-cell-style-name="ce3"/>
        <table:table-column table:style-name="co59" table:number-columns-repeated="1020" table:default-cell-style-name="Default"/>
        <table:table-row table:style-name="ro1">
          <table:table-cell table:style-name="ce1" office:value-type="string" calcext:value-type="string">
            <text:p>gen</text:p>
          </table:table-cell>
          <table:table-cell table:style-name="ce1" office:value-type="string" calcext:value-type="string">
            <text:p>mavg</text:p>
          </table:table-cell>
          <table:table-cell table:style-name="ce1" office:value-type="string" calcext:value-type="string">
            <text:p>max</text:p>
          </table:table-cell>
          <table:table-cell table:style-name="ce2" office:value-type="string" calcext:value-type="string">
            <text:p>directory</text:p>
          </table:table-cell>
          <table:table-cell table:style-name="ce1" office:value-type="string" calcext:value-type="string">
            <text:p>plot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random_seed</text:p>
          </table:table-cell>
          <table:table-cell table:style-name="ce1" office:value-type="string" calcext:value-type="string">
            <text:p>number_generations</text:p>
          </table:table-cell>
          <table:table-cell table:style-name="ce1" office:value-type="string" calcext:value-type="string">
            <text:p>use_worker_process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_neurons</text:p>
          </table:table-cell>
          <table:table-cell table:style-name="ce1" office:value-type="string" calcext:value-type="string">
            <text:p>delta_t</text:p>
          </table:table-cell>
          <table:table-cell table:style-name="ce1" office:value-type="string" calcext:value-type="string">
            <text:p>normalize_input</text:p>
          </table:table-cell>
          <table:table-cell table:style-name="ce1" office:value-type="string" calcext:value-type="string">
            <text:p>normalize_input_target</text:p>
          </table:table-cell>
          <table:table-cell table:style-name="ce1" office:value-type="string" calcext:value-type="string">
            <text:p>optimize_state_boundaries</text:p>
          </table:table-cell>
          <table:table-cell table:style-name="ce1" office:value-type="string" calcext:value-type="string">
            <text:p>clipping_range_max</text:p>
          </table:table-cell>
          <table:table-cell table:style-name="ce1" office:value-type="string" calcext:value-type="string">
            <text:p>clipping_range_min</text:p>
          </table:table-cell>
          <table:table-cell table:style-name="ce1" office:value-type="string" calcext:value-type="string">
            <text:p>optimize_y0</text:p>
          </table:table-cell>
          <table:table-cell table:style-name="ce1" office:value-type="string" calcext:value-type="string">
            <text:p>set_principle_diagonal_elements_of_W_negative</text:p>
          </table:table-cell>
          <table:table-cell table:style-name="ce1" office:value-type="string" calcext:value-type="string">
            <text:p>w_mask</text:p>
          </table:table-cell>
          <table:table-cell table:style-name="ce1" office:value-type="string" calcext:value-type="string">
            <text:p>w_mask_param</text:p>
          </table:table-cell>
          <table:table-cell table:style-name="ce1" office:value-type="string" calcext:value-type="string">
            <text:p>v_mask</text:p>
          </table:table-cell>
          <table:table-cell table:style-name="ce1" office:value-type="string" calcext:value-type="string">
            <text:p>v_mask_param</text:p>
          </table:table-cell>
          <table:table-cell table:style-name="ce1" office:value-type="string" calcext:value-type="string">
            <text:p>t_mask</text:p>
          </table:table-cell>
          <table:table-cell table:style-name="ce1" office:value-type="string" calcext:value-type="string">
            <text:p>t_mask_param</text:p>
          </table:table-cell>
          <table:table-cell table:style-name="ce1" office:value-type="string" calcext:value-type="string">
            <text:p>parameter_perturbations</text:p>
          </table:table-cell>
          <table:table-cell table:style-name="ce1" office:value-type="string" calcext:value-type="string">
            <text:p>hof_size</text:p>
          </table:table-cell>
          <table:table-cell table:style-name="ce1" office:value-type="string" calcext:value-type="string">
            <text:p>checkpoint_frequency</text:p>
          </table:table-cell>
          <table:table-cell table:style-name="ce1" office:value-type="string" calcext:value-type="string">
            <text:p>initial_gene_range</text:p>
          </table:table-cell>
          <table:table-cell table:style-name="ce1" office:value-type="string" calcext:value-type="string">
            <text:p>mate_indpb</text:p>
          </table:table-cell>
          <table:table-cell table:style-name="ce1" office:value-type="string" calcext:value-type="string">
            <text:p>mutation_Gaussian_sigma_1</text:p>
          </table:table-cell>
          <table:table-cell table:style-name="ce1" office:value-type="string" calcext:value-type="string">
            <text:p>mutation_Gaussian_sigma_2</text:p>
          </table:table-cell>
          <table:table-cell table:style-name="ce1" office:value-type="string" calcext:value-type="string">
            <text:p>mutation_Gaussian_indpb_1</text:p>
          </table:table-cell>
          <table:table-cell table:style-name="ce1" office:value-type="string" calcext:value-type="string">
            <text:p>mutation_Gaussian_indpb_2</text:p>
          </table:table-cell>
          <table:table-cell table:style-name="ce1" office:value-type="string" calcext:value-type="string">
            <text:p>elitist_ratio</text:p>
          </table:table-cell>
          <table:table-cell table:style-name="ce1" office:value-type="string" calcext:value-type="string">
            <text:p>tournsize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_mixed</text:p>
          </table:table-cell>
          <table:table-cell table:style-name="ce1" office:value-type="string" calcext:value-type="string">
            <text:p>mu_mixed_base</text:p>
          </table:table-cell>
          <table:table-cell table:style-name="ce1" office:value-type="string" calcext:value-type="string">
            <text:p>mu_novel</text:p>
          </table:table-cell>
          <table:table-cell table:style-name="ce1" office:value-type="string" calcext:value-type="string">
            <text:p>extra_from_hof</text:p>
          </table:table-cell>
          <table:table-cell table:style-name="ce1" office:value-type="string" calcext:value-type="string">
            <text:p>lambda_</text:p>
          </table:table-cell>
          <table:table-cell table:style-name="ce1" office:value-type="string" calcext:value-type="string">
            <text:p>mutpb</text:p>
          </table:table-cell>
          <table:table-cell table:style-name="ce1" office:value-type="string" calcext:value-type="string">
            <text:p>include_parents_in_next_generation</text:p>
          </table:table-cell>
          <table:table-cell table:style-name="ce1" office:value-type="string" calcext:value-type="string">
            <text:p>keep_seeds_fixed_during_generation</text:p>
          </table:table-cell>
          <table:table-cell table:style-name="ce1" office:value-type="string" calcext:value-type="string">
            <text:p>mutation_learned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max_recorded_behaviors</text:p>
          </table:table-cell>
          <table:table-cell table:style-name="ce1" office:value-type="string" calcext:value-type="string">
            <text:p>keep_env_seed_fixed_during_generation</text:p>
          </table:table-cell>
          <table:table-cell table:style-name="ce1" office:value-type="string" calcext:value-type="string">
            <text:p>number_fitness_runs</text:p>
          </table:table-cell>
          <table:table-cell table:style-name="ce1" office:value-type="string" calcext:value-type="string">
            <text:p>reuse_env</text:p>
          </table:table-cell>
          <table:table-cell table:style-name="ce1" office:value-type="string" calcext:value-type="string">
            <text:p>behavioral_interval</text:p>
          </table:table-cell>
          <table:table-cell table:style-name="ce1" office:value-type="string" calcext:value-type="string">
            <text:p>behavioral_max_length</text:p>
          </table:table-cell>
          <table:table-cell table:style-name="ce1"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4.6149645859907" calcext:value-type="float">
            <text:p>-64,6149645859907</text:p>
          </table:table-cell>
          <table:table-cell office:value-type="float" office:value="48.3856403059066" calcext:value-type="float">
            <text:p>48,3856403059066</text:p>
          </table:table-cell>
          <table:table-cell office:value-type="string" calcext:value-type="string">
            <text:p>2020-06-11_11-21-02</text:p>
          </table:table-cell>
          <table:table-cell office:value-type="string" calcext:value-type="string">
            <text:p>=HYPERLINK("mu_quicktest_novel/2020-06-11_11-21-02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ucli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.163310228504" calcext:value-type="float">
            <text:p>61,163310228504</text:p>
          </table:table-cell>
          <table:table-cell office:value-type="float" office:value="247.650360958235" calcext:value-type="float">
            <text:p>247,650360958235</text:p>
          </table:table-cell>
          <table:table-cell office:value-type="string" calcext:value-type="string">
            <text:p>2020-06-11_12-25-36</text:p>
          </table:table-cell>
          <table:table-cell office:value-type="string" calcext:value-type="string">
            <text:p>=HYPERLINK("mu_quicktest_novel/2020-06-11_12-25-36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.8723222889858" calcext:value-type="float">
            <text:p>76,8723222889858</text:p>
          </table:table-cell>
          <table:table-cell office:value-type="float" office:value="169.353992819158" calcext:value-type="float">
            <text:p>169,353992819158</text:p>
          </table:table-cell>
          <table:table-cell office:value-type="string" calcext:value-type="string">
            <text:p>2020-06-11_12-01-36</text:p>
          </table:table-cell>
          <table:table-cell office:value-type="string" calcext:value-type="string">
            <text:p>=HYPERLINK("mu_quicktest_novel/2020-06-11_12-01-36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.0181907109417" calcext:value-type="float">
            <text:p>41,0181907109417</text:p>
          </table:table-cell>
          <table:table-cell office:value-type="float" office:value="109.717869804431" calcext:value-type="float">
            <text:p>109,717869804431</text:p>
          </table:table-cell>
          <table:table-cell office:value-type="string" calcext:value-type="string">
            <text:p>2020-06-11_10-38-02</text:p>
          </table:table-cell>
          <table:table-cell office:value-type="string" calcext:value-type="string">
            <text:p>=HYPERLINK("mu_quicktest_novel/2020-06-11_10-38-02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cl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.0117737787308" calcext:value-type="float">
            <text:p>91,0117737787308</text:p>
          </table:table-cell>
          <table:table-cell office:value-type="float" office:value="251.965746856056" calcext:value-type="float">
            <text:p>251,965746856056</text:p>
          </table:table-cell>
          <table:table-cell office:value-type="string" calcext:value-type="string">
            <text:p>2020-06-11_10-46-44</text:p>
          </table:table-cell>
          <table:table-cell office:value-type="string" calcext:value-type="string">
            <text:p>=HYPERLINK("mu_quicktest_novel/2020-06-11_10-46-44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CD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2285237697504" calcext:value-type="float">
            <text:p>15,2285237697504</text:p>
          </table:table-cell>
          <table:table-cell office:value-type="float" office:value="86.9585993558049" calcext:value-type="float">
            <text:p>86,9585993558049</text:p>
          </table:table-cell>
          <table:table-cell office:value-type="string" calcext:value-type="string">
            <text:p>2020-06-11_10-59-57</text:p>
          </table:table-cell>
          <table:table-cell office:value-type="string" calcext:value-type="string">
            <text:p>=HYPERLINK("mu_quicktest_novel/2020-06-11_10-59-57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.5744248987008" calcext:value-type="float">
            <text:p>49,5744248987008</text:p>
          </table:table-cell>
          <table:table-cell office:value-type="float" office:value="108.869103082908" calcext:value-type="float">
            <text:p>108,869103082908</text:p>
          </table:table-cell>
          <table:table-cell office:value-type="string" calcext:value-type="string">
            <text:p>2020-06-11_11-10-50</text:p>
          </table:table-cell>
          <table:table-cell office:value-type="string" calcext:value-type="string">
            <text:p>=HYPERLINK("mu_quicktest_novel/2020-06-11_11-10-50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C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814754677213" calcext:value-type="float">
            <text:p>11,814754677213</text:p>
          </table:table-cell>
          <table:table-cell office:value-type="float" office:value="244.174442632013" calcext:value-type="float">
            <text:p>244,174442632013</text:p>
          </table:table-cell>
          <table:table-cell office:value-type="string" calcext:value-type="string">
            <text:p>2020-06-11_11-27-18</text:p>
          </table:table-cell>
          <table:table-cell office:value-type="string" calcext:value-type="string">
            <text:p>=HYPERLINK("mu_quicktest_novel/2020-06-11_11-27-18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C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53.1754677779963" calcext:value-type="float">
            <text:p>-53,1754677779963</text:p>
          </table:table-cell>
          <table:table-cell office:value-type="float" office:value="274.644126199564" calcext:value-type="float">
            <text:p>274,644126199564</text:p>
          </table:table-cell>
          <table:table-cell office:value-type="string" calcext:value-type="string">
            <text:p>2020-06-11_10-17-42</text:p>
          </table:table-cell>
          <table:table-cell office:value-type="string" calcext:value-type="string">
            <text:p>=HYPERLINK("mu_quicktest_novel/2020-06-11_10-17-42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uclid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.1198826038631" calcext:value-type="float">
            <text:p>20,1198826038631</text:p>
          </table:table-cell>
          <table:table-cell office:value-type="float" office:value="155.237113417142" calcext:value-type="float">
            <text:p>155,237113417142</text:p>
          </table:table-cell>
          <table:table-cell office:value-type="string" calcext:value-type="string">
            <text:p>2020-06-11_11-42-11</text:p>
          </table:table-cell>
          <table:table-cell office:value-type="string" calcext:value-type="string">
            <text:p>=HYPERLINK("mu_quicktest_novel/2020-06-11_11-42-11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.59233408805989" calcext:value-type="float">
            <text:p>-2,59233408805989</text:p>
          </table:table-cell>
          <table:table-cell office:value-type="float" office:value="249.914378513872" calcext:value-type="float">
            <text:p>249,914378513872</text:p>
          </table:table-cell>
          <table:table-cell office:value-type="string" calcext:value-type="string">
            <text:p>2020-06-11_12-27-19</text:p>
          </table:table-cell>
          <table:table-cell office:value-type="string" calcext:value-type="string">
            <text:p>=HYPERLINK("mu_quicktest_novel/2020-06-11_12-27-19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ucli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7.0428233004596" calcext:value-type="float">
            <text:p>-37,0428233004596</text:p>
          </table:table-cell>
          <table:table-cell office:value-type="float" office:value="-10.9742980999778" calcext:value-type="float">
            <text:p>-10,9742980999778</text:p>
          </table:table-cell>
          <table:table-cell office:value-type="string" calcext:value-type="string">
            <text:p>2020-06-11_10-34-15</text:p>
          </table:table-cell>
          <table:table-cell office:value-type="string" calcext:value-type="string">
            <text:p>=HYPERLINK("mu_quicktest_novel/2020-06-11_10-34-15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cli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0.073124049454" calcext:value-type="float">
            <text:p>210,073124049454</text:p>
          </table:table-cell>
          <table:table-cell office:value-type="float" office:value="274.842687779045" calcext:value-type="float">
            <text:p>274,842687779045</text:p>
          </table:table-cell>
          <table:table-cell office:value-type="string" calcext:value-type="string">
            <text:p>2020-06-11_10-12-38</text:p>
          </table:table-cell>
          <table:table-cell office:value-type="string" calcext:value-type="string">
            <text:p>=HYPERLINK("mu_quicktest_novel/2020-06-11_10-12-38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C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38.175400843928" calcext:value-type="float">
            <text:p>-138,175400843928</text:p>
          </table:table-cell>
          <table:table-cell office:value-type="float" office:value="12.312408486704" calcext:value-type="float">
            <text:p>12,312408486704</text:p>
          </table:table-cell>
          <table:table-cell office:value-type="string" calcext:value-type="string">
            <text:p>2020-06-11_10-19-33</text:p>
          </table:table-cell>
          <table:table-cell office:value-type="string" calcext:value-type="string">
            <text:p>=HYPERLINK("mu_quicktest_novel/2020-06-11_10-19-33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ucli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.1592726811719" calcext:value-type="float">
            <text:p>80,1592726811719</text:p>
          </table:table-cell>
          <table:table-cell office:value-type="float" office:value="288.428347397583" calcext:value-type="float">
            <text:p>288,428347397583</text:p>
          </table:table-cell>
          <table:table-cell office:value-type="string" calcext:value-type="string">
            <text:p>2020-06-11_10-22-58</text:p>
          </table:table-cell>
          <table:table-cell office:value-type="string" calcext:value-type="string">
            <text:p>=HYPERLINK("mu_quicktest_novel/2020-06-11_10-22-58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.673831895188" calcext:value-type="float">
            <text:p>160,673831895188</text:p>
          </table:table-cell>
          <table:table-cell office:value-type="float" office:value="282.560254536831" calcext:value-type="float">
            <text:p>282,560254536831</text:p>
          </table:table-cell>
          <table:table-cell office:value-type="string" calcext:value-type="string">
            <text:p>2020-06-11_10-35-53</text:p>
          </table:table-cell>
          <table:table-cell office:value-type="string" calcext:value-type="string">
            <text:p>=HYPERLINK("mu_quicktest_novel/2020-06-11_10-35-53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.63723698469" calcext:value-type="float">
            <text:p>107,63723698469</text:p>
          </table:table-cell>
          <table:table-cell office:value-type="float" office:value="269.288077679113" calcext:value-type="float">
            <text:p>269,288077679113</text:p>
          </table:table-cell>
          <table:table-cell office:value-type="string" calcext:value-type="string">
            <text:p>2020-06-11_11-41-07</text:p>
          </table:table-cell>
          <table:table-cell office:value-type="string" calcext:value-type="string">
            <text:p>=HYPERLINK("mu_quicktest_novel/2020-06-11_11-41-07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1.855502863316" calcext:value-type="float">
            <text:p>301,855502863316</text:p>
          </table:table-cell>
          <table:table-cell office:value-type="float" office:value="318.791000087865" calcext:value-type="float">
            <text:p>318,791000087865</text:p>
          </table:table-cell>
          <table:table-cell office:value-type="string" calcext:value-type="string">
            <text:p>2020-06-11_10-21-59</text:p>
          </table:table-cell>
          <table:table-cell office:value-type="string" calcext:value-type="string">
            <text:p>=HYPERLINK("mu_quicktest_novel/2020-06-11_10-21-59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clid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.796950842655" calcext:value-type="float">
            <text:p>122,796950842655</text:p>
          </table:table-cell>
          <table:table-cell office:value-type="float" office:value="268.583431474101" calcext:value-type="float">
            <text:p>268,583431474101</text:p>
          </table:table-cell>
          <table:table-cell office:value-type="string" calcext:value-type="string">
            <text:p>2020-06-11_11-43-58</text:p>
          </table:table-cell>
          <table:table-cell office:value-type="string" calcext:value-type="string">
            <text:p>=HYPERLINK("mu_quicktest_novel/2020-06-11_11-43-58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2.70841224958" calcext:value-type="float">
            <text:p>152,70841224958</text:p>
          </table:table-cell>
          <table:table-cell office:value-type="float" office:value="279.733918539214" calcext:value-type="float">
            <text:p>279,733918539214</text:p>
          </table:table-cell>
          <table:table-cell office:value-type="string" calcext:value-type="string">
            <text:p>2020-06-11_11-58-28</text:p>
          </table:table-cell>
          <table:table-cell office:value-type="string" calcext:value-type="string">
            <text:p>=HYPERLINK("mu_quicktest_novel/2020-06-11_11-58-28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.510578240309" calcext:value-type="float">
            <text:p>123,510578240309</text:p>
          </table:table-cell>
          <table:table-cell office:value-type="float" office:value="183.290117656982" calcext:value-type="float">
            <text:p>183,290117656982</text:p>
          </table:table-cell>
          <table:table-cell office:value-type="string" calcext:value-type="string">
            <text:p>2020-06-11_11-23-45</text:p>
          </table:table-cell>
          <table:table-cell office:value-type="string" calcext:value-type="string">
            <text:p>=HYPERLINK("mu_quicktest_novel/2020-06-11_11-23-45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cli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9.199413106605" calcext:value-type="float">
            <text:p>189,199413106605</text:p>
          </table:table-cell>
          <table:table-cell office:value-type="float" office:value="267.784339446117" calcext:value-type="float">
            <text:p>267,784339446117</text:p>
          </table:table-cell>
          <table:table-cell office:value-type="string" calcext:value-type="string">
            <text:p>2020-06-11_11-07-33</text:p>
          </table:table-cell>
          <table:table-cell office:value-type="string" calcext:value-type="string">
            <text:p>=HYPERLINK("mu_quicktest_novel/2020-06-11_11-07-33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uclid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636194750478" calcext:value-type="float">
            <text:p>99,9636194750478</text:p>
          </table:table-cell>
          <table:table-cell office:value-type="float" office:value="249.987955367262" calcext:value-type="float">
            <text:p>249,987955367262</text:p>
          </table:table-cell>
          <table:table-cell office:value-type="string" calcext:value-type="string">
            <text:p>2020-06-11_12-24-20</text:p>
          </table:table-cell>
          <table:table-cell office:value-type="string" calcext:value-type="string">
            <text:p>=HYPERLINK("mu_quicktest_novel/2020-06-11_12-24-20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.6879261331683" calcext:value-type="float">
            <text:p>53,6879261331683</text:p>
          </table:table-cell>
          <table:table-cell office:value-type="float" office:value="185.775844899012" calcext:value-type="float">
            <text:p>185,775844899012</text:p>
          </table:table-cell>
          <table:table-cell office:value-type="string" calcext:value-type="string">
            <text:p>2020-06-11_10-58-49</text:p>
          </table:table-cell>
          <table:table-cell office:value-type="string" calcext:value-type="string">
            <text:p>=HYPERLINK("mu_quicktest_novel/2020-06-11_10-58-49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.8723167710586" calcext:value-type="float">
            <text:p>32,8723167710586</text:p>
          </table:table-cell>
          <table:table-cell office:value-type="float" office:value="250.797701353967" calcext:value-type="float">
            <text:p>250,797701353967</text:p>
          </table:table-cell>
          <table:table-cell office:value-type="string" calcext:value-type="string">
            <text:p>2020-06-11_11-10-12</text:p>
          </table:table-cell>
          <table:table-cell office:value-type="string" calcext:value-type="string">
            <text:p>=HYPERLINK("mu_quicktest_novel/2020-06-11_11-10-12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cli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3.0429061574931" calcext:value-type="float">
            <text:p>-23,0429061574931</text:p>
          </table:table-cell>
          <table:table-cell office:value-type="float" office:value="91.7700524317582" calcext:value-type="float">
            <text:p>91,7700524317582</text:p>
          </table:table-cell>
          <table:table-cell office:value-type="string" calcext:value-type="string">
            <text:p>2020-06-11_10-43-49</text:p>
          </table:table-cell>
          <table:table-cell office:value-type="string" calcext:value-type="string">
            <text:p>=HYPERLINK("mu_quicktest_novel/2020-06-11_10-43-49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ucli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.49197940334" calcext:value-type="float">
            <text:p>102,49197940334</text:p>
          </table:table-cell>
          <table:table-cell office:value-type="float" office:value="265.829348212117" calcext:value-type="float">
            <text:p>265,829348212117</text:p>
          </table:table-cell>
          <table:table-cell office:value-type="string" calcext:value-type="string">
            <text:p>2020-06-11_11-05-35</text:p>
          </table:table-cell>
          <table:table-cell office:value-type="string" calcext:value-type="string">
            <text:p>=HYPERLINK("mu_quicktest_novel/2020-06-11_11-05-35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C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9.5998618216261" calcext:value-type="float">
            <text:p>-49,5998618216261</text:p>
          </table:table-cell>
          <table:table-cell office:value-type="float" office:value="45.9482789495903" calcext:value-type="float">
            <text:p>45,9482789495903</text:p>
          </table:table-cell>
          <table:table-cell office:value-type="string" calcext:value-type="string">
            <text:p>2020-06-11_10-14-55</text:p>
          </table:table-cell>
          <table:table-cell office:value-type="string" calcext:value-type="string">
            <text:p>=HYPERLINK("mu_quicktest_novel/2020-06-11_10-14-55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_neuro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CD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7.5476881755012" calcext:value-type="float">
            <text:p>-17,5476881755012</text:p>
          </table:table-cell>
          <table:table-cell office:value-type="float" office:value="247.492437040119" calcext:value-type="float">
            <text:p>247,492437040119</text:p>
          </table:table-cell>
          <table:table-cell office:value-type="string" calcext:value-type="string">
            <text:p>2020-06-11_10-51-25</text:p>
          </table:table-cell>
          <table:table-cell office:value-type="string" calcext:value-type="string">
            <text:p>=HYPERLINK("mu_quicktest_novel/2020-06-11_10-51-25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cli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3648888891149" calcext:value-type="float">
            <text:p>6,73648888891149</text:p>
          </table:table-cell>
          <table:table-cell office:value-type="float" office:value="82.0260358188761" calcext:value-type="float">
            <text:p>82,0260358188761</text:p>
          </table:table-cell>
          <table:table-cell office:value-type="string" calcext:value-type="string">
            <text:p>2020-06-11_11-02-42</text:p>
          </table:table-cell>
          <table:table-cell office:value-type="string" calcext:value-type="string">
            <text:p>=HYPERLINK("mu_quicktest_novel/2020-06-11_11-02-42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gacy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ucli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8.91638586092" calcext:value-type="float">
            <text:p>168,91638586092</text:p>
          </table:table-cell>
          <table:table-cell office:value-type="float" office:value="229.209808047123" calcext:value-type="float">
            <text:p>229,209808047123</text:p>
          </table:table-cell>
          <table:table-cell office:value-type="string" calcext:value-type="string">
            <text:p>2020-06-11_10-53-17</text:p>
          </table:table-cell>
          <table:table-cell office:value-type="string" calcext:value-type="string">
            <text:p>=HYPERLINK("mu_quicktest_novel/2020-06-11_10-53-17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9.601887764416" calcext:value-type="float">
            <text:p>-69,601887764416</text:p>
          </table:table-cell>
          <table:table-cell office:value-type="float" office:value="58.4798845233996" calcext:value-type="float">
            <text:p>58,4798845233996</text:p>
          </table:table-cell>
          <table:table-cell office:value-type="string" calcext:value-type="string">
            <text:p>2020-06-11_11-18-43</text:p>
          </table:table-cell>
          <table:table-cell office:value-type="string" calcext:value-type="string">
            <text:p>=HYPERLINK("mu_quicktest_novel/2020-06-11_11-18-43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ucli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4.009971111399" calcext:value-type="float">
            <text:p>244,009971111399</text:p>
          </table:table-cell>
          <table:table-cell office:value-type="float" office:value="316.631242526391" calcext:value-type="float">
            <text:p>316,631242526391</text:p>
          </table:table-cell>
          <table:table-cell office:value-type="string" calcext:value-type="string">
            <text:p>2020-06-11_10-25-15</text:p>
          </table:table-cell>
          <table:table-cell office:value-type="string" calcext:value-type="string">
            <text:p>=HYPERLINK("mu_quicktest_novel/2020-06-11_10-25-15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CD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5.4568252114951" calcext:value-type="float">
            <text:p>-15,4568252114951</text:p>
          </table:table-cell>
          <table:table-cell office:value-type="float" office:value="39.9926066675933" calcext:value-type="float">
            <text:p>39,9926066675933</text:p>
          </table:table-cell>
          <table:table-cell office:value-type="string" calcext:value-type="string">
            <text:p>2020-06-11_10-24-13</text:p>
          </table:table-cell>
          <table:table-cell office:value-type="string" calcext:value-type="string">
            <text:p>=HYPERLINK("mu_quicktest_novel/2020-06-11_10-24-13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CD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8.280877459368" calcext:value-type="float">
            <text:p>248,280877459368</text:p>
          </table:table-cell>
          <table:table-cell office:value-type="float" office:value="259.69538174258" calcext:value-type="float">
            <text:p>259,69538174258</text:p>
          </table:table-cell>
          <table:table-cell office:value-type="string" calcext:value-type="string">
            <text:p>2020-06-11_11-45-20</text:p>
          </table:table-cell>
          <table:table-cell office:value-type="string" calcext:value-type="string">
            <text:p>=HYPERLINK("mu_quicktest_novel/2020-06-11_11-45-20/plot.png")</text:p>
          </table:table-cell>
          <table:table-cell office:value-type="string" calcext:value-type="string">
            <text:p>LunarLander-v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_ES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arithmic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CD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97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-Tabelle_Tabelle6_1" table:style-name="ta1">
        <office:forms form:automatic-focus="false" form:apply-design-mode="false"/>
        <table:table-column table:style-name="co30" table:default-cell-style-name="ce42"/>
        <table:table-column table:style-name="co30" table:default-cell-style-name="ce75"/>
        <table:table-column table:style-name="co30" table:default-cell-style-name="ce47"/>
        <table:table-column table:style-name="co30" table:number-columns-repeated="5" table:default-cell-style-name="ce53"/>
        <table:table-column table:style-name="co30" table:default-cell-style-name="ce63"/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69"/>
          <table:table-cell table:style-name="ce73"/>
          <table:table-cell table:style-name="ce45" office:value-type="string" calcext:value-type="string">
            <text:p>Daten</text:p>
          </table:table-cell>
          <table:table-cell table:style-name="ce51" table:number-columns-repeated="5"/>
          <table:table-cell table:style-name="ce61"/>
        </table:table-row>
        <table:table-row table:style-name="ro1">
          <table:table-cell table:style-name="ce41" office:value-type="string" calcext:value-type="string">
            <text:p>extra_from_hof</text:p>
          </table:table-cell>
          <table:table-cell table:style-name="ce74" office:value-type="string" calcext:value-type="string">
            <text:p>mu</text:p>
          </table:table-cell>
          <table:table-cell table:style-name="ce46" office:value-type="string" calcext:value-type="string">
            <text:p>Anzahl - mavg</text:p>
          </table:table-cell>
          <table:table-cell table:style-name="ce52" office:value-type="string" calcext:value-type="string">
            <text:p>Min - mavg</text:p>
          </table:table-cell>
          <table:table-cell table:style-name="ce52" office:value-type="string" calcext:value-type="string">
            <text:p>Median - mavg</text:p>
          </table:table-cell>
          <table:table-cell table:style-name="ce52" office:value-type="string" calcext:value-type="string">
            <text:p>Max - mavg</text:p>
          </table:table-cell>
          <table:table-cell table:style-name="ce52" office:value-type="string" calcext:value-type="string">
            <text:p>Min - max</text:p>
          </table:table-cell>
          <table:table-cell table:style-name="ce52" office:value-type="string" calcext:value-type="string">
            <text:p>Median - max</text:p>
          </table:table-cell>
          <table:table-cell table:style-name="ce62" office:value-type="string" calcext:value-type="string">
            <text:p>Max - max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49.5998618216261" calcext:value-type="float">
            <text:p>-49,5998618216261</text:p>
          </table:table-cell>
          <table:table-cell office:value-type="float" office:value="19.804402829985" calcext:value-type="float">
            <text:p>19,804402829985</text:p>
          </table:table-cell>
          <table:table-cell office:value-type="float" office:value="248.280877459368" calcext:value-type="float">
            <text:p>248,280877459368</text:p>
          </table:table-cell>
          <table:table-cell office:value-type="float" office:value="-10.9742980999778" calcext:value-type="float">
            <text:p>-10,9742980999778</text:p>
          </table:table-cell>
          <table:table-cell office:value-type="float" office:value="133.900940358944" calcext:value-type="float">
            <text:p>133,900940358944</text:p>
          </table:table-cell>
          <table:table-cell office:value-type="float" office:value="259.69538174258" calcext:value-type="float">
            <text:p>259,69538174258</text:p>
          </table:table-cell>
        </table:table-row>
        <table:table-row table:style-name="ro1">
          <table:table-cell table:style-name="ce43"/>
          <table:table-cell table:style-name="ce76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style-name="ce54" office:value-type="float" office:value="-64.6149645859907" calcext:value-type="float">
            <text:p>-64,6149645859907</text:p>
          </table:table-cell>
          <table:table-cell table:style-name="ce54" office:value-type="float" office:value="61.163310228504" calcext:value-type="float">
            <text:p>61,163310228504</text:p>
          </table:table-cell>
          <table:table-cell table:style-name="ce54" office:value-type="float" office:value="168.91638586092" calcext:value-type="float">
            <text:p>168,91638586092</text:p>
          </table:table-cell>
          <table:table-cell table:style-name="ce54" office:value-type="float" office:value="48.3856403059066" calcext:value-type="float">
            <text:p>48,3856403059066</text:p>
          </table:table-cell>
          <table:table-cell table:style-name="ce54" office:value-type="float" office:value="229.209808047123" calcext:value-type="float">
            <text:p>229,209808047123</text:p>
          </table:table-cell>
          <table:table-cell table:style-name="ce64" office:value-type="float" office:value="247.650360958235" calcext:value-type="float">
            <text:p>247,650360958235</text:p>
          </table:table-cell>
        </table:table-row>
        <table:table-row table:style-name="ro1">
          <table:table-cell table:style-name="ce70"/>
          <table:table-cell table:style-name="ce77" office:value-type="float" office:value="10" calcext:value-type="float">
            <text:p>10</text:p>
          </table:table-cell>
          <table:table-cell table:style-name="ce49" office:value-type="float" office:value="4" calcext:value-type="float">
            <text:p>4</text:p>
          </table:table-cell>
          <table:table-cell table:style-name="ce55" office:value-type="float" office:value="76.8723222889858" calcext:value-type="float">
            <text:p>76,8723222889858</text:p>
          </table:table-cell>
          <table:table-cell table:style-name="ce55" office:value-type="float" office:value="99.3245053817102" calcext:value-type="float">
            <text:p>99,3245053817102</text:p>
          </table:table-cell>
          <table:table-cell table:style-name="ce55" office:value-type="float" office:value="122.796950842655" calcext:value-type="float">
            <text:p>122,796950842655</text:p>
          </table:table-cell>
          <table:table-cell table:style-name="ce55" office:value-type="float" office:value="169.353992819158" calcext:value-type="float">
            <text:p>169,353992819158</text:p>
          </table:table-cell>
          <table:table-cell table:style-name="ce55" office:value-type="float" office:value="260.274589165078" calcext:value-type="float">
            <text:p>260,274589165078</text:p>
          </table:table-cell>
          <table:table-cell table:style-name="ce65" office:value-type="float" office:value="269.288077679113" calcext:value-type="float">
            <text:p>269,288077679113</text:p>
          </table:table-cell>
        </table:table-row>
        <table:table-row table:style-name="ro1">
          <table:table-cell table:style-name="ce71" office:value-type="string" calcext:value-type="string">
            <text:p>0 Ergebnis</text:p>
          </table:table-cell>
          <table:table-cell table:style-name="ce78"/>
          <table:table-cell table:style-name="ce80" office:value-type="float" office:value="13" calcext:value-type="float">
            <text:p>13</text:p>
          </table:table-cell>
          <table:table-cell table:style-name="ce81" office:value-type="float" office:value="-64.6149645859907" calcext:value-type="float">
            <text:p>-64,6149645859907</text:p>
          </table:table-cell>
          <table:table-cell table:style-name="ce81" office:value-type="float" office:value="61.163310228504" calcext:value-type="float">
            <text:p>61,163310228504</text:p>
          </table:table-cell>
          <table:table-cell table:style-name="ce81" office:value-type="float" office:value="248.280877459368" calcext:value-type="float">
            <text:p>248,280877459368</text:p>
          </table:table-cell>
          <table:table-cell table:style-name="ce81" office:value-type="float" office:value="-10.9742980999778" calcext:value-type="float">
            <text:p>-10,9742980999778</text:p>
          </table:table-cell>
          <table:table-cell table:style-name="ce81" office:value-type="float" office:value="229.209808047123" calcext:value-type="float">
            <text:p>229,209808047123</text:p>
          </table:table-cell>
          <table:table-cell table:style-name="ce82" office:value-type="float" office:value="269.288077679113" calcext:value-type="float">
            <text:p>269,288077679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38.175400843928" calcext:value-type="float">
            <text:p>-138,175400843928</text:p>
          </table:table-cell>
          <table:table-cell office:value-type="float" office:value="11.814754677213" calcext:value-type="float">
            <text:p>11,814754677213</text:p>
          </table:table-cell>
          <table:table-cell office:value-type="float" office:value="102.49197940334" calcext:value-type="float">
            <text:p>102,49197940334</text:p>
          </table:table-cell>
          <table:table-cell office:value-type="float" office:value="12.312408486704" calcext:value-type="float">
            <text:p>12,312408486704</text:p>
          </table:table-cell>
          <table:table-cell office:value-type="float" office:value="244.174442632013" calcext:value-type="float">
            <text:p>244,174442632013</text:p>
          </table:table-cell>
          <table:table-cell office:value-type="float" office:value="265.829348212117" calcext:value-type="float">
            <text:p>265,829348212117</text:p>
          </table:table-cell>
        </table:table-row>
        <table:table-row table:style-name="ro1">
          <table:table-cell table:style-name="ce43"/>
          <table:table-cell table:style-name="ce76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54" office:value-type="float" office:value="-53.1754677779963" calcext:value-type="float">
            <text:p>-53,1754677779963</text:p>
          </table:table-cell>
          <table:table-cell table:style-name="ce54" office:value-type="float" office:value="15.2285237697504" calcext:value-type="float">
            <text:p>15,2285237697504</text:p>
          </table:table-cell>
          <table:table-cell table:style-name="ce54" office:value-type="float" office:value="41.0181907109417" calcext:value-type="float">
            <text:p>41,0181907109417</text:p>
          </table:table-cell>
          <table:table-cell table:style-name="ce54" office:value-type="float" office:value="86.9585993558049" calcext:value-type="float">
            <text:p>86,9585993558049</text:p>
          </table:table-cell>
          <table:table-cell table:style-name="ce54" office:value-type="float" office:value="155.237113417142" calcext:value-type="float">
            <text:p>155,237113417142</text:p>
          </table:table-cell>
          <table:table-cell table:style-name="ce64" office:value-type="float" office:value="274.644126199564" calcext:value-type="float">
            <text:p>274,644126199564</text:p>
          </table:table-cell>
        </table:table-row>
        <table:table-row table:style-name="ro1">
          <table:table-cell table:style-name="ce70"/>
          <table:table-cell table:style-name="ce77" office:value-type="float" office:value="10" calcext:value-type="float">
            <text:p>10</text:p>
          </table:table-cell>
          <table:table-cell table:style-name="ce49" office:value-type="float" office:value="5" calcext:value-type="float">
            <text:p>5</text:p>
          </table:table-cell>
          <table:table-cell table:style-name="ce55" office:value-type="float" office:value="-23.0429061574931" calcext:value-type="float">
            <text:p>-23,0429061574931</text:p>
          </table:table-cell>
          <table:table-cell table:style-name="ce55" office:value-type="float" office:value="49.5744248987008" calcext:value-type="float">
            <text:p>49,5744248987008</text:p>
          </table:table-cell>
          <table:table-cell table:style-name="ce55" office:value-type="float" office:value="210.073124049454" calcext:value-type="float">
            <text:p>210,073124049454</text:p>
          </table:table-cell>
          <table:table-cell table:style-name="ce55" office:value-type="float" office:value="39.9926066675933" calcext:value-type="float">
            <text:p>39,9926066675933</text:p>
          </table:table-cell>
          <table:table-cell table:style-name="ce55" office:value-type="float" office:value="108.869103082908" calcext:value-type="float">
            <text:p>108,869103082908</text:p>
          </table:table-cell>
          <table:table-cell table:style-name="ce65" office:value-type="float" office:value="288.428347397583" calcext:value-type="float">
            <text:p>288,428347397583</text:p>
          </table:table-cell>
        </table:table-row>
        <table:table-row table:style-name="ro1">
          <table:table-cell table:style-name="ce71" office:value-type="string" calcext:value-type="string">
            <text:p>1 Ergebnis</text:p>
          </table:table-cell>
          <table:table-cell table:style-name="ce78"/>
          <table:table-cell table:style-name="ce80" office:value-type="float" office:value="13" calcext:value-type="float">
            <text:p>13</text:p>
          </table:table-cell>
          <table:table-cell table:style-name="ce81" office:value-type="float" office:value="-138.175400843928" calcext:value-type="float">
            <text:p>-138,175400843928</text:p>
          </table:table-cell>
          <table:table-cell table:style-name="ce81" office:value-type="float" office:value="15.2285237697504" calcext:value-type="float">
            <text:p>15,2285237697504</text:p>
          </table:table-cell>
          <table:table-cell table:style-name="ce81" office:value-type="float" office:value="210.073124049454" calcext:value-type="float">
            <text:p>210,073124049454</text:p>
          </table:table-cell>
          <table:table-cell table:style-name="ce81" office:value-type="float" office:value="12.312408486704" calcext:value-type="float">
            <text:p>12,312408486704</text:p>
          </table:table-cell>
          <table:table-cell table:style-name="ce81" office:value-type="float" office:value="155.237113417142" calcext:value-type="float">
            <text:p>155,237113417142</text:p>
          </table:table-cell>
          <table:table-cell table:style-name="ce82" office:value-type="float" office:value="288.428347397583" calcext:value-type="float">
            <text:p>288,428347397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69.601887764416" calcext:value-type="float">
            <text:p>-69,601887764416</text:p>
          </table:table-cell>
          <table:table-cell office:value-type="float" office:value="152.70841224958" calcext:value-type="float">
            <text:p>152,70841224958</text:p>
          </table:table-cell>
          <table:table-cell office:value-type="float" office:value="244.009971111399" calcext:value-type="float">
            <text:p>244,009971111399</text:p>
          </table:table-cell>
          <table:table-cell office:value-type="float" office:value="58.4798845233996" calcext:value-type="float">
            <text:p>58,4798845233996</text:p>
          </table:table-cell>
          <table:table-cell office:value-type="float" office:value="279.733918539214" calcext:value-type="float">
            <text:p>279,733918539214</text:p>
          </table:table-cell>
          <table:table-cell office:value-type="float" office:value="316.631242526391" calcext:value-type="float">
            <text:p>316,631242526391</text:p>
          </table:table-cell>
        </table:table-row>
        <table:table-row table:style-name="ro1">
          <table:table-cell table:style-name="ce43"/>
          <table:table-cell table:style-name="ce76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style-name="ce54" office:value-type="float" office:value="-2.59233408805989" calcext:value-type="float">
            <text:p>-2,59233408805989</text:p>
          </table:table-cell>
          <table:table-cell table:style-name="ce54" office:value-type="float" office:value="99.9636194750478" calcext:value-type="float">
            <text:p>99,9636194750478</text:p>
          </table:table-cell>
          <table:table-cell table:style-name="ce54" office:value-type="float" office:value="189.199413106605" calcext:value-type="float">
            <text:p>189,199413106605</text:p>
          </table:table-cell>
          <table:table-cell table:style-name="ce54" office:value-type="float" office:value="249.914378513872" calcext:value-type="float">
            <text:p>249,914378513872</text:p>
          </table:table-cell>
          <table:table-cell table:style-name="ce54" office:value-type="float" office:value="249.987955367262" calcext:value-type="float">
            <text:p>249,987955367262</text:p>
          </table:table-cell>
          <table:table-cell table:style-name="ce64" office:value-type="float" office:value="267.784339446117" calcext:value-type="float">
            <text:p>267,784339446117</text:p>
          </table:table-cell>
        </table:table-row>
        <table:table-row table:style-name="ro1">
          <table:table-cell table:style-name="ce70"/>
          <table:table-cell table:style-name="ce77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 table:style-name="ce55" office:value-type="float" office:value="301.855502863316" calcext:value-type="float">
            <text:p>301,855502863316</text:p>
          </table:table-cell>
          <table:table-cell table:number-columns-repeated="2" table:style-name="ce55" office:value-type="float" office:value="318.791000087865" calcext:value-type="float">
            <text:p>318,791000087865</text:p>
          </table:table-cell>
          <table:table-cell table:style-name="ce65" office:value-type="float" office:value="318.791000087865" calcext:value-type="float">
            <text:p>318,791000087865</text:p>
          </table:table-cell>
        </table:table-row>
        <table:table-row table:style-name="ro1">
          <table:table-cell table:style-name="ce71" office:value-type="string" calcext:value-type="string">
            <text:p>5 Ergebnis</text:p>
          </table:table-cell>
          <table:table-cell table:style-name="ce78"/>
          <table:table-cell table:style-name="ce80" office:value-type="float" office:value="9" calcext:value-type="float">
            <text:p>9</text:p>
          </table:table-cell>
          <table:table-cell table:style-name="ce81" office:value-type="float" office:value="-69.601887764416" calcext:value-type="float">
            <text:p>-69,601887764416</text:p>
          </table:table-cell>
          <table:table-cell table:style-name="ce81" office:value-type="float" office:value="152.70841224958" calcext:value-type="float">
            <text:p>152,70841224958</text:p>
          </table:table-cell>
          <table:table-cell table:style-name="ce81" office:value-type="float" office:value="301.855502863316" calcext:value-type="float">
            <text:p>301,855502863316</text:p>
          </table:table-cell>
          <table:table-cell table:style-name="ce81" office:value-type="float" office:value="58.4798845233996" calcext:value-type="float">
            <text:p>58,4798845233996</text:p>
          </table:table-cell>
          <table:table-cell table:style-name="ce81" office:value-type="float" office:value="267.784339446117" calcext:value-type="float">
            <text:p>267,784339446117</text:p>
          </table:table-cell>
          <table:table-cell table:style-name="ce82" office:value-type="float" office:value="318.791000087865" calcext:value-type="float">
            <text:p>318,791000087865</text:p>
          </table:table-cell>
        </table:table-row>
        <table:table-row table:style-name="ro1">
          <table:table-cell table:style-name="ce72" office:value-type="string" calcext:value-type="string">
            <text:p>Summe Ergebnis</text:p>
          </table:table-cell>
          <table:table-cell table:style-name="ce79"/>
          <table:table-cell table:style-name="ce50" office:value-type="float" office:value="35" calcext:value-type="float">
            <text:p>35</text:p>
          </table:table-cell>
          <table:table-cell table:style-name="ce56" office:value-type="float" office:value="-138.175400843928" calcext:value-type="float">
            <text:p>-138,175400843928</text:p>
          </table:table-cell>
          <table:table-cell table:style-name="ce56" office:value-type="float" office:value="53.6879261331683" calcext:value-type="float">
            <text:p>53,6879261331683</text:p>
          </table:table-cell>
          <table:table-cell table:style-name="ce56" office:value-type="float" office:value="301.855502863316" calcext:value-type="float">
            <text:p>301,855502863316</text:p>
          </table:table-cell>
          <table:table-cell table:style-name="ce56" office:value-type="float" office:value="-10.9742980999778" calcext:value-type="float">
            <text:p>-10,9742980999778</text:p>
          </table:table-cell>
          <table:table-cell table:style-name="ce56" office:value-type="float" office:value="247.492437040119" calcext:value-type="float">
            <text:p>247,492437040119</text:p>
          </table:table-cell>
          <table:table-cell table:style-name="ce66" office:value-type="float" office:value="318.791000087865" calcext:value-type="float">
            <text:p>318,791000087865</text:p>
          </table:table-cell>
        </table:table-row>
      </table:table>
      <table:named-expressions/>
      <table:database-ranges>
        <table:database-range table:name="__Anonymous_Sheet_DB__0" table:target-range-address="output.A1:output.AH13">
          <table:sort>
            <table:sort-by table:field-number="5" table:data-type="automatic"/>
            <table:sort-by table:field-number="2" table:data-type="automatic"/>
          </table:sort>
        </table:database-range>
        <table:database-range table:name="__Anonymous_Sheet_DB__1" table:target-range-address="output_2.A1:output_2.AT148">
          <table:sort>
            <table:sort-by table:field-number="2" table:data-type="automatic"/>
          </table:sort>
        </table:database-range>
        <table:database-range table:name="__Anonymous_Sheet_DB__3" table:target-range-address="Tabelle4.A1:Tabelle4.AU297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-Tabelle_Tabelle3_1'.A1:'Pivot-Tabelle_Tabelle3_1'.E7" table:buttons="'Pivot-Tabelle_Tabelle3_1'.A2 'Pivot-Tabelle_Tabelle3_1'.B1" table:show-filter-button="false">
          <table:source-cell-range table:cell-range-address="output_2.A1:output_2.AT14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lta_t" table:orientation="row" table:used-hierarchy="0" table:function="auto">
            <table:data-pilot-level table:show-empty="false" calcext:repeat-item-labels="false">
              <table:data-pilot-members>
                <table:data-pilot-member table:name="0,01" table:display="true" table:show-details="true"/>
                <table:data-pilot-member table:name="0,05" table:display="true" table:show-details="true"/>
                <table:data-pilot-member table:name="0,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count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total-percentage" table:field-name="gen" table:member-type="named" table:member-name="50"/>
          </table:data-pilot-field>
          <table:data-pilot-field table:source-field-name="max" table:orientation="data" table:used-hierarchy="0" table:function="max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252800122785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5121741992765" table:display="true" table:show-details="true"/>
                <table:data-pilot-member table:name="-91,1605078587978" table:display="true" table:show-details="true"/>
                <table:data-pilot-member table:name="-91,0132881475638" table:display="true" table:show-details="true"/>
                <table:data-pilot-member table:name="-90,9187144058991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3505366528875" table:display="true" table:show-details="true"/>
                <table:data-pilot-member table:name="-88,8255449656196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6,0621618939868" table:display="true" table:show-details="true"/>
                <table:data-pilot-member table:name="-85,8152346365074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57,4961948995469" table:display="true" table:show-details="true"/>
                <table:data-pilot-member table:name="-52,2491671293832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48,1621989753509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27,7932286445228" table:display="true" table:show-details="true"/>
                <table:data-pilot-member table:name="-25,6845916967223" table:display="true" table:show-details="true"/>
                <table:data-pilot-member table:name="-23,8900215733203" table:display="true" table:show-details="true"/>
                <table:data-pilot-member table:name="-23,736779713657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15,9058044393514" table:display="true" table:show-details="true"/>
                <table:data-pilot-member table:name="-14,2855865019293" table:display="true" table:show-details="true"/>
                <table:data-pilot-member table:name="-13,6575022946495" table:display="true" table:show-details="true"/>
                <table:data-pilot-member table:name="-13,229219949777" table:display="true" table:show-details="true"/>
                <table:data-pilot-member table:name="-12,7485953028467" table:display="true" table:show-details="true"/>
                <table:data-pilot-member table:name="-10,495865960331" table:display="true" table:show-details="true"/>
                <table:data-pilot-member table:name="-8,54620690027912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2,905746318612" table:display="true" table:show-details="true"/>
                <table:data-pilot-member table:name="-1,21790573088067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3,06851930353715" table:display="true" table:show-details="true"/>
                <table:data-pilot-member table:name="5,17177333501779" table:display="true" table:show-details="true"/>
                <table:data-pilot-member table:name="7,15823773359183" table:display="true" table:show-details="true"/>
                <table:data-pilot-member table:name="9,65334492442865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20,7141205926872" table:display="true" table:show-details="true"/>
                <table:data-pilot-member table:name="29,7922905715055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96,0490468388081" table:display="true" table:show-details="true"/>
                <table:data-pilot-member table:name="125,779297166" table:display="true" table:show-details="true"/>
                <table:data-pilot-member table:name="174,051121798965" table:display="true" table:show-details="true"/>
                <table:data-pilot-member table:name="217,704519424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-Tabelle_Tabelle4_1'.A1:'Pivot-Tabelle_Tabelle4_1'.E8" table:buttons="'Pivot-Tabelle_Tabelle4_1'.A1 'Pivot-Tabelle_Tabelle4_1'.A4 'Pivot-Tabelle_Tabelle4_1'.B3" table:show-filter-button="false" table:drill-down-on-double-click="false">
          <table:source-cell-range table:cell-range-address="Tabelle4.A1:Tabelle4.AU297"/>
          <table:data-pilot-field table:source-field-name="batchnum" table:orientation="page" table:used-hierarchy="0" table:function="auto" loext:ignore-selected-page="true" table:selected-page="c">
            <table:data-pilot-level table:show-empty="false" calcext:repeat-item-labels="false">
              <table:data-pilot-members>
                <table:data-pilot-member table:name="a" table:display="false" table:show-details="true"/>
                <table:data-pilot-member table:name="b" table:display="fals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utpb" table:orientation="row" table:used-hierarchy="0" table:function="auto">
            <table:data-pilot-level table:show-empty="false" calcext:repeat-item-labels="false">
              <table:data-pilot-members>
                <table:data-pilot-member table:name="0,5" table:display="true" table:show-details="true"/>
                <table:data-pilot-member table:name="0,8" table:display="true" table:show-details="true"/>
                <table:data-pilot-member table:name="0,9" table:display="true" table:show-details="true"/>
                <table:data-pilot-member table:name="0,95" table:display="true" table:show-details="true"/>
                <table:data-pilot-member table:name="0,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count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76920746267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148901018727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800787467423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403411012983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237760173669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54592570042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6507028060917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882068539765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305015429957" table:display="true" table:show-details="true"/>
                <table:data-pilot-member table:name="-97,2528001227852" table:display="true" table:show-details="true"/>
                <table:data-pilot-member table:name="-97,244167191139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6350992969442" table:display="true" table:show-details="true"/>
                <table:data-pilot-member table:name="-96,5491089238225" table:display="true" table:show-details="true"/>
                <table:data-pilot-member table:name="-96,308762268254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1231145303157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1966699818952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9211894716029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61590755256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8068692894868" table:display="true" table:show-details="true"/>
                <table:data-pilot-member table:name="-93,7623591666133" table:display="true" table:show-details="true"/>
                <table:data-pilot-member table:name="-93,5645252931902" table:display="true" table:show-details="true"/>
                <table:data-pilot-member table:name="-93,3362045088998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6611866985063" table:display="true" table:show-details="true"/>
                <table:data-pilot-member table:name="-92,6223968425045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4736549113169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8234980862826" table:display="true" table:show-details="true"/>
                <table:data-pilot-member table:name="-91,6265801127791" table:display="true" table:show-details="true"/>
                <table:data-pilot-member table:name="-91,5480170229163" table:display="true" table:show-details="true"/>
                <table:data-pilot-member table:name="-91,5121741992765" table:display="true" table:show-details="true"/>
                <table:data-pilot-member table:name="-91,4540202919076" table:display="true" table:show-details="true"/>
                <table:data-pilot-member table:name="-91,1605078587978" table:display="true" table:show-details="true"/>
                <table:data-pilot-member table:name="-91,1168181166612" table:display="true" table:show-details="true"/>
                <table:data-pilot-member table:name="-91,0132881475638" table:display="true" table:show-details="true"/>
                <table:data-pilot-member table:name="-90,9746596799933" table:display="true" table:show-details="true"/>
                <table:data-pilot-member table:name="-90,9404004057808" table:display="true" table:show-details="true"/>
                <table:data-pilot-member table:name="-90,9400143177187" table:display="true" table:show-details="true"/>
                <table:data-pilot-member table:name="-90,9187144058991" table:display="true" table:show-details="true"/>
                <table:data-pilot-member table:name="-90,8771744771859" table:display="true" table:show-details="true"/>
                <table:data-pilot-member table:name="-90,8330812484298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2499397942123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6989428414938" table:display="true" table:show-details="true"/>
                <table:data-pilot-member table:name="-89,3505366528875" table:display="true" table:show-details="true"/>
                <table:data-pilot-member table:name="-89,2967822745223" table:display="true" table:show-details="true"/>
                <table:data-pilot-member table:name="-89,0816322542027" table:display="true" table:show-details="true"/>
                <table:data-pilot-member table:name="-88,8255449656196" table:display="true" table:show-details="true"/>
                <table:data-pilot-member table:name="-88,5735510799534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7,7863575971363" table:display="true" table:show-details="true"/>
                <table:data-pilot-member table:name="-86,7191523294897" table:display="true" table:show-details="true"/>
                <table:data-pilot-member table:name="-86,6618413308183" table:display="true" table:show-details="true"/>
                <table:data-pilot-member table:name="-86,5575011085785" table:display="true" table:show-details="true"/>
                <table:data-pilot-member table:name="-86,1616334762007" table:display="true" table:show-details="true"/>
                <table:data-pilot-member table:name="-86,0621618939868" table:display="true" table:show-details="true"/>
                <table:data-pilot-member table:name="-85,919023536304" table:display="true" table:show-details="true"/>
                <table:data-pilot-member table:name="-85,8152346365074" table:display="true" table:show-details="true"/>
                <table:data-pilot-member table:name="-84,2557952402397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2,5135469011114" table:display="true" table:show-details="true"/>
                <table:data-pilot-member table:name="-81,7193239350964" table:display="true" table:show-details="true"/>
                <table:data-pilot-member table:name="-81,0047451816055" table:display="true" table:show-details="true"/>
                <table:data-pilot-member table:name="-80,9201615961254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2,3950155212313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8,308847359534" table:display="true" table:show-details="true"/>
                <table:data-pilot-member table:name="-65,755194439634" table:display="true" table:show-details="true"/>
                <table:data-pilot-member table:name="-65,5471270255552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62,4215316960931" table:display="true" table:show-details="true"/>
                <table:data-pilot-member table:name="-57,5040223997801" table:display="true" table:show-details="true"/>
                <table:data-pilot-member table:name="-57,4961948995469" table:display="true" table:show-details="true"/>
                <table:data-pilot-member table:name="-57,0299821718934" table:display="true" table:show-details="true"/>
                <table:data-pilot-member table:name="-52,2491671293832" table:display="true" table:show-details="true"/>
                <table:data-pilot-member table:name="-52,1703139631298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50,1718718081847" table:display="true" table:show-details="true"/>
                <table:data-pilot-member table:name="-48,1731389177504" table:display="true" table:show-details="true"/>
                <table:data-pilot-member table:name="-48,1621989753509" table:display="true" table:show-details="true"/>
                <table:data-pilot-member table:name="-47,126953282896" table:display="true" table:show-details="true"/>
                <table:data-pilot-member table:name="-46,8132551563644" table:display="true" table:show-details="true"/>
                <table:data-pilot-member table:name="-44,0637073463246" table:display="true" table:show-details="true"/>
                <table:data-pilot-member table:name="-43,3624885537281" table:display="true" table:show-details="true"/>
                <table:data-pilot-member table:name="-41,6635372888107" table:display="true" table:show-details="true"/>
                <table:data-pilot-member table:name="-41,6398892096317" table:display="true" table:show-details="true"/>
                <table:data-pilot-member table:name="-40,248105621528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4562877816706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32,0533685499132" table:display="true" table:show-details="true"/>
                <table:data-pilot-member table:name="-28,7700012417915" table:display="true" table:show-details="true"/>
                <table:data-pilot-member table:name="-27,7932286445228" table:display="true" table:show-details="true"/>
                <table:data-pilot-member table:name="-26,9664216431138" table:display="true" table:show-details="true"/>
                <table:data-pilot-member table:name="-26,2423602248605" table:display="true" table:show-details="true"/>
                <table:data-pilot-member table:name="-25,6845916967223" table:display="true" table:show-details="true"/>
                <table:data-pilot-member table:name="-25,2697343122765" table:display="true" table:show-details="true"/>
                <table:data-pilot-member table:name="-23,8900215733203" table:display="true" table:show-details="true"/>
                <table:data-pilot-member table:name="-23,7842504345105" table:display="true" table:show-details="true"/>
                <table:data-pilot-member table:name="-23,736779713657" table:display="true" table:show-details="true"/>
                <table:data-pilot-member table:name="-23,6750281050711" table:display="true" table:show-details="true"/>
                <table:data-pilot-member table:name="-22,9100642824662" table:display="true" table:show-details="true"/>
                <table:data-pilot-member table:name="-22,8080401702706" table:display="true" table:show-details="true"/>
                <table:data-pilot-member table:name="-22,0691328650656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20,5448318812881" table:display="true" table:show-details="true"/>
                <table:data-pilot-member table:name="-16,73287441202" table:display="true" table:show-details="true"/>
                <table:data-pilot-member table:name="-15,9058044393514" table:display="true" table:show-details="true"/>
                <table:data-pilot-member table:name="-15,9008171969369" table:display="true" table:show-details="true"/>
                <table:data-pilot-member table:name="-14,8071710377407" table:display="true" table:show-details="true"/>
                <table:data-pilot-member table:name="-14,7724626275834" table:display="true" table:show-details="true"/>
                <table:data-pilot-member table:name="-14,6924311762182" table:display="true" table:show-details="true"/>
                <table:data-pilot-member table:name="-14,379365268579" table:display="true" table:show-details="true"/>
                <table:data-pilot-member table:name="-14,2855865019293" table:display="true" table:show-details="true"/>
                <table:data-pilot-member table:name="-13,8730398314184" table:display="true" table:show-details="true"/>
                <table:data-pilot-member table:name="-13,6575022946495" table:display="true" table:show-details="true"/>
                <table:data-pilot-member table:name="-13,4177230327571" table:display="true" table:show-details="true"/>
                <table:data-pilot-member table:name="-13,3459963270508" table:display="true" table:show-details="true"/>
                <table:data-pilot-member table:name="-13,229219949777" table:display="true" table:show-details="true"/>
                <table:data-pilot-member table:name="-13,2050680836925" table:display="true" table:show-details="true"/>
                <table:data-pilot-member table:name="-12,9614901276453" table:display="true" table:show-details="true"/>
                <table:data-pilot-member table:name="-12,7485953028467" table:display="true" table:show-details="true"/>
                <table:data-pilot-member table:name="-12,2130697453879" table:display="true" table:show-details="true"/>
                <table:data-pilot-member table:name="-11,3293015746359" table:display="true" table:show-details="true"/>
                <table:data-pilot-member table:name="-11,022207478423" table:display="true" table:show-details="true"/>
                <table:data-pilot-member table:name="-10,495865960331" table:display="true" table:show-details="true"/>
                <table:data-pilot-member table:name="-9,71734506916057" table:display="true" table:show-details="true"/>
                <table:data-pilot-member table:name="-9,18297121220293" table:display="true" table:show-details="true"/>
                <table:data-pilot-member table:name="-8,74057665046367" table:display="true" table:show-details="true"/>
                <table:data-pilot-member table:name="-8,70789167911252" table:display="true" table:show-details="true"/>
                <table:data-pilot-member table:name="-8,54620690027912" table:display="true" table:show-details="true"/>
                <table:data-pilot-member table:name="-8,10890295524299" table:display="true" table:show-details="true"/>
                <table:data-pilot-member table:name="-7,41077928634356" table:display="true" table:show-details="true"/>
                <table:data-pilot-member table:name="-7,26340570467234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31398133183481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4,91907145709396" table:display="true" table:show-details="true"/>
                <table:data-pilot-member table:name="-4,63972501483004" table:display="true" table:show-details="true"/>
                <table:data-pilot-member table:name="-4,49780002077046" table:display="true" table:show-details="true"/>
                <table:data-pilot-member table:name="-3,30886208906265" table:display="true" table:show-details="true"/>
                <table:data-pilot-member table:name="-2,905746318612" table:display="true" table:show-details="true"/>
                <table:data-pilot-member table:name="-2,82094996544266" table:display="true" table:show-details="true"/>
                <table:data-pilot-member table:name="-2,74442177307864" table:display="true" table:show-details="true"/>
                <table:data-pilot-member table:name="-2,62571252658649" table:display="true" table:show-details="true"/>
                <table:data-pilot-member table:name="-1,21790573088067" table:display="true" table:show-details="true"/>
                <table:data-pilot-member table:name="-0,813691540799778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1,63726236146749" table:display="true" table:show-details="true"/>
                <table:data-pilot-member table:name="1,94862143436287" table:display="true" table:show-details="true"/>
                <table:data-pilot-member table:name="2,17233446507499" table:display="true" table:show-details="true"/>
                <table:data-pilot-member table:name="2,5665800267306" table:display="true" table:show-details="true"/>
                <table:data-pilot-member table:name="3,01336850949159" table:display="true" table:show-details="true"/>
                <table:data-pilot-member table:name="3,06851930353715" table:display="true" table:show-details="true"/>
                <table:data-pilot-member table:name="3,724197094185" table:display="true" table:show-details="true"/>
                <table:data-pilot-member table:name="3,82542104660155" table:display="true" table:show-details="true"/>
                <table:data-pilot-member table:name="3,91767108707112" table:display="true" table:show-details="true"/>
                <table:data-pilot-member table:name="4,39412188563335" table:display="true" table:show-details="true"/>
                <table:data-pilot-member table:name="4,40248569339243" table:display="true" table:show-details="true"/>
                <table:data-pilot-member table:name="4,56221833612831" table:display="true" table:show-details="true"/>
                <table:data-pilot-member table:name="5,00921979686901" table:display="true" table:show-details="true"/>
                <table:data-pilot-member table:name="5,051525688304" table:display="true" table:show-details="true"/>
                <table:data-pilot-member table:name="5,10197145538321" table:display="true" table:show-details="true"/>
                <table:data-pilot-member table:name="5,17177333501779" table:display="true" table:show-details="true"/>
                <table:data-pilot-member table:name="5,64296544845492" table:display="true" table:show-details="true"/>
                <table:data-pilot-member table:name="5,68566372493493" table:display="true" table:show-details="true"/>
                <table:data-pilot-member table:name="6,25257274778776" table:display="true" table:show-details="true"/>
                <table:data-pilot-member table:name="7,15823773359183" table:display="true" table:show-details="true"/>
                <table:data-pilot-member table:name="9,09711608477231" table:display="true" table:show-details="true"/>
                <table:data-pilot-member table:name="9,65334492442865" table:display="true" table:show-details="true"/>
                <table:data-pilot-member table:name="10,4144084717162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17,5393908326473" table:display="true" table:show-details="true"/>
                <table:data-pilot-member table:name="19,9350710061278" table:display="true" table:show-details="true"/>
                <table:data-pilot-member table:name="20,7141205926872" table:display="true" table:show-details="true"/>
                <table:data-pilot-member table:name="22,5614588225108" table:display="true" table:show-details="true"/>
                <table:data-pilot-member table:name="23,1485719109946" table:display="true" table:show-details="true"/>
                <table:data-pilot-member table:name="23,1615833196456" table:display="true" table:show-details="true"/>
                <table:data-pilot-member table:name="29,7922905715055" table:display="true" table:show-details="true"/>
                <table:data-pilot-member table:name="42,9135079210357" table:display="true" table:show-details="true"/>
                <table:data-pilot-member table:name="44,0539047642872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78,592392821841" table:display="true" table:show-details="true"/>
                <table:data-pilot-member table:name="80,7088695383686" table:display="true" table:show-details="true"/>
                <table:data-pilot-member table:name="82,4808807681763" table:display="true" table:show-details="true"/>
                <table:data-pilot-member table:name="83,369128930672" table:display="true" table:show-details="true"/>
                <table:data-pilot-member table:name="96,0490468388081" table:display="true" table:show-details="true"/>
                <table:data-pilot-member table:name="99,5301034696134" table:display="true" table:show-details="true"/>
                <table:data-pilot-member table:name="104,094528963901" table:display="true" table:show-details="true"/>
                <table:data-pilot-member table:name="106,673865804089" table:display="true" table:show-details="true"/>
                <table:data-pilot-member table:name="121,380939750644" table:display="true" table:show-details="true"/>
                <table:data-pilot-member table:name="125,779297166" table:display="true" table:show-details="true"/>
                <table:data-pilot-member table:name="138,34128091271" table:display="true" table:show-details="true"/>
                <table:data-pilot-member table:name="143,289573311072" table:display="true" table:show-details="true"/>
                <table:data-pilot-member table:name="169,850770295845" table:display="true" table:show-details="true"/>
                <table:data-pilot-member table:name="171,791423382128" table:display="true" table:show-details="true"/>
                <table:data-pilot-member table:name="174,051121798965" table:display="true" table:show-details="true"/>
                <table:data-pilot-member table:name="214,118577869686" table:display="true" table:show-details="true"/>
                <table:data-pilot-member table:name="217,704519424746" table:display="true" table:show-details="true"/>
                <table:data-pilot-member table:name="223,6717669017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i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76920746267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148901018727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800787467423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403411012983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237760173669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54592570042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6507028060917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882068539765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305015429957" table:display="true" table:show-details="true"/>
                <table:data-pilot-member table:name="-97,2528001227852" table:display="true" table:show-details="true"/>
                <table:data-pilot-member table:name="-97,244167191139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6350992969442" table:display="true" table:show-details="true"/>
                <table:data-pilot-member table:name="-96,5491089238225" table:display="true" table:show-details="true"/>
                <table:data-pilot-member table:name="-96,308762268254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1231145303157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1966699818952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9211894716029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61590755256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8068692894868" table:display="true" table:show-details="true"/>
                <table:data-pilot-member table:name="-93,7623591666133" table:display="true" table:show-details="true"/>
                <table:data-pilot-member table:name="-93,5645252931902" table:display="true" table:show-details="true"/>
                <table:data-pilot-member table:name="-93,3362045088998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6611866985063" table:display="true" table:show-details="true"/>
                <table:data-pilot-member table:name="-92,6223968425045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4736549113169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8234980862826" table:display="true" table:show-details="true"/>
                <table:data-pilot-member table:name="-91,6265801127791" table:display="true" table:show-details="true"/>
                <table:data-pilot-member table:name="-91,5480170229163" table:display="true" table:show-details="true"/>
                <table:data-pilot-member table:name="-91,5121741992765" table:display="true" table:show-details="true"/>
                <table:data-pilot-member table:name="-91,4540202919076" table:display="true" table:show-details="true"/>
                <table:data-pilot-member table:name="-91,1605078587978" table:display="true" table:show-details="true"/>
                <table:data-pilot-member table:name="-91,1168181166612" table:display="true" table:show-details="true"/>
                <table:data-pilot-member table:name="-91,0132881475638" table:display="true" table:show-details="true"/>
                <table:data-pilot-member table:name="-90,9746596799933" table:display="true" table:show-details="true"/>
                <table:data-pilot-member table:name="-90,9404004057808" table:display="true" table:show-details="true"/>
                <table:data-pilot-member table:name="-90,9400143177187" table:display="true" table:show-details="true"/>
                <table:data-pilot-member table:name="-90,9187144058991" table:display="true" table:show-details="true"/>
                <table:data-pilot-member table:name="-90,8771744771859" table:display="true" table:show-details="true"/>
                <table:data-pilot-member table:name="-90,8330812484298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2499397942123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6989428414938" table:display="true" table:show-details="true"/>
                <table:data-pilot-member table:name="-89,3505366528875" table:display="true" table:show-details="true"/>
                <table:data-pilot-member table:name="-89,2967822745223" table:display="true" table:show-details="true"/>
                <table:data-pilot-member table:name="-89,0816322542027" table:display="true" table:show-details="true"/>
                <table:data-pilot-member table:name="-88,8255449656196" table:display="true" table:show-details="true"/>
                <table:data-pilot-member table:name="-88,5735510799534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7,7863575971363" table:display="true" table:show-details="true"/>
                <table:data-pilot-member table:name="-86,7191523294897" table:display="true" table:show-details="true"/>
                <table:data-pilot-member table:name="-86,6618413308183" table:display="true" table:show-details="true"/>
                <table:data-pilot-member table:name="-86,5575011085785" table:display="true" table:show-details="true"/>
                <table:data-pilot-member table:name="-86,1616334762007" table:display="true" table:show-details="true"/>
                <table:data-pilot-member table:name="-86,0621618939868" table:display="true" table:show-details="true"/>
                <table:data-pilot-member table:name="-85,919023536304" table:display="true" table:show-details="true"/>
                <table:data-pilot-member table:name="-85,8152346365074" table:display="true" table:show-details="true"/>
                <table:data-pilot-member table:name="-84,2557952402397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2,5135469011114" table:display="true" table:show-details="true"/>
                <table:data-pilot-member table:name="-81,7193239350964" table:display="true" table:show-details="true"/>
                <table:data-pilot-member table:name="-81,0047451816055" table:display="true" table:show-details="true"/>
                <table:data-pilot-member table:name="-80,9201615961254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2,3950155212313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8,308847359534" table:display="true" table:show-details="true"/>
                <table:data-pilot-member table:name="-65,755194439634" table:display="true" table:show-details="true"/>
                <table:data-pilot-member table:name="-65,5471270255552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62,4215316960931" table:display="true" table:show-details="true"/>
                <table:data-pilot-member table:name="-57,5040223997801" table:display="true" table:show-details="true"/>
                <table:data-pilot-member table:name="-57,4961948995469" table:display="true" table:show-details="true"/>
                <table:data-pilot-member table:name="-57,0299821718934" table:display="true" table:show-details="true"/>
                <table:data-pilot-member table:name="-52,2491671293832" table:display="true" table:show-details="true"/>
                <table:data-pilot-member table:name="-52,1703139631298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50,1718718081847" table:display="true" table:show-details="true"/>
                <table:data-pilot-member table:name="-48,1731389177504" table:display="true" table:show-details="true"/>
                <table:data-pilot-member table:name="-48,1621989753509" table:display="true" table:show-details="true"/>
                <table:data-pilot-member table:name="-47,126953282896" table:display="true" table:show-details="true"/>
                <table:data-pilot-member table:name="-46,8132551563644" table:display="true" table:show-details="true"/>
                <table:data-pilot-member table:name="-44,0637073463246" table:display="true" table:show-details="true"/>
                <table:data-pilot-member table:name="-43,3624885537281" table:display="true" table:show-details="true"/>
                <table:data-pilot-member table:name="-41,6635372888107" table:display="true" table:show-details="true"/>
                <table:data-pilot-member table:name="-41,6398892096317" table:display="true" table:show-details="true"/>
                <table:data-pilot-member table:name="-40,248105621528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4562877816706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32,0533685499132" table:display="true" table:show-details="true"/>
                <table:data-pilot-member table:name="-28,7700012417915" table:display="true" table:show-details="true"/>
                <table:data-pilot-member table:name="-27,7932286445228" table:display="true" table:show-details="true"/>
                <table:data-pilot-member table:name="-26,9664216431138" table:display="true" table:show-details="true"/>
                <table:data-pilot-member table:name="-26,2423602248605" table:display="true" table:show-details="true"/>
                <table:data-pilot-member table:name="-25,6845916967223" table:display="true" table:show-details="true"/>
                <table:data-pilot-member table:name="-25,2697343122765" table:display="true" table:show-details="true"/>
                <table:data-pilot-member table:name="-23,8900215733203" table:display="true" table:show-details="true"/>
                <table:data-pilot-member table:name="-23,7842504345105" table:display="true" table:show-details="true"/>
                <table:data-pilot-member table:name="-23,736779713657" table:display="true" table:show-details="true"/>
                <table:data-pilot-member table:name="-23,6750281050711" table:display="true" table:show-details="true"/>
                <table:data-pilot-member table:name="-22,9100642824662" table:display="true" table:show-details="true"/>
                <table:data-pilot-member table:name="-22,8080401702706" table:display="true" table:show-details="true"/>
                <table:data-pilot-member table:name="-22,0691328650656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20,5448318812881" table:display="true" table:show-details="true"/>
                <table:data-pilot-member table:name="-16,73287441202" table:display="true" table:show-details="true"/>
                <table:data-pilot-member table:name="-15,9058044393514" table:display="true" table:show-details="true"/>
                <table:data-pilot-member table:name="-15,9008171969369" table:display="true" table:show-details="true"/>
                <table:data-pilot-member table:name="-14,8071710377407" table:display="true" table:show-details="true"/>
                <table:data-pilot-member table:name="-14,7724626275834" table:display="true" table:show-details="true"/>
                <table:data-pilot-member table:name="-14,6924311762182" table:display="true" table:show-details="true"/>
                <table:data-pilot-member table:name="-14,379365268579" table:display="true" table:show-details="true"/>
                <table:data-pilot-member table:name="-14,2855865019293" table:display="true" table:show-details="true"/>
                <table:data-pilot-member table:name="-13,8730398314184" table:display="true" table:show-details="true"/>
                <table:data-pilot-member table:name="-13,6575022946495" table:display="true" table:show-details="true"/>
                <table:data-pilot-member table:name="-13,4177230327571" table:display="true" table:show-details="true"/>
                <table:data-pilot-member table:name="-13,3459963270508" table:display="true" table:show-details="true"/>
                <table:data-pilot-member table:name="-13,229219949777" table:display="true" table:show-details="true"/>
                <table:data-pilot-member table:name="-13,2050680836925" table:display="true" table:show-details="true"/>
                <table:data-pilot-member table:name="-12,9614901276453" table:display="true" table:show-details="true"/>
                <table:data-pilot-member table:name="-12,7485953028467" table:display="true" table:show-details="true"/>
                <table:data-pilot-member table:name="-12,2130697453879" table:display="true" table:show-details="true"/>
                <table:data-pilot-member table:name="-11,3293015746359" table:display="true" table:show-details="true"/>
                <table:data-pilot-member table:name="-11,022207478423" table:display="true" table:show-details="true"/>
                <table:data-pilot-member table:name="-10,495865960331" table:display="true" table:show-details="true"/>
                <table:data-pilot-member table:name="-9,71734506916057" table:display="true" table:show-details="true"/>
                <table:data-pilot-member table:name="-9,18297121220293" table:display="true" table:show-details="true"/>
                <table:data-pilot-member table:name="-8,74057665046367" table:display="true" table:show-details="true"/>
                <table:data-pilot-member table:name="-8,70789167911252" table:display="true" table:show-details="true"/>
                <table:data-pilot-member table:name="-8,54620690027912" table:display="true" table:show-details="true"/>
                <table:data-pilot-member table:name="-8,10890295524299" table:display="true" table:show-details="true"/>
                <table:data-pilot-member table:name="-7,41077928634356" table:display="true" table:show-details="true"/>
                <table:data-pilot-member table:name="-7,26340570467234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31398133183481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4,91907145709396" table:display="true" table:show-details="true"/>
                <table:data-pilot-member table:name="-4,63972501483004" table:display="true" table:show-details="true"/>
                <table:data-pilot-member table:name="-4,49780002077046" table:display="true" table:show-details="true"/>
                <table:data-pilot-member table:name="-3,30886208906265" table:display="true" table:show-details="true"/>
                <table:data-pilot-member table:name="-2,905746318612" table:display="true" table:show-details="true"/>
                <table:data-pilot-member table:name="-2,82094996544266" table:display="true" table:show-details="true"/>
                <table:data-pilot-member table:name="-2,74442177307864" table:display="true" table:show-details="true"/>
                <table:data-pilot-member table:name="-2,62571252658649" table:display="true" table:show-details="true"/>
                <table:data-pilot-member table:name="-1,21790573088067" table:display="true" table:show-details="true"/>
                <table:data-pilot-member table:name="-0,813691540799778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1,63726236146749" table:display="true" table:show-details="true"/>
                <table:data-pilot-member table:name="1,94862143436287" table:display="true" table:show-details="true"/>
                <table:data-pilot-member table:name="2,17233446507499" table:display="true" table:show-details="true"/>
                <table:data-pilot-member table:name="2,5665800267306" table:display="true" table:show-details="true"/>
                <table:data-pilot-member table:name="3,01336850949159" table:display="true" table:show-details="true"/>
                <table:data-pilot-member table:name="3,06851930353715" table:display="true" table:show-details="true"/>
                <table:data-pilot-member table:name="3,724197094185" table:display="true" table:show-details="true"/>
                <table:data-pilot-member table:name="3,82542104660155" table:display="true" table:show-details="true"/>
                <table:data-pilot-member table:name="3,91767108707112" table:display="true" table:show-details="true"/>
                <table:data-pilot-member table:name="4,39412188563335" table:display="true" table:show-details="true"/>
                <table:data-pilot-member table:name="4,40248569339243" table:display="true" table:show-details="true"/>
                <table:data-pilot-member table:name="4,56221833612831" table:display="true" table:show-details="true"/>
                <table:data-pilot-member table:name="5,00921979686901" table:display="true" table:show-details="true"/>
                <table:data-pilot-member table:name="5,051525688304" table:display="true" table:show-details="true"/>
                <table:data-pilot-member table:name="5,10197145538321" table:display="true" table:show-details="true"/>
                <table:data-pilot-member table:name="5,17177333501779" table:display="true" table:show-details="true"/>
                <table:data-pilot-member table:name="5,64296544845492" table:display="true" table:show-details="true"/>
                <table:data-pilot-member table:name="5,68566372493493" table:display="true" table:show-details="true"/>
                <table:data-pilot-member table:name="6,25257274778776" table:display="true" table:show-details="true"/>
                <table:data-pilot-member table:name="7,15823773359183" table:display="true" table:show-details="true"/>
                <table:data-pilot-member table:name="9,09711608477231" table:display="true" table:show-details="true"/>
                <table:data-pilot-member table:name="9,65334492442865" table:display="true" table:show-details="true"/>
                <table:data-pilot-member table:name="10,4144084717162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17,5393908326473" table:display="true" table:show-details="true"/>
                <table:data-pilot-member table:name="19,9350710061278" table:display="true" table:show-details="true"/>
                <table:data-pilot-member table:name="20,7141205926872" table:display="true" table:show-details="true"/>
                <table:data-pilot-member table:name="22,5614588225108" table:display="true" table:show-details="true"/>
                <table:data-pilot-member table:name="23,1485719109946" table:display="true" table:show-details="true"/>
                <table:data-pilot-member table:name="23,1615833196456" table:display="true" table:show-details="true"/>
                <table:data-pilot-member table:name="29,7922905715055" table:display="true" table:show-details="true"/>
                <table:data-pilot-member table:name="42,9135079210357" table:display="true" table:show-details="true"/>
                <table:data-pilot-member table:name="44,0539047642872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78,592392821841" table:display="true" table:show-details="true"/>
                <table:data-pilot-member table:name="80,7088695383686" table:display="true" table:show-details="true"/>
                <table:data-pilot-member table:name="82,4808807681763" table:display="true" table:show-details="true"/>
                <table:data-pilot-member table:name="83,369128930672" table:display="true" table:show-details="true"/>
                <table:data-pilot-member table:name="96,0490468388081" table:display="true" table:show-details="true"/>
                <table:data-pilot-member table:name="99,5301034696134" table:display="true" table:show-details="true"/>
                <table:data-pilot-member table:name="104,094528963901" table:display="true" table:show-details="true"/>
                <table:data-pilot-member table:name="106,673865804089" table:display="true" table:show-details="true"/>
                <table:data-pilot-member table:name="121,380939750644" table:display="true" table:show-details="true"/>
                <table:data-pilot-member table:name="125,779297166" table:display="true" table:show-details="true"/>
                <table:data-pilot-member table:name="138,34128091271" table:display="true" table:show-details="true"/>
                <table:data-pilot-member table:name="143,289573311072" table:display="true" table:show-details="true"/>
                <table:data-pilot-member table:name="169,850770295845" table:display="true" table:show-details="true"/>
                <table:data-pilot-member table:name="171,791423382128" table:display="true" table:show-details="true"/>
                <table:data-pilot-member table:name="174,051121798965" table:display="true" table:show-details="true"/>
                <table:data-pilot-member table:name="214,118577869686" table:display="true" table:show-details="true"/>
                <table:data-pilot-member table:name="217,704519424746" table:display="true" table:show-details="true"/>
                <table:data-pilot-member table:name="223,6717669017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76920746267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148901018727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800787467423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403411012983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237760173669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54592570042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6507028060917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882068539765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305015429957" table:display="true" table:show-details="true"/>
                <table:data-pilot-member table:name="-97,2528001227852" table:display="true" table:show-details="true"/>
                <table:data-pilot-member table:name="-97,244167191139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6350992969442" table:display="true" table:show-details="true"/>
                <table:data-pilot-member table:name="-96,5491089238225" table:display="true" table:show-details="true"/>
                <table:data-pilot-member table:name="-96,308762268254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1231145303157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1966699818952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9211894716029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61590755256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8068692894868" table:display="true" table:show-details="true"/>
                <table:data-pilot-member table:name="-93,7623591666133" table:display="true" table:show-details="true"/>
                <table:data-pilot-member table:name="-93,5645252931902" table:display="true" table:show-details="true"/>
                <table:data-pilot-member table:name="-93,3362045088998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6611866985063" table:display="true" table:show-details="true"/>
                <table:data-pilot-member table:name="-92,6223968425045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4736549113169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8234980862826" table:display="true" table:show-details="true"/>
                <table:data-pilot-member table:name="-91,6265801127791" table:display="true" table:show-details="true"/>
                <table:data-pilot-member table:name="-91,5480170229163" table:display="true" table:show-details="true"/>
                <table:data-pilot-member table:name="-91,5121741992765" table:display="true" table:show-details="true"/>
                <table:data-pilot-member table:name="-91,4540202919076" table:display="true" table:show-details="true"/>
                <table:data-pilot-member table:name="-91,1605078587978" table:display="true" table:show-details="true"/>
                <table:data-pilot-member table:name="-91,1168181166612" table:display="true" table:show-details="true"/>
                <table:data-pilot-member table:name="-91,0132881475638" table:display="true" table:show-details="true"/>
                <table:data-pilot-member table:name="-90,9746596799933" table:display="true" table:show-details="true"/>
                <table:data-pilot-member table:name="-90,9404004057808" table:display="true" table:show-details="true"/>
                <table:data-pilot-member table:name="-90,9400143177187" table:display="true" table:show-details="true"/>
                <table:data-pilot-member table:name="-90,9187144058991" table:display="true" table:show-details="true"/>
                <table:data-pilot-member table:name="-90,8771744771859" table:display="true" table:show-details="true"/>
                <table:data-pilot-member table:name="-90,8330812484298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2499397942123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6989428414938" table:display="true" table:show-details="true"/>
                <table:data-pilot-member table:name="-89,3505366528875" table:display="true" table:show-details="true"/>
                <table:data-pilot-member table:name="-89,2967822745223" table:display="true" table:show-details="true"/>
                <table:data-pilot-member table:name="-89,0816322542027" table:display="true" table:show-details="true"/>
                <table:data-pilot-member table:name="-88,8255449656196" table:display="true" table:show-details="true"/>
                <table:data-pilot-member table:name="-88,5735510799534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7,7863575971363" table:display="true" table:show-details="true"/>
                <table:data-pilot-member table:name="-86,7191523294897" table:display="true" table:show-details="true"/>
                <table:data-pilot-member table:name="-86,6618413308183" table:display="true" table:show-details="true"/>
                <table:data-pilot-member table:name="-86,5575011085785" table:display="true" table:show-details="true"/>
                <table:data-pilot-member table:name="-86,1616334762007" table:display="true" table:show-details="true"/>
                <table:data-pilot-member table:name="-86,0621618939868" table:display="true" table:show-details="true"/>
                <table:data-pilot-member table:name="-85,919023536304" table:display="true" table:show-details="true"/>
                <table:data-pilot-member table:name="-85,8152346365074" table:display="true" table:show-details="true"/>
                <table:data-pilot-member table:name="-84,2557952402397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2,5135469011114" table:display="true" table:show-details="true"/>
                <table:data-pilot-member table:name="-81,7193239350964" table:display="true" table:show-details="true"/>
                <table:data-pilot-member table:name="-81,0047451816055" table:display="true" table:show-details="true"/>
                <table:data-pilot-member table:name="-80,9201615961254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2,3950155212313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8,308847359534" table:display="true" table:show-details="true"/>
                <table:data-pilot-member table:name="-65,755194439634" table:display="true" table:show-details="true"/>
                <table:data-pilot-member table:name="-65,5471270255552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62,4215316960931" table:display="true" table:show-details="true"/>
                <table:data-pilot-member table:name="-57,5040223997801" table:display="true" table:show-details="true"/>
                <table:data-pilot-member table:name="-57,4961948995469" table:display="true" table:show-details="true"/>
                <table:data-pilot-member table:name="-57,0299821718934" table:display="true" table:show-details="true"/>
                <table:data-pilot-member table:name="-52,2491671293832" table:display="true" table:show-details="true"/>
                <table:data-pilot-member table:name="-52,1703139631298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50,1718718081847" table:display="true" table:show-details="true"/>
                <table:data-pilot-member table:name="-48,1731389177504" table:display="true" table:show-details="true"/>
                <table:data-pilot-member table:name="-48,1621989753509" table:display="true" table:show-details="true"/>
                <table:data-pilot-member table:name="-47,126953282896" table:display="true" table:show-details="true"/>
                <table:data-pilot-member table:name="-46,8132551563644" table:display="true" table:show-details="true"/>
                <table:data-pilot-member table:name="-44,0637073463246" table:display="true" table:show-details="true"/>
                <table:data-pilot-member table:name="-43,3624885537281" table:display="true" table:show-details="true"/>
                <table:data-pilot-member table:name="-41,6635372888107" table:display="true" table:show-details="true"/>
                <table:data-pilot-member table:name="-41,6398892096317" table:display="true" table:show-details="true"/>
                <table:data-pilot-member table:name="-40,248105621528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4562877816706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32,0533685499132" table:display="true" table:show-details="true"/>
                <table:data-pilot-member table:name="-28,7700012417915" table:display="true" table:show-details="true"/>
                <table:data-pilot-member table:name="-27,7932286445228" table:display="true" table:show-details="true"/>
                <table:data-pilot-member table:name="-26,9664216431138" table:display="true" table:show-details="true"/>
                <table:data-pilot-member table:name="-26,2423602248605" table:display="true" table:show-details="true"/>
                <table:data-pilot-member table:name="-25,6845916967223" table:display="true" table:show-details="true"/>
                <table:data-pilot-member table:name="-25,2697343122765" table:display="true" table:show-details="true"/>
                <table:data-pilot-member table:name="-23,8900215733203" table:display="true" table:show-details="true"/>
                <table:data-pilot-member table:name="-23,7842504345105" table:display="true" table:show-details="true"/>
                <table:data-pilot-member table:name="-23,736779713657" table:display="true" table:show-details="true"/>
                <table:data-pilot-member table:name="-23,6750281050711" table:display="true" table:show-details="true"/>
                <table:data-pilot-member table:name="-22,9100642824662" table:display="true" table:show-details="true"/>
                <table:data-pilot-member table:name="-22,8080401702706" table:display="true" table:show-details="true"/>
                <table:data-pilot-member table:name="-22,0691328650656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20,5448318812881" table:display="true" table:show-details="true"/>
                <table:data-pilot-member table:name="-16,73287441202" table:display="true" table:show-details="true"/>
                <table:data-pilot-member table:name="-15,9058044393514" table:display="true" table:show-details="true"/>
                <table:data-pilot-member table:name="-15,9008171969369" table:display="true" table:show-details="true"/>
                <table:data-pilot-member table:name="-14,8071710377407" table:display="true" table:show-details="true"/>
                <table:data-pilot-member table:name="-14,7724626275834" table:display="true" table:show-details="true"/>
                <table:data-pilot-member table:name="-14,6924311762182" table:display="true" table:show-details="true"/>
                <table:data-pilot-member table:name="-14,379365268579" table:display="true" table:show-details="true"/>
                <table:data-pilot-member table:name="-14,2855865019293" table:display="true" table:show-details="true"/>
                <table:data-pilot-member table:name="-13,8730398314184" table:display="true" table:show-details="true"/>
                <table:data-pilot-member table:name="-13,6575022946495" table:display="true" table:show-details="true"/>
                <table:data-pilot-member table:name="-13,4177230327571" table:display="true" table:show-details="true"/>
                <table:data-pilot-member table:name="-13,3459963270508" table:display="true" table:show-details="true"/>
                <table:data-pilot-member table:name="-13,229219949777" table:display="true" table:show-details="true"/>
                <table:data-pilot-member table:name="-13,2050680836925" table:display="true" table:show-details="true"/>
                <table:data-pilot-member table:name="-12,9614901276453" table:display="true" table:show-details="true"/>
                <table:data-pilot-member table:name="-12,7485953028467" table:display="true" table:show-details="true"/>
                <table:data-pilot-member table:name="-12,2130697453879" table:display="true" table:show-details="true"/>
                <table:data-pilot-member table:name="-11,3293015746359" table:display="true" table:show-details="true"/>
                <table:data-pilot-member table:name="-11,022207478423" table:display="true" table:show-details="true"/>
                <table:data-pilot-member table:name="-10,495865960331" table:display="true" table:show-details="true"/>
                <table:data-pilot-member table:name="-9,71734506916057" table:display="true" table:show-details="true"/>
                <table:data-pilot-member table:name="-9,18297121220293" table:display="true" table:show-details="true"/>
                <table:data-pilot-member table:name="-8,74057665046367" table:display="true" table:show-details="true"/>
                <table:data-pilot-member table:name="-8,70789167911252" table:display="true" table:show-details="true"/>
                <table:data-pilot-member table:name="-8,54620690027912" table:display="true" table:show-details="true"/>
                <table:data-pilot-member table:name="-8,10890295524299" table:display="true" table:show-details="true"/>
                <table:data-pilot-member table:name="-7,41077928634356" table:display="true" table:show-details="true"/>
                <table:data-pilot-member table:name="-7,26340570467234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31398133183481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4,91907145709396" table:display="true" table:show-details="true"/>
                <table:data-pilot-member table:name="-4,63972501483004" table:display="true" table:show-details="true"/>
                <table:data-pilot-member table:name="-4,49780002077046" table:display="true" table:show-details="true"/>
                <table:data-pilot-member table:name="-3,30886208906265" table:display="true" table:show-details="true"/>
                <table:data-pilot-member table:name="-2,905746318612" table:display="true" table:show-details="true"/>
                <table:data-pilot-member table:name="-2,82094996544266" table:display="true" table:show-details="true"/>
                <table:data-pilot-member table:name="-2,74442177307864" table:display="true" table:show-details="true"/>
                <table:data-pilot-member table:name="-2,62571252658649" table:display="true" table:show-details="true"/>
                <table:data-pilot-member table:name="-1,21790573088067" table:display="true" table:show-details="true"/>
                <table:data-pilot-member table:name="-0,813691540799778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1,63726236146749" table:display="true" table:show-details="true"/>
                <table:data-pilot-member table:name="1,94862143436287" table:display="true" table:show-details="true"/>
                <table:data-pilot-member table:name="2,17233446507499" table:display="true" table:show-details="true"/>
                <table:data-pilot-member table:name="2,5665800267306" table:display="true" table:show-details="true"/>
                <table:data-pilot-member table:name="3,01336850949159" table:display="true" table:show-details="true"/>
                <table:data-pilot-member table:name="3,06851930353715" table:display="true" table:show-details="true"/>
                <table:data-pilot-member table:name="3,724197094185" table:display="true" table:show-details="true"/>
                <table:data-pilot-member table:name="3,82542104660155" table:display="true" table:show-details="true"/>
                <table:data-pilot-member table:name="3,91767108707112" table:display="true" table:show-details="true"/>
                <table:data-pilot-member table:name="4,39412188563335" table:display="true" table:show-details="true"/>
                <table:data-pilot-member table:name="4,40248569339243" table:display="true" table:show-details="true"/>
                <table:data-pilot-member table:name="4,56221833612831" table:display="true" table:show-details="true"/>
                <table:data-pilot-member table:name="5,00921979686901" table:display="true" table:show-details="true"/>
                <table:data-pilot-member table:name="5,051525688304" table:display="true" table:show-details="true"/>
                <table:data-pilot-member table:name="5,10197145538321" table:display="true" table:show-details="true"/>
                <table:data-pilot-member table:name="5,17177333501779" table:display="true" table:show-details="true"/>
                <table:data-pilot-member table:name="5,64296544845492" table:display="true" table:show-details="true"/>
                <table:data-pilot-member table:name="5,68566372493493" table:display="true" table:show-details="true"/>
                <table:data-pilot-member table:name="6,25257274778776" table:display="true" table:show-details="true"/>
                <table:data-pilot-member table:name="7,15823773359183" table:display="true" table:show-details="true"/>
                <table:data-pilot-member table:name="9,09711608477231" table:display="true" table:show-details="true"/>
                <table:data-pilot-member table:name="9,65334492442865" table:display="true" table:show-details="true"/>
                <table:data-pilot-member table:name="10,4144084717162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17,5393908326473" table:display="true" table:show-details="true"/>
                <table:data-pilot-member table:name="19,9350710061278" table:display="true" table:show-details="true"/>
                <table:data-pilot-member table:name="20,7141205926872" table:display="true" table:show-details="true"/>
                <table:data-pilot-member table:name="22,5614588225108" table:display="true" table:show-details="true"/>
                <table:data-pilot-member table:name="23,1485719109946" table:display="true" table:show-details="true"/>
                <table:data-pilot-member table:name="23,1615833196456" table:display="true" table:show-details="true"/>
                <table:data-pilot-member table:name="29,7922905715055" table:display="true" table:show-details="true"/>
                <table:data-pilot-member table:name="42,9135079210357" table:display="true" table:show-details="true"/>
                <table:data-pilot-member table:name="44,0539047642872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78,592392821841" table:display="true" table:show-details="true"/>
                <table:data-pilot-member table:name="80,7088695383686" table:display="true" table:show-details="true"/>
                <table:data-pilot-member table:name="82,4808807681763" table:display="true" table:show-details="true"/>
                <table:data-pilot-member table:name="83,369128930672" table:display="true" table:show-details="true"/>
                <table:data-pilot-member table:name="96,0490468388081" table:display="true" table:show-details="true"/>
                <table:data-pilot-member table:name="99,5301034696134" table:display="true" table:show-details="true"/>
                <table:data-pilot-member table:name="104,094528963901" table:display="true" table:show-details="true"/>
                <table:data-pilot-member table:name="106,673865804089" table:display="true" table:show-details="true"/>
                <table:data-pilot-member table:name="121,380939750644" table:display="true" table:show-details="true"/>
                <table:data-pilot-member table:name="125,779297166" table:display="true" table:show-details="true"/>
                <table:data-pilot-member table:name="138,34128091271" table:display="true" table:show-details="true"/>
                <table:data-pilot-member table:name="143,289573311072" table:display="true" table:show-details="true"/>
                <table:data-pilot-member table:name="169,850770295845" table:display="true" table:show-details="true"/>
                <table:data-pilot-member table:name="171,791423382128" table:display="true" table:show-details="true"/>
                <table:data-pilot-member table:name="174,051121798965" table:display="true" table:show-details="true"/>
                <table:data-pilot-member table:name="214,118577869686" table:display="true" table:show-details="true"/>
                <table:data-pilot-member table:name="217,704519424746" table:display="true" table:show-details="true"/>
                <table:data-pilot-member table:name="223,6717669017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ax">
            <table:data-pilot-level table:show-empty="false" calcext:repeat-item-labels="false">
              <table:data-pilot-members>
                <table:data-pilot-member table:name="-101,806452536034" table:display="true" table:show-details="true"/>
                <table:data-pilot-member table:name="-101,706174017718" table:display="true" table:show-details="true"/>
                <table:data-pilot-member table:name="-101,605886310446" table:display="true" table:show-details="true"/>
                <table:data-pilot-member table:name="-101,547245297863" table:display="true" table:show-details="true"/>
                <table:data-pilot-member table:name="-101,512469910195" table:display="true" table:show-details="true"/>
                <table:data-pilot-member table:name="-101,163834659438" table:display="true" table:show-details="true"/>
                <table:data-pilot-member table:name="-101,136208996162" table:display="true" table:show-details="true"/>
                <table:data-pilot-member table:name="-100,953278673342" table:display="true" table:show-details="true"/>
                <table:data-pilot-member table:name="-100,825650444188" table:display="true" table:show-details="true"/>
                <table:data-pilot-member table:name="-100,805807735952" table:display="true" table:show-details="true"/>
                <table:data-pilot-member table:name="-100,769207462672" table:display="true" table:show-details="true"/>
                <table:data-pilot-member table:name="-100,370044288211" table:display="true" table:show-details="true"/>
                <table:data-pilot-member table:name="-100,3361620432" table:display="true" table:show-details="true"/>
                <table:data-pilot-member table:name="-100,148901018727" table:display="true" table:show-details="true"/>
                <table:data-pilot-member table:name="-100,045230141943" table:display="true" table:show-details="true"/>
                <table:data-pilot-member table:name="-99,7437343001988" table:display="true" table:show-details="true"/>
                <table:data-pilot-member table:name="-99,7006616186" table:display="true" table:show-details="true"/>
                <table:data-pilot-member table:name="-99,5902513685535" table:display="true" table:show-details="true"/>
                <table:data-pilot-member table:name="-99,5800787467423" table:display="true" table:show-details="true"/>
                <table:data-pilot-member table:name="-99,5607282728404" table:display="true" table:show-details="true"/>
                <table:data-pilot-member table:name="-99,5519076743079" table:display="true" table:show-details="true"/>
                <table:data-pilot-member table:name="-99,5403411012983" table:display="true" table:show-details="true"/>
                <table:data-pilot-member table:name="-99,5376929233252" table:display="true" table:show-details="true"/>
                <table:data-pilot-member table:name="-99,2816459218443" table:display="true" table:show-details="true"/>
                <table:data-pilot-member table:name="-99,237760173669" table:display="true" table:show-details="true"/>
                <table:data-pilot-member table:name="-99,1910757385164" table:display="true" table:show-details="true"/>
                <table:data-pilot-member table:name="-99,0425492226167" table:display="true" table:show-details="true"/>
                <table:data-pilot-member table:name="-98,9937565481563" table:display="true" table:show-details="true"/>
                <table:data-pilot-member table:name="-98,9454592570042" table:display="true" table:show-details="true"/>
                <table:data-pilot-member table:name="-98,9442377342617" table:display="true" table:show-details="true"/>
                <table:data-pilot-member table:name="-98,7411581717411" table:display="true" table:show-details="true"/>
                <table:data-pilot-member table:name="-98,7390049334503" table:display="true" table:show-details="true"/>
                <table:data-pilot-member table:name="-98,7100080156539" table:display="true" table:show-details="true"/>
                <table:data-pilot-member table:name="-98,6507028060917" table:display="true" table:show-details="true"/>
                <table:data-pilot-member table:name="-98,5870313576814" table:display="true" table:show-details="true"/>
                <table:data-pilot-member table:name="-98,5593427323038" table:display="true" table:show-details="true"/>
                <table:data-pilot-member table:name="-98,5467584471373" table:display="true" table:show-details="true"/>
                <table:data-pilot-member table:name="-98,4473345821879" table:display="true" table:show-details="true"/>
                <table:data-pilot-member table:name="-98,1276299696618" table:display="true" table:show-details="true"/>
                <table:data-pilot-member table:name="-97,958245652939" table:display="true" table:show-details="true"/>
                <table:data-pilot-member table:name="-97,8516072608827" table:display="true" table:show-details="true"/>
                <table:data-pilot-member table:name="-97,7637785999971" table:display="true" table:show-details="true"/>
                <table:data-pilot-member table:name="-97,6759243697133" table:display="true" table:show-details="true"/>
                <table:data-pilot-member table:name="-97,5882068539765" table:display="true" table:show-details="true"/>
                <table:data-pilot-member table:name="-97,5348978343675" table:display="true" table:show-details="true"/>
                <table:data-pilot-member table:name="-97,4550093895558" table:display="true" table:show-details="true"/>
                <table:data-pilot-member table:name="-97,3493824058239" table:display="true" table:show-details="true"/>
                <table:data-pilot-member table:name="-97,3062143817788" table:display="true" table:show-details="true"/>
                <table:data-pilot-member table:name="-97,305015429957" table:display="true" table:show-details="true"/>
                <table:data-pilot-member table:name="-97,2528001227852" table:display="true" table:show-details="true"/>
                <table:data-pilot-member table:name="-97,2441671911392" table:display="true" table:show-details="true"/>
                <table:data-pilot-member table:name="-97,2197070925029" table:display="true" table:show-details="true"/>
                <table:data-pilot-member table:name="-97,0519417117382" table:display="true" table:show-details="true"/>
                <table:data-pilot-member table:name="-96,8685025224062" table:display="true" table:show-details="true"/>
                <table:data-pilot-member table:name="-96,80677953255" table:display="true" table:show-details="true"/>
                <table:data-pilot-member table:name="-96,6350992969442" table:display="true" table:show-details="true"/>
                <table:data-pilot-member table:name="-96,5491089238225" table:display="true" table:show-details="true"/>
                <table:data-pilot-member table:name="-96,308762268254" table:display="true" table:show-details="true"/>
                <table:data-pilot-member table:name="-96,2422288686815" table:display="true" table:show-details="true"/>
                <table:data-pilot-member table:name="-96,1577192246384" table:display="true" table:show-details="true"/>
                <table:data-pilot-member table:name="-96,1512798873282" table:display="true" table:show-details="true"/>
                <table:data-pilot-member table:name="-96,1231145303157" table:display="true" table:show-details="true"/>
                <table:data-pilot-member table:name="-96,0894596279601" table:display="true" table:show-details="true"/>
                <table:data-pilot-member table:name="-96,0881986621718" table:display="true" table:show-details="true"/>
                <table:data-pilot-member table:name="-95,9968534043825" table:display="true" table:show-details="true"/>
                <table:data-pilot-member table:name="-95,8611961119014" table:display="true" table:show-details="true"/>
                <table:data-pilot-member table:name="-95,8064807918976" table:display="true" table:show-details="true"/>
                <table:data-pilot-member table:name="-95,3644830251468" table:display="true" table:show-details="true"/>
                <table:data-pilot-member table:name="-95,1966699818952" table:display="true" table:show-details="true"/>
                <table:data-pilot-member table:name="-95,0693108664136" table:display="true" table:show-details="true"/>
                <table:data-pilot-member table:name="-95,0190935175635" table:display="true" table:show-details="true"/>
                <table:data-pilot-member table:name="-94,9211894716029" table:display="true" table:show-details="true"/>
                <table:data-pilot-member table:name="-94,7614794653506" table:display="true" table:show-details="true"/>
                <table:data-pilot-member table:name="-94,5193753425018" table:display="true" table:show-details="true"/>
                <table:data-pilot-member table:name="-94,4929951477282" table:display="true" table:show-details="true"/>
                <table:data-pilot-member table:name="-94,4060354803418" table:display="true" table:show-details="true"/>
                <table:data-pilot-member table:name="-94,2661590755256" table:display="true" table:show-details="true"/>
                <table:data-pilot-member table:name="-94,2608050543954" table:display="true" table:show-details="true"/>
                <table:data-pilot-member table:name="-94,0179845664715" table:display="true" table:show-details="true"/>
                <table:data-pilot-member table:name="-93,8068692894868" table:display="true" table:show-details="true"/>
                <table:data-pilot-member table:name="-93,7623591666133" table:display="true" table:show-details="true"/>
                <table:data-pilot-member table:name="-93,5645252931902" table:display="true" table:show-details="true"/>
                <table:data-pilot-member table:name="-93,3362045088998" table:display="true" table:show-details="true"/>
                <table:data-pilot-member table:name="-93,19543292188" table:display="true" table:show-details="true"/>
                <table:data-pilot-member table:name="-93,0737001785102" table:display="true" table:show-details="true"/>
                <table:data-pilot-member table:name="-92,9604507793596" table:display="true" table:show-details="true"/>
                <table:data-pilot-member table:name="-92,7277374731189" table:display="true" table:show-details="true"/>
                <table:data-pilot-member table:name="-92,6611866985063" table:display="true" table:show-details="true"/>
                <table:data-pilot-member table:name="-92,6223968425045" table:display="true" table:show-details="true"/>
                <table:data-pilot-member table:name="-92,5656565236138" table:display="true" table:show-details="true"/>
                <table:data-pilot-member table:name="-92,483426775976" table:display="true" table:show-details="true"/>
                <table:data-pilot-member table:name="-92,4736549113169" table:display="true" table:show-details="true"/>
                <table:data-pilot-member table:name="-92,1660017834985" table:display="true" table:show-details="true"/>
                <table:data-pilot-member table:name="-91,9738209894789" table:display="true" table:show-details="true"/>
                <table:data-pilot-member table:name="-91,8234980862826" table:display="true" table:show-details="true"/>
                <table:data-pilot-member table:name="-91,6265801127791" table:display="true" table:show-details="true"/>
                <table:data-pilot-member table:name="-91,5480170229163" table:display="true" table:show-details="true"/>
                <table:data-pilot-member table:name="-91,5121741992765" table:display="true" table:show-details="true"/>
                <table:data-pilot-member table:name="-91,4540202919076" table:display="true" table:show-details="true"/>
                <table:data-pilot-member table:name="-91,1605078587978" table:display="true" table:show-details="true"/>
                <table:data-pilot-member table:name="-91,1168181166612" table:display="true" table:show-details="true"/>
                <table:data-pilot-member table:name="-91,0132881475638" table:display="true" table:show-details="true"/>
                <table:data-pilot-member table:name="-90,9746596799933" table:display="true" table:show-details="true"/>
                <table:data-pilot-member table:name="-90,9404004057808" table:display="true" table:show-details="true"/>
                <table:data-pilot-member table:name="-90,9400143177187" table:display="true" table:show-details="true"/>
                <table:data-pilot-member table:name="-90,9187144058991" table:display="true" table:show-details="true"/>
                <table:data-pilot-member table:name="-90,8771744771859" table:display="true" table:show-details="true"/>
                <table:data-pilot-member table:name="-90,8330812484298" table:display="true" table:show-details="true"/>
                <table:data-pilot-member table:name="-90,6513035871166" table:display="true" table:show-details="true"/>
                <table:data-pilot-member table:name="-90,5031904522406" table:display="true" table:show-details="true"/>
                <table:data-pilot-member table:name="-90,2741172406904" table:display="true" table:show-details="true"/>
                <table:data-pilot-member table:name="-90,2499397942123" table:display="true" table:show-details="true"/>
                <table:data-pilot-member table:name="-90,1578853488246" table:display="true" table:show-details="true"/>
                <table:data-pilot-member table:name="-90,00136514261" table:display="true" table:show-details="true"/>
                <table:data-pilot-member table:name="-89,6989428414938" table:display="true" table:show-details="true"/>
                <table:data-pilot-member table:name="-89,3505366528875" table:display="true" table:show-details="true"/>
                <table:data-pilot-member table:name="-89,2967822745223" table:display="true" table:show-details="true"/>
                <table:data-pilot-member table:name="-89,0816322542027" table:display="true" table:show-details="true"/>
                <table:data-pilot-member table:name="-88,8255449656196" table:display="true" table:show-details="true"/>
                <table:data-pilot-member table:name="-88,5735510799534" table:display="true" table:show-details="true"/>
                <table:data-pilot-member table:name="-88,363212109097" table:display="true" table:show-details="true"/>
                <table:data-pilot-member table:name="-87,9502280021661" table:display="true" table:show-details="true"/>
                <table:data-pilot-member table:name="-87,7863575971363" table:display="true" table:show-details="true"/>
                <table:data-pilot-member table:name="-86,7191523294897" table:display="true" table:show-details="true"/>
                <table:data-pilot-member table:name="-86,6618413308183" table:display="true" table:show-details="true"/>
                <table:data-pilot-member table:name="-86,5575011085785" table:display="true" table:show-details="true"/>
                <table:data-pilot-member table:name="-86,1616334762007" table:display="true" table:show-details="true"/>
                <table:data-pilot-member table:name="-86,0621618939868" table:display="true" table:show-details="true"/>
                <table:data-pilot-member table:name="-85,919023536304" table:display="true" table:show-details="true"/>
                <table:data-pilot-member table:name="-85,8152346365074" table:display="true" table:show-details="true"/>
                <table:data-pilot-member table:name="-84,2557952402397" table:display="true" table:show-details="true"/>
                <table:data-pilot-member table:name="-83,4723755984259" table:display="true" table:show-details="true"/>
                <table:data-pilot-member table:name="-82,5720756061977" table:display="true" table:show-details="true"/>
                <table:data-pilot-member table:name="-82,5135469011114" table:display="true" table:show-details="true"/>
                <table:data-pilot-member table:name="-81,7193239350964" table:display="true" table:show-details="true"/>
                <table:data-pilot-member table:name="-81,0047451816055" table:display="true" table:show-details="true"/>
                <table:data-pilot-member table:name="-80,9201615961254" table:display="true" table:show-details="true"/>
                <table:data-pilot-member table:name="-80,0678345468315" table:display="true" table:show-details="true"/>
                <table:data-pilot-member table:name="-79,7309932068073" table:display="true" table:show-details="true"/>
                <table:data-pilot-member table:name="-74,2526364792041" table:display="true" table:show-details="true"/>
                <table:data-pilot-member table:name="-72,3950155212313" table:display="true" table:show-details="true"/>
                <table:data-pilot-member table:name="-71,0800554037536" table:display="true" table:show-details="true"/>
                <table:data-pilot-member table:name="-70,0538431158834" table:display="true" table:show-details="true"/>
                <table:data-pilot-member table:name="-69,9046253367669" table:display="true" table:show-details="true"/>
                <table:data-pilot-member table:name="-68,308847359534" table:display="true" table:show-details="true"/>
                <table:data-pilot-member table:name="-65,755194439634" table:display="true" table:show-details="true"/>
                <table:data-pilot-member table:name="-65,5471270255552" table:display="true" table:show-details="true"/>
                <table:data-pilot-member table:name="-64,2852438626788" table:display="true" table:show-details="true"/>
                <table:data-pilot-member table:name="-62,952256323901" table:display="true" table:show-details="true"/>
                <table:data-pilot-member table:name="-62,4215316960931" table:display="true" table:show-details="true"/>
                <table:data-pilot-member table:name="-57,5040223997801" table:display="true" table:show-details="true"/>
                <table:data-pilot-member table:name="-57,4961948995469" table:display="true" table:show-details="true"/>
                <table:data-pilot-member table:name="-57,0299821718934" table:display="true" table:show-details="true"/>
                <table:data-pilot-member table:name="-52,2491671293832" table:display="true" table:show-details="true"/>
                <table:data-pilot-member table:name="-52,1703139631298" table:display="true" table:show-details="true"/>
                <table:data-pilot-member table:name="-51,9358355960635" table:display="true" table:show-details="true"/>
                <table:data-pilot-member table:name="-50,1824001416049" table:display="true" table:show-details="true"/>
                <table:data-pilot-member table:name="-50,1718718081847" table:display="true" table:show-details="true"/>
                <table:data-pilot-member table:name="-48,1731389177504" table:display="true" table:show-details="true"/>
                <table:data-pilot-member table:name="-48,1621989753509" table:display="true" table:show-details="true"/>
                <table:data-pilot-member table:name="-47,126953282896" table:display="true" table:show-details="true"/>
                <table:data-pilot-member table:name="-46,8132551563644" table:display="true" table:show-details="true"/>
                <table:data-pilot-member table:name="-44,0637073463246" table:display="true" table:show-details="true"/>
                <table:data-pilot-member table:name="-43,3624885537281" table:display="true" table:show-details="true"/>
                <table:data-pilot-member table:name="-41,6635372888107" table:display="true" table:show-details="true"/>
                <table:data-pilot-member table:name="-41,6398892096317" table:display="true" table:show-details="true"/>
                <table:data-pilot-member table:name="-40,248105621528" table:display="true" table:show-details="true"/>
                <table:data-pilot-member table:name="-38,2728240093934" table:display="true" table:show-details="true"/>
                <table:data-pilot-member table:name="-37,2609352452549" table:display="true" table:show-details="true"/>
                <table:data-pilot-member table:name="-36,1645609733392" table:display="true" table:show-details="true"/>
                <table:data-pilot-member table:name="-35,4562877816706" table:display="true" table:show-details="true"/>
                <table:data-pilot-member table:name="-35,3991585173347" table:display="true" table:show-details="true"/>
                <table:data-pilot-member table:name="-33,2267642096611" table:display="true" table:show-details="true"/>
                <table:data-pilot-member table:name="-32,0533685499132" table:display="true" table:show-details="true"/>
                <table:data-pilot-member table:name="-28,7700012417915" table:display="true" table:show-details="true"/>
                <table:data-pilot-member table:name="-27,7932286445228" table:display="true" table:show-details="true"/>
                <table:data-pilot-member table:name="-26,9664216431138" table:display="true" table:show-details="true"/>
                <table:data-pilot-member table:name="-26,2423602248605" table:display="true" table:show-details="true"/>
                <table:data-pilot-member table:name="-25,6845916967223" table:display="true" table:show-details="true"/>
                <table:data-pilot-member table:name="-25,2697343122765" table:display="true" table:show-details="true"/>
                <table:data-pilot-member table:name="-23,8900215733203" table:display="true" table:show-details="true"/>
                <table:data-pilot-member table:name="-23,7842504345105" table:display="true" table:show-details="true"/>
                <table:data-pilot-member table:name="-23,736779713657" table:display="true" table:show-details="true"/>
                <table:data-pilot-member table:name="-23,6750281050711" table:display="true" table:show-details="true"/>
                <table:data-pilot-member table:name="-22,9100642824662" table:display="true" table:show-details="true"/>
                <table:data-pilot-member table:name="-22,8080401702706" table:display="true" table:show-details="true"/>
                <table:data-pilot-member table:name="-22,0691328650656" table:display="true" table:show-details="true"/>
                <table:data-pilot-member table:name="-21,5568012001558" table:display="true" table:show-details="true"/>
                <table:data-pilot-member table:name="-20,5560150138159" table:display="true" table:show-details="true"/>
                <table:data-pilot-member table:name="-20,5448318812881" table:display="true" table:show-details="true"/>
                <table:data-pilot-member table:name="-16,73287441202" table:display="true" table:show-details="true"/>
                <table:data-pilot-member table:name="-15,9058044393514" table:display="true" table:show-details="true"/>
                <table:data-pilot-member table:name="-15,9008171969369" table:display="true" table:show-details="true"/>
                <table:data-pilot-member table:name="-14,8071710377407" table:display="true" table:show-details="true"/>
                <table:data-pilot-member table:name="-14,7724626275834" table:display="true" table:show-details="true"/>
                <table:data-pilot-member table:name="-14,6924311762182" table:display="true" table:show-details="true"/>
                <table:data-pilot-member table:name="-14,379365268579" table:display="true" table:show-details="true"/>
                <table:data-pilot-member table:name="-14,2855865019293" table:display="true" table:show-details="true"/>
                <table:data-pilot-member table:name="-13,8730398314184" table:display="true" table:show-details="true"/>
                <table:data-pilot-member table:name="-13,6575022946495" table:display="true" table:show-details="true"/>
                <table:data-pilot-member table:name="-13,4177230327571" table:display="true" table:show-details="true"/>
                <table:data-pilot-member table:name="-13,3459963270508" table:display="true" table:show-details="true"/>
                <table:data-pilot-member table:name="-13,229219949777" table:display="true" table:show-details="true"/>
                <table:data-pilot-member table:name="-13,2050680836925" table:display="true" table:show-details="true"/>
                <table:data-pilot-member table:name="-12,9614901276453" table:display="true" table:show-details="true"/>
                <table:data-pilot-member table:name="-12,7485953028467" table:display="true" table:show-details="true"/>
                <table:data-pilot-member table:name="-12,2130697453879" table:display="true" table:show-details="true"/>
                <table:data-pilot-member table:name="-11,3293015746359" table:display="true" table:show-details="true"/>
                <table:data-pilot-member table:name="-11,022207478423" table:display="true" table:show-details="true"/>
                <table:data-pilot-member table:name="-10,495865960331" table:display="true" table:show-details="true"/>
                <table:data-pilot-member table:name="-9,71734506916057" table:display="true" table:show-details="true"/>
                <table:data-pilot-member table:name="-9,18297121220293" table:display="true" table:show-details="true"/>
                <table:data-pilot-member table:name="-8,74057665046367" table:display="true" table:show-details="true"/>
                <table:data-pilot-member table:name="-8,70789167911252" table:display="true" table:show-details="true"/>
                <table:data-pilot-member table:name="-8,54620690027912" table:display="true" table:show-details="true"/>
                <table:data-pilot-member table:name="-8,10890295524299" table:display="true" table:show-details="true"/>
                <table:data-pilot-member table:name="-7,41077928634356" table:display="true" table:show-details="true"/>
                <table:data-pilot-member table:name="-7,26340570467234" table:display="true" table:show-details="true"/>
                <table:data-pilot-member table:name="-6,0031508407538" table:display="true" table:show-details="true"/>
                <table:data-pilot-member table:name="-5,42767833149618" table:display="true" table:show-details="true"/>
                <table:data-pilot-member table:name="-5,31398133183481" table:display="true" table:show-details="true"/>
                <table:data-pilot-member table:name="-5,08678554542396" table:display="true" table:show-details="true"/>
                <table:data-pilot-member table:name="-4,94908401306937" table:display="true" table:show-details="true"/>
                <table:data-pilot-member table:name="-4,91907145709396" table:display="true" table:show-details="true"/>
                <table:data-pilot-member table:name="-4,63972501483004" table:display="true" table:show-details="true"/>
                <table:data-pilot-member table:name="-4,49780002077046" table:display="true" table:show-details="true"/>
                <table:data-pilot-member table:name="-3,30886208906265" table:display="true" table:show-details="true"/>
                <table:data-pilot-member table:name="-2,905746318612" table:display="true" table:show-details="true"/>
                <table:data-pilot-member table:name="-2,82094996544266" table:display="true" table:show-details="true"/>
                <table:data-pilot-member table:name="-2,74442177307864" table:display="true" table:show-details="true"/>
                <table:data-pilot-member table:name="-2,62571252658649" table:display="true" table:show-details="true"/>
                <table:data-pilot-member table:name="-1,21790573088067" table:display="true" table:show-details="true"/>
                <table:data-pilot-member table:name="-0,813691540799778" table:display="true" table:show-details="true"/>
                <table:data-pilot-member table:name="-0,659012356438997" table:display="true" table:show-details="true"/>
                <table:data-pilot-member table:name="-0,494482605349322" table:display="true" table:show-details="true"/>
                <table:data-pilot-member table:name="0,106521989864777" table:display="true" table:show-details="true"/>
                <table:data-pilot-member table:name="1,63726236146749" table:display="true" table:show-details="true"/>
                <table:data-pilot-member table:name="1,94862143436287" table:display="true" table:show-details="true"/>
                <table:data-pilot-member table:name="2,17233446507499" table:display="true" table:show-details="true"/>
                <table:data-pilot-member table:name="2,5665800267306" table:display="true" table:show-details="true"/>
                <table:data-pilot-member table:name="3,01336850949159" table:display="true" table:show-details="true"/>
                <table:data-pilot-member table:name="3,06851930353715" table:display="true" table:show-details="true"/>
                <table:data-pilot-member table:name="3,724197094185" table:display="true" table:show-details="true"/>
                <table:data-pilot-member table:name="3,82542104660155" table:display="true" table:show-details="true"/>
                <table:data-pilot-member table:name="3,91767108707112" table:display="true" table:show-details="true"/>
                <table:data-pilot-member table:name="4,39412188563335" table:display="true" table:show-details="true"/>
                <table:data-pilot-member table:name="4,40248569339243" table:display="true" table:show-details="true"/>
                <table:data-pilot-member table:name="4,56221833612831" table:display="true" table:show-details="true"/>
                <table:data-pilot-member table:name="5,00921979686901" table:display="true" table:show-details="true"/>
                <table:data-pilot-member table:name="5,051525688304" table:display="true" table:show-details="true"/>
                <table:data-pilot-member table:name="5,10197145538321" table:display="true" table:show-details="true"/>
                <table:data-pilot-member table:name="5,17177333501779" table:display="true" table:show-details="true"/>
                <table:data-pilot-member table:name="5,64296544845492" table:display="true" table:show-details="true"/>
                <table:data-pilot-member table:name="5,68566372493493" table:display="true" table:show-details="true"/>
                <table:data-pilot-member table:name="6,25257274778776" table:display="true" table:show-details="true"/>
                <table:data-pilot-member table:name="7,15823773359183" table:display="true" table:show-details="true"/>
                <table:data-pilot-member table:name="9,09711608477231" table:display="true" table:show-details="true"/>
                <table:data-pilot-member table:name="9,65334492442865" table:display="true" table:show-details="true"/>
                <table:data-pilot-member table:name="10,4144084717162" table:display="true" table:show-details="true"/>
                <table:data-pilot-member table:name="10,5317320988426" table:display="true" table:show-details="true"/>
                <table:data-pilot-member table:name="11,1757866531807" table:display="true" table:show-details="true"/>
                <table:data-pilot-member table:name="13,7730111627523" table:display="true" table:show-details="true"/>
                <table:data-pilot-member table:name="15,2588577824379" table:display="true" table:show-details="true"/>
                <table:data-pilot-member table:name="17,1768651295621" table:display="true" table:show-details="true"/>
                <table:data-pilot-member table:name="17,5393908326473" table:display="true" table:show-details="true"/>
                <table:data-pilot-member table:name="19,9350710061278" table:display="true" table:show-details="true"/>
                <table:data-pilot-member table:name="20,7141205926872" table:display="true" table:show-details="true"/>
                <table:data-pilot-member table:name="22,5614588225108" table:display="true" table:show-details="true"/>
                <table:data-pilot-member table:name="23,1485719109946" table:display="true" table:show-details="true"/>
                <table:data-pilot-member table:name="23,1615833196456" table:display="true" table:show-details="true"/>
                <table:data-pilot-member table:name="29,7922905715055" table:display="true" table:show-details="true"/>
                <table:data-pilot-member table:name="42,9135079210357" table:display="true" table:show-details="true"/>
                <table:data-pilot-member table:name="44,0539047642872" table:display="true" table:show-details="true"/>
                <table:data-pilot-member table:name="53,0923316154666" table:display="true" table:show-details="true"/>
                <table:data-pilot-member table:name="63,7801874159719" table:display="true" table:show-details="true"/>
                <table:data-pilot-member table:name="67,3127517087801" table:display="true" table:show-details="true"/>
                <table:data-pilot-member table:name="70,7208192491802" table:display="true" table:show-details="true"/>
                <table:data-pilot-member table:name="74,0533550304609" table:display="true" table:show-details="true"/>
                <table:data-pilot-member table:name="78,592392821841" table:display="true" table:show-details="true"/>
                <table:data-pilot-member table:name="80,7088695383686" table:display="true" table:show-details="true"/>
                <table:data-pilot-member table:name="82,4808807681763" table:display="true" table:show-details="true"/>
                <table:data-pilot-member table:name="83,369128930672" table:display="true" table:show-details="true"/>
                <table:data-pilot-member table:name="96,0490468388081" table:display="true" table:show-details="true"/>
                <table:data-pilot-member table:name="99,5301034696134" table:display="true" table:show-details="true"/>
                <table:data-pilot-member table:name="104,094528963901" table:display="true" table:show-details="true"/>
                <table:data-pilot-member table:name="106,673865804089" table:display="true" table:show-details="true"/>
                <table:data-pilot-member table:name="121,380939750644" table:display="true" table:show-details="true"/>
                <table:data-pilot-member table:name="125,779297166" table:display="true" table:show-details="true"/>
                <table:data-pilot-member table:name="138,34128091271" table:display="true" table:show-details="true"/>
                <table:data-pilot-member table:name="143,289573311072" table:display="true" table:show-details="true"/>
                <table:data-pilot-member table:name="169,850770295845" table:display="true" table:show-details="true"/>
                <table:data-pilot-member table:name="171,791423382128" table:display="true" table:show-details="true"/>
                <table:data-pilot-member table:name="174,051121798965" table:display="true" table:show-details="true"/>
                <table:data-pilot-member table:name="214,118577869686" table:display="true" table:show-details="true"/>
                <table:data-pilot-member table:name="217,704519424746" table:display="true" table:show-details="true"/>
                <table:data-pilot-member table:name="223,6717669017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-Tabelle_Tabelle6_1'.A3:'Pivot-Tabelle_Tabelle6_1'.I17" table:buttons="'Pivot-Tabelle_Tabelle6_1'.A4 'Pivot-Tabelle_Tabelle6_1'.B4 'Pivot-Tabelle_Tabelle6_1'.C3" table:show-filter-button="false" table:drill-down-on-double-click="false">
          <table:source-cell-range table:cell-range-address="Tabelle6.A1:Tabelle6.BA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xtra_from_hof" table:orientation="row" table:used-hierarchy="0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u" table:orientation="row" table:used-hierarchy="0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5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vg" table:orientation="data" table:used-hierarchy="0" table:function="count">
            <table:data-pilot-level table:show-empty="false" calcext:repeat-item-labels="false">
              <table:data-pilot-members>
                <table:data-pilot-member table:name="-138,175400843928" table:display="true" table:show-details="true"/>
                <table:data-pilot-member table:name="-69,601887764416" table:display="true" table:show-details="true"/>
                <table:data-pilot-member table:name="-64,6149645859907" table:display="true" table:show-details="true"/>
                <table:data-pilot-member table:name="-53,1754677779963" table:display="true" table:show-details="true"/>
                <table:data-pilot-member table:name="-49,5998618216261" table:display="true" table:show-details="true"/>
                <table:data-pilot-member table:name="-37,0428233004596" table:display="true" table:show-details="true"/>
                <table:data-pilot-member table:name="-23,0429061574931" table:display="true" table:show-details="true"/>
                <table:data-pilot-member table:name="-17,5476881755012" table:display="true" table:show-details="true"/>
                <table:data-pilot-member table:name="-15,4568252114951" table:display="true" table:show-details="true"/>
                <table:data-pilot-member table:name="-2,59233408805989" table:display="true" table:show-details="true"/>
                <table:data-pilot-member table:name="6,73648888891149" table:display="true" table:show-details="true"/>
                <table:data-pilot-member table:name="11,814754677213" table:display="true" table:show-details="true"/>
                <table:data-pilot-member table:name="15,2285237697504" table:display="true" table:show-details="true"/>
                <table:data-pilot-member table:name="20,1198826038631" table:display="true" table:show-details="true"/>
                <table:data-pilot-member table:name="32,8723167710586" table:display="true" table:show-details="true"/>
                <table:data-pilot-member table:name="41,0181907109417" table:display="true" table:show-details="true"/>
                <table:data-pilot-member table:name="49,5744248987008" table:display="true" table:show-details="true"/>
                <table:data-pilot-member table:name="53,6879261331683" table:display="true" table:show-details="true"/>
                <table:data-pilot-member table:name="61,163310228504" table:display="true" table:show-details="true"/>
                <table:data-pilot-member table:name="76,8723222889858" table:display="true" table:show-details="true"/>
                <table:data-pilot-member table:name="80,1592726811719" table:display="true" table:show-details="true"/>
                <table:data-pilot-member table:name="91,0117737787308" table:display="true" table:show-details="true"/>
                <table:data-pilot-member table:name="99,9636194750478" table:display="true" table:show-details="true"/>
                <table:data-pilot-member table:name="102,49197940334" table:display="true" table:show-details="true"/>
                <table:data-pilot-member table:name="107,63723698469" table:display="true" table:show-details="true"/>
                <table:data-pilot-member table:name="122,796950842655" table:display="true" table:show-details="true"/>
                <table:data-pilot-member table:name="123,510578240309" table:display="true" table:show-details="true"/>
                <table:data-pilot-member table:name="152,70841224958" table:display="true" table:show-details="true"/>
                <table:data-pilot-member table:name="160,673831895188" table:display="true" table:show-details="true"/>
                <table:data-pilot-member table:name="168,91638586092" table:display="true" table:show-details="true"/>
                <table:data-pilot-member table:name="189,199413106605" table:display="true" table:show-details="true"/>
                <table:data-pilot-member table:name="210,073124049454" table:display="true" table:show-details="true"/>
                <table:data-pilot-member table:name="244,009971111399" table:display="true" table:show-details="true"/>
                <table:data-pilot-member table:name="248,280877459368" table:display="true" table:show-details="true"/>
                <table:data-pilot-member table:name="301,8555028633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vg" table:orientation="data" table:used-hierarchy="0" table:function="min">
            <table:data-pilot-level table:show-empty="false" calcext:repeat-item-labels="false">
              <table:data-pilot-members>
                <table:data-pilot-member table:name="-138,175400843928" table:display="true" table:show-details="true"/>
                <table:data-pilot-member table:name="-69,601887764416" table:display="true" table:show-details="true"/>
                <table:data-pilot-member table:name="-64,6149645859907" table:display="true" table:show-details="true"/>
                <table:data-pilot-member table:name="-53,1754677779963" table:display="true" table:show-details="true"/>
                <table:data-pilot-member table:name="-49,5998618216261" table:display="true" table:show-details="true"/>
                <table:data-pilot-member table:name="-37,0428233004596" table:display="true" table:show-details="true"/>
                <table:data-pilot-member table:name="-23,0429061574931" table:display="true" table:show-details="true"/>
                <table:data-pilot-member table:name="-17,5476881755012" table:display="true" table:show-details="true"/>
                <table:data-pilot-member table:name="-15,4568252114951" table:display="true" table:show-details="true"/>
                <table:data-pilot-member table:name="-2,59233408805989" table:display="true" table:show-details="true"/>
                <table:data-pilot-member table:name="6,73648888891149" table:display="true" table:show-details="true"/>
                <table:data-pilot-member table:name="11,814754677213" table:display="true" table:show-details="true"/>
                <table:data-pilot-member table:name="15,2285237697504" table:display="true" table:show-details="true"/>
                <table:data-pilot-member table:name="20,1198826038631" table:display="true" table:show-details="true"/>
                <table:data-pilot-member table:name="32,8723167710586" table:display="true" table:show-details="true"/>
                <table:data-pilot-member table:name="41,0181907109417" table:display="true" table:show-details="true"/>
                <table:data-pilot-member table:name="49,5744248987008" table:display="true" table:show-details="true"/>
                <table:data-pilot-member table:name="53,6879261331683" table:display="true" table:show-details="true"/>
                <table:data-pilot-member table:name="61,163310228504" table:display="true" table:show-details="true"/>
                <table:data-pilot-member table:name="76,8723222889858" table:display="true" table:show-details="true"/>
                <table:data-pilot-member table:name="80,1592726811719" table:display="true" table:show-details="true"/>
                <table:data-pilot-member table:name="91,0117737787308" table:display="true" table:show-details="true"/>
                <table:data-pilot-member table:name="99,9636194750478" table:display="true" table:show-details="true"/>
                <table:data-pilot-member table:name="102,49197940334" table:display="true" table:show-details="true"/>
                <table:data-pilot-member table:name="107,63723698469" table:display="true" table:show-details="true"/>
                <table:data-pilot-member table:name="122,796950842655" table:display="true" table:show-details="true"/>
                <table:data-pilot-member table:name="123,510578240309" table:display="true" table:show-details="true"/>
                <table:data-pilot-member table:name="152,70841224958" table:display="true" table:show-details="true"/>
                <table:data-pilot-member table:name="160,673831895188" table:display="true" table:show-details="true"/>
                <table:data-pilot-member table:name="168,91638586092" table:display="true" table:show-details="true"/>
                <table:data-pilot-member table:name="189,199413106605" table:display="true" table:show-details="true"/>
                <table:data-pilot-member table:name="210,073124049454" table:display="true" table:show-details="true"/>
                <table:data-pilot-member table:name="244,009971111399" table:display="true" table:show-details="true"/>
                <table:data-pilot-member table:name="248,280877459368" table:display="true" table:show-details="true"/>
                <table:data-pilot-member table:name="301,8555028633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vg" table:orientation="data" table:used-hierarchy="0" table:function="median">
            <table:data-pilot-level table:show-empty="false" calcext:repeat-item-labels="false">
              <table:data-pilot-members>
                <table:data-pilot-member table:name="-138,175400843928" table:display="true" table:show-details="true"/>
                <table:data-pilot-member table:name="-69,601887764416" table:display="true" table:show-details="true"/>
                <table:data-pilot-member table:name="-64,6149645859907" table:display="true" table:show-details="true"/>
                <table:data-pilot-member table:name="-53,1754677779963" table:display="true" table:show-details="true"/>
                <table:data-pilot-member table:name="-49,5998618216261" table:display="true" table:show-details="true"/>
                <table:data-pilot-member table:name="-37,0428233004596" table:display="true" table:show-details="true"/>
                <table:data-pilot-member table:name="-23,0429061574931" table:display="true" table:show-details="true"/>
                <table:data-pilot-member table:name="-17,5476881755012" table:display="true" table:show-details="true"/>
                <table:data-pilot-member table:name="-15,4568252114951" table:display="true" table:show-details="true"/>
                <table:data-pilot-member table:name="-2,59233408805989" table:display="true" table:show-details="true"/>
                <table:data-pilot-member table:name="6,73648888891149" table:display="true" table:show-details="true"/>
                <table:data-pilot-member table:name="11,814754677213" table:display="true" table:show-details="true"/>
                <table:data-pilot-member table:name="15,2285237697504" table:display="true" table:show-details="true"/>
                <table:data-pilot-member table:name="20,1198826038631" table:display="true" table:show-details="true"/>
                <table:data-pilot-member table:name="32,8723167710586" table:display="true" table:show-details="true"/>
                <table:data-pilot-member table:name="41,0181907109417" table:display="true" table:show-details="true"/>
                <table:data-pilot-member table:name="49,5744248987008" table:display="true" table:show-details="true"/>
                <table:data-pilot-member table:name="53,6879261331683" table:display="true" table:show-details="true"/>
                <table:data-pilot-member table:name="61,163310228504" table:display="true" table:show-details="true"/>
                <table:data-pilot-member table:name="76,8723222889858" table:display="true" table:show-details="true"/>
                <table:data-pilot-member table:name="80,1592726811719" table:display="true" table:show-details="true"/>
                <table:data-pilot-member table:name="91,0117737787308" table:display="true" table:show-details="true"/>
                <table:data-pilot-member table:name="99,9636194750478" table:display="true" table:show-details="true"/>
                <table:data-pilot-member table:name="102,49197940334" table:display="true" table:show-details="true"/>
                <table:data-pilot-member table:name="107,63723698469" table:display="true" table:show-details="true"/>
                <table:data-pilot-member table:name="122,796950842655" table:display="true" table:show-details="true"/>
                <table:data-pilot-member table:name="123,510578240309" table:display="true" table:show-details="true"/>
                <table:data-pilot-member table:name="152,70841224958" table:display="true" table:show-details="true"/>
                <table:data-pilot-member table:name="160,673831895188" table:display="true" table:show-details="true"/>
                <table:data-pilot-member table:name="168,91638586092" table:display="true" table:show-details="true"/>
                <table:data-pilot-member table:name="189,199413106605" table:display="true" table:show-details="true"/>
                <table:data-pilot-member table:name="210,073124049454" table:display="true" table:show-details="true"/>
                <table:data-pilot-member table:name="244,009971111399" table:display="true" table:show-details="true"/>
                <table:data-pilot-member table:name="248,280877459368" table:display="true" table:show-details="true"/>
                <table:data-pilot-member table:name="301,8555028633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vg" table:orientation="data" table:used-hierarchy="0" table:function="max">
            <table:data-pilot-level table:show-empty="false" calcext:repeat-item-labels="false">
              <table:data-pilot-members>
                <table:data-pilot-member table:name="-138,175400843928" table:display="true" table:show-details="true"/>
                <table:data-pilot-member table:name="-69,601887764416" table:display="true" table:show-details="true"/>
                <table:data-pilot-member table:name="-64,6149645859907" table:display="true" table:show-details="true"/>
                <table:data-pilot-member table:name="-53,1754677779963" table:display="true" table:show-details="true"/>
                <table:data-pilot-member table:name="-49,5998618216261" table:display="true" table:show-details="true"/>
                <table:data-pilot-member table:name="-37,0428233004596" table:display="true" table:show-details="true"/>
                <table:data-pilot-member table:name="-23,0429061574931" table:display="true" table:show-details="true"/>
                <table:data-pilot-member table:name="-17,5476881755012" table:display="true" table:show-details="true"/>
                <table:data-pilot-member table:name="-15,4568252114951" table:display="true" table:show-details="true"/>
                <table:data-pilot-member table:name="-2,59233408805989" table:display="true" table:show-details="true"/>
                <table:data-pilot-member table:name="6,73648888891149" table:display="true" table:show-details="true"/>
                <table:data-pilot-member table:name="11,814754677213" table:display="true" table:show-details="true"/>
                <table:data-pilot-member table:name="15,2285237697504" table:display="true" table:show-details="true"/>
                <table:data-pilot-member table:name="20,1198826038631" table:display="true" table:show-details="true"/>
                <table:data-pilot-member table:name="32,8723167710586" table:display="true" table:show-details="true"/>
                <table:data-pilot-member table:name="41,0181907109417" table:display="true" table:show-details="true"/>
                <table:data-pilot-member table:name="49,5744248987008" table:display="true" table:show-details="true"/>
                <table:data-pilot-member table:name="53,6879261331683" table:display="true" table:show-details="true"/>
                <table:data-pilot-member table:name="61,163310228504" table:display="true" table:show-details="true"/>
                <table:data-pilot-member table:name="76,8723222889858" table:display="true" table:show-details="true"/>
                <table:data-pilot-member table:name="80,1592726811719" table:display="true" table:show-details="true"/>
                <table:data-pilot-member table:name="91,0117737787308" table:display="true" table:show-details="true"/>
                <table:data-pilot-member table:name="99,9636194750478" table:display="true" table:show-details="true"/>
                <table:data-pilot-member table:name="102,49197940334" table:display="true" table:show-details="true"/>
                <table:data-pilot-member table:name="107,63723698469" table:display="true" table:show-details="true"/>
                <table:data-pilot-member table:name="122,796950842655" table:display="true" table:show-details="true"/>
                <table:data-pilot-member table:name="123,510578240309" table:display="true" table:show-details="true"/>
                <table:data-pilot-member table:name="152,70841224958" table:display="true" table:show-details="true"/>
                <table:data-pilot-member table:name="160,673831895188" table:display="true" table:show-details="true"/>
                <table:data-pilot-member table:name="168,91638586092" table:display="true" table:show-details="true"/>
                <table:data-pilot-member table:name="189,199413106605" table:display="true" table:show-details="true"/>
                <table:data-pilot-member table:name="210,073124049454" table:display="true" table:show-details="true"/>
                <table:data-pilot-member table:name="244,009971111399" table:display="true" table:show-details="true"/>
                <table:data-pilot-member table:name="248,280877459368" table:display="true" table:show-details="true"/>
                <table:data-pilot-member table:name="301,8555028633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in">
            <table:data-pilot-level table:show-empty="false" calcext:repeat-item-labels="false">
              <table:data-pilot-members>
                <table:data-pilot-member table:name="-10,9742980999778" table:display="true" table:show-details="true"/>
                <table:data-pilot-member table:name="12,312408486704" table:display="true" table:show-details="true"/>
                <table:data-pilot-member table:name="39,9926066675933" table:display="true" table:show-details="true"/>
                <table:data-pilot-member table:name="45,9482789495903" table:display="true" table:show-details="true"/>
                <table:data-pilot-member table:name="48,3856403059066" table:display="true" table:show-details="true"/>
                <table:data-pilot-member table:name="58,4798845233996" table:display="true" table:show-details="true"/>
                <table:data-pilot-member table:name="82,0260358188761" table:display="true" table:show-details="true"/>
                <table:data-pilot-member table:name="86,9585993558049" table:display="true" table:show-details="true"/>
                <table:data-pilot-member table:name="91,7700524317582" table:display="true" table:show-details="true"/>
                <table:data-pilot-member table:name="108,869103082908" table:display="true" table:show-details="true"/>
                <table:data-pilot-member table:name="109,717869804431" table:display="true" table:show-details="true"/>
                <table:data-pilot-member table:name="155,237113417142" table:display="true" table:show-details="true"/>
                <table:data-pilot-member table:name="169,353992819158" table:display="true" table:show-details="true"/>
                <table:data-pilot-member table:name="183,290117656982" table:display="true" table:show-details="true"/>
                <table:data-pilot-member table:name="185,775844899012" table:display="true" table:show-details="true"/>
                <table:data-pilot-member table:name="229,209808047123" table:display="true" table:show-details="true"/>
                <table:data-pilot-member table:name="244,174442632013" table:display="true" table:show-details="true"/>
                <table:data-pilot-member table:name="247,492437040119" table:display="true" table:show-details="true"/>
                <table:data-pilot-member table:name="247,650360958235" table:display="true" table:show-details="true"/>
                <table:data-pilot-member table:name="249,914378513872" table:display="true" table:show-details="true"/>
                <table:data-pilot-member table:name="249,987955367262" table:display="true" table:show-details="true"/>
                <table:data-pilot-member table:name="250,797701353967" table:display="true" table:show-details="true"/>
                <table:data-pilot-member table:name="251,965746856056" table:display="true" table:show-details="true"/>
                <table:data-pilot-member table:name="259,69538174258" table:display="true" table:show-details="true"/>
                <table:data-pilot-member table:name="265,829348212117" table:display="true" table:show-details="true"/>
                <table:data-pilot-member table:name="267,784339446117" table:display="true" table:show-details="true"/>
                <table:data-pilot-member table:name="268,583431474101" table:display="true" table:show-details="true"/>
                <table:data-pilot-member table:name="269,288077679113" table:display="true" table:show-details="true"/>
                <table:data-pilot-member table:name="274,644126199564" table:display="true" table:show-details="true"/>
                <table:data-pilot-member table:name="274,842687779045" table:display="true" table:show-details="true"/>
                <table:data-pilot-member table:name="279,733918539214" table:display="true" table:show-details="true"/>
                <table:data-pilot-member table:name="282,560254536831" table:display="true" table:show-details="true"/>
                <table:data-pilot-member table:name="288,428347397583" table:display="true" table:show-details="true"/>
                <table:data-pilot-member table:name="316,631242526391" table:display="true" table:show-details="true"/>
                <table:data-pilot-member table:name="318,7910000878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edian">
            <table:data-pilot-level table:show-empty="false" calcext:repeat-item-labels="false">
              <table:data-pilot-members>
                <table:data-pilot-member table:name="-10,9742980999778" table:display="true" table:show-details="true"/>
                <table:data-pilot-member table:name="12,312408486704" table:display="true" table:show-details="true"/>
                <table:data-pilot-member table:name="39,9926066675933" table:display="true" table:show-details="true"/>
                <table:data-pilot-member table:name="45,9482789495903" table:display="true" table:show-details="true"/>
                <table:data-pilot-member table:name="48,3856403059066" table:display="true" table:show-details="true"/>
                <table:data-pilot-member table:name="58,4798845233996" table:display="true" table:show-details="true"/>
                <table:data-pilot-member table:name="82,0260358188761" table:display="true" table:show-details="true"/>
                <table:data-pilot-member table:name="86,9585993558049" table:display="true" table:show-details="true"/>
                <table:data-pilot-member table:name="91,7700524317582" table:display="true" table:show-details="true"/>
                <table:data-pilot-member table:name="108,869103082908" table:display="true" table:show-details="true"/>
                <table:data-pilot-member table:name="109,717869804431" table:display="true" table:show-details="true"/>
                <table:data-pilot-member table:name="155,237113417142" table:display="true" table:show-details="true"/>
                <table:data-pilot-member table:name="169,353992819158" table:display="true" table:show-details="true"/>
                <table:data-pilot-member table:name="183,290117656982" table:display="true" table:show-details="true"/>
                <table:data-pilot-member table:name="185,775844899012" table:display="true" table:show-details="true"/>
                <table:data-pilot-member table:name="229,209808047123" table:display="true" table:show-details="true"/>
                <table:data-pilot-member table:name="244,174442632013" table:display="true" table:show-details="true"/>
                <table:data-pilot-member table:name="247,492437040119" table:display="true" table:show-details="true"/>
                <table:data-pilot-member table:name="247,650360958235" table:display="true" table:show-details="true"/>
                <table:data-pilot-member table:name="249,914378513872" table:display="true" table:show-details="true"/>
                <table:data-pilot-member table:name="249,987955367262" table:display="true" table:show-details="true"/>
                <table:data-pilot-member table:name="250,797701353967" table:display="true" table:show-details="true"/>
                <table:data-pilot-member table:name="251,965746856056" table:display="true" table:show-details="true"/>
                <table:data-pilot-member table:name="259,69538174258" table:display="true" table:show-details="true"/>
                <table:data-pilot-member table:name="265,829348212117" table:display="true" table:show-details="true"/>
                <table:data-pilot-member table:name="267,784339446117" table:display="true" table:show-details="true"/>
                <table:data-pilot-member table:name="268,583431474101" table:display="true" table:show-details="true"/>
                <table:data-pilot-member table:name="269,288077679113" table:display="true" table:show-details="true"/>
                <table:data-pilot-member table:name="274,644126199564" table:display="true" table:show-details="true"/>
                <table:data-pilot-member table:name="274,842687779045" table:display="true" table:show-details="true"/>
                <table:data-pilot-member table:name="279,733918539214" table:display="true" table:show-details="true"/>
                <table:data-pilot-member table:name="282,560254536831" table:display="true" table:show-details="true"/>
                <table:data-pilot-member table:name="288,428347397583" table:display="true" table:show-details="true"/>
                <table:data-pilot-member table:name="316,631242526391" table:display="true" table:show-details="true"/>
                <table:data-pilot-member table:name="318,7910000878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max">
            <table:data-pilot-level table:show-empty="false" calcext:repeat-item-labels="false">
              <table:data-pilot-members>
                <table:data-pilot-member table:name="-10,9742980999778" table:display="true" table:show-details="true"/>
                <table:data-pilot-member table:name="12,312408486704" table:display="true" table:show-details="true"/>
                <table:data-pilot-member table:name="39,9926066675933" table:display="true" table:show-details="true"/>
                <table:data-pilot-member table:name="45,9482789495903" table:display="true" table:show-details="true"/>
                <table:data-pilot-member table:name="48,3856403059066" table:display="true" table:show-details="true"/>
                <table:data-pilot-member table:name="58,4798845233996" table:display="true" table:show-details="true"/>
                <table:data-pilot-member table:name="82,0260358188761" table:display="true" table:show-details="true"/>
                <table:data-pilot-member table:name="86,9585993558049" table:display="true" table:show-details="true"/>
                <table:data-pilot-member table:name="91,7700524317582" table:display="true" table:show-details="true"/>
                <table:data-pilot-member table:name="108,869103082908" table:display="true" table:show-details="true"/>
                <table:data-pilot-member table:name="109,717869804431" table:display="true" table:show-details="true"/>
                <table:data-pilot-member table:name="155,237113417142" table:display="true" table:show-details="true"/>
                <table:data-pilot-member table:name="169,353992819158" table:display="true" table:show-details="true"/>
                <table:data-pilot-member table:name="183,290117656982" table:display="true" table:show-details="true"/>
                <table:data-pilot-member table:name="185,775844899012" table:display="true" table:show-details="true"/>
                <table:data-pilot-member table:name="229,209808047123" table:display="true" table:show-details="true"/>
                <table:data-pilot-member table:name="244,174442632013" table:display="true" table:show-details="true"/>
                <table:data-pilot-member table:name="247,492437040119" table:display="true" table:show-details="true"/>
                <table:data-pilot-member table:name="247,650360958235" table:display="true" table:show-details="true"/>
                <table:data-pilot-member table:name="249,914378513872" table:display="true" table:show-details="true"/>
                <table:data-pilot-member table:name="249,987955367262" table:display="true" table:show-details="true"/>
                <table:data-pilot-member table:name="250,797701353967" table:display="true" table:show-details="true"/>
                <table:data-pilot-member table:name="251,965746856056" table:display="true" table:show-details="true"/>
                <table:data-pilot-member table:name="259,69538174258" table:display="true" table:show-details="true"/>
                <table:data-pilot-member table:name="265,829348212117" table:display="true" table:show-details="true"/>
                <table:data-pilot-member table:name="267,784339446117" table:display="true" table:show-details="true"/>
                <table:data-pilot-member table:name="268,583431474101" table:display="true" table:show-details="true"/>
                <table:data-pilot-member table:name="269,288077679113" table:display="true" table:show-details="true"/>
                <table:data-pilot-member table:name="274,644126199564" table:display="true" table:show-details="true"/>
                <table:data-pilot-member table:name="274,842687779045" table:display="true" table:show-details="true"/>
                <table:data-pilot-member table:name="279,733918539214" table:display="true" table:show-details="true"/>
                <table:data-pilot-member table:name="282,560254536831" table:display="true" table:show-details="true"/>
                <table:data-pilot-member table:name="288,428347397583" table:display="true" table:show-details="true"/>
                <table:data-pilot-member table:name="316,631242526391" table:display="true" table:show-details="true"/>
                <table:data-pilot-member table:name="318,7910000878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.00.0000</text:date>, <text:time style:data-style-name="N2" text:time-value="12:41:08.8044391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1T13:18:17.710782222</dc:date>
    <meta:editing-duration>PT8H26M32S</meta:editing-duration>
    <meta:editing-cycles>8</meta:editing-cycles>
    <meta:generator>LibreOffice/6.4.4.2$Linux_X86_64 LibreOffice_project/40$Build-2</meta:generator>
    <meta:document-statistic meta:table-count="7" meta:cell-count="22500" meta:object-count="0"/>
  </office:meta>
</office:document-meta>
</file>